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4.73mm"/>
    </style:style>
    <style:style style:name="co2" style:family="table-column">
      <style:table-column-properties fo:break-before="auto" style:column-width="20.57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130.28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56.6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0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9.7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Définition">
      <style:table-properties table:display="true" style:writing-mode="lr-tb"/>
    </style:style>
    <style:style style:name="ta2" style:family="table" style:master-page-name="PageStyle_5f_Arbo_20_Comptétences_20_ROMEJuin_20_2016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cc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ff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3">
      <style:table-cell-properties fo:background-color="#cc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3">
      <style:table-cell-properties fo:border-bottom="none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99cc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3">
      <style:table-cell-properties fo:background-color="#cc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font-name="Arial" style:font-name-asian="Noto Sans CJK SC Regular" style:font-name-complex="FreeSans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finit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2"/>
        <table:table-column table:style-name="co1" table:default-cell-style-name="ce2"/>
        <table:table-column table:style-name="co2" table:number-columns-repeated="255" table:default-cell-style-name="ce2"/>
        <table:table-column table:style-name="co1" table:default-cell-style-name="ce2"/>
        <table:table-column table:style-name="co2" table:number-columns-repeated="255" table:default-cell-style-name="ce2"/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calcext:value-type="string">
            <text:p><text:span text:style-name="T1">Arborescence des compétences du ROME</text:span><text:span text:style-name="T2"> :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sification des compétences du ROME, en 4 niveaux indépendamment des fiches ROME dans lesquelles elles figurent.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Code OGR : Code interne de l'Outil de Gestion du ROME correspondant aux compétences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Repertoire" table:base-cell-address="$Définition.$A$1" table:expression="#REF!procédure!#REF!"/>
          <table:named-expression table:name="Version" table:base-cell-address="$Définition.$A$1" table:expression="#REF!procédure!#REF!"/>
        </table:named-expressions>
      </table:table>
      <table:table table:name="Arbo Comptétences ROMEJuin 2016" table:style-name="ta2">
        <office:forms form:automatic-focus="false" form:apply-design-mode="false"/>
        <table:table-column table:style-name="co3" table:default-cell-style-name="ce7"/>
        <table:table-column table:style-name="co3" table:default-cell-style-name="ce11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2"/>
        <table:table-column table:style-name="co2" table:default-cell-style-name="ce5"/>
        <table:table-column table:style-name="co2" table:number-columns-repeated="1015" table:default-cell-style-name="ce7"/>
        <table:table-row table:style-name="ro3">
          <table:table-cell table:style-name="ce3" office:value-type="string" calcext:value-type="string">
            <text:p>Niveau 1</text:p>
          </table:table-cell>
          <table:table-cell table:style-name="ce8" office:value-type="string" calcext:value-type="string">
            <text:p>Niveau 2</text:p>
          </table:table-cell>
          <table:table-cell table:style-name="ce12" office:value-type="string" calcext:value-type="string">
            <text:p>Niveau 3</text:p>
          </table:table-cell>
          <table:table-cell table:style-name="ce16" office:value-type="string" calcext:value-type="string">
            <text:p>Niveau 4</text:p>
          </table:table-cell>
          <table:table-cell table:style-name="ce18" office:value-type="string" calcext:value-type="string">
            <text:p>Libellé</text:p>
          </table:table-cell>
          <table:table-cell table:style-name="ce18" office:value-type="string" calcext:value-type="string">
            <text:p>Code OGR</text:p>
          </table:table-cell>
          <table:table-cell table:style-name="ce22" office:value-type="string" calcext:value-type="string">
            <text:p>Libellé questionnaire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6" table:number-rows-spanned="1">
            <text:p>Appréciation, évaluation</text:p>
          </table:table-cell>
          <table:covered-table-cell table:number-columns-repeated="5" table:style-name="ce4"/>
          <table:table-cell table:style-name="ce4" office:value-type="string" calcext:value-type="string">
            <text:p>Appréciation sensorielle et interprétation de données ou de signaux</text:p>
          </table:table-cell>
          <table:table-cell table:number-columns-repeated="1017"/>
        </table:table-row>
        <table:table-row-group>
          <table:table-row table:style-name="ro5">
            <table:table-cell table:style-name="ce5"/>
            <table:table-cell table:style-name="ce9" office:value-type="string" calcext:value-type="string" table:number-columns-spanned="5" table:number-rows-spanned="1">
              <text:p>Appréciation sensorielle</text:p>
            </table:table-cell>
            <table:covered-table-cell table:number-columns-repeated="4" table:style-name="ce9"/>
            <table:table-cell table:style-name="ce9" office:value-type="string" calcext:value-type="string">
              <text:p>Appréciation sensorielle</text:p>
            </table:table-cell>
            <table:table-cell table:style-name="Default"/>
            <table:table-cell table:number-columns-repeated="1016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ppréciation auditive</text:p>
              </table:table-cell>
              <table:table-cell table:style-name="ce19" office:value-type="float" office:value="20768" calcext:value-type="float">
                <text:p>20768</text:p>
              </table:table-cell>
              <table:table-cell table:style-name="ce19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esthétique (tomber de vêtement, ...)</text:p>
              </table:table-cell>
              <table:table-cell table:style-name="ce20" office:value-type="float" office:value="20771" calcext:value-type="float">
                <text:p>20771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gustative</text:p>
              </table:table-cell>
              <table:table-cell table:style-name="ce20" office:value-type="float" office:value="20772" calcext:value-type="float">
                <text:p>20772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olfactive</text:p>
              </table:table-cell>
              <table:table-cell table:style-name="ce20" office:value-type="float" office:value="20773" calcext:value-type="float">
                <text:p>20773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sensorielle (visuelle, tactile, olfactive...)</text:p>
              </table:table-cell>
              <table:table-cell table:style-name="ce20" office:value-type="float" office:value="20774" calcext:value-type="float">
                <text:p>20774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sensorielle de fraîcheur (visuelle, olfactive, tactile, ...)</text:p>
              </table:table-cell>
              <table:table-cell table:style-name="ce20" office:value-type="float" office:value="20776" calcext:value-type="float">
                <text:p>20776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sensorielle de fromage (au toucher, au palais, ...)</text:p>
              </table:table-cell>
              <table:table-cell table:style-name="ce20" office:value-type="float" office:value="20777" calcext:value-type="float">
                <text:p>20777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sensorielle des vins (olfactive, gustative, visuelle)</text:p>
              </table:table-cell>
              <table:table-cell table:style-name="ce20" office:value-type="float" office:value="20778" calcext:value-type="float">
                <text:p>20778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visuelle (symétrie, couleur, ...)</text:p>
              </table:table-cell>
              <table:table-cell table:style-name="ce20" office:value-type="float" office:value="20779" calcext:value-type="float">
                <text:p>20779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visuelle de câblage (disposition, repérage, ...)</text:p>
              </table:table-cell>
              <table:table-cell table:style-name="ce20" office:value-type="float" office:value="20780" calcext:value-type="float">
                <text:p>20780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visuelle de qualité de photographie (résolution, surexposition, focalisation, ...)</text:p>
              </table:table-cell>
              <table:table-cell table:style-name="ce20" office:value-type="float" office:value="20781" calcext:value-type="float">
                <text:p>20781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visuelle d'image</text:p>
              </table:table-cell>
              <table:table-cell table:style-name="ce20" office:value-type="float" office:value="20782" calcext:value-type="float">
                <text:p>20782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éciation visuelle/esthétique</text:p>
              </table:table-cell>
              <table:table-cell table:style-name="ce20" office:value-type="float" office:value="20783" calcext:value-type="float">
                <text:p>20783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ppropriation d'espace scénique</text:p>
              </table:table-cell>
              <table:table-cell table:style-name="ce20" office:value-type="float" office:value="20785" calcext:value-type="float">
                <text:p>20785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ssociation d'essences florales</text:p>
              </table:table-cell>
              <table:table-cell table:style-name="ce20" office:value-type="float" office:value="20790" calcext:value-type="float">
                <text:p>20790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égustation d'assemblages de vins, de jus</text:p>
              </table:table-cell>
              <table:table-cell table:style-name="ce20" office:value-type="float" office:value="20851" calcext:value-type="float">
                <text:p>20851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istinction de couleurs (régularité, ...)</text:p>
              </table:table-cell>
              <table:table-cell table:style-name="ce20" office:value-type="float" office:value="20856" calcext:value-type="float">
                <text:p>20856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olfactologie</text:p>
              </table:table-cell>
              <table:table-cell table:style-name="ce20" office:value-type="float" office:value="21894" calcext:value-type="float">
                <text:p>21894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valuation de nuances de couleurs</text:p>
              </table:table-cell>
              <table:table-cell table:style-name="ce20" office:value-type="float" office:value="20892" calcext:value-type="float">
                <text:p>20892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dentification de tache et salissure</text:p>
              </table:table-cell>
              <table:table-cell table:style-name="ce20" office:value-type="float" office:value="20914" calcext:value-type="float">
                <text:p>20914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dentification des signes et du degré de la douleur</text:p>
              </table:table-cell>
              <table:table-cell table:style-name="ce20" office:value-type="float" office:value="20916" calcext:value-type="float">
                <text:p>20916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moire olfactive</text:p>
              </table:table-cell>
              <table:table-cell table:style-name="ce20" office:value-type="float" office:value="20992" calcext:value-type="float">
                <text:p>20992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epérage d'anomalie, de défaut de fabrication</text:p>
              </table:table-cell>
              <table:table-cell table:style-name="ce20" office:value-type="float" office:value="21085" calcext:value-type="float">
                <text:p>21085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ens des volumes</text:p>
              </table:table-cell>
              <table:table-cell table:style-name="ce20" office:value-type="float" office:value="21094" calcext:value-type="float">
                <text:p>21094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égustation</text:p>
              </table:table-cell>
              <table:table-cell table:style-name="ce20" office:value-type="float" office:value="22880" calcext:value-type="float">
                <text:p>22880</text:p>
              </table:table-cell>
              <table:table-cell table:style-name="ce20"/>
              <table:table-cell table:style-name="Default"/>
              <table:table-cell table:number-columns-repeated="1016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'humage</text:p>
              </table:table-cell>
              <table:table-cell table:style-name="ce21" office:value-type="float" office:value="23215" calcext:value-type="float">
                <text:p>23215</text:p>
              </table:table-cell>
              <table:table-cell table:style-name="ce21"/>
              <table:table-cell table:style-name="Default"/>
              <table:table-cell table:number-columns-repeated="1016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Evaluation</text:p>
            </table:table-cell>
            <table:covered-table-cell table:number-columns-repeated="3" table:style-name="ce10"/>
            <table:covered-table-cell table:style-name="Default"/>
            <table:table-cell table:style-name="ce10" office:value-type="string" calcext:value-type="string">
              <text:p>Interprétation de données ou de signaux</text:p>
            </table:table-cell>
            <table:table-cell table:style-name="Default"/>
            <table:table-cell table:number-columns-repeated="1016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ppréciation de charge (poids, volume, centre de gravité, ...)</text:p>
              </table:table-cell>
              <table:table-cell table:style-name="ce19" office:value-type="float" office:value="20769" calcext:value-type="float">
                <text:p>20769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mptage</text:p>
              </table:table-cell>
              <table:table-cell table:style-name="ce20" office:value-type="float" office:value="20820" calcext:value-type="float">
                <text:p>2082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talonnage d'appareil de mesure</text:p>
              </table:table-cell>
              <table:table-cell table:style-name="ce20" office:value-type="float" office:value="20888" calcext:value-type="float">
                <text:p>2088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valuation de l'état de santé animale</text:p>
              </table:table-cell>
              <table:table-cell table:style-name="ce20" office:value-type="float" office:value="20891" calcext:value-type="float">
                <text:p>2089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valuation de risque</text:p>
              </table:table-cell>
              <table:table-cell table:style-name="ce20" office:value-type="float" office:value="20893" calcext:value-type="float">
                <text:p>208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valuation du degré de la douleur animale</text:p>
              </table:table-cell>
              <table:table-cell table:style-name="ce20" office:value-type="float" office:value="20895" calcext:value-type="float">
                <text:p>2089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rprétation de données de contrôle (courbes, températures, ...)</text:p>
              </table:table-cell>
              <table:table-cell table:style-name="ce20" office:value-type="float" office:value="20918" calcext:value-type="float">
                <text:p>209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rprétation de données techniques</text:p>
              </table:table-cell>
              <table:table-cell table:style-name="ce20" office:value-type="float" office:value="20919" calcext:value-type="float">
                <text:p>2091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rprétation de résultat d'analyse</text:p>
              </table:table-cell>
              <table:table-cell table:style-name="ce20" office:value-type="float" office:value="20921" calcext:value-type="float">
                <text:p>209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rprétation de signal acoustique</text:p>
              </table:table-cell>
              <table:table-cell table:style-name="ce20" office:value-type="float" office:value="20922" calcext:value-type="float">
                <text:p>209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rprétation de signal électromagnétique</text:p>
              </table:table-cell>
              <table:table-cell table:style-name="ce20" office:value-type="float" office:value="20923" calcext:value-type="float">
                <text:p>209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rprétation de signaux</text:p>
              </table:table-cell>
              <table:table-cell table:style-name="ce20" office:value-type="float" office:value="20924" calcext:value-type="float">
                <text:p>2092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rprétation par signes</text:p>
              </table:table-cell>
              <table:table-cell table:style-name="ce20" office:value-type="float" office:value="20928" calcext:value-type="float">
                <text:p>2092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ocalisation de panne</text:p>
              </table:table-cell>
              <table:table-cell table:style-name="ce20" office:value-type="float" office:value="20964" calcext:value-type="float">
                <text:p>2096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analyse de risques</text:p>
              </table:table-cell>
              <table:table-cell table:style-name="ce20" office:value-type="float" office:value="22118" calcext:value-type="float">
                <text:p>221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 quantification</text:p>
              </table:table-cell>
              <table:table-cell table:style-name="ce20" office:value-type="float" office:value="22137" calcext:value-type="float">
                <text:p>2213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 valorisation</text:p>
              </table:table-cell>
              <table:table-cell table:style-name="ce20" office:value-type="float" office:value="22114" calcext:value-type="float">
                <text:p>2211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expertise après sinistre</text:p>
              </table:table-cell>
              <table:table-cell table:style-name="ce20" office:value-type="float" office:value="22116" calcext:value-type="float">
                <text:p>221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esage et dosage de produits</text:p>
              </table:table-cell>
              <table:table-cell table:style-name="ce20" office:value-type="float" office:value="21022" calcext:value-type="float">
                <text:p>210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elevé de données de contrôle (courbes, températures, ...)</text:p>
              </table:table-cell>
              <table:table-cell table:style-name="ce20" office:value-type="float" office:value="21080" calcext:value-type="float">
                <text:p>2108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ubage</text:p>
              </table:table-cell>
              <table:table-cell table:style-name="ce20" office:value-type="float" office:value="22867" calcext:value-type="float">
                <text:p>2286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l'expertise à distance en assurances</text:p>
              </table:table-cell>
              <table:table-cell table:style-name="ce20" office:value-type="float" office:value="39009" calcext:value-type="float">
                <text:p>3900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ypes d'ambiances</text:p>
              </table:table-cell>
              <table:table-cell table:style-name="ce20" office:value-type="float" office:value="23305" calcext:value-type="float">
                <text:p>2330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Utilisation d'outils d'évaluation</text:p>
              </table:table-cell>
              <table:table-cell table:style-name="ce21" office:value-type="float" office:value="21474" calcext:value-type="float">
                <text:p>21474</text:p>
              </table:table-cell>
              <table:table-cell table:style-name="ce21"/>
              <table:table-cell table:number-columns-repeated="1017"/>
            </table:table-row>
          </table:table-row-group>
        </table:table-row-group>
        <table:table-row table:style-name="ro5">
          <table:table-cell table:style-name="ce6" office:value-type="string" calcext:value-type="string" table:number-columns-spanned="6" table:number-rows-spanned="1">
            <text:p>Compétences humaines et sociales</text:p>
          </table:table-cell>
          <table:covered-table-cell table:number-columns-repeated="5" table:style-name="ce6"/>
          <table:table-cell table:style-name="ce6" office:value-type="string" calcext:value-type="string">
            <text:p>Compétences humaines et sociales</text:p>
          </table:table-cell>
          <table:table-cell table:number-columns-repeated="1017"/>
        </table:table-row>
        <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Compétences managériales</text:p>
            </table:table-cell>
            <table:covered-table-cell table:number-columns-repeated="4" table:style-name="ce10"/>
            <table:table-cell table:style-name="ce10" office:value-type="string" calcext:value-type="string" table:number-columns-spanned="5" table:number-rows-spanned="1">
              <text:p>Compétences managériales</text:p>
            </table:table-cell>
            <table:covered-table-cell table:number-columns-repeated="4"/>
            <table:table-cell table:number-columns-repeated="1013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Méthodes d'organisation du travail</text:p>
              </table:table-cell>
              <table:table-cell table:style-name="ce19" office:value-type="float" office:value="22146" calcext:value-type="float">
                <text:p>22146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d'équipe</text:p>
              </table:table-cell>
              <table:table-cell table:style-name="ce20" office:value-type="float" office:value="22774" calcext:value-type="float">
                <text:p>2277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anagement</text:p>
              </table:table-cell>
              <table:table-cell table:style-name="ce20" office:value-type="float" office:value="22956" calcext:value-type="float">
                <text:p>2295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e management d'équipe sportive</text:p>
              </table:table-cell>
              <table:table-cell table:style-name="ce21" office:value-type="float" office:value="22957" calcext:value-type="float">
                <text:p>22957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Gestion de conflit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de prévention et gestion de conflit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Modalités de traitement de litiges</text:p>
              </table:table-cell>
              <table:table-cell table:style-name="ce19" office:value-type="float" office:value="22180" calcext:value-type="float">
                <text:p>22180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vie collective</text:p>
              </table:table-cell>
              <table:table-cell table:style-name="ce20" office:value-type="float" office:value="22642" calcext:value-type="float">
                <text:p>2264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gestion de conflit et de panique à bord</text:p>
              </table:table-cell>
              <table:table-cell table:style-name="ce20" office:value-type="float" office:value="22920" calcext:value-type="float">
                <text:p>2292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aintien de l'ordre</text:p>
              </table:table-cell>
              <table:table-cell table:style-name="ce20" office:value-type="float" office:value="22955" calcext:value-type="float">
                <text:p>2295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e prévention et de gestion de conflits</text:p>
              </table:table-cell>
              <table:table-cell table:style-name="ce21" office:value-type="float" office:value="23058" calcext:value-type="float">
                <text:p>23058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Résolution de problème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d’investigation et d’enquête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Direction d'enquête</text:p>
              </table:table-cell>
              <table:table-cell table:style-name="ce19" office:value-type="float" office:value="21783" calcext:value-type="float">
                <text:p>21783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 résolution de problèmes</text:p>
              </table:table-cell>
              <table:table-cell table:style-name="ce20" office:value-type="float" office:value="22138" calcext:value-type="float">
                <text:p>2213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enquête</text:p>
              </table:table-cell>
              <table:table-cell table:style-name="ce20" office:value-type="float" office:value="22141" calcext:value-type="float">
                <text:p>2214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enquête accidents</text:p>
              </table:table-cell>
              <table:table-cell table:style-name="ce20" office:value-type="float" office:value="22115" calcext:value-type="float">
                <text:p>2211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investigation</text:p>
              </table:table-cell>
              <table:table-cell table:style-name="ce20" office:value-type="float" office:value="22145" calcext:value-type="float">
                <text:p>2214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'audit</text:p>
              </table:table-cell>
              <table:table-cell table:style-name="ce21" office:value-type="float" office:value="22805" calcext:value-type="float">
                <text:p>22805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 d'entretien, Communication/Ecrit/oral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de communication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daptation du registre de langage</text:p>
              </table:table-cell>
              <table:table-cell table:style-name="ce19" office:value-type="float" office:value="20745" calcext:value-type="float">
                <text:p>20745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uidage d'engins (à la voix, au sifflet, aux gestes conventionnels)</text:p>
              </table:table-cell>
              <table:table-cell table:style-name="ce20" office:value-type="float" office:value="20908" calcext:value-type="float">
                <text:p>2090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uidage d'opération à distance (signes conventionnels, ...)</text:p>
              </table:table-cell>
              <table:table-cell table:style-name="ce20" office:value-type="float" office:value="20909" calcext:value-type="float">
                <text:p>2090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angage Parlé Complété -LPC-</text:p>
              </table:table-cell>
              <table:table-cell table:style-name="ce20" office:value-type="float" office:value="22073" calcext:value-type="float">
                <text:p>220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angue des signes</text:p>
              </table:table-cell>
              <table:table-cell table:style-name="ce20" office:value-type="float" office:value="22065" calcext:value-type="float">
                <text:p>2206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publique</text:p>
              </table:table-cell>
              <table:table-cell table:style-name="ce20" office:value-type="float" office:value="20961" calcext:value-type="float">
                <text:p>209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et stratégies de mise en jeu</text:p>
              </table:table-cell>
              <table:table-cell table:style-name="ce20" office:value-type="float" office:value="22148" calcext:value-type="float">
                <text:p>221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'accueil</text:p>
              </table:table-cell>
              <table:table-cell table:style-name="ce20" office:value-type="float" office:value="22161" calcext:value-type="float">
                <text:p>221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atique de l'enquête</text:p>
              </table:table-cell>
              <table:table-cell table:style-name="ce20" office:value-type="float" office:value="21047" calcext:value-type="float">
                <text:p>210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atiques de la plaidoirie</text:p>
              </table:table-cell>
              <table:table-cell table:style-name="ce20" office:value-type="float" office:value="21052" calcext:value-type="float">
                <text:p>210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ncipes de la relation client</text:p>
              </table:table-cell>
              <table:table-cell table:style-name="ce20" office:value-type="float" office:value="22323" calcext:value-type="float">
                <text:p>223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daction de conducteur d'émission TV</text:p>
              </table:table-cell>
              <table:table-cell table:style-name="ce20" office:value-type="float" office:value="21073" calcext:value-type="float">
                <text:p>210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daction de documents</text:p>
              </table:table-cell>
              <table:table-cell table:style-name="ce20" office:value-type="float" office:value="21074" calcext:value-type="float">
                <text:p>2107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daction de note de lecture</text:p>
              </table:table-cell>
              <table:table-cell table:style-name="ce20" office:value-type="float" office:value="21075" calcext:value-type="float">
                <text:p>210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daction de synopsis</text:p>
              </table:table-cell>
              <table:table-cell table:style-name="ce20" office:value-type="float" office:value="21076" calcext:value-type="float">
                <text:p>210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elation à l'enfant</text:p>
              </table:table-cell>
              <table:table-cell table:style-name="ce20" office:value-type="float" office:value="21079" calcext:value-type="float">
                <text:p>2107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tratégies d'intervention des joueurs (signaux visuels, langage du corps, ...)</text:p>
              </table:table-cell>
              <table:table-cell table:style-name="ce20" office:value-type="float" office:value="22726" calcext:value-type="float">
                <text:p>2272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d'atelier</text:p>
              </table:table-cell>
              <table:table-cell table:style-name="ce20" office:value-type="float" office:value="22768" calcext:value-type="float">
                <text:p>2276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de débat</text:p>
              </table:table-cell>
              <table:table-cell table:style-name="ce20" office:value-type="float" office:value="22769" calcext:value-type="float">
                <text:p>2276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de groupe</text:p>
              </table:table-cell>
              <table:table-cell table:style-name="ce20" office:value-type="float" office:value="22770" calcext:value-type="float">
                <text:p>2277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micro</text:p>
              </table:table-cell>
              <table:table-cell table:style-name="ce20" office:value-type="float" office:value="22775" calcext:value-type="float">
                <text:p>227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radio</text:p>
              </table:table-cell>
              <table:table-cell table:style-name="ce20" office:value-type="float" office:value="22777" calcext:value-type="float">
                <text:p>227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télévision</text:p>
              </table:table-cell>
              <table:table-cell table:style-name="ce20" office:value-type="float" office:value="22778" calcext:value-type="float">
                <text:p>2277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ommunication</text:p>
              </table:table-cell>
              <table:table-cell table:style-name="ce20" office:value-type="float" office:value="22840" calcext:value-type="float">
                <text:p>2284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onduite d'entretien commercial</text:p>
              </table:table-cell>
              <table:table-cell table:style-name="ce20" office:value-type="float" office:value="22845" calcext:value-type="float">
                <text:p>2284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iction</text:p>
              </table:table-cell>
              <table:table-cell table:style-name="ce20" office:value-type="float" office:value="22891" calcext:value-type="float">
                <text:p>2289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gestion du stress</text:p>
              </table:table-cell>
              <table:table-cell table:style-name="ce20" office:value-type="float" office:value="22924" calcext:value-type="float">
                <text:p>2292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lecture sur les lèvres</text:p>
              </table:table-cell>
              <table:table-cell table:style-name="ce20" office:value-type="float" office:value="22947" calcext:value-type="float">
                <text:p>229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édiation</text:p>
              </table:table-cell>
              <table:table-cell table:style-name="ce20" office:value-type="float" office:value="22974" calcext:value-type="float">
                <text:p>2297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prise de notes</text:p>
              </table:table-cell>
              <table:table-cell table:style-name="ce20" office:value-type="float" office:value="23061" calcext:value-type="float">
                <text:p>230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éécriture</text:p>
              </table:table-cell>
              <table:table-cell table:style-name="ce20" office:value-type="float" office:value="23079" calcext:value-type="float">
                <text:p>2307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raduction</text:p>
              </table:table-cell>
              <table:table-cell table:style-name="ce20" office:value-type="float" office:value="23150" calcext:value-type="float">
                <text:p>2315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coute active</text:p>
              </table:table-cell>
              <table:table-cell table:style-name="ce20" office:value-type="float" office:value="23178" calcext:value-type="float">
                <text:p>2317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coute et de la relation à la personne</text:p>
              </table:table-cell>
              <table:table-cell table:style-name="ce20" office:value-type="float" office:value="21078" calcext:value-type="float">
                <text:p>2107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criture documentaire, informative</text:p>
              </table:table-cell>
              <table:table-cell table:style-name="ce20" office:value-type="float" office:value="23181" calcext:value-type="float">
                <text:p>231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criture radiophonique</text:p>
              </table:table-cell>
              <table:table-cell table:style-name="ce20" office:value-type="float" office:value="23184" calcext:value-type="float">
                <text:p>2318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criture rapide</text:p>
              </table:table-cell>
              <table:table-cell table:style-name="ce20" office:value-type="float" office:value="23185" calcext:value-type="float">
                <text:p>231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criture télévisuelle</text:p>
              </table:table-cell>
              <table:table-cell table:style-name="ce20" office:value-type="float" office:value="23186" calcext:value-type="float">
                <text:p>2318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interprétariat</text:p>
              </table:table-cell>
              <table:table-cell table:style-name="ce20" office:value-type="float" office:value="23230" calcext:value-type="float">
                <text:p>2323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interview</text:p>
              </table:table-cell>
              <table:table-cell table:style-name="ce20" office:value-type="float" office:value="23232" calcext:value-type="float">
                <text:p>2323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u délibéré</text:p>
              </table:table-cell>
              <table:table-cell table:style-name="ce20" office:value-type="float" office:value="23236" calcext:value-type="float">
                <text:p>2323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u dialogue social</text:p>
              </table:table-cell>
              <table:table-cell table:style-name="ce20" office:value-type="float" office:value="23238" calcext:value-type="float">
                <text:p>2323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u reportage</text:p>
              </table:table-cell>
              <table:table-cell table:style-name="ce21" office:value-type="float" office:value="23241" calcext:value-type="float">
                <text:p>23241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 pédagogiques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pédagogiqu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nimation de formation</text:p>
              </table:table-cell>
              <table:table-cell table:style-name="ce19" office:value-type="float" office:value="20757" calcext:value-type="float">
                <text:p>20757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génierie de la formation</text:p>
              </table:table-cell>
              <table:table-cell table:style-name="ce20" office:value-type="float" office:value="22050" calcext:value-type="float">
                <text:p>2205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génierie pédagogique</text:p>
              </table:table-cell>
              <table:table-cell table:style-name="ce20" office:value-type="float" office:value="22052" calcext:value-type="float">
                <text:p>220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élaboration de projet professionnel</text:p>
              </table:table-cell>
              <table:table-cell table:style-name="ce20" office:value-type="float" office:value="22140" calcext:value-type="float">
                <text:p>2214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orientation et d'évaluation</text:p>
              </table:table-cell>
              <table:table-cell table:style-name="ce20" office:value-type="float" office:value="22147" calcext:value-type="float">
                <text:p>221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ologie des tests</text:p>
              </table:table-cell>
              <table:table-cell table:style-name="ce20" office:value-type="float" office:value="22152" calcext:value-type="float">
                <text:p>221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du système scolaire</text:p>
              </table:table-cell>
              <table:table-cell table:style-name="ce20" office:value-type="float" office:value="22252" calcext:value-type="float">
                <text:p>222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e-learning</text:p>
              </table:table-cell>
              <table:table-cell table:style-name="ce20" office:value-type="float" office:value="22903" calcext:value-type="float">
                <text:p>2290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veil de l'enfant</text:p>
              </table:table-cell>
              <table:table-cell table:style-name="ce20" office:value-type="float" office:value="23205" calcext:value-type="float">
                <text:p>2320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pédagogiques</text:p>
              </table:table-cell>
              <table:table-cell table:style-name="ce20" office:value-type="float" office:value="23253" calcext:value-type="float">
                <text:p>2325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pédagogiques particulières (Freinet, Montessori, Steiner, ...)</text:p>
              </table:table-cell>
              <table:table-cell table:style-name="ce20" office:value-type="float" office:value="23254" calcext:value-type="float">
                <text:p>2325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Utilisation de matériel (jeux, matériel de dessin, instruments de musique, ...)</text:p>
              </table:table-cell>
              <table:table-cell table:style-name="ce21" office:value-type="float" office:value="21318" calcext:value-type="float">
                <text:p>21318</text:p>
              </table:table-cell>
              <table:table-cell table:style-name="ce21"/>
              <table:table-cell table:number-columns-repeated="1017"/>
            </table:table-row>
          </table:table-row-group>
        </table:table-row-group>
        <table:table-row table:style-name="ro5">
          <table:table-cell table:style-name="ce6" office:value-type="string" calcext:value-type="string" table:number-columns-spanned="6" table:number-rows-spanned="1">
            <text:p>Compétences physiques et mentale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Compétences physiques et mentales</text:p>
          </table:table-cell>
          <table:covered-table-cell table:number-columns-repeated="5"/>
          <table:table-cell table:number-columns-repeated="1012"/>
        </table:table-row>
        <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Avec outil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de plongée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Plongée bulle</text:p>
              </table:table-cell>
              <table:table-cell table:style-name="ce19" office:value-type="float" office:value="22300" calcext:value-type="float">
                <text:p>22300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longée en scaphandre autonome</text:p>
              </table:table-cell>
              <table:table-cell table:style-name="ce20" office:value-type="float" office:value="22301" calcext:value-type="float">
                <text:p>2230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longée narghilé</text:p>
              </table:table-cell>
              <table:table-cell table:style-name="ce20" office:value-type="float" office:value="22302" calcext:value-type="float">
                <text:p>223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Plongée tourelle (air non libre)</text:p>
              </table:table-cell>
              <table:table-cell table:style-name="ce21" office:value-type="float" office:value="22303" calcext:value-type="float">
                <text:p>22303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Mentales</text:p>
            </table:table-cell>
            <table:covered-table-cell table:number-columns-repeated="4" table:style-name="ce10"/>
            <table:table-cell table:style-name="ce10" office:value-type="string" calcext:value-type="string">
              <text:p>Compétences mental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Lecture de bulletin météorologique</text:p>
              </table:table-cell>
              <table:table-cell table:style-name="ce19" office:value-type="float" office:value="20929" calcext:value-type="float">
                <text:p>20929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carte</text:p>
              </table:table-cell>
              <table:table-cell table:style-name="ce20" office:value-type="float" office:value="20930" calcext:value-type="float">
                <text:p>2093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carte fluviale</text:p>
              </table:table-cell>
              <table:table-cell table:style-name="ce20" office:value-type="float" office:value="20931" calcext:value-type="float">
                <text:p>209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carte marine</text:p>
              </table:table-cell>
              <table:table-cell table:style-name="ce20" office:value-type="float" office:value="20932" calcext:value-type="float">
                <text:p>2093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carte routière</text:p>
              </table:table-cell>
              <table:table-cell table:style-name="ce20" office:value-type="float" office:value="20933" calcext:value-type="float">
                <text:p>2093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codes et symboles</text:p>
              </table:table-cell>
              <table:table-cell table:style-name="ce20" office:value-type="float" office:value="20935" calcext:value-type="float">
                <text:p>209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courbe de température</text:p>
              </table:table-cell>
              <table:table-cell table:style-name="ce20" office:value-type="float" office:value="20936" calcext:value-type="float">
                <text:p>2093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dessins techniques</text:p>
              </table:table-cell>
              <table:table-cell table:style-name="ce20" office:value-type="float" office:value="20937" calcext:value-type="float">
                <text:p>2093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dessins, croquis</text:p>
              </table:table-cell>
              <table:table-cell table:style-name="ce20" office:value-type="float" office:value="20938" calcext:value-type="float">
                <text:p>2093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documents techniques</text:p>
              </table:table-cell>
              <table:table-cell table:style-name="ce20" office:value-type="float" office:value="20939" calcext:value-type="float">
                <text:p>2093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données de contrôle</text:p>
              </table:table-cell>
              <table:table-cell table:style-name="ce20" office:value-type="float" office:value="20940" calcext:value-type="float">
                <text:p>2094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feuille de patch</text:p>
              </table:table-cell>
              <table:table-cell table:style-name="ce20" office:value-type="float" office:value="20941" calcext:value-type="float">
                <text:p>2094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feuille de service</text:p>
              </table:table-cell>
              <table:table-cell table:style-name="ce20" office:value-type="float" office:value="20942" calcext:value-type="float">
                <text:p>2094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fiche technique</text:p>
              </table:table-cell>
              <table:table-cell table:style-name="ce20" office:value-type="float" office:value="20943" calcext:value-type="float">
                <text:p>2094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fiches techniques de cuisine</text:p>
              </table:table-cell>
              <table:table-cell table:style-name="ce20" office:value-type="float" office:value="20944" calcext:value-type="float">
                <text:p>2094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graphcet</text:p>
              </table:table-cell>
              <table:table-cell table:style-name="ce20" office:value-type="float" office:value="20945" calcext:value-type="float">
                <text:p>2094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</text:p>
              </table:table-cell>
              <table:table-cell table:style-name="ce20" office:value-type="float" office:value="20946" calcext:value-type="float">
                <text:p>2094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de forage</text:p>
              </table:table-cell>
              <table:table-cell table:style-name="ce20" office:value-type="float" office:value="20947" calcext:value-type="float">
                <text:p>209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de salle</text:p>
              </table:table-cell>
              <table:table-cell table:style-name="ce20" office:value-type="float" office:value="20948" calcext:value-type="float">
                <text:p>209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de stockage</text:p>
              </table:table-cell>
              <table:table-cell table:style-name="ce20" office:value-type="float" office:value="20949" calcext:value-type="float">
                <text:p>209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de taille</text:p>
              </table:table-cell>
              <table:table-cell table:style-name="ce20" office:value-type="float" office:value="20950" calcext:value-type="float">
                <text:p>2095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de travail, de plan de tournage</text:p>
              </table:table-cell>
              <table:table-cell table:style-name="ce20" office:value-type="float" office:value="20951" calcext:value-type="float">
                <text:p>2095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de tricotage</text:p>
              </table:table-cell>
              <table:table-cell table:style-name="ce20" office:value-type="float" office:value="20952" calcext:value-type="float">
                <text:p>209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d'implantation</text:p>
              </table:table-cell>
              <table:table-cell table:style-name="ce20" office:value-type="float" office:value="20953" calcext:value-type="float">
                <text:p>2095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isométrique</text:p>
              </table:table-cell>
              <table:table-cell table:style-name="ce20" office:value-type="float" office:value="20954" calcext:value-type="float">
                <text:p>2095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 urbain</text:p>
              </table:table-cell>
              <table:table-cell table:style-name="ce20" office:value-type="float" office:value="20955" calcext:value-type="float">
                <text:p>2095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plan, de schéma</text:p>
              </table:table-cell>
              <table:table-cell table:style-name="ce20" office:value-type="float" office:value="20956" calcext:value-type="float">
                <text:p>2095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schéma d'enfilage des fils</text:p>
              </table:table-cell>
              <table:table-cell table:style-name="ce20" office:value-type="float" office:value="20957" calcext:value-type="float">
                <text:p>2095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synoptique</text:p>
              </table:table-cell>
              <table:table-cell table:style-name="ce20" office:value-type="float" office:value="20958" calcext:value-type="float">
                <text:p>2095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e tableaux de bord et d'indicateurs de suivi d'activité</text:p>
              </table:table-cell>
              <table:table-cell table:style-name="ce20" office:value-type="float" office:value="20959" calcext:value-type="float">
                <text:p>2095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ecture d'indicateur radar et d'appareil de contrôle</text:p>
              </table:table-cell>
              <table:table-cell table:style-name="ce20" office:value-type="float" office:value="20960" calcext:value-type="float">
                <text:p>2096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morisation des commandes (plats, boissons)</text:p>
              </table:table-cell>
              <table:table-cell table:style-name="ce20" office:value-type="float" office:value="20993" calcext:value-type="float">
                <text:p>209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lan de ferraillage</text:p>
              </table:table-cell>
              <table:table-cell table:style-name="ce20" office:value-type="float" office:value="22294" calcext:value-type="float">
                <text:p>2229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lans de montage</text:p>
              </table:table-cell>
              <table:table-cell table:style-name="ce20" office:value-type="float" office:value="22298" calcext:value-type="float">
                <text:p>2229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eprésentation en trois dimensions</text:p>
              </table:table-cell>
              <table:table-cell table:style-name="ce20" office:value-type="float" office:value="21087" calcext:value-type="float">
                <text:p>2108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émorisation</text:p>
              </table:table-cell>
              <table:table-cell table:style-name="ce20" office:value-type="float" office:value="22975" calcext:value-type="float">
                <text:p>229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moyen mnémotechnique</text:p>
              </table:table-cell>
              <table:table-cell table:style-name="ce20" office:value-type="float" office:value="21347" calcext:value-type="float">
                <text:p>213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Visualisation inversée</text:p>
              </table:table-cell>
              <table:table-cell table:style-name="ce21" office:value-type="float" office:value="21489" calcext:value-type="float">
                <text:p>21489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Physiques</text:p>
            </table:table-cell>
            <table:covered-table-cell table:number-columns-repeated="4" table:style-name="ce10"/>
            <table:table-cell table:style-name="ce10" office:value-type="string" calcext:value-type="string">
              <text:p>Compétences sportiv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Eléments de base en nautisme</text:p>
              </table:table-cell>
              <table:table-cell table:style-name="ce19" office:value-type="float" office:value="21888" calcext:value-type="float">
                <text:p>21888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atique de danse</text:p>
              </table:table-cell>
              <table:table-cell table:style-name="ce20" office:value-type="float" office:value="21043" calcext:value-type="float">
                <text:p>2104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atique de discipline sportive</text:p>
              </table:table-cell>
              <table:table-cell table:style-name="ce20" office:value-type="float" office:value="21044" calcext:value-type="float">
                <text:p>2104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atique de ski de montagne</text:p>
              </table:table-cell>
              <table:table-cell table:style-name="ce20" office:value-type="float" office:value="21048" calcext:value-type="float">
                <text:p>210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utodéfense</text:p>
              </table:table-cell>
              <table:table-cell table:style-name="ce20" office:value-type="float" office:value="22806" calcext:value-type="float">
                <text:p>2280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'entraînement sportif</text:p>
              </table:table-cell>
              <table:table-cell table:style-name="ce21" office:value-type="float" office:value="23198" calcext:value-type="float">
                <text:p>23198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</text:p>
            </table:table-cell>
            <table:covered-table-cell table:number-columns-repeated="4" table:style-name="ce10"/>
            <table:table-cell table:style-name="ce10" office:value-type="string" calcext:value-type="string">
              <text:p>Compétences physiqu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Montage d'échafaudage</text:p>
              </table:table-cell>
              <table:table-cell table:style-name="ce19" office:value-type="float" office:value="21009" calcext:value-type="float">
                <text:p>21009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crobatie</text:p>
              </table:table-cell>
              <table:table-cell table:style-name="ce20" office:value-type="float" office:value="22761" calcext:value-type="float">
                <text:p>227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lpinisme</text:p>
              </table:table-cell>
              <table:table-cell table:style-name="ce20" office:value-type="float" office:value="22763" calcext:value-type="float">
                <text:p>2276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ascades</text:p>
              </table:table-cell>
              <table:table-cell table:style-name="ce20" office:value-type="float" office:value="22826" calcext:value-type="float">
                <text:p>2282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oublage vocal</text:p>
              </table:table-cell>
              <table:table-cell table:style-name="ce20" office:value-type="float" office:value="22899" calcext:value-type="float">
                <text:p>2289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gréement, mâtage</text:p>
              </table:table-cell>
              <table:table-cell table:style-name="ce20" office:value-type="float" office:value="22935" calcext:value-type="float">
                <text:p>229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grimper</text:p>
              </table:table-cell>
              <table:table-cell table:style-name="ce20" office:value-type="float" office:value="22936" calcext:value-type="float">
                <text:p>2293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jonglage</text:p>
              </table:table-cell>
              <table:table-cell table:style-name="ce20" office:value-type="float" office:value="22940" calcext:value-type="float">
                <text:p>2294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plongée à l'oxygène</text:p>
              </table:table-cell>
              <table:table-cell table:style-name="ce20" office:value-type="float" office:value="23037" calcext:value-type="float">
                <text:p>2303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ransformation de la voix</text:p>
              </table:table-cell>
              <table:table-cell table:style-name="ce20" office:value-type="float" office:value="23157" calcext:value-type="float">
                <text:p>2315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ventriloquie</text:p>
              </table:table-cell>
              <table:table-cell table:style-name="ce20" office:value-type="float" office:value="23169" calcext:value-type="float">
                <text:p>2316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voltige</text:p>
              </table:table-cell>
              <table:table-cell table:style-name="ce20" office:value-type="float" office:value="23172" calcext:value-type="float">
                <text:p>2317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quilibrisme</text:p>
              </table:table-cell>
              <table:table-cell table:style-name="ce20" office:value-type="float" office:value="23202" calcext:value-type="float">
                <text:p>232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exploration de fond marin</text:p>
              </table:table-cell>
              <table:table-cell table:style-name="ce20" office:value-type="float" office:value="23209" calcext:value-type="float">
                <text:p>2320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'haubanage</text:p>
              </table:table-cell>
              <table:table-cell table:style-name="ce21" office:value-type="float" office:value="23213" calcext:value-type="float">
                <text:p>23213</text:p>
              </table:table-cell>
              <table:table-cell table:style-name="ce21"/>
              <table:table-cell table:number-columns-repeated="1017"/>
            </table:table-row>
          </table:table-row-group>
        </table:table-row-group>
        <table:table-row table:style-name="ro5">
          <table:table-cell table:style-name="ce6" office:value-type="string" calcext:value-type="string" table:number-columns-spanned="6" table:number-rows-spanned="1">
            <text:p>Compétences techniques</text:p>
          </table:table-cell>
          <table:covered-table-cell table:number-columns-repeated="5" table:style-name="ce6"/>
          <table:table-cell table:style-name="ce6" office:value-type="string" calcext:value-type="string">
            <text:p>Compétences techniques</text:p>
          </table:table-cell>
          <table:table-cell table:number-columns-repeated="1017"/>
        </table:table-row>
        <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Dessin industriel, plans</text:p>
            </table:table-cell>
            <table:covered-table-cell table:number-columns-repeated="4" table:style-name="ce10"/>
            <table:table-cell table:style-name="ce10" office:value-type="string" calcext:value-type="string">
              <text:p>Dessin industriel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alcul dimensionnel (surface, volume, ...)</text:p>
              </table:table-cell>
              <table:table-cell table:style-name="ce19" office:value-type="float" office:value="20808" calcext:value-type="float">
                <text:p>20808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essin de détail</text:p>
              </table:table-cell>
              <table:table-cell table:style-name="ce20" office:value-type="float" office:value="21775" calcext:value-type="float">
                <text:p>217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essin d'ensemble</text:p>
              </table:table-cell>
              <table:table-cell table:style-name="ce20" office:value-type="float" office:value="21776" calcext:value-type="float">
                <text:p>217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essin industriel</text:p>
              </table:table-cell>
              <table:table-cell table:style-name="ce20" office:value-type="float" office:value="21777" calcext:value-type="float">
                <text:p>217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essin technique (tracé, cotes, normalisation, ...)</text:p>
              </table:table-cell>
              <table:table-cell table:style-name="ce20" office:value-type="float" office:value="21778" calcext:value-type="float">
                <text:p>2177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graphisme</text:p>
              </table:table-cell>
              <table:table-cell table:style-name="ce20" office:value-type="float" office:value="21873" calcext:value-type="float">
                <text:p>218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raphisme</text:p>
              </table:table-cell>
              <table:table-cell table:style-name="ce20" office:value-type="float" office:value="22011" calcext:value-type="float">
                <text:p>220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ckaging primaire (bouteille, flacon, ...)</text:p>
              </table:table-cell>
              <table:table-cell table:style-name="ce20" office:value-type="float" office:value="22269" calcext:value-type="float">
                <text:p>2226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ckaging secondaire (boite, étui, ...)</text:p>
              </table:table-cell>
              <table:table-cell table:style-name="ce20" office:value-type="float" office:value="22270" calcext:value-type="float">
                <text:p>2227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ough/dessin d'expression</text:p>
              </table:table-cell>
              <table:table-cell table:style-name="ce20" office:value-type="float" office:value="22677" calcext:value-type="float">
                <text:p>226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alepinage</text:p>
              </table:table-cell>
              <table:table-cell table:style-name="ce20" office:value-type="float" office:value="22821" calcext:value-type="float">
                <text:p>228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delage</text:p>
              </table:table-cell>
              <table:table-cell table:style-name="ce20" office:value-type="float" office:value="22987" calcext:value-type="float">
                <text:p>2298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'élaboration de maquette</text:p>
              </table:table-cell>
              <table:table-cell table:style-name="ce21" office:value-type="float" office:value="20873" calcext:value-type="float">
                <text:p>20873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Informatique</text:p>
            </table:table-cell>
            <table:covered-table-cell table:number-columns-repeated="4" table:style-name="ce10"/>
            <table:table-cell table:style-name="ce10" office:value-type="string" calcext:value-type="string">
              <text:p>Compétences informatiques</text:p>
            </table:table-cell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Informatique (programmation)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Programmation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rchitecture propriétaire</text:p>
                </table:table-cell>
                <table:table-cell table:style-name="ce19" office:value-type="float" office:value="21516" calcext:value-type="float">
                  <text:p>21516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réation de banc de test</text:p>
                </table:table-cell>
                <table:table-cell table:style-name="ce20" office:value-type="float" office:value="20833" calcext:value-type="float">
                  <text:p>208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ryptologie</text:p>
                </table:table-cell>
                <table:table-cell table:style-name="ce20" office:value-type="float" office:value="38922" calcext:value-type="float">
                  <text:p>389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Informatique</text:p>
                </table:table-cell>
                <table:table-cell table:style-name="ce20" office:value-type="float" office:value="22045" calcext:value-type="float">
                  <text:p>220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Informatique de gestion</text:p>
                </table:table-cell>
                <table:table-cell table:style-name="ce20" office:value-type="float" office:value="22046" calcext:value-type="float">
                  <text:p>220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Informatique industrielle</text:p>
                </table:table-cell>
                <table:table-cell table:style-name="ce20" office:value-type="float" office:value="22048" calcext:value-type="float">
                  <text:p>220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J2EE</text:p>
                </table:table-cell>
                <table:table-cell table:style-name="ce20" office:value-type="float" office:value="22055" calcext:value-type="float">
                  <text:p>220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J2ME</text:p>
                </table:table-cell>
                <table:table-cell table:style-name="ce20" office:value-type="float" office:value="22056" calcext:value-type="float">
                  <text:p>220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Ada</text:p>
                </table:table-cell>
                <table:table-cell table:style-name="ce20" office:value-type="float" office:value="22058" calcext:value-type="float">
                  <text:p>220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Assembleur</text:p>
                </table:table-cell>
                <table:table-cell table:style-name="ce20" office:value-type="float" office:value="22059" calcext:value-type="float">
                  <text:p>220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C#</text:p>
                </table:table-cell>
                <table:table-cell table:style-name="ce20" office:value-type="float" office:value="22060" calcext:value-type="float">
                  <text:p>220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C/C++</text:p>
                </table:table-cell>
                <table:table-cell table:style-name="ce20" office:value-type="float" office:value="22061" calcext:value-type="float">
                  <text:p>220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Cobol</text:p>
                </table:table-cell>
                <table:table-cell table:style-name="ce20" office:value-type="float" office:value="22062" calcext:value-type="float">
                  <text:p>220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de programmation informatique</text:p>
                </table:table-cell>
                <table:table-cell table:style-name="ce20" office:value-type="float" office:value="22063" calcext:value-type="float">
                  <text:p>220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Fortran</text:p>
                </table:table-cell>
                <table:table-cell table:style-name="ce20" office:value-type="float" office:value="22066" calcext:value-type="float">
                  <text:p>220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HDL/VHDL</text:p>
                </table:table-cell>
                <table:table-cell table:style-name="ce20" office:value-type="float" office:value="22067" calcext:value-type="float">
                  <text:p>220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HTML</text:p>
                </table:table-cell>
                <table:table-cell table:style-name="ce20" office:value-type="float" office:value="22068" calcext:value-type="float">
                  <text:p>220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Java</text:p>
                </table:table-cell>
                <table:table-cell table:style-name="ce20" office:value-type="float" office:value="22069" calcext:value-type="float">
                  <text:p>220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Javascript</text:p>
                </table:table-cell>
                <table:table-cell table:style-name="ce20" office:value-type="float" office:value="22070" calcext:value-type="float">
                  <text:p>220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Lisp</text:p>
                </table:table-cell>
                <table:table-cell table:style-name="ce20" office:value-type="float" office:value="22071" calcext:value-type="float">
                  <text:p>220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Morse</text:p>
                </table:table-cell>
                <table:table-cell table:style-name="ce20" office:value-type="float" office:value="22072" calcext:value-type="float">
                  <text:p>220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Pascal</text:p>
                </table:table-cell>
                <table:table-cell table:style-name="ce20" office:value-type="float" office:value="22074" calcext:value-type="float">
                  <text:p>220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Perl</text:p>
                </table:table-cell>
                <table:table-cell table:style-name="ce20" office:value-type="float" office:value="22075" calcext:value-type="float">
                  <text:p>2207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PHP</text:p>
                </table:table-cell>
                <table:table-cell table:style-name="ce20" office:value-type="float" office:value="22076" calcext:value-type="float">
                  <text:p>220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SQL</text:p>
                </table:table-cell>
                <table:table-cell table:style-name="ce20" office:value-type="float" office:value="38721" calcext:value-type="float">
                  <text:p>387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 Visual Basic</text:p>
                </table:table-cell>
                <table:table-cell table:style-name="ce20" office:value-type="float" office:value="22077" calcext:value-type="float">
                  <text:p>220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angages de programmation de Commande Numérique -CN-</text:p>
                </table:table-cell>
                <table:table-cell table:style-name="ce20" office:value-type="float" office:value="22078" calcext:value-type="float">
                  <text:p>220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icro-informatique</text:p>
                </table:table-cell>
                <table:table-cell table:style-name="ce20" office:value-type="float" office:value="22157" calcext:value-type="float">
                  <text:p>221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élaboration d'un plan de tests (étapes, scénarii...)</text:p>
                </table:table-cell>
                <table:table-cell table:style-name="ce20" office:value-type="float" office:value="22452" calcext:value-type="float">
                  <text:p>224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grammation informatique</text:p>
                </table:table-cell>
                <table:table-cell table:style-name="ce20" office:value-type="float" office:value="21065" calcext:value-type="float">
                  <text:p>210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aisie de commande sur informatique</text:p>
                </table:table-cell>
                <table:table-cell table:style-name="ce20" office:value-type="float" office:value="21091" calcext:value-type="float">
                  <text:p>210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AS 400</text:p>
                </table:table-cell>
                <table:table-cell table:style-name="ce20" office:value-type="float" office:value="22733" calcext:value-type="float">
                  <text:p>227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d'exploitation Gcos</text:p>
                </table:table-cell>
                <table:table-cell table:style-name="ce20" office:value-type="float" office:value="22734" calcext:value-type="float">
                  <text:p>227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d'exploitation HP-Ux</text:p>
                </table:table-cell>
                <table:table-cell table:style-name="ce20" office:value-type="float" office:value="22735" calcext:value-type="float">
                  <text:p>227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d'exploitation IBM Aix</text:p>
                </table:table-cell>
                <table:table-cell table:style-name="ce20" office:value-type="float" office:value="22736" calcext:value-type="float">
                  <text:p>227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d'exploitation Irix</text:p>
                </table:table-cell>
                <table:table-cell table:style-name="ce20" office:value-type="float" office:value="22737" calcext:value-type="float">
                  <text:p>227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d'exploitation Linux</text:p>
                </table:table-cell>
                <table:table-cell table:style-name="ce20" office:value-type="float" office:value="22738" calcext:value-type="float">
                  <text:p>227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d'exploitation MVS</text:p>
                </table:table-cell>
                <table:table-cell table:style-name="ce20" office:value-type="float" office:value="22740" calcext:value-type="float">
                  <text:p>227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d'exploitation Solaris</text:p>
                </table:table-cell>
                <table:table-cell table:style-name="ce20" office:value-type="float" office:value="22741" calcext:value-type="float">
                  <text:p>227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 d'exploitation Unix</text:p>
                </table:table-cell>
                <table:table-cell table:style-name="ce20" office:value-type="float" office:value="22742" calcext:value-type="float">
                  <text:p>227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ystèmes d'exploitation informatique</text:p>
                </table:table-cell>
                <table:table-cell table:style-name="ce20" office:value-type="float" office:value="22744" calcext:value-type="float">
                  <text:p>227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WLangage</text:p>
                </table:table-cell>
                <table:table-cell table:style-name="ce21" office:value-type="float" office:value="23370" calcext:value-type="float">
                  <text:p>23370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Maniement de logiciels (bureautique, X-AO..)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Manipulation de logiciels informatiques</text:p>
              </table:table-cell>
              <table:table-cell table:number-columns-repeated="1017"/>
            </table:table-row>
            <table:table-row-group table:display="false"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Autres logiciels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Building Information Modelling - BIM</text:p>
                  </table:table-cell>
                  <table:table-cell table:style-name="ce19" office:value-type="float" office:value="38933" calcext:value-type="float">
                    <text:p>38933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aractéristiques des logiciels de montage</text:p>
                  </table:table-cell>
                  <table:table-cell table:style-name="ce20" office:value-type="float" office:value="21602" calcext:value-type="float">
                    <text:p>216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aractéristiques des logiciels d'interface (middleware)</text:p>
                  </table:table-cell>
                  <table:table-cell table:style-name="ce20" office:value-type="float" office:value="21603" calcext:value-type="float">
                    <text:p>2160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ecture de chronotachygraphe</text:p>
                  </table:table-cell>
                  <table:table-cell table:style-name="ce20" office:value-type="float" office:value="20934" calcext:value-type="float">
                    <text:p>2093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ecture/écriture de données</text:p>
                  </table:table-cell>
                  <table:table-cell table:style-name="ce20" office:value-type="float" office:value="20962" calcext:value-type="float">
                    <text:p>2096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raitement numérique</text:p>
                  </table:table-cell>
                  <table:table-cell table:style-name="ce20" office:value-type="float" office:value="23156" calcext:value-type="float">
                    <text:p>2315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calcul de ration alimentaire</text:p>
                  </table:table-cell>
                  <table:table-cell table:style-name="ce20" office:value-type="float" office:value="21224" calcext:value-type="float">
                    <text:p>2122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cartographie</text:p>
                  </table:table-cell>
                  <table:table-cell table:style-name="ce20" office:value-type="float" office:value="21225" calcext:value-type="float">
                    <text:p>2122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détection de panne</text:p>
                  </table:table-cell>
                  <table:table-cell table:style-name="ce20" office:value-type="float" office:value="21226" calcext:value-type="float">
                    <text:p>2122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digitalisation</text:p>
                  </table:table-cell>
                  <table:table-cell table:style-name="ce20" office:value-type="float" office:value="21227" calcext:value-type="float">
                    <text:p>2122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gradation</text:p>
                  </table:table-cell>
                  <table:table-cell table:style-name="ce20" office:value-type="float" office:value="21231" calcext:value-type="float">
                    <text:p>2123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placement</text:p>
                  </table:table-cell>
                  <table:table-cell table:style-name="ce20" office:value-type="float" office:value="21233" calcext:value-type="float">
                    <text:p>2123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supervision</text:p>
                  </table:table-cell>
                  <table:table-cell table:style-name="ce20" office:value-type="float" office:value="21235" calcext:value-type="float">
                    <text:p>2123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télétraitement</text:p>
                  </table:table-cell>
                  <table:table-cell table:style-name="ce20" office:value-type="float" office:value="21236" calcext:value-type="float">
                    <text:p>2123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'Echange de Données Informatisées -EDI-</text:p>
                  </table:table-cell>
                  <table:table-cell table:style-name="ce20" office:value-type="float" office:value="21238" calcext:value-type="float">
                    <text:p>2123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'exploitation portuaire (PROTIS, ...)</text:p>
                  </table:table-cell>
                  <table:table-cell table:style-name="ce20" office:value-type="float" office:value="21239" calcext:value-type="float">
                    <text:p>2123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Commandes Numériques -CN-</text:p>
                  </table:table-cell>
                  <table:table-cell table:style-name="ce20" office:value-type="float" office:value="21247" calcext:value-type="float">
                    <text:p>2124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Conception de Fabrication Assistée par Ordinateur -CFAO-</text:p>
                  </table:table-cell>
                  <table:table-cell table:style-name="ce20" office:value-type="float" office:value="21248" calcext:value-type="float">
                    <text:p>2124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conduite d'installation</text:p>
                  </table:table-cell>
                  <table:table-cell table:style-name="ce20" office:value-type="float" office:value="21250" calcext:value-type="float">
                    <text:p>2125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Fabrication Assistée par Ordinateur -FAO-</text:p>
                  </table:table-cell>
                  <table:table-cell table:style-name="ce20" office:value-type="float" office:value="21251" calcext:value-type="float">
                    <text:p>2125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modélisation et simulation</text:p>
                  </table:table-cell>
                  <table:table-cell table:style-name="ce20" office:value-type="float" office:value="21261" calcext:value-type="float">
                    <text:p>2126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patronage-gradation informatisé</text:p>
                  </table:table-cell>
                  <table:table-cell table:style-name="ce20" office:value-type="float" office:value="21263" calcext:value-type="float">
                    <text:p>2126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statistiques</text:p>
                  </table:table-cell>
                  <table:table-cell table:style-name="ce20" office:value-type="float" office:value="21266" calcext:value-type="float">
                    <text:p>2126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transcription</text:p>
                  </table:table-cell>
                  <table:table-cell table:style-name="ce20" office:value-type="float" office:value="21270" calcext:value-type="float">
                    <text:p>2127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progiciels spécifiques à la logistique (gestion des stocks, commandes, ...)</text:p>
                  </table:table-cell>
                  <table:table-cell table:style-name="ce20" office:value-type="float" office:value="21370" calcext:value-type="float">
                    <text:p>2137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Système d'Information Géographique -SIG-</text:p>
                  </table:table-cell>
                  <table:table-cell table:style-name="ce20" office:value-type="float" office:value="21389" calcext:value-type="float">
                    <text:p>2138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Utilisation d'outils informatiques d'impression</text:p>
                  </table:table-cell>
                  <table:table-cell table:style-name="ce21" office:value-type="float" office:value="21476" calcext:value-type="float">
                    <text:p>21476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Bureautiqu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Système d'exploitation MacOS</text:p>
                  </table:table-cell>
                  <table:table-cell table:style-name="ce19" office:value-type="float" office:value="22739" calcext:value-type="float">
                    <text:p>22739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ystème d'exploitation Windows</text:p>
                  </table:table-cell>
                  <table:table-cell table:style-name="ce20" office:value-type="float" office:value="22743" calcext:value-type="float">
                    <text:p>2274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traduction assistée par ordinateur</text:p>
                  </table:table-cell>
                  <table:table-cell table:style-name="ce20" office:value-type="float" office:value="21237" calcext:value-type="float">
                    <text:p>2123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Utilisation d'outils bureautiques (traitement de texte, tableur,...)</text:p>
                  </table:table-cell>
                  <table:table-cell table:style-name="ce21" office:value-type="float" office:value="21467" calcext:value-type="float">
                    <text:p>21467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Gestion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Utilisation de logiciel de facturation hôtelière</text:p>
                  </table:table-cell>
                  <table:table-cell table:style-name="ce19" office:value-type="float" office:value="21228" calcext:value-type="float">
                    <text:p>21228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gestion de clientèle</text:p>
                  </table:table-cell>
                  <table:table-cell table:style-name="ce20" office:value-type="float" office:value="21229" calcext:value-type="float">
                    <text:p>2122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gestion de parc informatique</text:p>
                  </table:table-cell>
                  <table:table-cell table:style-name="ce20" office:value-type="float" office:value="21230" calcext:value-type="float">
                    <text:p>2123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paie</text:p>
                  </table:table-cell>
                  <table:table-cell table:style-name="ce20" office:value-type="float" office:value="21232" calcext:value-type="float">
                    <text:p>2123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e suivi bagages</text:p>
                  </table:table-cell>
                  <table:table-cell table:style-name="ce20" office:value-type="float" office:value="21234" calcext:value-type="float">
                    <text:p>2123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comptable</text:p>
                  </table:table-cell>
                  <table:table-cell table:style-name="ce20" office:value-type="float" office:value="21252" calcext:value-type="float">
                    <text:p>2125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d'appels téléphoniques</text:p>
                  </table:table-cell>
                  <table:table-cell table:style-name="ce20" office:value-type="float" office:value="21253" calcext:value-type="float">
                    <text:p>2125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de base de données</text:p>
                  </table:table-cell>
                  <table:table-cell table:style-name="ce20" office:value-type="float" office:value="21254" calcext:value-type="float">
                    <text:p>2125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de linéaires</text:p>
                  </table:table-cell>
                  <table:table-cell table:style-name="ce20" office:value-type="float" office:value="21255" calcext:value-type="float">
                    <text:p>2125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de Maintenance Assistée par Ordinateur -GMAO-</text:p>
                  </table:table-cell>
                  <table:table-cell table:style-name="ce20" office:value-type="float" office:value="21256" calcext:value-type="float">
                    <text:p>2125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de planning</text:p>
                  </table:table-cell>
                  <table:table-cell table:style-name="ce20" office:value-type="float" office:value="21257" calcext:value-type="float">
                    <text:p>2125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de Production Assistée Par Ordinateur -GPAO-</text:p>
                  </table:table-cell>
                  <table:table-cell table:style-name="ce20" office:value-type="float" office:value="21258" calcext:value-type="float">
                    <text:p>2125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de stocks</text:p>
                  </table:table-cell>
                  <table:table-cell table:style-name="ce20" office:value-type="float" office:value="21259" calcext:value-type="float">
                    <text:p>2125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gestion documentaire</text:p>
                  </table:table-cell>
                  <table:table-cell table:style-name="ce20" office:value-type="float" office:value="21260" calcext:value-type="float">
                    <text:p>2126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financiers</text:p>
                  </table:table-cell>
                  <table:table-cell table:style-name="ce20" office:value-type="float" office:value="21273" calcext:value-type="float">
                    <text:p>2127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immobiliers</text:p>
                  </table:table-cell>
                  <table:table-cell table:style-name="ce20" office:value-type="float" office:value="39010" calcext:value-type="float">
                    <text:p>3901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Progiciels de Gestion Intégrée</text:p>
                  </table:table-cell>
                  <table:table-cell table:style-name="ce20" office:value-type="float" office:value="21369" calcext:value-type="float">
                    <text:p>2136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pupitre de commande informatisé</text:p>
                  </table:table-cell>
                  <table:table-cell table:style-name="ce20" office:value-type="float" office:value="21372" calcext:value-type="float">
                    <text:p>2137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système d'information et de communication</text:p>
                  </table:table-cell>
                  <table:table-cell table:style-name="ce20" office:value-type="float" office:value="21388" calcext:value-type="float">
                    <text:p>2138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'outil informatique (logiciel de facturation, de mise à jour des appareils, ...)</text:p>
                  </table:table-cell>
                  <table:table-cell table:style-name="ce20" office:value-type="float" office:value="21456" calcext:value-type="float">
                    <text:p>2145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Utilisation d'outils de Gestion de Moyens de Production -GMP-</text:p>
                  </table:table-cell>
                  <table:table-cell table:style-name="ce21" office:value-type="float" office:value="21469" calcext:value-type="float">
                    <text:p>21469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Image / son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Utilisation de logiciel d'animation 2D</text:p>
                  </table:table-cell>
                  <table:table-cell table:style-name="ce19" office:value-type="float" office:value="21222" calcext:value-type="float">
                    <text:p>21222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'animation 3D</text:p>
                  </table:table-cell>
                  <table:table-cell table:style-name="ce20" office:value-type="float" office:value="21223" calcext:value-type="float">
                    <text:p>2122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d'image de synthèse</text:p>
                  </table:table-cell>
                  <table:table-cell table:style-name="ce20" office:value-type="float" office:value="21240" calcext:value-type="float">
                    <text:p>2124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son</text:p>
                  </table:table-cell>
                  <table:table-cell table:style-name="ce20" office:value-type="float" office:value="21244" calcext:value-type="float">
                    <text:p>2124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Conception et de Dessin Assistés par Ordinateur -CAO/DAO-</text:p>
                  </table:table-cell>
                  <table:table-cell table:style-name="ce20" office:value-type="float" office:value="21249" calcext:value-type="float">
                    <text:p>2124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Musique Assistée par Ordinateur -MAO-</text:p>
                  </table:table-cell>
                  <table:table-cell table:style-name="ce20" office:value-type="float" office:value="21262" calcext:value-type="float">
                    <text:p>2126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Publication Assistée par Ordinateur -PAO-</text:p>
                  </table:table-cell>
                  <table:table-cell table:style-name="ce20" office:value-type="float" office:value="21264" calcext:value-type="float">
                    <text:p>2126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Technologie de Groupe Assistée par Ordinateur -TGAO-</text:p>
                  </table:table-cell>
                  <table:table-cell table:style-name="ce20" office:value-type="float" office:value="21267" calcext:value-type="float">
                    <text:p>2126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Traçage Assisté par Ordinateur -TAO-</text:p>
                  </table:table-cell>
                  <table:table-cell table:style-name="ce20" office:value-type="float" office:value="21268" calcext:value-type="float">
                    <text:p>2126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traitement d'images</text:p>
                  </table:table-cell>
                  <table:table-cell table:style-name="ce20" office:value-type="float" office:value="21269" calcext:value-type="float">
                    <text:p>2126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'édition multimédia</text:p>
                  </table:table-cell>
                  <table:table-cell table:style-name="ce20" office:value-type="float" office:value="21271" calcext:value-type="float">
                    <text:p>2127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Utilisation de logiciels d'imagerie météorologique</text:p>
                  </table:table-cell>
                  <table:table-cell table:style-name="ce21" office:value-type="float" office:value="21272" calcext:value-type="float">
                    <text:p>21272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Transport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Utilisation de logiciel professionnel de transport maritime (plan de chargement des navires, ...)</text:p>
                  </table:table-cell>
                  <table:table-cell table:style-name="ce19" office:value-type="float" office:value="21241" calcext:value-type="float">
                    <text:p>21241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professionnel d'exploitation de transport de personnes</text:p>
                  </table:table-cell>
                  <table:table-cell table:style-name="ce20" office:value-type="float" office:value="21242" calcext:value-type="float">
                    <text:p>2124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 professionnel d'exploitation de transport routier</text:p>
                  </table:table-cell>
                  <table:table-cell table:style-name="ce20" office:value-type="float" office:value="21243" calcext:value-type="float">
                    <text:p>2124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aéronautiques</text:p>
                  </table:table-cell>
                  <table:table-cell table:style-name="ce20" office:value-type="float" office:value="21246" calcext:value-type="float">
                    <text:p>2124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réservation</text:p>
                  </table:table-cell>
                  <table:table-cell table:style-name="ce20" office:value-type="float" office:value="21265" calcext:value-type="float">
                    <text:p>2126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logiciels de suivi de vol ou d'enregistrement de bagages</text:p>
                  </table:table-cell>
                  <table:table-cell table:style-name="ce20" office:value-type="float" office:value="21384" calcext:value-type="float">
                    <text:p>2138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Utilisation de système de navigation embarqué (microprocesseurs, bus numériques, commande de vol, ...)</text:p>
                  </table:table-cell>
                  <table:table-cell table:style-name="ce20" office:value-type="float" office:value="21386" calcext:value-type="float">
                    <text:p>2138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Utilisation de système de suivi de trafic aérien</text:p>
                  </table:table-cell>
                  <table:table-cell table:style-name="ce21" office:value-type="float" office:value="21387" calcext:value-type="float">
                    <text:p>21387</text:p>
                  </table:table-cell>
                  <table:table-cell table:style-name="ce21"/>
                  <table:table-cell table:number-columns-repeated="1017"/>
                </table:table-row>
              </table:table-row-group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Techniques et procédés d'installation, de réparation de matériel informatiqu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Installation et réparation de matériel informatiqu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Branchement et mise en service de matériel informatique, audiovisuel</text:p>
                </table:table-cell>
                <table:table-cell table:style-name="ce19" office:value-type="float" office:value="20796" calcext:value-type="float">
                  <text:p>20796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nnectique</text:p>
                </table:table-cell>
                <table:table-cell table:style-name="ce20" office:value-type="float" office:value="21747" calcext:value-type="float">
                  <text:p>2174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de configuration</text:p>
                </table:table-cell>
                <table:table-cell table:style-name="ce20" office:value-type="float" office:value="20904" calcext:value-type="float">
                  <text:p>209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Infogérance / télémaintenance</text:p>
                </table:table-cell>
                <table:table-cell table:style-name="ce20" office:value-type="float" office:value="22044" calcext:value-type="float">
                  <text:p>220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hodes d'analyse d'incidents</text:p>
                </table:table-cell>
                <table:table-cell table:style-name="ce20" office:value-type="float" office:value="22122" calcext:value-type="float">
                  <text:p>221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rmes et standards d'exploitation</text:p>
                </table:table-cell>
                <table:table-cell table:style-name="ce20" office:value-type="float" office:value="22231" calcext:value-type="float">
                  <text:p>222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'intégration de matériels et de logiciels</text:p>
                </table:table-cell>
                <table:table-cell table:style-name="ce20" office:value-type="float" office:value="22331" calcext:value-type="float">
                  <text:p>223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déploiement d'installation</text:p>
                </table:table-cell>
                <table:table-cell table:style-name="ce20" office:value-type="float" office:value="22402" calcext:value-type="float">
                  <text:p>2240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'installation (ordonnancement des étapes, ...)</text:p>
                </table:table-cell>
                <table:table-cell table:style-name="ce20" office:value-type="float" office:value="22652" calcext:value-type="float">
                  <text:p>226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Réseaux informatiques et télécoms</text:p>
                </table:table-cell>
                <table:table-cell table:style-name="ce21" office:value-type="float" office:value="22668" calcext:value-type="float">
                  <text:p>22668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Mécanique (auto, moto, avion, bateau, machine)</text:p>
            </table:table-cell>
            <table:covered-table-cell table:number-columns-repeated="4" table:style-name="ce10"/>
            <table:table-cell table:style-name="ce10" office:value-type="string" calcext:value-type="string">
              <text:p>Compétences mécaniqu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aractéristiques des moteurs hors-bord</text:p>
              </table:table-cell>
              <table:table-cell table:style-name="ce19" office:value-type="float" office:value="21622" calcext:value-type="float">
                <text:p>21622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moteurs in-bord</text:p>
              </table:table-cell>
              <table:table-cell table:style-name="ce20" office:value-type="float" office:value="21623" calcext:value-type="float">
                <text:p>216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mécanique automobile</text:p>
              </table:table-cell>
              <table:table-cell table:style-name="ce20" office:value-type="float" office:value="21881" calcext:value-type="float">
                <text:p>218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mécanique poids lourds</text:p>
              </table:table-cell>
              <table:table-cell table:style-name="ce20" office:value-type="float" office:value="21883" calcext:value-type="float">
                <text:p>2188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canique appliquée à la navigation aérienne</text:p>
              </table:table-cell>
              <table:table-cell table:style-name="ce20" office:value-type="float" office:value="22099" calcext:value-type="float">
                <text:p>2209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canique automobile</text:p>
              </table:table-cell>
              <table:table-cell table:style-name="ce20" office:value-type="float" office:value="22100" calcext:value-type="float">
                <text:p>221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canique marine</text:p>
              </table:table-cell>
              <table:table-cell table:style-name="ce20" office:value-type="float" office:value="22102" calcext:value-type="float">
                <text:p>221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e réglage de machine automatisée</text:p>
              </table:table-cell>
              <table:table-cell table:style-name="ce20" office:value-type="float" office:value="22174" calcext:value-type="float">
                <text:p>2217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ncipes de fonctionnement d'un moteur</text:p>
              </table:table-cell>
              <table:table-cell table:style-name="ce20" office:value-type="float" office:value="22316" calcext:value-type="float">
                <text:p>223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ncipes de fonctionnement d'un moteur diesel</text:p>
              </table:table-cell>
              <table:table-cell table:style-name="ce20" office:value-type="float" office:value="22318" calcext:value-type="float">
                <text:p>223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age manuel de machine (vernier, butée, ...)</text:p>
              </table:table-cell>
              <table:table-cell table:style-name="ce20" office:value-type="float" office:value="21077" calcext:value-type="float">
                <text:p>210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ayonnage de roue</text:p>
              </table:table-cell>
              <table:table-cell table:style-name="ce20" office:value-type="float" office:value="23075" calcext:value-type="float">
                <text:p>230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 des mécanismes de cycles</text:p>
              </table:table-cell>
              <table:table-cell table:style-name="ce20" office:value-type="float" office:value="23261" calcext:value-type="float">
                <text:p>232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 des mécanismes d'engins de motoculture</text:p>
              </table:table-cell>
              <table:table-cell table:style-name="ce20" office:value-type="float" office:value="23262" calcext:value-type="float">
                <text:p>2326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ologie des systèmes de freinage</text:p>
              </table:table-cell>
              <table:table-cell table:style-name="ce21" office:value-type="float" office:value="23263" calcext:value-type="float">
                <text:p>23263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Méthodes d'ingénierie</text:p>
            </table:table-cell>
            <table:covered-table-cell table:number-columns-repeated="4" table:style-name="ce10"/>
            <table:table-cell table:style-name="ce10" office:value-type="string" calcext:value-type="string" table:number-columns-spanned="5" table:number-rows-spanned="1">
              <text:p>Méthodes d'ingénierie</text:p>
            </table:table-cell>
            <table:covered-table-cell table:number-columns-repeated="4"/>
            <table:table-cell table:number-columns-repeated="1013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rchitecture d'applications</text:p>
              </table:table-cell>
              <table:table-cell table:style-name="ce19" office:value-type="float" office:value="21512" calcext:value-type="float">
                <text:p>21512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rchitecture d'un réseau téléphonique commuté</text:p>
              </table:table-cell>
              <table:table-cell table:style-name="ce20" office:value-type="float" office:value="21514" calcext:value-type="float">
                <text:p>2151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rchitecture et urbanisme des systèmes d'information</text:p>
              </table:table-cell>
              <table:table-cell table:style-name="ce20" office:value-type="float" office:value="21515" calcext:value-type="float">
                <text:p>2151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rchitecture technique de système d'information</text:p>
              </table:table-cell>
              <table:table-cell table:style-name="ce20" office:value-type="float" office:value="21517" calcext:value-type="float">
                <text:p>2151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rchitecture web</text:p>
              </table:table-cell>
              <table:table-cell table:style-name="ce20" office:value-type="float" office:value="21518" calcext:value-type="float">
                <text:p>215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rpentage</text:p>
              </table:table-cell>
              <table:table-cell table:style-name="ce20" office:value-type="float" office:value="20788" calcext:value-type="float">
                <text:p>2078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Bornage</text:p>
              </table:table-cell>
              <table:table-cell table:style-name="ce20" office:value-type="float" office:value="20793" calcext:value-type="float">
                <text:p>207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lcul de métré</text:p>
              </table:table-cell>
              <table:table-cell table:style-name="ce20" office:value-type="float" office:value="20804" calcext:value-type="float">
                <text:p>2080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lcul de portée</text:p>
              </table:table-cell>
              <table:table-cell table:style-name="ce20" office:value-type="float" office:value="21540" calcext:value-type="float">
                <text:p>2154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lcul de résistance aux efforts et charges</text:p>
              </table:table-cell>
              <table:table-cell table:style-name="ce20" office:value-type="float" office:value="21541" calcext:value-type="float">
                <text:p>2154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lcul technique (structure, thermique, acoustique, ...)</text:p>
              </table:table-cell>
              <table:table-cell table:style-name="ce20" office:value-type="float" office:value="20809" calcext:value-type="float">
                <text:p>2080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struction/démolition de bâtiment</text:p>
              </table:table-cell>
              <table:table-cell table:style-name="ce20" office:value-type="float" office:value="21751" calcext:value-type="float">
                <text:p>2175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architecture</text:p>
              </table:table-cell>
              <table:table-cell table:style-name="ce20" office:value-type="float" office:value="21838" calcext:value-type="float">
                <text:p>2183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architecture intérieure</text:p>
              </table:table-cell>
              <table:table-cell table:style-name="ce20" office:value-type="float" office:value="21839" calcext:value-type="float">
                <text:p>2183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talonnage</text:p>
              </table:table-cell>
              <table:table-cell table:style-name="ce20" office:value-type="float" office:value="21936" calcext:value-type="float">
                <text:p>2193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énie civil</text:p>
              </table:table-cell>
              <table:table-cell table:style-name="ce20" office:value-type="float" office:value="21972" calcext:value-type="float">
                <text:p>2197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énie climatique</text:p>
              </table:table-cell>
              <table:table-cell table:style-name="ce20" office:value-type="float" office:value="21973" calcext:value-type="float">
                <text:p>219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énie rural</text:p>
              </table:table-cell>
              <table:table-cell table:style-name="ce20" office:value-type="float" office:value="21976" calcext:value-type="float">
                <text:p>219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formatique scientifique</text:p>
              </table:table-cell>
              <table:table-cell table:style-name="ce20" office:value-type="float" office:value="22049" calcext:value-type="float">
                <text:p>220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génierie d'exploitation</text:p>
              </table:table-cell>
              <table:table-cell table:style-name="ce20" office:value-type="float" office:value="22051" calcext:value-type="float">
                <text:p>2205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 modélisation informatique</text:p>
              </table:table-cell>
              <table:table-cell table:style-name="ce20" office:value-type="float" office:value="22134" calcext:value-type="float">
                <text:p>2213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s déboursés</text:p>
              </table:table-cell>
              <table:table-cell table:style-name="ce20" office:value-type="float" office:value="22142" calcext:value-type="float">
                <text:p>2214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élisation et analyse spatiale</text:p>
              </table:table-cell>
              <table:table-cell table:style-name="ce20" office:value-type="float" office:value="22188" calcext:value-type="float">
                <text:p>2218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élisation informatique</text:p>
              </table:table-cell>
              <table:table-cell table:style-name="ce20" office:value-type="float" office:value="22189" calcext:value-type="float">
                <text:p>2218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ature des gisements</text:p>
              </table:table-cell>
              <table:table-cell table:style-name="ce20" office:value-type="float" office:value="22206" calcext:value-type="float">
                <text:p>2220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thologies du bâtiment</text:p>
              </table:table-cell>
              <table:table-cell table:style-name="ce20" office:value-type="float" office:value="22276" calcext:value-type="float">
                <text:p>222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mélioration énergétique des bâtiments</text:p>
              </table:table-cell>
              <table:table-cell table:style-name="ce20" office:value-type="float" office:value="38837" calcext:value-type="float">
                <text:p>3883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onstruction</text:p>
              </table:table-cell>
              <table:table-cell table:style-name="ce20" office:value-type="float" office:value="22848" calcext:value-type="float">
                <text:p>228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onstruction de réseaux gravitaires</text:p>
              </table:table-cell>
              <table:table-cell table:style-name="ce20" office:value-type="float" office:value="22849" calcext:value-type="float">
                <text:p>228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onstruction de réseaux sous pression</text:p>
              </table:table-cell>
              <table:table-cell table:style-name="ce20" office:value-type="float" office:value="22850" calcext:value-type="float">
                <text:p>2285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laboratoire</text:p>
              </table:table-cell>
              <table:table-cell table:style-name="ce20" office:value-type="float" office:value="22942" calcext:value-type="float">
                <text:p>2294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étré</text:p>
              </table:table-cell>
              <table:table-cell table:style-name="ce20" office:value-type="float" office:value="22981" calcext:value-type="float">
                <text:p>229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raçage</text:p>
              </table:table-cell>
              <table:table-cell table:style-name="ce20" office:value-type="float" office:value="23149" calcext:value-type="float">
                <text:p>231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s de l'accessibilité numérique</text:p>
              </table:table-cell>
              <table:table-cell table:style-name="ce20" office:value-type="float" office:value="38747" calcext:value-type="float">
                <text:p>387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s informatiques</text:p>
              </table:table-cell>
              <table:table-cell table:style-name="ce20" office:value-type="float" office:value="23267" calcext:value-type="float">
                <text:p>2326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s numériques</text:p>
              </table:table-cell>
              <table:table-cell table:style-name="ce20" office:value-type="float" office:value="23268" calcext:value-type="float">
                <text:p>2326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s radiofréquences (équipements, supports, protocoles)</text:p>
              </table:table-cell>
              <table:table-cell table:style-name="ce20" office:value-type="float" office:value="23269" calcext:value-type="float">
                <text:p>2326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s télécoms</text:p>
              </table:table-cell>
              <table:table-cell table:style-name="ce20" office:value-type="float" office:value="23270" calcext:value-type="float">
                <text:p>2327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opomaintenance -TPM-</text:p>
              </table:table-cell>
              <table:table-cell table:style-name="ce20" office:value-type="float" office:value="23285" calcext:value-type="float">
                <text:p>232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raçage d'angle et de pente</text:p>
              </table:table-cell>
              <table:table-cell table:style-name="ce21" office:value-type="float" office:value="21117" calcext:value-type="float">
                <text:p>21117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Multimédia</text:p>
            </table:table-cell>
            <table:covered-table-cell table:number-columns-repeated="4" table:style-name="ce10"/>
            <table:table-cell table:style-name="ce10" office:value-type="string" calcext:value-type="string" table:number-columns-spanned="5" table:number-rows-spanned="1">
              <text:p>Compétences multimédia</text:p>
            </table:table-cell>
            <table:covered-table-cell table:number-columns-repeated="4"/>
            <table:table-cell table:number-columns-repeated="1013"/>
          </table:table-row>
          <table:table-row-group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Montage et présentation de photos</text:p>
              </table:table-cell>
              <table:table-cell table:style-name="ce19" office:value-type="float" office:value="21010" calcext:value-type="float">
                <text:p>21010</text:p>
              </table:table-cell>
              <table:table-cell table:style-name="ce19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ramétrage de programme cinématographique</text:p>
              </table:table-cell>
              <table:table-cell table:style-name="ce20" office:value-type="float" office:value="21015" calcext:value-type="float">
                <text:p>21015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se de vue subaquatique</text:p>
              </table:table-cell>
              <table:table-cell table:style-name="ce20" office:value-type="float" office:value="21063" calcext:value-type="float">
                <text:p>21063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és de reproduction photo</text:p>
              </table:table-cell>
              <table:table-cell table:style-name="ce20" office:value-type="float" office:value="22359" calcext:value-type="float">
                <text:p>22359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numérisation</text:p>
              </table:table-cell>
              <table:table-cell table:style-name="ce20" office:value-type="float" office:value="22420" calcext:value-type="float">
                <text:p>22420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jection numérique</text:p>
              </table:table-cell>
              <table:table-cell table:style-name="ce20" office:value-type="float" office:value="22488" calcext:value-type="float">
                <text:p>22488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de l'image</text:p>
              </table:table-cell>
              <table:table-cell table:style-name="ce20" office:value-type="float" office:value="22771" calcext:value-type="float">
                <text:p>22771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nimation web</text:p>
              </table:table-cell>
              <table:table-cell table:style-name="ce20" office:value-type="float" office:value="22776" calcext:value-type="float">
                <text:p>22776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ompositing</text:p>
              </table:table-cell>
              <table:table-cell table:style-name="ce20" office:value-type="float" office:value="22842" calcext:value-type="float">
                <text:p>22842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igitalisation</text:p>
              </table:table-cell>
              <table:table-cell table:style-name="ce20" office:value-type="float" office:value="22892" calcext:value-type="float">
                <text:p>22892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icro filmage, de numérisation</text:p>
              </table:table-cell>
              <table:table-cell table:style-name="ce20" office:value-type="float" office:value="22982" calcext:value-type="float">
                <text:p>22982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ntage des sons</text:p>
              </table:table-cell>
              <table:table-cell table:style-name="ce20" office:value-type="float" office:value="22992" calcext:value-type="float">
                <text:p>22992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ntage d'images photochimiques</text:p>
              </table:table-cell>
              <table:table-cell table:style-name="ce20" office:value-type="float" office:value="22993" calcext:value-type="float">
                <text:p>22993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ntage en pellicule</text:p>
              </table:table-cell>
              <table:table-cell table:style-name="ce20" office:value-type="float" office:value="22996" calcext:value-type="float">
                <text:p>22996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ntage numérique</text:p>
              </table:table-cell>
              <table:table-cell table:style-name="ce20" office:value-type="float" office:value="22998" calcext:value-type="float">
                <text:p>22998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ntage traditionnel</text:p>
              </table:table-cell>
              <table:table-cell table:style-name="ce20" office:value-type="float" office:value="23000" calcext:value-type="float">
                <text:p>23000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ntage vidéo</text:p>
              </table:table-cell>
              <table:table-cell table:style-name="ce20" office:value-type="float" office:value="23001" calcext:value-type="float">
                <text:p>23001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ntage virtuel</text:p>
              </table:table-cell>
              <table:table-cell table:style-name="ce20" office:value-type="float" office:value="23002" calcext:value-type="float">
                <text:p>23002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numérisation</text:p>
              </table:table-cell>
              <table:table-cell table:style-name="ce20" office:value-type="float" office:value="23015" calcext:value-type="float">
                <text:p>23015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prise de son</text:p>
              </table:table-cell>
              <table:table-cell table:style-name="ce20" office:value-type="float" office:value="23062" calcext:value-type="float">
                <text:p>23062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prise de vue</text:p>
              </table:table-cell>
              <table:table-cell table:style-name="ce20" office:value-type="float" office:value="23063" calcext:value-type="float">
                <text:p>23063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projection simultanée</text:p>
              </table:table-cell>
              <table:table-cell table:style-name="ce20" office:value-type="float" office:value="23068" calcext:value-type="float">
                <text:p>23068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estauration numérique</text:p>
              </table:table-cell>
              <table:table-cell table:style-name="ce20" office:value-type="float" office:value="23104" calcext:value-type="float">
                <text:p>23104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estauration traditionnelle</text:p>
              </table:table-cell>
              <table:table-cell table:style-name="ce20" office:value-type="float" office:value="23105" calcext:value-type="float">
                <text:p>23105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séparations Cyan Magenta Jaune Noir</text:p>
              </table:table-cell>
              <table:table-cell table:style-name="ce20" office:value-type="float" office:value="23117" calcext:value-type="float">
                <text:p>23117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raitement d'images numérisées</text:p>
              </table:table-cell>
              <table:table-cell table:style-name="ce20" office:value-type="float" office:value="23153" calcext:value-type="float">
                <text:p>23153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rucage vidéo</text:p>
              </table:table-cell>
              <table:table-cell table:style-name="ce20" office:value-type="float" office:value="23167" calcext:value-type="float">
                <text:p>23167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infographie</text:p>
              </table:table-cell>
              <table:table-cell table:style-name="ce20" office:value-type="float" office:value="23225" calcext:value-type="float">
                <text:p>23225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u dessin animé</text:p>
              </table:table-cell>
              <table:table-cell table:style-name="ce20" office:value-type="float" office:value="23237" calcext:value-type="float">
                <text:p>23237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raitement de l'image et du son</text:p>
              </table:table-cell>
              <table:table-cell table:style-name="ce20" office:value-type="float" office:value="23290" calcext:value-type="float">
                <text:p>23290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raitement du son</text:p>
              </table:table-cell>
              <table:table-cell table:style-name="ce20" office:value-type="float" office:value="23293" calcext:value-type="float">
                <text:p>23293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ypes de plans de vue</text:p>
              </table:table-cell>
              <table:table-cell table:style-name="ce20" office:value-type="float" office:value="23325" calcext:value-type="float">
                <text:p>23325</text:p>
              </table:table-cell>
              <table:table-cell table:style-name="ce20"/>
              <table:table-cell table:number-columns-repeated="1017"/>
            </table:table-row>
            <table:table-row table:style-name="ro3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Utilisation de télécinéma</text:p>
              </table:table-cell>
              <table:table-cell table:style-name="ce21" office:value-type="float" office:value="21396" calcext:value-type="float">
                <text:p>21396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 d'entretien, de nettoyage</text:p>
            </table:table-cell>
            <table:covered-table-cell table:number-columns-repeated="4" table:style-name="ce10"/>
            <table:table-cell table:style-name="ce10" office:value-type="string" calcext:value-type="string" table:number-columns-spanned="5" table:number-rows-spanned="1">
              <text:p>Techniques de nettoyage</text:p>
            </table:table-cell>
            <table:covered-table-cell table:number-columns-repeated="4"/>
            <table:table-cell table:number-columns-repeated="1013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Dosage de produits d'entretien</text:p>
              </table:table-cell>
              <table:table-cell table:style-name="ce19" office:value-type="float" office:value="20861" calcext:value-type="float">
                <text:p>20861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nipulation de produits de nettoyage et d'entretien</text:p>
              </table:table-cell>
              <table:table-cell table:style-name="ce20" office:value-type="float" office:value="20975" calcext:value-type="float">
                <text:p>209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longe manuelle</text:p>
              </table:table-cell>
              <table:table-cell table:style-name="ce20" office:value-type="float" office:value="21026" calcext:value-type="float">
                <text:p>2102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és de stérilisation</text:p>
              </table:table-cell>
              <table:table-cell table:style-name="ce20" office:value-type="float" office:value="22361" calcext:value-type="float">
                <text:p>223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nettoyage/décapage</text:p>
              </table:table-cell>
              <table:table-cell table:style-name="ce20" office:value-type="float" office:value="22419" calcext:value-type="float">
                <text:p>2241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epassage</text:p>
              </table:table-cell>
              <table:table-cell table:style-name="ce20" office:value-type="float" office:value="21084" calcext:value-type="float">
                <text:p>2108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américaines de lavage de vitres</text:p>
              </table:table-cell>
              <table:table-cell table:style-name="ce20" office:value-type="float" office:value="22754" calcext:value-type="float">
                <text:p>2275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ssainissement</text:p>
              </table:table-cell>
              <table:table-cell table:style-name="ce20" office:value-type="float" office:value="22789" calcext:value-type="float">
                <text:p>2278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bio-nettoyage</text:p>
              </table:table-cell>
              <table:table-cell table:style-name="ce20" office:value-type="float" office:value="22811" calcext:value-type="float">
                <text:p>228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écapage chimique</text:p>
              </table:table-cell>
              <table:table-cell table:style-name="ce20" office:value-type="float" office:value="22871" calcext:value-type="float">
                <text:p>2287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ératisation</text:p>
              </table:table-cell>
              <table:table-cell table:style-name="ce20" office:value-type="float" office:value="22885" calcext:value-type="float">
                <text:p>228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lavage de vitres</text:p>
              </table:table-cell>
              <table:table-cell table:style-name="ce20" office:value-type="float" office:value="22945" calcext:value-type="float">
                <text:p>2294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lavage mécanisées des sols</text:p>
              </table:table-cell>
              <table:table-cell table:style-name="ce20" office:value-type="float" office:value="22946" calcext:value-type="float">
                <text:p>2294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nettoiement mécanisé</text:p>
              </table:table-cell>
              <table:table-cell table:style-name="ce20" office:value-type="float" office:value="23013" calcext:value-type="float">
                <text:p>230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raitement des eaux</text:p>
              </table:table-cell>
              <table:table-cell table:style-name="ce20" office:value-type="float" office:value="23151" calcext:value-type="float">
                <text:p>2315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enlèvement de graffitis</text:p>
              </table:table-cell>
              <table:table-cell table:style-name="ce20" office:value-type="float" office:value="23195" calcext:value-type="float">
                <text:p>2319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hydrosablage</text:p>
              </table:table-cell>
              <table:table-cell table:style-name="ce20" office:value-type="float" office:value="23216" calcext:value-type="float">
                <text:p>232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françaises de lavage de vitres</text:p>
              </table:table-cell>
              <table:table-cell table:style-name="ce20" office:value-type="float" office:value="23250" calcext:value-type="float">
                <text:p>2325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ypes de produits d'entretien</text:p>
              </table:table-cell>
              <table:table-cell table:style-name="ce20" office:value-type="float" office:value="23329" calcext:value-type="float">
                <text:p>2332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ypes de traitements de nuisibles</text:p>
              </table:table-cell>
              <table:table-cell table:style-name="ce20" office:value-type="float" office:value="23339" calcext:value-type="float">
                <text:p>2333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Utilisation de matériel de nettoyage</text:p>
              </table:table-cell>
              <table:table-cell table:style-name="ce21" office:value-type="float" office:value="21330" calcext:value-type="float">
                <text:p>21330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 de soin aux personnes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Secourism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ecourism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Gestes d'urgence et de secours</text:p>
                </table:table-cell>
                <table:table-cell table:style-name="ce19" office:value-type="float" office:value="21991" calcext:value-type="float">
                  <text:p>21991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de secourisme/sauvetage</text:p>
                </table:table-cell>
                <table:table-cell table:style-name="ce21" office:value-type="float" office:value="23114" calcext:value-type="float">
                  <text:p>23114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Soins aux personn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oins aux personn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Eléments de base en soins d'orthodontie</text:p>
                </table:table-cell>
                <table:table-cell table:style-name="ce19" office:value-type="float" office:value="21919" calcext:value-type="float">
                  <text:p>21919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e Démarche de Soins Infirmiers -DSI-</text:p>
                </table:table-cell>
                <table:table-cell table:style-name="ce20" office:value-type="float" office:value="22166" calcext:value-type="float">
                  <text:p>221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e passation de tests auditifs</text:p>
                </table:table-cell>
                <table:table-cell table:style-name="ce20" office:value-type="float" office:value="22170" calcext:value-type="float">
                  <text:p>221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e prise en charge de patients en fin de vie</text:p>
                </table:table-cell>
                <table:table-cell table:style-name="ce20" office:value-type="float" office:value="22172" calcext:value-type="float">
                  <text:p>221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ursing</text:p>
                </table:table-cell>
                <table:table-cell table:style-name="ce20" office:value-type="float" office:value="22238" calcext:value-type="float">
                  <text:p>222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se de mesures anthropométriques (poids, indice de masse corporelle, ...)</text:p>
                </table:table-cell>
                <table:table-cell table:style-name="ce20" office:value-type="float" office:value="21062" calcext:value-type="float">
                  <text:p>210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 de manipulation de patient</text:p>
                </table:table-cell>
                <table:table-cell table:style-name="ce20" office:value-type="float" office:value="22748" calcext:value-type="float">
                  <text:p>227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rt thérapie</text:p>
                </table:table-cell>
                <table:table-cell table:style-name="ce20" office:value-type="float" office:value="22787" calcext:value-type="float">
                  <text:p>227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spirations trachéales, rhino-pharyngées, ...</text:p>
                </table:table-cell>
                <table:table-cell table:style-name="ce20" office:value-type="float" office:value="22788" calcext:value-type="float">
                  <text:p>227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balnéothérapie</text:p>
                </table:table-cell>
                <table:table-cell table:style-name="ce20" office:value-type="float" office:value="22808" calcext:value-type="float">
                  <text:p>228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rainage lymphatique</text:p>
                </table:table-cell>
                <table:table-cell table:style-name="ce20" office:value-type="float" office:value="22900" calcext:value-type="float">
                  <text:p>229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fabrication d'appareillage (attelles, ...)</text:p>
                </table:table-cell>
                <table:table-cell table:style-name="ce20" office:value-type="float" office:value="22904" calcext:value-type="float">
                  <text:p>229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fabrication de postiches</text:p>
                </table:table-cell>
                <table:table-cell table:style-name="ce20" office:value-type="float" office:value="22905" calcext:value-type="float">
                  <text:p>229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gymnastique faciale</text:p>
                </table:table-cell>
                <table:table-cell table:style-name="ce20" office:value-type="float" office:value="22938" calcext:value-type="float">
                  <text:p>229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nutention de patients</text:p>
                </table:table-cell>
                <table:table-cell table:style-name="ce20" office:value-type="float" office:value="22960" calcext:value-type="float">
                  <text:p>229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esure de l'acuité visuelle</text:p>
                </table:table-cell>
                <table:table-cell table:style-name="ce20" office:value-type="float" office:value="22979" calcext:value-type="float">
                  <text:p>229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esure de l'audition</text:p>
                </table:table-cell>
                <table:table-cell table:style-name="ce20" office:value-type="float" office:value="22980" calcext:value-type="float">
                  <text:p>229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élèvement biologique</text:p>
                </table:table-cell>
                <table:table-cell table:style-name="ce20" office:value-type="float" office:value="23056" calcext:value-type="float">
                  <text:p>230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élèvement et d'analyses</text:p>
                </table:table-cell>
                <table:table-cell table:style-name="ce20" office:value-type="float" office:value="23057" calcext:value-type="float">
                  <text:p>230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ise de mesures optiques</text:p>
                </table:table-cell>
                <table:table-cell table:style-name="ce20" office:value-type="float" office:value="23060" calcext:value-type="float">
                  <text:p>230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ise d'empreinte</text:p>
                </table:table-cell>
                <table:table-cell table:style-name="ce20" office:value-type="float" office:value="23064" calcext:value-type="float">
                  <text:p>230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éducation abdominale</text:p>
                </table:table-cell>
                <table:table-cell table:style-name="ce20" office:value-type="float" office:value="23080" calcext:value-type="float">
                  <text:p>230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éducation auditive</text:p>
                </table:table-cell>
                <table:table-cell table:style-name="ce20" office:value-type="float" office:value="23081" calcext:value-type="float">
                  <text:p>230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éducation basse vision</text:p>
                </table:table-cell>
                <table:table-cell table:style-name="ce20" office:value-type="float" office:value="23082" calcext:value-type="float">
                  <text:p>230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éducation nutritionnelle</text:p>
                </table:table-cell>
                <table:table-cell table:style-name="ce20" office:value-type="float" office:value="23083" calcext:value-type="float">
                  <text:p>230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éducation par le geste</text:p>
                </table:table-cell>
                <table:table-cell table:style-name="ce20" office:value-type="float" office:value="23084" calcext:value-type="float">
                  <text:p>2308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éducation posturale</text:p>
                </table:table-cell>
                <table:table-cell table:style-name="ce20" office:value-type="float" office:value="23085" calcext:value-type="float">
                  <text:p>2308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éducation uro gynécologique (périnéale, ...)</text:p>
                </table:table-cell>
                <table:table-cell table:style-name="ce20" office:value-type="float" office:value="23086" calcext:value-type="float">
                  <text:p>230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flexologie plantaire</text:p>
                </table:table-cell>
                <table:table-cell table:style-name="ce20" office:value-type="float" office:value="23088" calcext:value-type="float">
                  <text:p>230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culpture et de modelage de matière à usage dentaire</text:p>
                </table:table-cell>
                <table:table-cell table:style-name="ce20" office:value-type="float" office:value="23111" calcext:value-type="float">
                  <text:p>231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oins mortuaires</text:p>
                </table:table-cell>
                <table:table-cell table:style-name="ce20" office:value-type="float" office:value="23124" calcext:value-type="float">
                  <text:p>231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trapping</text:p>
                </table:table-cell>
                <table:table-cell table:style-name="ce20" office:value-type="float" office:value="23129" calcext:value-type="float">
                  <text:p>231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hérapie corporelle</text:p>
                </table:table-cell>
                <table:table-cell table:style-name="ce20" office:value-type="float" office:value="23139" calcext:value-type="float">
                  <text:p>231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ransfusion sanguine</text:p>
                </table:table-cell>
                <table:table-cell table:style-name="ce20" office:value-type="float" office:value="23162" calcext:value-type="float">
                  <text:p>231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examen échographique</text:p>
                </table:table-cell>
                <table:table-cell table:style-name="ce20" office:value-type="float" office:value="23206" calcext:value-type="float">
                  <text:p>232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examen en électrophysiologie médicale</text:p>
                </table:table-cell>
                <table:table-cell table:style-name="ce20" office:value-type="float" office:value="23207" calcext:value-type="float">
                  <text:p>232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exploration visuelle</text:p>
                </table:table-cell>
                <table:table-cell table:style-name="ce20" office:value-type="float" office:value="23210" calcext:value-type="float">
                  <text:p>232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hémodialyse</text:p>
                </table:table-cell>
                <table:table-cell table:style-name="ce20" office:value-type="float" office:value="23214" calcext:value-type="float">
                  <text:p>232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hydrothérapie</text:p>
                </table:table-cell>
                <table:table-cell table:style-name="ce20" office:value-type="float" office:value="23217" calcext:value-type="float">
                  <text:p>232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irradiation médicale</text:p>
                </table:table-cell>
                <table:table-cell table:style-name="ce20" office:value-type="float" office:value="23234" calcext:value-type="float">
                  <text:p>232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d'utilisation de prothèses phonatoires</text:p>
                </table:table-cell>
                <table:table-cell table:style-name="ce21" office:value-type="float" office:value="23245" calcext:value-type="float">
                  <text:p>23245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Soins esthétiqu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oins esthét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oiffure enfant</text:p>
                </table:table-cell>
                <table:table-cell table:style-name="ce19" office:value-type="float" office:value="21731" calcext:value-type="float">
                  <text:p>21731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iffure femme</text:p>
                </table:table-cell>
                <table:table-cell table:style-name="ce20" office:value-type="float" office:value="21732" calcext:value-type="float">
                  <text:p>217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iffure homme</text:p>
                </table:table-cell>
                <table:table-cell table:style-name="ce20" office:value-type="float" office:value="21733" calcext:value-type="float">
                  <text:p>217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smétique</text:p>
                </table:table-cell>
                <table:table-cell table:style-name="ce20" office:value-type="float" office:value="21757" calcext:value-type="float">
                  <text:p>217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iagnostic capillaire</text:p>
                </table:table-cell>
                <table:table-cell table:style-name="ce20" office:value-type="float" office:value="21779" calcext:value-type="float">
                  <text:p>217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cosmétique</text:p>
                </table:table-cell>
                <table:table-cell table:style-name="ce20" office:value-type="float" office:value="21846" calcext:value-type="float">
                  <text:p>218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ose de postiches</text:p>
                </table:table-cell>
                <table:table-cell table:style-name="ce20" office:value-type="float" office:value="21030" calcext:value-type="float">
                  <text:p>210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iffage</text:p>
                </table:table-cell>
                <table:table-cell table:style-name="ce20" office:value-type="float" office:value="22833" calcext:value-type="float">
                  <text:p>228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iffage de mode, défilé, photo</text:p>
                </table:table-cell>
                <table:table-cell table:style-name="ce20" office:value-type="float" office:value="22834" calcext:value-type="float">
                  <text:p>228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iffage de perruques et de postiches</text:p>
                </table:table-cell>
                <table:table-cell table:style-name="ce20" office:value-type="float" office:value="22835" calcext:value-type="float">
                  <text:p>228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iffage d'époque, historique</text:p>
                </table:table-cell>
                <table:table-cell table:style-name="ce20" office:value-type="float" office:value="22836" calcext:value-type="float">
                  <text:p>228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upes de cheveux</text:p>
                </table:table-cell>
                <table:table-cell table:style-name="ce20" office:value-type="float" office:value="24797" calcext:value-type="float">
                  <text:p>247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écoloration, de coloration de cheveux (contraste, ton sur ton, d'oxydation, ...)</text:p>
                </table:table-cell>
                <table:table-cell table:style-name="ce20" office:value-type="float" office:value="22874" calcext:value-type="float">
                  <text:p>228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quillage</text:p>
                </table:table-cell>
                <table:table-cell table:style-name="ce20" office:value-type="float" office:value="22962" calcext:value-type="float">
                  <text:p>229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quillage cinéma</text:p>
                </table:table-cell>
                <table:table-cell table:style-name="ce20" office:value-type="float" office:value="22963" calcext:value-type="float">
                  <text:p>229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quillage corporel</text:p>
                </table:table-cell>
                <table:table-cell table:style-name="ce20" office:value-type="float" office:value="22964" calcext:value-type="float">
                  <text:p>229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quillage mode, photos</text:p>
                </table:table-cell>
                <table:table-cell table:style-name="ce20" office:value-type="float" office:value="22965" calcext:value-type="float">
                  <text:p>229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quillage mortuaire</text:p>
                </table:table-cell>
                <table:table-cell table:style-name="ce20" office:value-type="float" office:value="22966" calcext:value-type="float">
                  <text:p>229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quillage spectacle vivant</text:p>
                </table:table-cell>
                <table:table-cell table:style-name="ce20" office:value-type="float" office:value="22967" calcext:value-type="float">
                  <text:p>229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quillage télévision</text:p>
                </table:table-cell>
                <table:table-cell table:style-name="ce20" office:value-type="float" office:value="22968" calcext:value-type="float">
                  <text:p>229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ose de perruques</text:p>
                </table:table-cell>
                <table:table-cell table:style-name="ce20" office:value-type="float" office:value="23044" calcext:value-type="float">
                  <text:p>230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accord, de rajouts, d'extensions, ...</text:p>
                </table:table-cell>
                <table:table-cell table:style-name="ce20" office:value-type="float" office:value="23072" calcext:value-type="float">
                  <text:p>230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échage</text:p>
                </table:table-cell>
                <table:table-cell table:style-name="ce20" office:value-type="float" office:value="23113" calcext:value-type="float">
                  <text:p>231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de soins esthétiques</text:p>
                </table:table-cell>
                <table:table-cell table:style-name="ce21" office:value-type="float" office:value="23123" calcext:value-type="float">
                  <text:p>23123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 de soins aux animaux</text:p>
            </table:table-cell>
            <table:covered-table-cell table:number-columns-repeated="4" table:style-name="ce10"/>
            <table:table-cell table:style-name="ce10" office:value-type="string" calcext:value-type="string">
              <text:p>Soins aux animaux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dministration de produits vétérinaires</text:p>
              </table:table-cell>
              <table:table-cell table:style-name="ce19" office:value-type="float" office:value="21493" calcext:value-type="float">
                <text:p>21493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nutrition animale</text:p>
              </table:table-cell>
              <table:table-cell table:style-name="ce20" office:value-type="float" office:value="21891" calcext:value-type="float">
                <text:p>2189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Kinésithérapie animale</text:p>
              </table:table-cell>
              <table:table-cell table:style-name="ce20" office:value-type="float" office:value="22057" calcext:value-type="float">
                <text:p>2205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insémination</text:p>
              </table:table-cell>
              <table:table-cell table:style-name="ce20" office:value-type="float" office:value="22144" calcext:value-type="float">
                <text:p>2214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atique de soins aux animaux</text:p>
              </table:table-cell>
              <table:table-cell table:style-name="ce20" office:value-type="float" office:value="21049" calcext:value-type="float">
                <text:p>210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cynophiles</text:p>
              </table:table-cell>
              <table:table-cell table:style-name="ce20" office:value-type="float" office:value="22758" calcext:value-type="float">
                <text:p>2275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pproche et de manipulation des animaux</text:p>
              </table:table-cell>
              <table:table-cell table:style-name="ce20" office:value-type="float" office:value="22825" calcext:value-type="float">
                <text:p>228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baguage</text:p>
              </table:table-cell>
              <table:table-cell table:style-name="ce20" office:value-type="float" office:value="22807" calcext:value-type="float">
                <text:p>2280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ontention animale</text:p>
              </table:table-cell>
              <table:table-cell table:style-name="ce20" office:value-type="float" office:value="22852" calcext:value-type="float">
                <text:p>228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ébourrage</text:p>
              </table:table-cell>
              <table:table-cell table:style-name="ce20" office:value-type="float" office:value="22870" calcext:value-type="float">
                <text:p>2287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ressage</text:p>
              </table:table-cell>
              <table:table-cell table:style-name="ce20" office:value-type="float" office:value="22901" calcext:value-type="float">
                <text:p>2290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ferrage (à froid, à chaud)</text:p>
              </table:table-cell>
              <table:table-cell table:style-name="ce20" office:value-type="float" office:value="22907" calcext:value-type="float">
                <text:p>2290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aréchalerie</text:p>
              </table:table-cell>
              <table:table-cell table:style-name="ce20" office:value-type="float" office:value="22969" calcext:value-type="float">
                <text:p>2296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parage de sabot</text:p>
              </table:table-cell>
              <table:table-cell table:style-name="ce20" office:value-type="float" office:value="23018" calcext:value-type="float">
                <text:p>230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e toilettage</text:p>
              </table:table-cell>
              <table:table-cell table:style-name="ce21" office:value-type="float" office:value="23143" calcext:value-type="float">
                <text:p>23143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, procédés agricoles et d'entretien des végétaux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Agricol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mpétences agricol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griculture biologique</text:p>
                </table:table-cell>
                <table:table-cell table:style-name="ce19" office:value-type="float" office:value="21498" calcext:value-type="float">
                  <text:p>21498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pomiculture</text:p>
                </table:table-cell>
                <table:table-cell table:style-name="ce20" office:value-type="float" office:value="21906" calcext:value-type="float">
                  <text:p>219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viticulture</text:p>
                </table:table-cell>
                <table:table-cell table:style-name="ce20" office:value-type="float" office:value="21929" calcext:value-type="float">
                  <text:p>219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loriculture</text:p>
                </table:table-cell>
                <table:table-cell table:style-name="ce20" office:value-type="float" office:value="21948" calcext:value-type="float">
                  <text:p>219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Horticulture</text:p>
                </table:table-cell>
                <table:table-cell table:style-name="ce20" office:value-type="float" office:value="22034" calcext:value-type="float">
                  <text:p>220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ntage de case de mise bas</text:p>
                </table:table-cell>
                <table:table-cell table:style-name="ce20" office:value-type="float" office:value="21003" calcext:value-type="float">
                  <text:p>210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'accouvage</text:p>
                </table:table-cell>
                <table:table-cell table:style-name="ce20" office:value-type="float" office:value="22338" calcext:value-type="float">
                  <text:p>223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culturales</text:p>
                </table:table-cell>
                <table:table-cell table:style-name="ce20" office:value-type="float" office:value="22757" calcext:value-type="float">
                  <text:p>227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pplication de produits phytosanitaires</text:p>
                </table:table-cell>
                <table:table-cell table:style-name="ce20" office:value-type="float" office:value="22779" calcext:value-type="float">
                  <text:p>227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rrosage</text:p>
                </table:table-cell>
                <table:table-cell table:style-name="ce20" office:value-type="float" office:value="22786" calcext:value-type="float">
                  <text:p>227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telotage</text:p>
                </table:table-cell>
                <table:table-cell table:style-name="ce20" office:value-type="float" office:value="22973" calcext:value-type="float">
                  <text:p>229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êche</text:p>
                </table:table-cell>
                <table:table-cell table:style-name="ce20" office:value-type="float" office:value="23023" calcext:value-type="float">
                  <text:p>2302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isciculture, d'aquaculture, de sylviculture</text:p>
                </table:table-cell>
                <table:table-cell table:style-name="ce20" office:value-type="float" office:value="23030" calcext:value-type="float">
                  <text:p>230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oduction animale</text:p>
                </table:table-cell>
                <table:table-cell table:style-name="ce20" office:value-type="float" office:value="23065" calcext:value-type="float">
                  <text:p>230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oduction salicole</text:p>
                </table:table-cell>
                <table:table-cell table:style-name="ce20" office:value-type="float" office:value="23067" calcext:value-type="float">
                  <text:p>230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colte de miel</text:p>
                </table:table-cell>
                <table:table-cell table:style-name="ce20" office:value-type="float" office:value="23077" calcext:value-type="float">
                  <text:p>230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élection de reproducteurs</text:p>
                </table:table-cell>
                <table:table-cell table:style-name="ce20" office:value-type="float" office:value="23116" calcext:value-type="float">
                  <text:p>2311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vinification</text:p>
                </table:table-cell>
                <table:table-cell table:style-name="ce20" office:value-type="float" office:value="23171" calcext:value-type="float">
                  <text:p>231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écobuage</text:p>
                </table:table-cell>
                <table:table-cell table:style-name="ce20" office:value-type="float" office:value="23177" calcext:value-type="float">
                  <text:p>231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élevage</text:p>
                </table:table-cell>
                <table:table-cell table:style-name="ce20" office:value-type="float" office:value="23190" calcext:value-type="float">
                  <text:p>231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entretien d'un vivier</text:p>
                </table:table-cell>
                <table:table-cell table:style-name="ce20" office:value-type="float" office:value="23201" calcext:value-type="float">
                  <text:p>232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installation de naissain</text:p>
                </table:table-cell>
                <table:table-cell table:style-name="ce20" office:value-type="float" office:value="23229" calcext:value-type="float">
                  <text:p>232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ypes d'élevage des produits de la mer</text:p>
                </table:table-cell>
                <table:table-cell table:style-name="ce21" office:value-type="float" office:value="23342" calcext:value-type="float">
                  <text:p>23342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Espaces Vert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Entretien des espaces vert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Eclaircissage</text:p>
                </table:table-cell>
                <table:table-cell table:style-name="ce19" office:value-type="float" office:value="20865" calcext:value-type="float">
                  <text:p>20865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agage</text:p>
                </table:table-cell>
                <table:table-cell table:style-name="ce20" office:value-type="float" office:value="20876" calcext:value-type="float">
                  <text:p>208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rquage</text:p>
                </table:table-cell>
                <table:table-cell table:style-name="ce20" office:value-type="float" office:value="20990" calcext:value-type="float">
                  <text:p>209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soins aux végétaux</text:p>
                </table:table-cell>
                <table:table-cell table:style-name="ce20" office:value-type="float" office:value="21050" calcext:value-type="float">
                  <text:p>210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upe et d'abattage</text:p>
                </table:table-cell>
                <table:table-cell table:style-name="ce20" office:value-type="float" office:value="22860" calcext:value-type="float">
                  <text:p>228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éservation de la biodiversité</text:p>
                </table:table-cell>
                <table:table-cell table:style-name="ce20" office:value-type="float" office:value="38314" calcext:value-type="float">
                  <text:p>383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oins aux arbres</text:p>
                </table:table-cell>
                <table:table-cell table:style-name="ce20" office:value-type="float" office:value="23121" calcext:value-type="float">
                  <text:p>231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de taille de végétaux</text:p>
                </table:table-cell>
                <table:table-cell table:style-name="ce21" office:value-type="float" office:value="23133" calcext:value-type="float">
                  <text:p>23133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, procédés artistiques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Art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mpétences artist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Principes de conservation préventive</text:p>
                </table:table-cell>
                <table:table-cell table:style-name="ce19" office:value-type="float" office:value="22312" calcext:value-type="float">
                  <text:p>22312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epérage de copies / reproductions d'oeuvres d'art</text:p>
                </table:table-cell>
                <table:table-cell table:style-name="ce20" office:value-type="float" office:value="21086" calcext:value-type="float">
                  <text:p>210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essin</text:p>
                </table:table-cell>
                <table:table-cell table:style-name="ce20" office:value-type="float" office:value="22888" calcext:value-type="float">
                  <text:p>228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einture</text:p>
                </table:table-cell>
                <table:table-cell table:style-name="ce20" office:value-type="float" office:value="23024" calcext:value-type="float">
                  <text:p>230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racé de croquis</text:p>
                </table:table-cell>
                <table:table-cell table:style-name="ce21" office:value-type="float" office:value="21118" calcext:value-type="float">
                  <text:p>21118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Ecritur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mpétences d’écritur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Rapport de scripte</text:p>
                </table:table-cell>
                <table:table-cell table:style-name="ce19" office:value-type="float" office:value="22520" calcext:value-type="float">
                  <text:p>22520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apport de tournage</text:p>
                </table:table-cell>
                <table:table-cell table:style-name="ce20" office:value-type="float" office:value="22521" calcext:value-type="float">
                  <text:p>225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alisation de story-board</text:p>
                </table:table-cell>
                <table:table-cell table:style-name="ce20" office:value-type="float" office:value="21069" calcext:value-type="float">
                  <text:p>210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egistre « humour »</text:p>
                </table:table-cell>
                <table:table-cell table:style-name="ce20" office:value-type="float" office:value="22523" calcext:value-type="float">
                  <text:p>2252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egistre « jeunesse »</text:p>
                </table:table-cell>
                <table:table-cell table:style-name="ce20" office:value-type="float" office:value="22524" calcext:value-type="float">
                  <text:p>225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egistre « policier »</text:p>
                </table:table-cell>
                <table:table-cell table:style-name="ce20" office:value-type="float" office:value="22525" calcext:value-type="float">
                  <text:p>225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egistre « science-fiction »</text:p>
                </table:table-cell>
                <table:table-cell table:style-name="ce20" office:value-type="float" office:value="22526" calcext:value-type="float">
                  <text:p>225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egistre dramatique</text:p>
                </table:table-cell>
                <table:table-cell table:style-name="ce20" office:value-type="float" office:value="22527" calcext:value-type="float">
                  <text:p>2252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versification</text:p>
                </table:table-cell>
                <table:table-cell table:style-name="ce20" office:value-type="float" office:value="23170" calcext:value-type="float">
                  <text:p>231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écriture de dialogue</text:p>
                </table:table-cell>
                <table:table-cell table:style-name="ce20" office:value-type="float" office:value="23179" calcext:value-type="float">
                  <text:p>231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écriture de scénario</text:p>
                </table:table-cell>
                <table:table-cell table:style-name="ce20" office:value-type="float" office:value="23180" calcext:value-type="float">
                  <text:p>231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écriture dramaturgique</text:p>
                </table:table-cell>
                <table:table-cell table:style-name="ce20" office:value-type="float" office:value="23182" calcext:value-type="float">
                  <text:p>231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d'écriture narrative, romanesque</text:p>
                </table:table-cell>
                <table:table-cell table:style-name="ce21" office:value-type="float" office:value="23183" calcext:value-type="float">
                  <text:p>23183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Gestuell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mpétences gestuell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Décomposition de mouvement dansé</text:p>
                </table:table-cell>
                <table:table-cell table:style-name="ce19" office:value-type="float" office:value="20840" calcext:value-type="float">
                  <text:p>20840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'art dramatique</text:p>
                </table:table-cell>
                <table:table-cell table:style-name="ce20" office:value-type="float" office:value="21035" calcext:value-type="float">
                  <text:p>210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e mise en scène</text:p>
                </table:table-cell>
                <table:table-cell table:style-name="ce20" office:value-type="float" office:value="22325" calcext:value-type="float">
                  <text:p>223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nimation de volume (marionnettes, pâtes à modeler, ...)</text:p>
                </table:table-cell>
                <table:table-cell table:style-name="ce20" office:value-type="float" office:value="22773" calcext:value-type="float">
                  <text:p>227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brassage/battage de cartes de jeux</text:p>
                </table:table-cell>
                <table:table-cell table:style-name="ce20" office:value-type="float" office:value="22815" calcext:value-type="float">
                  <text:p>228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l'art clownesque</text:p>
                </table:table-cell>
                <table:table-cell table:style-name="ce20" office:value-type="float" office:value="22944" calcext:value-type="float">
                  <text:p>229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nipulation de marionnettes</text:p>
                </table:table-cell>
                <table:table-cell table:style-name="ce20" office:value-type="float" office:value="22958" calcext:value-type="float">
                  <text:p>229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ime</text:p>
                </table:table-cell>
                <table:table-cell table:style-name="ce20" office:value-type="float" office:value="22983" calcext:value-type="float">
                  <text:p>229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ise en scène</text:p>
                </table:table-cell>
                <table:table-cell table:style-name="ce20" office:value-type="float" office:value="22986" calcext:value-type="float">
                  <text:p>229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arcours de défilé de mode</text:p>
                </table:table-cell>
                <table:table-cell table:style-name="ce20" office:value-type="float" office:value="23020" calcext:value-type="float">
                  <text:p>230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elaxation</text:p>
                </table:table-cell>
                <table:table-cell table:style-name="ce20" office:value-type="float" office:value="23092" calcext:value-type="float">
                  <text:p>230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expression corporelle</text:p>
                </table:table-cell>
                <table:table-cell table:style-name="ce20" office:value-type="float" office:value="23211" calcext:value-type="float">
                  <text:p>232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habillage</text:p>
                </table:table-cell>
                <table:table-cell table:style-name="ce20" office:value-type="float" office:value="23212" calcext:value-type="float">
                  <text:p>232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improvisation</text:p>
                </table:table-cell>
                <table:table-cell table:style-name="ce20" office:value-type="float" office:value="23224" calcext:value-type="float">
                  <text:p>232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interprétation</text:p>
                </table:table-cell>
                <table:table-cell table:style-name="ce20" office:value-type="float" office:value="23231" calcext:value-type="float">
                  <text:p>232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gestuelles</text:p>
                </table:table-cell>
                <table:table-cell table:style-name="ce20" office:value-type="float" office:value="23251" calcext:value-type="float">
                  <text:p>232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respiratoires</text:p>
                </table:table-cell>
                <table:table-cell table:style-name="ce21" office:value-type="float" office:value="23255" calcext:value-type="float">
                  <text:p>23255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Imag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mpétences techniques en imag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Eléments de base en scénographie</text:p>
                </table:table-cell>
                <table:table-cell table:style-name="ce19" office:value-type="float" office:value="21915" calcext:value-type="float">
                  <text:p>21915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tapes de montage de film</text:p>
                </table:table-cell>
                <table:table-cell table:style-name="ce20" office:value-type="float" office:value="21937" calcext:value-type="float">
                  <text:p>219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rmats des supports de prise de vue</text:p>
                </table:table-cell>
                <table:table-cell table:style-name="ce20" office:value-type="float" office:value="21964" calcext:value-type="float">
                  <text:p>219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crophotographie</text:p>
                </table:table-cell>
                <table:table-cell table:style-name="ce20" office:value-type="float" office:value="22091" calcext:value-type="float">
                  <text:p>220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icrophotographie</text:p>
                </table:table-cell>
                <table:table-cell table:style-name="ce20" office:value-type="float" office:value="22159" calcext:value-type="float">
                  <text:p>221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hoto filmage</text:p>
                </table:table-cell>
                <table:table-cell table:style-name="ce20" office:value-type="float" office:value="22286" calcext:value-type="float">
                  <text:p>222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la photographie</text:p>
                </table:table-cell>
                <table:table-cell table:style-name="ce20" office:value-type="float" office:value="21045" calcext:value-type="float">
                  <text:p>210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tirage série de films cinématographiques</text:p>
                </table:table-cell>
                <table:table-cell table:style-name="ce20" office:value-type="float" office:value="22440" calcext:value-type="float">
                  <text:p>224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de tournage</text:p>
                </table:table-cell>
                <table:table-cell table:style-name="ce21" office:value-type="float" office:value="23146" calcext:value-type="float">
                  <text:p>23146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Lumièr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mpétences techniques en lumièr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Eléments de base en éclairage</text:p>
                </table:table-cell>
                <table:table-cell table:style-name="ce19" office:value-type="float" office:value="21858" calcext:value-type="float">
                  <text:p>21858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ypes d'éclairages</text:p>
                </table:table-cell>
                <table:table-cell table:style-name="ce21" office:value-type="float" office:value="23341" calcext:value-type="float">
                  <text:p>23341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Son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mpétences techniques en son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justement de voix</text:p>
                </table:table-cell>
                <table:table-cell table:style-name="ce19" office:value-type="float" office:value="20750" calcext:value-type="float">
                  <text:p>20750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coute-reproduction de mélodie/musique</text:p>
                </table:table-cell>
                <table:table-cell table:style-name="ce20" office:value-type="float" office:value="20866" calcext:value-type="float">
                  <text:p>208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sonorisation</text:p>
                </table:table-cell>
                <table:table-cell table:style-name="ce20" office:value-type="float" office:value="21922" calcext:value-type="float">
                  <text:p>219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hodes d'égalisation de sons</text:p>
                </table:table-cell>
                <table:table-cell table:style-name="ce20" office:value-type="float" office:value="22139" calcext:value-type="float">
                  <text:p>221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lacement de voix</text:p>
                </table:table-cell>
                <table:table-cell table:style-name="ce20" office:value-type="float" office:value="21025" calcext:value-type="float">
                  <text:p>210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chant</text:p>
                </table:table-cell>
                <table:table-cell table:style-name="ce20" office:value-type="float" office:value="21036" calcext:value-type="float">
                  <text:p>210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chant-tessiture baryton-</text:p>
                </table:table-cell>
                <table:table-cell table:style-name="ce20" office:value-type="float" office:value="21037" calcext:value-type="float">
                  <text:p>210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chant-tessiture basse-</text:p>
                </table:table-cell>
                <table:table-cell table:style-name="ce20" office:value-type="float" office:value="21038" calcext:value-type="float">
                  <text:p>210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chant-tessiture contralto ou alto-</text:p>
                </table:table-cell>
                <table:table-cell table:style-name="ce20" office:value-type="float" office:value="21039" calcext:value-type="float">
                  <text:p>210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chant-tessiture mezzo-soprano-</text:p>
                </table:table-cell>
                <table:table-cell table:style-name="ce20" office:value-type="float" office:value="21040" calcext:value-type="float">
                  <text:p>210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chant-tessiture soprano-</text:p>
                </table:table-cell>
                <table:table-cell table:style-name="ce20" office:value-type="float" office:value="21041" calcext:value-type="float">
                  <text:p>210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e chant-tessiture ténor-</text:p>
                </table:table-cell>
                <table:table-cell table:style-name="ce20" office:value-type="float" office:value="21042" calcext:value-type="float">
                  <text:p>210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atique d'instrument de musique</text:p>
                </table:table-cell>
                <table:table-cell table:style-name="ce20" office:value-type="float" office:value="21051" calcext:value-type="float">
                  <text:p>210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jing (mix, scratch, ...)</text:p>
                </table:table-cell>
                <table:table-cell table:style-name="ce20" office:value-type="float" office:value="22894" calcext:value-type="float">
                  <text:p>228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d'échauffement de la voix</text:p>
                </table:table-cell>
                <table:table-cell table:style-name="ce21" office:value-type="float" office:value="23176" calcext:value-type="float">
                  <text:p>23176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, procédés d'impression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d’impression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haîne graphique</text:p>
              </table:table-cell>
              <table:table-cell table:style-name="ce19" office:value-type="float" office:value="21702" calcext:value-type="float">
                <text:p>21702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ception d'affichettes, de flyers</text:p>
              </table:table-cell>
              <table:table-cell table:style-name="ce20" office:value-type="float" office:value="20821" calcext:value-type="float">
                <text:p>208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ritères de calibrage de texte</text:p>
              </table:table-cell>
              <table:table-cell table:style-name="ce20" office:value-type="float" office:value="21763" calcext:value-type="float">
                <text:p>2176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és de photogravure</text:p>
              </table:table-cell>
              <table:table-cell table:style-name="ce20" office:value-type="float" office:value="22356" calcext:value-type="float">
                <text:p>2235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és et contraintes d'impression</text:p>
              </table:table-cell>
              <table:table-cell table:style-name="ce20" office:value-type="float" office:value="22373" calcext:value-type="float">
                <text:p>223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onception d'un graphcet</text:p>
              </table:table-cell>
              <table:table-cell table:style-name="ce20" office:value-type="float" office:value="22600" calcext:value-type="float">
                <text:p>226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mise en page/forme</text:p>
              </table:table-cell>
              <table:table-cell table:style-name="ce20" office:value-type="float" office:value="22613" calcext:value-type="float">
                <text:p>226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eprographie analogique</text:p>
              </table:table-cell>
              <table:table-cell table:style-name="ce20" office:value-type="float" office:value="23099" calcext:value-type="float">
                <text:p>2309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eprographie numérique</text:p>
              </table:table-cell>
              <table:table-cell table:style-name="ce20" office:value-type="float" office:value="23100" calcext:value-type="float">
                <text:p>231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irage de plan</text:p>
              </table:table-cell>
              <table:table-cell table:style-name="ce20" office:value-type="float" office:value="23141" calcext:value-type="float">
                <text:p>2314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imposition</text:p>
              </table:table-cell>
              <table:table-cell table:style-name="ce20" office:value-type="float" office:value="23221" calcext:value-type="float">
                <text:p>232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impression</text:p>
              </table:table-cell>
              <table:table-cell table:style-name="ce20" office:value-type="float" office:value="23223" calcext:value-type="float">
                <text:p>232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Computer To Film -CTF-</text:p>
              </table:table-cell>
              <table:table-cell table:style-name="ce20" office:value-type="float" office:value="21186" calcext:value-type="float">
                <text:p>2118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Computer To Plate -CTP-</text:p>
              </table:table-cell>
              <table:table-cell table:style-name="ce20" office:value-type="float" office:value="21187" calcext:value-type="float">
                <text:p>2118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Xylographie</text:p>
              </table:table-cell>
              <table:table-cell table:style-name="ce21" office:value-type="float" office:value="23371" calcext:value-type="float">
                <text:p>23371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, procédés de manutention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de manutention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ccrochage manuel</text:p>
              </table:table-cell>
              <table:table-cell table:style-name="ce19" office:value-type="float" office:value="20743" calcext:value-type="float">
                <text:p>20743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mballage de produit</text:p>
              </table:table-cell>
              <table:table-cell table:style-name="ce20" office:value-type="float" office:value="20879" calcext:value-type="float">
                <text:p>2087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mballage manuel</text:p>
              </table:table-cell>
              <table:table-cell table:style-name="ce20" office:value-type="float" office:value="20880" calcext:value-type="float">
                <text:p>2088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mbouteillage</text:p>
              </table:table-cell>
              <table:table-cell table:style-name="ce20" office:value-type="float" office:value="20882" calcext:value-type="float">
                <text:p>2088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estes et postures de manutention</text:p>
              </table:table-cell>
              <table:table-cell table:style-name="ce20" office:value-type="float" office:value="21992" calcext:value-type="float">
                <text:p>2199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nipulation d'objet fragile</text:p>
              </table:table-cell>
              <table:table-cell table:style-name="ce20" office:value-type="float" office:value="20979" calcext:value-type="float">
                <text:p>2097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ise de voiles</text:p>
              </table:table-cell>
              <table:table-cell table:style-name="ce20" office:value-type="float" office:value="20997" calcext:value-type="float">
                <text:p>2099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e chargement/déchargement de marchandises</text:p>
              </table:table-cell>
              <table:table-cell table:style-name="ce20" office:value-type="float" office:value="22164" calcext:value-type="float">
                <text:p>2216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ortage de cercueil</text:p>
              </table:table-cell>
              <table:table-cell table:style-name="ce20" office:value-type="float" office:value="21029" calcext:value-type="float">
                <text:p>2102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'enfûtage</text:p>
              </table:table-cell>
              <table:table-cell table:style-name="ce20" office:value-type="float" office:value="22455" calcext:value-type="float">
                <text:p>2245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'ensachage</text:p>
              </table:table-cell>
              <table:table-cell table:style-name="ce20" office:value-type="float" office:value="22456" calcext:value-type="float">
                <text:p>2245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alisation de noeud d'accrochage</text:p>
              </table:table-cell>
              <table:table-cell table:style-name="ce20" office:value-type="float" office:value="21068" calcext:value-type="float">
                <text:p>2106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ccrochage</text:p>
              </table:table-cell>
              <table:table-cell table:style-name="ce20" office:value-type="float" office:value="22760" calcext:value-type="float">
                <text:p>2276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marrage/désamarrage</text:p>
              </table:table-cell>
              <table:table-cell table:style-name="ce20" office:value-type="float" office:value="22764" calcext:value-type="float">
                <text:p>2276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arrimage</text:p>
              </table:table-cell>
              <table:table-cell table:style-name="ce20" office:value-type="float" office:value="22785" calcext:value-type="float">
                <text:p>227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déhalage</text:p>
              </table:table-cell>
              <table:table-cell table:style-name="ce20" office:value-type="float" office:value="22881" calcext:value-type="float">
                <text:p>228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finition/façonnage</text:p>
              </table:table-cell>
              <table:table-cell table:style-name="ce20" office:value-type="float" office:value="22910" calcext:value-type="float">
                <text:p>2291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levage</text:p>
              </table:table-cell>
              <table:table-cell table:style-name="ce20" office:value-type="float" office:value="22948" calcext:value-type="float">
                <text:p>229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anutention et de levage</text:p>
              </table:table-cell>
              <table:table-cell table:style-name="ce20" office:value-type="float" office:value="22961" calcext:value-type="float">
                <text:p>229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ontage/démontage de décors</text:p>
              </table:table-cell>
              <table:table-cell table:style-name="ce20" office:value-type="float" office:value="23004" calcext:value-type="float">
                <text:p>2300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ravaux immergés</text:p>
              </table:table-cell>
              <table:table-cell table:style-name="ce20" office:value-type="float" office:value="23164" calcext:value-type="float">
                <text:p>2316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emballage et de conditionnement</text:p>
              </table:table-cell>
              <table:table-cell table:style-name="ce20" office:value-type="float" office:value="23192" calcext:value-type="float">
                <text:p>2319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encartage</text:p>
              </table:table-cell>
              <table:table-cell table:style-name="ce20" office:value-type="float" office:value="23194" calcext:value-type="float">
                <text:p>2319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manuelles de façonnage</text:p>
              </table:table-cell>
              <table:table-cell table:style-name="ce20" office:value-type="float" office:value="23252" calcext:value-type="float">
                <text:p>232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ri, empilage de pièces</text:p>
              </table:table-cell>
              <table:table-cell table:style-name="ce21" office:value-type="float" office:value="21120" calcext:value-type="float">
                <text:p>21120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echniques, procédés industriels et artisanaux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Artisanat d'art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industrielles artisanales et manuelles</text:p>
              </table:table-cell>
              <table:table-cell table:number-columns-repeated="1017"/>
            </table:table-row>
            <table:table-row-group table:display="false"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Application de produit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Application de produits au pinceau</text:p>
                  </table:table-cell>
                  <table:table-cell table:style-name="ce19" office:value-type="float" office:value="20759" calcext:value-type="float">
                    <text:p>20759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pplication de produits au pistolet</text:p>
                  </table:table-cell>
                  <table:table-cell table:style-name="ce20" office:value-type="float" office:value="20760" calcext:value-type="float">
                    <text:p>2076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pplication de produits au pochoir</text:p>
                  </table:table-cell>
                  <table:table-cell table:style-name="ce20" office:value-type="float" office:value="20761" calcext:value-type="float">
                    <text:p>2076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pplication de produits au tampon</text:p>
                  </table:table-cell>
                  <table:table-cell table:style-name="ce20" office:value-type="float" office:value="20762" calcext:value-type="float">
                    <text:p>2076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pplication de produits par poudrage</text:p>
                  </table:table-cell>
                  <table:table-cell table:style-name="ce20" office:value-type="float" office:value="20763" calcext:value-type="float">
                    <text:p>2076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pplication de produits par trempage</text:p>
                  </table:table-cell>
                  <table:table-cell table:style-name="ce20" office:value-type="float" office:value="20764" calcext:value-type="float">
                    <text:p>2076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pplication de vernis</text:p>
                  </table:table-cell>
                  <table:table-cell table:style-name="ce20" office:value-type="float" office:value="20765" calcext:value-type="float">
                    <text:p>2076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pplication manuelle de couleurs</text:p>
                  </table:table-cell>
                  <table:table-cell table:style-name="ce20" office:value-type="float" office:value="20766" calcext:value-type="float">
                    <text:p>2076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pplication par vaporisation, arrosage</text:p>
                  </table:table-cell>
                  <table:table-cell table:style-name="ce20" office:value-type="float" office:value="20767" calcext:value-type="float">
                    <text:p>2076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odalités de conservation</text:p>
                  </table:table-cell>
                  <table:table-cell table:style-name="ce20" office:value-type="float" office:value="22165" calcext:value-type="float">
                    <text:p>2216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llage</text:p>
                  </table:table-cell>
                  <table:table-cell table:style-name="ce20" office:value-type="float" office:value="22837" calcext:value-type="float">
                    <text:p>2283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orure</text:p>
                  </table:table-cell>
                  <table:table-cell table:style-name="ce20" office:value-type="float" office:value="22895" calcext:value-type="float">
                    <text:p>2289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orure à la feuille</text:p>
                  </table:table-cell>
                  <table:table-cell table:style-name="ce20" office:value-type="float" office:value="22896" calcext:value-type="float">
                    <text:p>2289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orure au balancier</text:p>
                  </table:table-cell>
                  <table:table-cell table:style-name="ce20" office:value-type="float" office:value="22897" calcext:value-type="float">
                    <text:p>2289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orure au film</text:p>
                  </table:table-cell>
                  <table:table-cell table:style-name="ce20" office:value-type="float" office:value="22898" calcext:value-type="float">
                    <text:p>2289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restauration</text:p>
                  </table:table-cell>
                  <table:table-cell table:style-name="ce20" office:value-type="float" office:value="23102" calcext:value-type="float">
                    <text:p>231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restauration d'ouvrages d'art</text:p>
                  </table:table-cell>
                  <table:table-cell table:style-name="ce20" office:value-type="float" office:value="23103" calcext:value-type="float">
                    <text:p>2310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Vernissage au tampon</text:p>
                  </table:table-cell>
                  <table:table-cell table:style-name="ce21" office:value-type="float" office:value="21488" calcext:value-type="float">
                    <text:p>21488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Assemblage, montag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Achevage-réglage</text:p>
                  </table:table-cell>
                  <table:table-cell table:style-name="ce19" office:value-type="float" office:value="20744" calcext:value-type="float">
                    <text:p>20744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éthodes de classement et de montage de pièces micromécaniques</text:p>
                  </table:table-cell>
                  <table:table-cell table:style-name="ce20" office:value-type="float" office:value="22128" calcext:value-type="float">
                    <text:p>2212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ertissage</text:p>
                  </table:table-cell>
                  <table:table-cell table:style-name="ce20" office:value-type="float" office:value="21097" calcext:value-type="float">
                    <text:p>2109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ertissage d'élément de décor</text:p>
                  </table:table-cell>
                  <table:table-cell table:style-name="ce20" office:value-type="float" office:value="21098" calcext:value-type="float">
                    <text:p>2109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annage</text:p>
                  </table:table-cell>
                  <table:table-cell table:style-name="ce20" office:value-type="float" office:value="22823" calcext:value-type="float">
                    <text:p>2282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de pierres</text:p>
                  </table:table-cell>
                  <table:table-cell table:style-name="ce20" office:value-type="float" office:value="23045" calcext:value-type="float">
                    <text:p>2304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e soudure</text:p>
                  </table:table-cell>
                  <table:table-cell table:style-name="ce21" office:value-type="float" office:value="23128" calcext:value-type="float">
                    <text:p>23128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Autres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Abrasion manuelle</text:p>
                  </table:table-cell>
                  <table:table-cell table:style-name="ce19" office:value-type="float" office:value="20742" calcext:value-type="float">
                    <text:p>20742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lésage</text:p>
                  </table:table-cell>
                  <table:table-cell table:style-name="ce20" office:value-type="float" office:value="20751" calcext:value-type="float">
                    <text:p>2075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Bouchardage de verre</text:p>
                  </table:table-cell>
                  <table:table-cell table:style-name="ce20" office:value-type="float" office:value="20794" calcext:value-type="float">
                    <text:p>2079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alcul de titrage et d'alliage</text:p>
                  </table:table-cell>
                  <table:table-cell table:style-name="ce20" office:value-type="float" office:value="21543" calcext:value-type="float">
                    <text:p>2154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ompassage de verre</text:p>
                  </table:table-cell>
                  <table:table-cell table:style-name="ce20" office:value-type="float" office:value="20818" calcext:value-type="float">
                    <text:p>2081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ueille du verre (à la canne, au ferret, ...)</text:p>
                  </table:table-cell>
                  <table:table-cell table:style-name="ce20" office:value-type="float" office:value="20836" calcext:value-type="float">
                    <text:p>2083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coupe de mosaïque (faïence, pâte de verre, pierre, ...)</text:p>
                  </table:table-cell>
                  <table:table-cell table:style-name="ce20" office:value-type="float" office:value="20845" calcext:value-type="float">
                    <text:p>2084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Gnomonique</text:p>
                  </table:table-cell>
                  <table:table-cell table:style-name="ce20" office:value-type="float" office:value="22009" calcext:value-type="float">
                    <text:p>2200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aillochage</text:p>
                  </table:table-cell>
                  <table:table-cell table:style-name="ce20" office:value-type="float" office:value="20965" calcext:value-type="float">
                    <text:p>2096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arbrage</text:p>
                  </table:table-cell>
                  <table:table-cell table:style-name="ce20" office:value-type="float" office:value="20988" calcext:value-type="float">
                    <text:p>2098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ise en bain de cuve</text:p>
                  </table:table-cell>
                  <table:table-cell table:style-name="ce20" office:value-type="float" office:value="20998" calcext:value-type="float">
                    <text:p>2099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ontage de cordes</text:p>
                  </table:table-cell>
                  <table:table-cell table:style-name="ce20" office:value-type="float" office:value="21006" calcext:value-type="float">
                    <text:p>2100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erçage de perles</text:p>
                  </table:table-cell>
                  <table:table-cell table:style-name="ce20" office:value-type="float" office:value="21019" calcext:value-type="float">
                    <text:p>2101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ositionnement de marteaux</text:p>
                  </table:table-cell>
                  <table:table-cell table:style-name="ce20" office:value-type="float" office:value="21031" calcext:value-type="float">
                    <text:p>2103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éparation de bains de traitement</text:p>
                  </table:table-cell>
                  <table:table-cell table:style-name="ce20" office:value-type="float" office:value="21056" calcext:value-type="float">
                    <text:p>2105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masquage</text:p>
                  </table:table-cell>
                  <table:table-cell table:style-name="ce20" office:value-type="float" office:value="22353" calcext:value-type="float">
                    <text:p>2235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ognage</text:p>
                  </table:table-cell>
                  <table:table-cell table:style-name="ce20" office:value-type="float" office:value="21089" calcext:value-type="float">
                    <text:p>2108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oufflage</text:p>
                  </table:table-cell>
                  <table:table-cell table:style-name="ce20" office:value-type="float" office:value="21105" calcext:value-type="float">
                    <text:p>2110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ccordage</text:p>
                  </table:table-cell>
                  <table:table-cell table:style-name="ce20" office:value-type="float" office:value="22759" calcext:value-type="float">
                    <text:p>2275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pplication de garniture (perles, paillettes, plumes, voilette, ...)</text:p>
                  </table:table-cell>
                  <table:table-cell table:style-name="ce20" office:value-type="float" office:value="21109" calcext:value-type="float">
                    <text:p>2110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bijouterie</text:p>
                  </table:table-cell>
                  <table:table-cell table:style-name="ce20" office:value-type="float" office:value="22810" calcext:value-type="float">
                    <text:p>2281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brasure</text:p>
                  </table:table-cell>
                  <table:table-cell table:style-name="ce20" office:value-type="float" office:value="22816" calcext:value-type="float">
                    <text:p>2281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mposition florale</text:p>
                  </table:table-cell>
                  <table:table-cell table:style-name="ce20" office:value-type="float" office:value="22841" calcext:value-type="float">
                    <text:p>2284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écor des costumes</text:p>
                  </table:table-cell>
                  <table:table-cell table:style-name="ce20" office:value-type="float" office:value="22875" calcext:value-type="float">
                    <text:p>2287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uplication de forme</text:p>
                  </table:table-cell>
                  <table:table-cell table:style-name="ce20" office:value-type="float" office:value="22902" calcext:value-type="float">
                    <text:p>229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façonnage de matériaux organiques (corne, os, ...)</text:p>
                  </table:table-cell>
                  <table:table-cell table:style-name="ce20" office:value-type="float" office:value="22906" calcext:value-type="float">
                    <text:p>2290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formage à chaud</text:p>
                  </table:table-cell>
                  <table:table-cell table:style-name="ce20" office:value-type="float" office:value="22913" calcext:value-type="float">
                    <text:p>2291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formage à froid</text:p>
                  </table:table-cell>
                  <table:table-cell table:style-name="ce20" office:value-type="float" office:value="22914" calcext:value-type="float">
                    <text:p>2291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ulage</text:p>
                  </table:table-cell>
                  <table:table-cell table:style-name="ce20" office:value-type="float" office:value="23005" calcext:value-type="float">
                    <text:p>2300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ulage en cire perdue</text:p>
                  </table:table-cell>
                  <table:table-cell table:style-name="ce20" office:value-type="float" office:value="23007" calcext:value-type="float">
                    <text:p>2300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atine des costumes</text:p>
                  </table:table-cell>
                  <table:table-cell table:style-name="ce20" office:value-type="float" office:value="23021" calcext:value-type="float">
                    <text:p>2302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icklage</text:p>
                  </table:table-cell>
                  <table:table-cell table:style-name="ce20" office:value-type="float" office:value="23028" calcext:value-type="float">
                    <text:p>2302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lumasserie</text:p>
                  </table:table-cell>
                  <table:table-cell table:style-name="ce20" office:value-type="float" office:value="23038" calcext:value-type="float">
                    <text:p>2303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référencement du vitrail</text:p>
                  </table:table-cell>
                  <table:table-cell table:style-name="ce20" office:value-type="float" office:value="23087" calcext:value-type="float">
                    <text:p>2308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axidermie souple</text:p>
                  </table:table-cell>
                  <table:table-cell table:style-name="ce20" office:value-type="float" office:value="23135" calcext:value-type="float">
                    <text:p>2313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ransformation du verre à chaud</text:p>
                  </table:table-cell>
                  <table:table-cell table:style-name="ce20" office:value-type="float" office:value="23160" calcext:value-type="float">
                    <text:p>2316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ransformation du verre à froid</text:p>
                  </table:table-cell>
                  <table:table-cell table:style-name="ce20" office:value-type="float" office:value="23161" calcext:value-type="float">
                    <text:p>2316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ébénisterie</text:p>
                  </table:table-cell>
                  <table:table-cell table:style-name="ce20" office:value-type="float" office:value="23175" calcext:value-type="float">
                    <text:p>2317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électrolyse</text:p>
                  </table:table-cell>
                  <table:table-cell table:style-name="ce20" office:value-type="float" office:value="23189" calcext:value-type="float">
                    <text:p>2318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u raku</text:p>
                  </table:table-cell>
                  <table:table-cell table:style-name="ce20" office:value-type="float" office:value="23240" calcext:value-type="float">
                    <text:p>2324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nsion de cordes</text:p>
                  </table:table-cell>
                  <table:table-cell table:style-name="ce20" office:value-type="float" office:value="21111" calcext:value-type="float">
                    <text:p>2111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itrage</text:p>
                  </table:table-cell>
                  <table:table-cell table:style-name="ce20" office:value-type="float" office:value="21114" calcext:value-type="float">
                    <text:p>2111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ypes de mailles en bijouterie</text:p>
                  </table:table-cell>
                  <table:table-cell table:style-name="ce20" office:value-type="float" office:value="23317" calcext:value-type="float">
                    <text:p>2331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ypes de taille des gemmes</text:p>
                  </table:table-cell>
                  <table:table-cell table:style-name="ce21" office:value-type="float" office:value="23338" calcext:value-type="float">
                    <text:p>23338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Dessin, reproduction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Composition de décorations d'objets (émaux, glaçures, ...)</text:p>
                  </table:table-cell>
                  <table:table-cell table:style-name="ce19" office:value-type="float" office:value="21735" calcext:value-type="float">
                    <text:p>21735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opie, reproduction</text:p>
                  </table:table-cell>
                  <table:table-cell table:style-name="ce20" office:value-type="float" office:value="21756" calcext:value-type="float">
                    <text:p>2175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l'aquarelle</text:p>
                  </table:table-cell>
                  <table:table-cell table:style-name="ce20" office:value-type="float" office:value="22943" calcext:value-type="float">
                    <text:p>2294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lithographie</text:p>
                  </table:table-cell>
                  <table:table-cell table:style-name="ce20" office:value-type="float" office:value="22950" calcext:value-type="float">
                    <text:p>2295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antographie</text:p>
                  </table:table-cell>
                  <table:table-cell table:style-name="ce20" office:value-type="float" office:value="23017" calcext:value-type="float">
                    <text:p>2301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reproduction de motifs (en réduction, ...)</text:p>
                  </table:table-cell>
                  <table:table-cell table:style-name="ce20" office:value-type="float" office:value="23098" calcext:value-type="float">
                    <text:p>2309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u trompe-l'oeil</text:p>
                  </table:table-cell>
                  <table:table-cell table:style-name="ce21" office:value-type="float" office:value="23242" calcext:value-type="float">
                    <text:p>23242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Gravure/sculpture/taill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Glyptique</text:p>
                  </table:table-cell>
                  <table:table-cell table:style-name="ce19" office:value-type="float" office:value="22008" calcext:value-type="float">
                    <text:p>22008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ens de taille de pierre précieuse</text:p>
                  </table:table-cell>
                  <table:table-cell table:style-name="ce20" office:value-type="float" office:value="22685" calcext:value-type="float">
                    <text:p>2268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aille de diamant</text:p>
                  </table:table-cell>
                  <table:table-cell table:style-name="ce20" office:value-type="float" office:value="21107" calcext:value-type="float">
                    <text:p>2110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gravure au pointillé</text:p>
                  </table:table-cell>
                  <table:table-cell table:style-name="ce20" office:value-type="float" office:value="22927" calcext:value-type="float">
                    <text:p>2292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gravure de lettres, chiffres, ...</text:p>
                  </table:table-cell>
                  <table:table-cell table:style-name="ce20" office:value-type="float" office:value="22928" calcext:value-type="float">
                    <text:p>2292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gravure de motifs géométriques</text:p>
                  </table:table-cell>
                  <table:table-cell table:style-name="ce20" office:value-type="float" office:value="22929" calcext:value-type="float">
                    <text:p>2292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gravure décorative</text:p>
                  </table:table-cell>
                  <table:table-cell table:style-name="ce20" office:value-type="float" office:value="22930" calcext:value-type="float">
                    <text:p>2293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gravure en creux</text:p>
                  </table:table-cell>
                  <table:table-cell table:style-name="ce20" office:value-type="float" office:value="22931" calcext:value-type="float">
                    <text:p>2293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gravure en relief</text:p>
                  </table:table-cell>
                  <table:table-cell table:style-name="ce20" office:value-type="float" office:value="22932" calcext:value-type="float">
                    <text:p>2293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gravure héraldique</text:p>
                  </table:table-cell>
                  <table:table-cell table:style-name="ce20" office:value-type="float" office:value="22933" calcext:value-type="float">
                    <text:p>2293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gravure manuelle</text:p>
                  </table:table-cell>
                  <table:table-cell table:style-name="ce20" office:value-type="float" office:value="22934" calcext:value-type="float">
                    <text:p>2293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sculpture</text:p>
                  </table:table-cell>
                  <table:table-cell table:style-name="ce20" office:value-type="float" office:value="23109" calcext:value-type="float">
                    <text:p>2310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sculpture en ronde bosse</text:p>
                  </table:table-cell>
                  <table:table-cell table:style-name="ce20" office:value-type="float" office:value="23110" calcext:value-type="float">
                    <text:p>2311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sculpture ornementale</text:p>
                  </table:table-cell>
                  <table:table-cell table:style-name="ce20" office:value-type="float" office:value="23112" calcext:value-type="float">
                    <text:p>2311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aille de pierre</text:p>
                  </table:table-cell>
                  <table:table-cell table:style-name="ce20" office:value-type="float" office:value="23132" calcext:value-type="float">
                    <text:p>2313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'estampage</text:p>
                  </table:table-cell>
                  <table:table-cell table:style-name="ce21" office:value-type="float" office:value="23204" calcext:value-type="float">
                    <text:p>23204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Travail du papier/carton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Technique d'élaboration de carton de marqueterie</text:p>
                  </table:table-cell>
                  <table:table-cell table:style-name="ce19" office:value-type="float" office:value="22752" calcext:value-type="float">
                    <text:p>22752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uture de documents papier</text:p>
                  </table:table-cell>
                  <table:table-cell table:style-name="ce20" office:value-type="float" office:value="22865" calcext:value-type="float">
                    <text:p>2286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émontage/remontage de livres</text:p>
                  </table:table-cell>
                  <table:table-cell table:style-name="ce20" office:value-type="float" office:value="22883" calcext:value-type="float">
                    <text:p>2288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e reliure</text:p>
                  </table:table-cell>
                  <table:table-cell table:style-name="ce21" office:value-type="float" office:value="23093" calcext:value-type="float">
                    <text:p>23093</text:p>
                  </table:table-cell>
                  <table:table-cell table:style-name="ce21"/>
                  <table:table-cell table:number-columns-repeated="1017"/>
                </table:table-row>
              </table:table-row-group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Gros oeuvre / Extraction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du BTP (gros œuvre)</text:p>
              </table:table-cell>
              <table:table-cell table:number-columns-repeated="1017"/>
            </table:table-row>
            <table:table-row-group table:display="false"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Béton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Dosage de mortier</text:p>
                  </table:table-cell>
                  <table:table-cell table:style-name="ce19" office:value-type="float" office:value="20858" calcext:value-type="float">
                    <text:p>20858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maçonnerie</text:p>
                  </table:table-cell>
                  <table:table-cell table:style-name="ce20" office:value-type="float" office:value="21879" calcext:value-type="float">
                    <text:p>2187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ontage de banches</text:p>
                  </table:table-cell>
                  <table:table-cell table:style-name="ce20" office:value-type="float" office:value="21002" calcext:value-type="float">
                    <text:p>210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incipes de la précontrainte</text:p>
                  </table:table-cell>
                  <table:table-cell table:style-name="ce20" office:value-type="float" office:value="22322" calcext:value-type="float">
                    <text:p>2232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'étanchéité</text:p>
                  </table:table-cell>
                  <table:table-cell table:style-name="ce20" office:value-type="float" office:value="22367" calcext:value-type="float">
                    <text:p>2236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ess et formulations de bétons</text:p>
                  </table:table-cell>
                  <table:table-cell table:style-name="ce20" office:value-type="float" office:value="22474" calcext:value-type="float">
                    <text:p>2247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ess et formulations de ciments</text:p>
                  </table:table-cell>
                  <table:table-cell table:style-name="ce20" office:value-type="float" office:value="22475" calcext:value-type="float">
                    <text:p>2247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ess et formulations d'enrobés</text:p>
                  </table:table-cell>
                  <table:table-cell table:style-name="ce20" office:value-type="float" office:value="22476" calcext:value-type="float">
                    <text:p>2247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ess et spécificités de fabrication des granulats (criblage, ...)</text:p>
                  </table:table-cell>
                  <table:table-cell table:style-name="ce20" office:value-type="float" office:value="22477" calcext:value-type="float">
                    <text:p>2247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pécificités des coffrages</text:p>
                  </table:table-cell>
                  <table:table-cell table:style-name="ce20" office:value-type="float" office:value="22703" calcext:value-type="float">
                    <text:p>2270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butonnage</text:p>
                  </table:table-cell>
                  <table:table-cell table:style-name="ce20" office:value-type="float" office:value="22819" calcext:value-type="float">
                    <text:p>2281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ulage du béton</text:p>
                  </table:table-cell>
                  <table:table-cell table:style-name="ce20" office:value-type="float" office:value="22856" calcext:value-type="float">
                    <text:p>2285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ronçonnage de béton</text:p>
                  </table:table-cell>
                  <table:table-cell table:style-name="ce21" office:value-type="float" office:value="21121" calcext:value-type="float">
                    <text:p>21121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Extraction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Calcul de tirs de fragmentation</text:p>
                  </table:table-cell>
                  <table:table-cell table:style-name="ce19" office:value-type="float" office:value="21542" calcext:value-type="float">
                    <text:p>21542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bitage</text:p>
                  </table:table-cell>
                  <table:table-cell table:style-name="ce20" office:value-type="float" office:value="20837" calcext:value-type="float">
                    <text:p>2083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arinage</text:p>
                  </table:table-cell>
                  <table:table-cell table:style-name="ce20" office:value-type="float" office:value="20989" calcext:value-type="float">
                    <text:p>2098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filtration</text:p>
                  </table:table-cell>
                  <table:table-cell table:style-name="ce20" office:value-type="float" office:value="22909" calcext:value-type="float">
                    <text:p>2290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forage</text:p>
                  </table:table-cell>
                  <table:table-cell table:style-name="ce20" office:value-type="float" office:value="22912" calcext:value-type="float">
                    <text:p>2291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erforation pneumatique</text:p>
                  </table:table-cell>
                  <table:table-cell table:style-name="ce20" office:value-type="float" office:value="23027" calcext:value-type="float">
                    <text:p>2302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itionnement de tissu extensible</text:p>
                  </table:table-cell>
                  <table:table-cell table:style-name="ce20" office:value-type="float" office:value="23053" calcext:value-type="float">
                    <text:p>2305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sondage carotté</text:p>
                  </table:table-cell>
                  <table:table-cell table:style-name="ce20" office:value-type="float" office:value="23125" calcext:value-type="float">
                    <text:p>2312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sondage de sol</text:p>
                  </table:table-cell>
                  <table:table-cell table:style-name="ce20" office:value-type="float" office:value="23126" calcext:value-type="float">
                    <text:p>2312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élingage</text:p>
                  </table:table-cell>
                  <table:table-cell table:style-name="ce20" office:value-type="float" office:value="23191" calcext:value-type="float">
                    <text:p>2319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'excavation</text:p>
                  </table:table-cell>
                  <table:table-cell table:style-name="ce21" office:value-type="float" office:value="23208" calcext:value-type="float">
                    <text:p>23208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Maçonneri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Talochage</text:p>
                  </table:table-cell>
                  <table:table-cell table:style-name="ce19" office:value-type="float" office:value="21108" calcext:value-type="float">
                    <text:p>21108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intrage</text:p>
                  </table:table-cell>
                  <table:table-cell table:style-name="ce20" office:value-type="float" office:value="22831" calcext:value-type="float">
                    <text:p>2283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ffrage</text:p>
                  </table:table-cell>
                  <table:table-cell table:style-name="ce20" office:value-type="float" office:value="22832" calcext:value-type="float">
                    <text:p>2283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jointement</text:p>
                  </table:table-cell>
                  <table:table-cell table:style-name="ce20" office:value-type="float" office:value="22939" calcext:value-type="float">
                    <text:p>2293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açonnerie</text:p>
                  </table:table-cell>
                  <table:table-cell table:style-name="ce20" office:value-type="float" office:value="22953" calcext:value-type="float">
                    <text:p>2295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de briques</text:p>
                  </table:table-cell>
                  <table:table-cell table:style-name="ce20" office:value-type="float" office:value="23041" calcext:value-type="float">
                    <text:p>2304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'injection de mortier</text:p>
                  </table:table-cell>
                  <table:table-cell table:style-name="ce21" office:value-type="float" office:value="23227" calcext:value-type="float">
                    <text:p>23227</text:p>
                  </table:table-cell>
                  <table:table-cell table:style-name="ce21"/>
                  <table:table-cell table:number-columns-repeated="1017"/>
                </table:table-row>
              </table:table-row-group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Menuiseri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de menuiserie</text:p>
              </table:table-cell>
              <table:table-cell table:number-columns-repeated="1017"/>
            </table:table-row>
            <table:table-row-group table:display="false"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Autr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Eléments de base en menuiserie</text:p>
                  </table:table-cell>
                  <table:table-cell table:style-name="ce19" office:value-type="float" office:value="21885" calcext:value-type="float">
                    <text:p>21885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enuiserie aluminium</text:p>
                  </table:table-cell>
                  <table:table-cell table:style-name="ce20" office:value-type="float" office:value="22105" calcext:value-type="float">
                    <text:p>2210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enuiserie PVC</text:p>
                  </table:table-cell>
                  <table:table-cell table:style-name="ce20" office:value-type="float" office:value="22107" calcext:value-type="float">
                    <text:p>2210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e menuiserie</text:p>
                  </table:table-cell>
                  <table:table-cell table:style-name="ce21" office:value-type="float" office:value="22976" calcext:value-type="float">
                    <text:p>22976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Bois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Cycles de séchage des essences de bois</text:p>
                  </table:table-cell>
                  <table:table-cell table:style-name="ce19" office:value-type="float" office:value="21770" calcext:value-type="float">
                    <text:p>21770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fibrage chimique</text:p>
                  </table:table-cell>
                  <table:table-cell table:style-name="ce20" office:value-type="float" office:value="20849" calcext:value-type="float">
                    <text:p>2084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fibrage thermique</text:p>
                  </table:table-cell>
                  <table:table-cell table:style-name="ce20" office:value-type="float" office:value="20850" calcext:value-type="float">
                    <text:p>2085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osage de produits (colle, liant, ...)</text:p>
                  </table:table-cell>
                  <table:table-cell table:style-name="ce20" office:value-type="float" office:value="20860" calcext:value-type="float">
                    <text:p>2086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régulation</text:p>
                  </table:table-cell>
                  <table:table-cell table:style-name="ce20" office:value-type="float" office:value="21913" calcext:value-type="float">
                    <text:p>2191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enuiserie bois</text:p>
                  </table:table-cell>
                  <table:table-cell table:style-name="ce20" office:value-type="float" office:value="22106" calcext:value-type="float">
                    <text:p>2210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Optimisation du rendement matière d'une grume</text:p>
                  </table:table-cell>
                  <table:table-cell table:style-name="ce20" office:value-type="float" office:value="21013" calcext:value-type="float">
                    <text:p>2101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onçage</text:p>
                  </table:table-cell>
                  <table:table-cell table:style-name="ce20" office:value-type="float" office:value="21028" calcext:value-type="float">
                    <text:p>2102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fabrication du papier</text:p>
                  </table:table-cell>
                  <table:table-cell table:style-name="ce20" office:value-type="float" office:value="22343" calcext:value-type="float">
                    <text:p>2234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préparation des pâtes à papier</text:p>
                  </table:table-cell>
                  <table:table-cell table:style-name="ce20" office:value-type="float" office:value="22358" calcext:value-type="float">
                    <text:p>2235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boisage</text:p>
                  </table:table-cell>
                  <table:table-cell table:style-name="ce20" office:value-type="float" office:value="22812" calcext:value-type="float">
                    <text:p>2281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ébit sur liste</text:p>
                  </table:table-cell>
                  <table:table-cell table:style-name="ce20" office:value-type="float" office:value="22869" calcext:value-type="float">
                    <text:p>2286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lacage</text:p>
                  </table:table-cell>
                  <table:table-cell table:style-name="ce20" office:value-type="float" office:value="23031" calcext:value-type="float">
                    <text:p>2303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onnellerie</text:p>
                  </table:table-cell>
                  <table:table-cell table:style-name="ce20" office:value-type="float" office:value="23144" calcext:value-type="float">
                    <text:p>2314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orsage</text:p>
                  </table:table-cell>
                  <table:table-cell table:style-name="ce20" office:value-type="float" office:value="23145" calcext:value-type="float">
                    <text:p>2314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ournage bois</text:p>
                  </table:table-cell>
                  <table:table-cell table:style-name="ce20" office:value-type="float" office:value="23147" calcext:value-type="float">
                    <text:p>2314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raitement du bois</text:p>
                  </table:table-cell>
                  <table:table-cell table:style-name="ce20" office:value-type="float" office:value="23154" calcext:value-type="float">
                    <text:p>2315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ype de serrage d'outils (porte-outils, ...)</text:p>
                  </table:table-cell>
                  <table:table-cell table:style-name="ce21" office:value-type="float" office:value="23303" calcext:value-type="float">
                    <text:p>23303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Charpent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Bardage</text:p>
                  </table:table-cell>
                  <table:table-cell table:style-name="ce19" office:value-type="float" office:value="20792" calcext:value-type="float">
                    <text:p>20792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querrage</text:p>
                  </table:table-cell>
                  <table:table-cell table:style-name="ce20" office:value-type="float" office:value="20884" calcext:value-type="float">
                    <text:p>2088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ssemblage et de pose de charpente et ossature bois</text:p>
                  </table:table-cell>
                  <table:table-cell table:style-name="ce20" office:value-type="float" office:value="22796" calcext:value-type="float">
                    <text:p>2279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rminologie de la charpente bois</text:p>
                  </table:table-cell>
                  <table:table-cell table:style-name="ce21" office:value-type="float" office:value="23274" calcext:value-type="float">
                    <text:p>23274</text:p>
                  </table:table-cell>
                  <table:table-cell table:style-name="ce21"/>
                  <table:table-cell table:number-columns-repeated="1017"/>
                </table:table-row>
              </table:table-row-group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Métallurgie/ Soudure/ Usinag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de métallurgie, soudure et usinage</text:p>
              </table:table-cell>
              <table:table-cell table:number-columns-repeated="1017"/>
            </table:table-row>
            <table:table-row-group table:display="false"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Métallurgi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Brasage</text:p>
                  </table:table-cell>
                  <table:table-cell table:style-name="ce19" office:value-type="float" office:value="20797" calcext:value-type="float">
                    <text:p>20797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haudronnerie</text:p>
                  </table:table-cell>
                  <table:table-cell table:style-name="ce20" office:value-type="float" office:value="21705" calcext:value-type="float">
                    <text:p>2170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oulée à la louche</text:p>
                  </table:table-cell>
                  <table:table-cell table:style-name="ce20" office:value-type="float" office:value="21758" calcext:value-type="float">
                    <text:p>2175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coupe au chalumeau</text:p>
                  </table:table-cell>
                  <table:table-cell table:style-name="ce20" office:value-type="float" office:value="20841" calcext:value-type="float">
                    <text:p>2084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coupe de métal</text:p>
                  </table:table-cell>
                  <table:table-cell table:style-name="ce20" office:value-type="float" office:value="20844" calcext:value-type="float">
                    <text:p>2084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métallurgie</text:p>
                  </table:table-cell>
                  <table:table-cell table:style-name="ce20" office:value-type="float" office:value="21886" calcext:value-type="float">
                    <text:p>2188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tôlerie</text:p>
                  </table:table-cell>
                  <table:table-cell table:style-name="ce20" office:value-type="float" office:value="21927" calcext:value-type="float">
                    <text:p>2192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tuvage</text:p>
                  </table:table-cell>
                  <table:table-cell table:style-name="ce20" office:value-type="float" office:value="20890" calcext:value-type="float">
                    <text:p>2089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Fonctionnement de cubilot</text:p>
                  </table:table-cell>
                  <table:table-cell table:style-name="ce20" office:value-type="float" office:value="21952" calcext:value-type="float">
                    <text:p>2195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ocalisation de fuite</text:p>
                  </table:table-cell>
                  <table:table-cell table:style-name="ce20" office:value-type="float" office:value="20963" calcext:value-type="float">
                    <text:p>2096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étallurgie</text:p>
                  </table:table-cell>
                  <table:table-cell table:style-name="ce20" office:value-type="float" office:value="22110" calcext:value-type="float">
                    <text:p>2211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Nettoyage, ébavurage de moule</text:p>
                  </table:table-cell>
                  <table:table-cell table:style-name="ce20" office:value-type="float" office:value="21012" calcext:value-type="float">
                    <text:p>2101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erçage, dégazage</text:p>
                  </table:table-cell>
                  <table:table-cell table:style-name="ce20" office:value-type="float" office:value="21020" calcext:value-type="float">
                    <text:p>2102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élèvement d'échantillon à chaud</text:p>
                  </table:table-cell>
                  <table:table-cell table:style-name="ce20" office:value-type="float" office:value="21054" calcext:value-type="float">
                    <text:p>2105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découpage</text:p>
                  </table:table-cell>
                  <table:table-cell table:style-name="ce20" office:value-type="float" office:value="22339" calcext:value-type="float">
                    <text:p>2233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façonnage</text:p>
                  </table:table-cell>
                  <table:table-cell table:style-name="ce20" office:value-type="float" office:value="22348" calcext:value-type="float">
                    <text:p>2234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formage</text:p>
                  </table:table-cell>
                  <table:table-cell table:style-name="ce20" office:value-type="float" office:value="22351" calcext:value-type="float">
                    <text:p>2235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meulage, ébavurage</text:p>
                  </table:table-cell>
                  <table:table-cell table:style-name="ce20" office:value-type="float" office:value="22354" calcext:value-type="float">
                    <text:p>2235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alisation d'épreuve de ligne</text:p>
                  </table:table-cell>
                  <table:table-cell table:style-name="ce20" office:value-type="float" office:value="21070" calcext:value-type="float">
                    <text:p>2107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ebouchage, nettoyage de trou de coulée</text:p>
                  </table:table-cell>
                  <table:table-cell table:style-name="ce20" office:value-type="float" office:value="21071" calcext:value-type="float">
                    <text:p>2107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errage manuel de sable</text:p>
                  </table:table-cell>
                  <table:table-cell table:style-name="ce20" office:value-type="float" office:value="21095" calcext:value-type="float">
                    <text:p>2109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errage mécanisé de sable</text:p>
                  </table:table-cell>
                  <table:table-cell table:style-name="ce20" office:value-type="float" office:value="21096" calcext:value-type="float">
                    <text:p>2109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lignement</text:p>
                  </table:table-cell>
                  <table:table-cell table:style-name="ce20" office:value-type="float" office:value="22762" calcext:value-type="float">
                    <text:p>2276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haudronnerie</text:p>
                  </table:table-cell>
                  <table:table-cell table:style-name="ce20" office:value-type="float" office:value="22828" calcext:value-type="float">
                    <text:p>2282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upage thermique</text:p>
                  </table:table-cell>
                  <table:table-cell table:style-name="ce20" office:value-type="float" office:value="22857" calcext:value-type="float">
                    <text:p>2285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écochage</text:p>
                  </table:table-cell>
                  <table:table-cell table:style-name="ce20" office:value-type="float" office:value="22873" calcext:value-type="float">
                    <text:p>2287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ferraillage</text:p>
                  </table:table-cell>
                  <table:table-cell table:style-name="ce20" office:value-type="float" office:value="22908" calcext:value-type="float">
                    <text:p>2290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fonderie</text:p>
                  </table:table-cell>
                  <table:table-cell table:style-name="ce20" office:value-type="float" office:value="22911" calcext:value-type="float">
                    <text:p>2291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ulage en châssis</text:p>
                  </table:table-cell>
                  <table:table-cell table:style-name="ce20" office:value-type="float" office:value="23006" calcext:value-type="float">
                    <text:p>2300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ulage en fosse</text:p>
                  </table:table-cell>
                  <table:table-cell table:style-name="ce20" office:value-type="float" office:value="23008" calcext:value-type="float">
                    <text:p>2300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ulage semi-automatisé</text:p>
                  </table:table-cell>
                  <table:table-cell table:style-name="ce20" office:value-type="float" office:value="23009" calcext:value-type="float">
                    <text:p>2300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ulage sur couche</text:p>
                  </table:table-cell>
                  <table:table-cell table:style-name="ce20" office:value-type="float" office:value="23010" calcext:value-type="float">
                    <text:p>2301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teyage</text:p>
                  </table:table-cell>
                  <table:table-cell table:style-name="ce20" office:value-type="float" office:value="23054" calcext:value-type="float">
                    <text:p>2305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remmoulage</text:p>
                  </table:table-cell>
                  <table:table-cell table:style-name="ce20" office:value-type="float" office:value="23094" calcext:value-type="float">
                    <text:p>2309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ébarbage</text:p>
                  </table:table-cell>
                  <table:table-cell table:style-name="ce20" office:value-type="float" office:value="23174" calcext:value-type="float">
                    <text:p>2317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enterrage (portées, dimensions, aspect, nombre de pièces...)</text:p>
                  </table:table-cell>
                  <table:table-cell table:style-name="ce20" office:value-type="float" office:value="23196" calcext:value-type="float">
                    <text:p>2319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s développés</text:p>
                  </table:table-cell>
                  <table:table-cell table:style-name="ce20" office:value-type="float" office:value="23203" calcext:value-type="float">
                    <text:p>2320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ôlerie</text:p>
                  </table:table-cell>
                  <table:table-cell table:style-name="ce21" office:value-type="float" office:value="23283" calcext:value-type="float">
                    <text:p>23283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Soudur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Procédés de soudage</text:p>
                  </table:table-cell>
                  <table:table-cell table:style-name="ce19" office:value-type="float" office:value="22360" calcext:value-type="float">
                    <text:p>22360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oudage</text:p>
                  </table:table-cell>
                  <table:table-cell table:style-name="ce20" office:value-type="float" office:value="21100" calcext:value-type="float">
                    <text:p>2110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oudage MIG-MAG</text:p>
                  </table:table-cell>
                  <table:table-cell table:style-name="ce20" office:value-type="float" office:value="21102" calcext:value-type="float">
                    <text:p>211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oudage plomb</text:p>
                  </table:table-cell>
                  <table:table-cell table:style-name="ce20" office:value-type="float" office:value="21103" calcext:value-type="float">
                    <text:p>2110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oudage sur zinc</text:p>
                  </table:table-cell>
                  <table:table-cell table:style-name="ce20" office:value-type="float" office:value="21104" calcext:value-type="float">
                    <text:p>2110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oudure aéronautique</text:p>
                  </table:table-cell>
                  <table:table-cell table:style-name="ce20" office:value-type="float" office:value="22693" calcext:value-type="float">
                    <text:p>2269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oudure chimie</text:p>
                  </table:table-cell>
                  <table:table-cell table:style-name="ce20" office:value-type="float" office:value="22694" calcext:value-type="float">
                    <text:p>2269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Soudure nucléaire</text:p>
                  </table:table-cell>
                  <table:table-cell table:style-name="ce20" office:value-type="float" office:value="22695" calcext:value-type="float">
                    <text:p>2269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 de soudure en milieu immergé</text:p>
                  </table:table-cell>
                  <table:table-cell table:style-name="ce20" office:value-type="float" office:value="22750" calcext:value-type="float">
                    <text:p>2275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e thermosoudage</text:p>
                  </table:table-cell>
                  <table:table-cell table:style-name="ce21" office:value-type="float" office:value="23140" calcext:value-type="float">
                    <text:p>23140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Usinag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Collage à chaud</text:p>
                  </table:table-cell>
                  <table:table-cell table:style-name="ce19" office:value-type="float" office:value="20816" calcext:value-type="float">
                    <text:p>20816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serrurerie</text:p>
                  </table:table-cell>
                  <table:table-cell table:style-name="ce20" office:value-type="float" office:value="21917" calcext:value-type="float">
                    <text:p>2191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Fraisage sur métal</text:p>
                  </table:table-cell>
                  <table:table-cell table:style-name="ce20" office:value-type="float" office:value="20903" calcext:value-type="float">
                    <text:p>2090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'usinage de haute précision</text:p>
                  </table:table-cell>
                  <table:table-cell table:style-name="ce20" office:value-type="float" office:value="22370" calcext:value-type="float">
                    <text:p>2237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'usinage de moule métallique</text:p>
                  </table:table-cell>
                  <table:table-cell table:style-name="ce20" office:value-type="float" office:value="22371" calcext:value-type="float">
                    <text:p>2237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'usinage en micro-mécanique</text:p>
                  </table:table-cell>
                  <table:table-cell table:style-name="ce20" office:value-type="float" office:value="22372" calcext:value-type="float">
                    <text:p>2237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serrurerie</text:p>
                  </table:table-cell>
                  <table:table-cell table:style-name="ce20" office:value-type="float" office:value="23118" calcext:value-type="float">
                    <text:p>2311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usinage</text:p>
                  </table:table-cell>
                  <table:table-cell table:style-name="ce20" office:value-type="float" office:value="23243" calcext:value-type="float">
                    <text:p>2324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Usinage Grande Vitesse -UGV-</text:p>
                  </table:table-cell>
                  <table:table-cell table:style-name="ce20" office:value-type="float" office:value="23244" calcext:value-type="float">
                    <text:p>2324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ronçonnage de ferrailles</text:p>
                  </table:table-cell>
                  <table:table-cell table:style-name="ce21" office:value-type="float" office:value="21122" calcext:value-type="float">
                    <text:p>21122</text:p>
                  </table:table-cell>
                  <table:table-cell table:style-name="ce21"/>
                  <table:table-cell table:number-columns-repeated="1017"/>
                </table:table-row>
              </table:table-row-group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Confection alimentaire/restauration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de production alimentaire et de restauration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ssociation mets/vins</text:p>
                </table:table-cell>
                <table:table-cell table:style-name="ce19" office:value-type="float" office:value="20791" calcext:value-type="float">
                  <text:p>20791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mposition de plateaux de fromages</text:p>
                </table:table-cell>
                <table:table-cell table:style-name="ce20" office:value-type="float" office:value="20819" calcext:value-type="float">
                  <text:p>208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nditions d'affinage des fromages</text:p>
                </table:table-cell>
                <table:table-cell table:style-name="ce20" office:value-type="float" office:value="21740" calcext:value-type="float">
                  <text:p>217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nditions de fermentation de la pâte (à pain, à viennoiserie)</text:p>
                </table:table-cell>
                <table:table-cell table:style-name="ce20" office:value-type="float" office:value="21741" calcext:value-type="float">
                  <text:p>217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réation de cocktails</text:p>
                </table:table-cell>
                <table:table-cell table:style-name="ce20" office:value-type="float" office:value="20834" calcext:value-type="float">
                  <text:p>208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écoupe manuelle de fromage</text:p>
                </table:table-cell>
                <table:table-cell table:style-name="ce20" office:value-type="float" office:value="20847" calcext:value-type="float">
                  <text:p>2084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ressage de plateaux de fruits de mer</text:p>
                </table:table-cell>
                <table:table-cell table:style-name="ce20" office:value-type="float" office:value="20862" calcext:value-type="float">
                  <text:p>208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ressage de plats</text:p>
                </table:table-cell>
                <table:table-cell table:style-name="ce20" office:value-type="float" office:value="20863" calcext:value-type="float">
                  <text:p>208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pâtisserie</text:p>
                </table:table-cell>
                <table:table-cell table:style-name="ce20" office:value-type="float" office:value="21900" calcext:value-type="float">
                  <text:p>219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production culinaire</text:p>
                </table:table-cell>
                <table:table-cell table:style-name="ce20" office:value-type="float" office:value="21907" calcext:value-type="float">
                  <text:p>219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sommellerie</text:p>
                </table:table-cell>
                <table:table-cell table:style-name="ce20" office:value-type="float" office:value="21920" calcext:value-type="float">
                  <text:p>219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mprésurage du lait</text:p>
                </table:table-cell>
                <table:table-cell table:style-name="ce20" office:value-type="float" office:value="20883" calcext:value-type="float">
                  <text:p>208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abrication de fromages</text:p>
                </table:table-cell>
                <table:table-cell table:style-name="ce20" office:value-type="float" office:value="21941" calcext:value-type="float">
                  <text:p>219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ermentation des pâtes à pâtisserie</text:p>
                </table:table-cell>
                <table:table-cell table:style-name="ce20" office:value-type="float" office:value="21942" calcext:value-type="float">
                  <text:p>219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icelage des viandes</text:p>
                </table:table-cell>
                <table:table-cell table:style-name="ce20" office:value-type="float" office:value="20900" calcext:value-type="float">
                  <text:p>209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iches techniques de cuisine</text:p>
                </table:table-cell>
                <table:table-cell table:style-name="ce20" office:value-type="float" office:value="21944" calcext:value-type="float">
                  <text:p>219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ise en conserve</text:p>
                </table:table-cell>
                <table:table-cell table:style-name="ce20" office:value-type="float" office:value="20999" calcext:value-type="float">
                  <text:p>209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es de cuisson des aliments</text:p>
                </table:table-cell>
                <table:table-cell table:style-name="ce20" office:value-type="float" office:value="22196" calcext:value-type="float">
                  <text:p>221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ulage de pièces de chocolat</text:p>
                </table:table-cell>
                <table:table-cell table:style-name="ce20" office:value-type="float" office:value="21011" calcext:value-type="float">
                  <text:p>210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elage de poissons</text:p>
                </table:table-cell>
                <table:table-cell table:style-name="ce20" office:value-type="float" office:value="21018" calcext:value-type="float">
                  <text:p>210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étrissage manuel</text:p>
                </table:table-cell>
                <table:table-cell table:style-name="ce20" office:value-type="float" office:value="21023" calcext:value-type="float">
                  <text:p>2102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essage manuel du caillé</text:p>
                </table:table-cell>
                <table:table-cell table:style-name="ce20" office:value-type="float" office:value="21058" calcext:value-type="float">
                  <text:p>210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e macération des fruits (durée, température, ...)</text:p>
                </table:table-cell>
                <table:table-cell table:style-name="ce20" office:value-type="float" office:value="22324" calcext:value-type="float">
                  <text:p>223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fabrication alimentaire (cycle, mélanges matières, cuisson, ...)</text:p>
                </table:table-cell>
                <table:table-cell table:style-name="ce20" office:value-type="float" office:value="22341" calcext:value-type="float">
                  <text:p>223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fabrication des produits à base de viandes (cycle, dosage, mélanges matières, cuisson...)</text:p>
                </table:table-cell>
                <table:table-cell table:style-name="ce20" office:value-type="float" office:value="22342" calcext:value-type="float">
                  <text:p>223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pasteurisation</text:p>
                </table:table-cell>
                <table:table-cell table:style-name="ce20" office:value-type="float" office:value="22355" calcext:value-type="float">
                  <text:p>223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fabrication de produits de boulangerie</text:p>
                </table:table-cell>
                <table:table-cell table:style-name="ce20" office:value-type="float" office:value="22404" calcext:value-type="float">
                  <text:p>224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fabrication de produits de charcuterie</text:p>
                </table:table-cell>
                <table:table-cell table:style-name="ce20" office:value-type="float" office:value="22405" calcext:value-type="float">
                  <text:p>224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fabrication de produits de pâtisserie</text:p>
                </table:table-cell>
                <table:table-cell table:style-name="ce20" office:value-type="float" office:value="22406" calcext:value-type="float">
                  <text:p>224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maltage et de brassage de céréales</text:p>
                </table:table-cell>
                <table:table-cell table:style-name="ce20" office:value-type="float" office:value="22415" calcext:value-type="float">
                  <text:p>224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essus de fermentation des fromages</text:p>
                </table:table-cell>
                <table:table-cell table:style-name="ce20" office:value-type="float" office:value="22479" calcext:value-type="float">
                  <text:p>224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alage manuel</text:p>
                </table:table-cell>
                <table:table-cell table:style-name="ce20" office:value-type="float" office:value="21092" calcext:value-type="float">
                  <text:p>210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culptage de chocolat</text:p>
                </table:table-cell>
                <table:table-cell table:style-name="ce20" office:value-type="float" office:value="21093" calcext:value-type="float">
                  <text:p>210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ervice à l'assiette</text:p>
                </table:table-cell>
                <table:table-cell table:style-name="ce20" office:value-type="float" office:value="21099" calcext:value-type="float">
                  <text:p>210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ommellerie</text:p>
                </table:table-cell>
                <table:table-cell table:style-name="ce20" office:value-type="float" office:value="22692" calcext:value-type="float">
                  <text:p>226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ssemblages de vins, de jus</text:p>
                </table:table-cell>
                <table:table-cell table:style-name="ce20" office:value-type="float" office:value="22804" calcext:value-type="float">
                  <text:p>228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écoupe de produits frais</text:p>
                </table:table-cell>
                <table:table-cell table:style-name="ce20" office:value-type="float" office:value="22877" calcext:value-type="float">
                  <text:p>228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écoupe des viandes</text:p>
                </table:table-cell>
                <table:table-cell table:style-name="ce20" office:value-type="float" office:value="22878" calcext:value-type="float">
                  <text:p>228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égraissage des viandes</text:p>
                </table:table-cell>
                <table:table-cell table:style-name="ce20" office:value-type="float" office:value="22879" calcext:value-type="float">
                  <text:p>228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ésossage</text:p>
                </table:table-cell>
                <table:table-cell table:style-name="ce20" office:value-type="float" office:value="22886" calcext:value-type="float">
                  <text:p>228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essiccation (déshydratation, lyophilisation)</text:p>
                </table:table-cell>
                <table:table-cell table:style-name="ce20" office:value-type="float" office:value="22887" calcext:value-type="float">
                  <text:p>228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istillation</text:p>
                </table:table-cell>
                <table:table-cell table:style-name="ce20" office:value-type="float" office:value="22893" calcext:value-type="float">
                  <text:p>228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fumage</text:p>
                </table:table-cell>
                <table:table-cell table:style-name="ce20" office:value-type="float" office:value="22915" calcext:value-type="float">
                  <text:p>229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liaison chaude/froide</text:p>
                </table:table-cell>
                <table:table-cell table:style-name="ce20" office:value-type="float" office:value="22949" calcext:value-type="float">
                  <text:p>229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ise en forme des disques de pizzas</text:p>
                </table:table-cell>
                <table:table-cell table:style-name="ce20" office:value-type="float" office:value="22984" calcext:value-type="float">
                  <text:p>2298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anification/fermentation</text:p>
                </table:table-cell>
                <table:table-cell table:style-name="ce20" office:value-type="float" office:value="23016" calcext:value-type="float">
                  <text:p>2301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arage des viandes</text:p>
                </table:table-cell>
                <table:table-cell table:style-name="ce20" office:value-type="float" office:value="23019" calcext:value-type="float">
                  <text:p>230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liage de crêpe</text:p>
                </table:table-cell>
                <table:table-cell table:style-name="ce20" office:value-type="float" office:value="23035" calcext:value-type="float">
                  <text:p>230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ort de plateaux/plats</text:p>
                </table:table-cell>
                <table:table-cell table:style-name="ce20" office:value-type="float" office:value="23040" calcext:value-type="float">
                  <text:p>230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oduction culinaire</text:p>
                </table:table-cell>
                <table:table-cell table:style-name="ce20" office:value-type="float" office:value="23066" calcext:value-type="float">
                  <text:p>230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alaison</text:p>
                </table:table-cell>
                <table:table-cell table:style-name="ce20" office:value-type="float" office:value="23107" calcext:value-type="float">
                  <text:p>231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ervice des plats</text:p>
                </table:table-cell>
                <table:table-cell table:style-name="ce20" office:value-type="float" office:value="23120" calcext:value-type="float">
                  <text:p>231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ervice des vins (décantation, aération, ...)</text:p>
                </table:table-cell>
                <table:table-cell table:style-name="ce20" office:value-type="float" office:value="23119" calcext:value-type="float">
                  <text:p>231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ournage de pâte à crêpe</text:p>
                </table:table-cell>
                <table:table-cell table:style-name="ce20" office:value-type="float" office:value="23148" calcext:value-type="float">
                  <text:p>231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raitement du poisson à bord</text:p>
                </table:table-cell>
                <table:table-cell table:style-name="ce20" office:value-type="float" office:value="23155" calcext:value-type="float">
                  <text:p>231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ransformation du lait</text:p>
                </table:table-cell>
                <table:table-cell table:style-name="ce20" office:value-type="float" office:value="23159" calcext:value-type="float">
                  <text:p>231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ourage de pâte</text:p>
                </table:table-cell>
                <table:table-cell table:style-name="ce20" office:value-type="float" office:value="21115" calcext:value-type="float">
                  <text:p>211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pain</text:p>
                </table:table-cell>
                <table:table-cell table:style-name="ce20" office:value-type="float" office:value="23321" calcext:value-type="float">
                  <text:p>233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ypes de produits de charcuterie</text:p>
                </table:table-cell>
                <table:table-cell table:style-name="ce21" office:value-type="float" office:value="23328" calcext:value-type="float">
                  <text:p>23328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Procédés physiques et chimiqu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de procédés physiques ou chim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onditions d'utilisation des adjuvants</text:p>
                </table:table-cell>
                <table:table-cell table:style-name="ce19" office:value-type="float" office:value="21745" calcext:value-type="float">
                  <text:p>21745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ycle de teinture</text:p>
                </table:table-cell>
                <table:table-cell table:style-name="ce20" office:value-type="float" office:value="21769" calcext:value-type="float">
                  <text:p>217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ycles de tannage</text:p>
                </table:table-cell>
                <table:table-cell table:style-name="ce20" office:value-type="float" office:value="21771" calcext:value-type="float">
                  <text:p>217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osage de précision</text:p>
                </table:table-cell>
                <table:table-cell table:style-name="ce20" office:value-type="float" office:value="20859" calcext:value-type="float">
                  <text:p>208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ise en tension des aciers</text:p>
                </table:table-cell>
                <table:table-cell table:style-name="ce20" office:value-type="float" office:value="21000" calcext:value-type="float">
                  <text:p>210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e tests physico-chimiques</text:p>
                </table:table-cell>
                <table:table-cell table:style-name="ce20" office:value-type="float" office:value="22177" calcext:value-type="float">
                  <text:p>221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e tests physiques (compression, ...)</text:p>
                </table:table-cell>
                <table:table-cell table:style-name="ce20" office:value-type="float" office:value="22178" calcext:value-type="float">
                  <text:p>221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e traitement chimique</text:p>
                </table:table-cell>
                <table:table-cell table:style-name="ce20" office:value-type="float" office:value="22179" calcext:value-type="float">
                  <text:p>221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fabrication (recettes, cycles, mélanges, ...)</text:p>
                </table:table-cell>
                <table:table-cell table:style-name="ce20" office:value-type="float" office:value="22340" calcext:value-type="float">
                  <text:p>223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préparation des mélanges (fiche recettes, ...)</text:p>
                </table:table-cell>
                <table:table-cell table:style-name="ce20" office:value-type="float" office:value="22357" calcext:value-type="float">
                  <text:p>223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traitement de surface</text:p>
                </table:table-cell>
                <table:table-cell table:style-name="ce20" office:value-type="float" office:value="22363" calcext:value-type="float">
                  <text:p>223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traitement thermique</text:p>
                </table:table-cell>
                <table:table-cell table:style-name="ce20" office:value-type="float" office:value="22365" calcext:value-type="float">
                  <text:p>223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nalyses chimiques</text:p>
                </table:table-cell>
                <table:table-cell table:style-name="ce20" office:value-type="float" office:value="22767" calcext:value-type="float">
                  <text:p>227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loration à sec</text:p>
                </table:table-cell>
                <table:table-cell table:style-name="ce20" office:value-type="float" office:value="22838" calcext:value-type="float">
                  <text:p>228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loration en humide</text:p>
                </table:table-cell>
                <table:table-cell table:style-name="ce20" office:value-type="float" office:value="22839" calcext:value-type="float">
                  <text:p>228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nfinement</text:p>
                </table:table-cell>
                <table:table-cell table:style-name="ce20" office:value-type="float" office:value="22846" calcext:value-type="float">
                  <text:p>228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écapage thermique</text:p>
                </table:table-cell>
                <table:table-cell table:style-name="ce20" office:value-type="float" office:value="22872" calcext:value-type="float">
                  <text:p>228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émantèlement</text:p>
                </table:table-cell>
                <table:table-cell table:style-name="ce20" office:value-type="float" office:value="22882" calcext:value-type="float">
                  <text:p>228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olymérisation</text:p>
                </table:table-cell>
                <table:table-cell table:style-name="ce20" office:value-type="float" office:value="23039" calcext:value-type="float">
                  <text:p>230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einture chimique</text:p>
                </table:table-cell>
                <table:table-cell table:style-name="ce20" office:value-type="float" office:value="23136" calcext:value-type="float">
                  <text:p>231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raitement par immersion</text:p>
                </table:table-cell>
                <table:table-cell table:style-name="ce20" office:value-type="float" office:value="23294" calcext:value-type="float">
                  <text:p>232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raitement par induction</text:p>
                </table:table-cell>
                <table:table-cell table:style-name="ce20" office:value-type="float" office:value="23295" calcext:value-type="float">
                  <text:p>232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raitement par projection</text:p>
                </table:table-cell>
                <table:table-cell table:style-name="ce20" office:value-type="float" office:value="23296" calcext:value-type="float">
                  <text:p>232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raitement sous atmosphère contrôlée, sous vide</text:p>
                </table:table-cell>
                <table:table-cell table:style-name="ce21" office:value-type="float" office:value="23297" calcext:value-type="float">
                  <text:p>23297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Techniques divers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industrielles d’assemblage et de traitement</text:p>
              </table:table-cell>
              <table:table-cell table:number-columns-repeated="1017"/>
            </table:table-row>
            <table:table-row-group table:display="false"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Assemblag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Boulonnage</text:p>
                  </table:table-cell>
                  <table:table-cell table:style-name="ce19" office:value-type="float" office:value="20795" calcext:value-type="float">
                    <text:p>20795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aboration de gamme de montage</text:p>
                  </table:table-cell>
                  <table:table-cell table:style-name="ce20" office:value-type="float" office:value="20871" calcext:value-type="float">
                    <text:p>2087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ivetage</text:p>
                  </table:table-cell>
                  <table:table-cell table:style-name="ce20" office:value-type="float" office:value="22675" calcext:value-type="float">
                    <text:p>2267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ssemblage d'éléments de prothèses auditives</text:p>
                  </table:table-cell>
                  <table:table-cell table:style-name="ce20" office:value-type="float" office:value="22793" calcext:value-type="float">
                    <text:p>2279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ssemblage par bouvetage, queue d'aronde</text:p>
                  </table:table-cell>
                  <table:table-cell table:style-name="ce20" office:value-type="float" office:value="22797" calcext:value-type="float">
                    <text:p>2279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ssemblage par connecteur</text:p>
                  </table:table-cell>
                  <table:table-cell table:style-name="ce20" office:value-type="float" office:value="22798" calcext:value-type="float">
                    <text:p>2279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ssemblage par enture</text:p>
                  </table:table-cell>
                  <table:table-cell table:style-name="ce20" office:value-type="float" office:value="22799" calcext:value-type="float">
                    <text:p>2279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ssemblage par tourillonnage, tenon-mortaise, pigeonnage</text:p>
                  </table:table-cell>
                  <table:table-cell table:style-name="ce20" office:value-type="float" office:value="22800" calcext:value-type="float">
                    <text:p>2280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ssemblage par vissage, agrafage, connecteur</text:p>
                  </table:table-cell>
                  <table:table-cell table:style-name="ce20" office:value-type="float" office:value="22801" calcext:value-type="float">
                    <text:p>2280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ssemblage tenon/mortaise</text:p>
                  </table:table-cell>
                  <table:table-cell table:style-name="ce20" office:value-type="float" office:value="22802" calcext:value-type="float">
                    <text:p>228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hevillage</text:p>
                  </table:table-cell>
                  <table:table-cell table:style-name="ce20" office:value-type="float" office:value="22829" calcext:value-type="float">
                    <text:p>2282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ntage</text:p>
                  </table:table-cell>
                  <table:table-cell table:style-name="ce20" office:value-type="float" office:value="22988" calcext:value-type="float">
                    <text:p>2298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ntage et d'assemblage (vissage, clouage, boulonnage, rivetage...)</text:p>
                  </table:table-cell>
                  <table:table-cell table:style-name="ce20" office:value-type="float" office:value="22997" calcext:value-type="float">
                    <text:p>2299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montage soudé</text:p>
                  </table:table-cell>
                  <table:table-cell table:style-name="ce20" office:value-type="float" office:value="22999" calcext:value-type="float">
                    <text:p>2299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d'éléments de quincaillerie (boutons, poignées, charnières, serrures, ...)</text:p>
                  </table:table-cell>
                  <table:table-cell table:style-name="ce20" office:value-type="float" office:value="23048" calcext:value-type="float">
                    <text:p>2304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et procédés d'assemblage</text:p>
                  </table:table-cell>
                  <table:table-cell table:style-name="ce20" office:value-type="float" office:value="23249" calcext:value-type="float">
                    <text:p>2324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raitements de coques</text:p>
                  </table:table-cell>
                  <table:table-cell table:style-name="ce20" office:value-type="float" office:value="23298" calcext:value-type="float">
                    <text:p>2329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ropicalisation (Appareils photos)</text:p>
                  </table:table-cell>
                  <table:table-cell table:style-name="ce21" office:value-type="float" office:value="21123" calcext:value-type="float">
                    <text:p>21123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Revêtement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Collage à froid</text:p>
                  </table:table-cell>
                  <table:table-cell table:style-name="ce19" office:value-type="float" office:value="20817" calcext:value-type="float">
                    <text:p>20817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coupe de carrelage</text:p>
                  </table:table-cell>
                  <table:table-cell table:style-name="ce20" office:value-type="float" office:value="20842" calcext:value-type="float">
                    <text:p>2084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fixation collée</text:p>
                  </table:table-cell>
                  <table:table-cell table:style-name="ce20" office:value-type="float" office:value="22349" calcext:value-type="float">
                    <text:p>2234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fixation mécanique</text:p>
                  </table:table-cell>
                  <table:table-cell table:style-name="ce20" office:value-type="float" office:value="22350" calcext:value-type="float">
                    <text:p>2235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agréage</text:p>
                  </table:table-cell>
                  <table:table-cell table:style-name="ce20" office:value-type="float" office:value="21066" calcext:value-type="float">
                    <text:p>2106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pplication d'enduit</text:p>
                  </table:table-cell>
                  <table:table-cell table:style-name="ce20" office:value-type="float" office:value="22780" calcext:value-type="float">
                    <text:p>2278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pplication d'enrobés</text:p>
                  </table:table-cell>
                  <table:table-cell table:style-name="ce20" office:value-type="float" office:value="22781" calcext:value-type="float">
                    <text:p>2278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upes</text:p>
                  </table:table-cell>
                  <table:table-cell table:style-name="ce20" office:value-type="float" office:value="22861" calcext:value-type="float">
                    <text:p>2286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upes de parquet</text:p>
                  </table:table-cell>
                  <table:table-cell table:style-name="ce20" office:value-type="float" office:value="22862" calcext:value-type="float">
                    <text:p>2286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de carreaux</text:p>
                  </table:table-cell>
                  <table:table-cell table:style-name="ce20" office:value-type="float" office:value="23042" calcext:value-type="float">
                    <text:p>2304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de revêtements rigides</text:p>
                  </table:table-cell>
                  <table:table-cell table:style-name="ce20" office:value-type="float" office:value="23046" calcext:value-type="float">
                    <text:p>2304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des revêtements souples</text:p>
                  </table:table-cell>
                  <table:table-cell table:style-name="ce20" office:value-type="float" office:value="23049" calcext:value-type="float">
                    <text:p>2304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horizontale de revêtement</text:p>
                  </table:table-cell>
                  <table:table-cell table:style-name="ce20" office:value-type="float" office:value="23050" calcext:value-type="float">
                    <text:p>2305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e pose verticale de revêtement</text:p>
                  </table:table-cell>
                  <table:table-cell table:style-name="ce21" office:value-type="float" office:value="23051" calcext:value-type="float">
                    <text:p>23051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Traitements divers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Affûtage</text:p>
                  </table:table-cell>
                  <table:table-cell table:style-name="ce19" office:value-type="float" office:value="20747" calcext:value-type="float">
                    <text:p>20747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Ajustage</text:p>
                  </table:table-cell>
                  <table:table-cell table:style-name="ce20" office:value-type="float" office:value="20749" calcext:value-type="float">
                    <text:p>2074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alcul des composantes techniques (colle, tissu, ...)</text:p>
                  </table:table-cell>
                  <table:table-cell table:style-name="ce20" office:value-type="float" office:value="20807" calcext:value-type="float">
                    <text:p>2080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ontrôle de nivellement</text:p>
                  </table:table-cell>
                  <table:table-cell table:style-name="ce20" office:value-type="float" office:value="20828" calcext:value-type="float">
                    <text:p>2082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ritères de démoulage (dépouilles, rayons, ...)</text:p>
                  </table:table-cell>
                  <table:table-cell table:style-name="ce20" office:value-type="float" office:value="21766" calcext:value-type="float">
                    <text:p>2176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clenchement de tir, d'explosion</text:p>
                  </table:table-cell>
                  <table:table-cell table:style-name="ce20" office:value-type="float" office:value="20839" calcext:value-type="float">
                    <text:p>2083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moulage de pièce</text:p>
                  </table:table-cell>
                  <table:table-cell table:style-name="ce20" office:value-type="float" office:value="20852" calcext:value-type="float">
                    <text:p>2085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étourage</text:p>
                  </table:table-cell>
                  <table:table-cell table:style-name="ce20" office:value-type="float" office:value="20855" calcext:value-type="float">
                    <text:p>2085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osage de matériau (plâtre, résine, ...)</text:p>
                  </table:table-cell>
                  <table:table-cell table:style-name="ce20" office:value-type="float" office:value="20857" calcext:value-type="float">
                    <text:p>2085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peinture</text:p>
                  </table:table-cell>
                  <table:table-cell table:style-name="ce20" office:value-type="float" office:value="21902" calcext:value-type="float">
                    <text:p>219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plomberie</text:p>
                  </table:table-cell>
                  <table:table-cell table:style-name="ce20" office:value-type="float" office:value="21904" calcext:value-type="float">
                    <text:p>2190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Fumisterie</text:p>
                  </table:table-cell>
                  <table:table-cell table:style-name="ce20" office:value-type="float" office:value="21968" calcext:value-type="float">
                    <text:p>2196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odalité de démarrage d'installation chimique</text:p>
                  </table:table-cell>
                  <table:table-cell table:style-name="ce20" office:value-type="float" office:value="22160" calcext:value-type="float">
                    <text:p>2216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Modalités d'essai sur équipements de production</text:p>
                  </table:table-cell>
                  <table:table-cell table:style-name="ce20" office:value-type="float" office:value="22184" calcext:value-type="float">
                    <text:p>2218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lomberie</text:p>
                  </table:table-cell>
                  <table:table-cell table:style-name="ce20" office:value-type="float" office:value="22299" calcext:value-type="float">
                    <text:p>2229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olissage</text:p>
                  </table:table-cell>
                  <table:table-cell table:style-name="ce20" office:value-type="float" office:value="21027" calcext:value-type="float">
                    <text:p>2102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ise d'aplomb et de niveau</text:p>
                  </table:table-cell>
                  <table:table-cell table:style-name="ce20" office:value-type="float" office:value="21059" calcext:value-type="float">
                    <text:p>2105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ise d'empreinte d'ouvrage</text:p>
                  </table:table-cell>
                  <table:table-cell table:style-name="ce20" office:value-type="float" office:value="21064" calcext:value-type="float">
                    <text:p>2106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'oxydécoupage</text:p>
                  </table:table-cell>
                  <table:table-cell table:style-name="ce20" office:value-type="float" office:value="22369" calcext:value-type="float">
                    <text:p>2236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application des peintures</text:p>
                  </table:table-cell>
                  <table:table-cell table:style-name="ce20" office:value-type="float" office:value="22783" calcext:value-type="float">
                    <text:p>2278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base en vitrerie</text:p>
                  </table:table-cell>
                  <table:table-cell table:style-name="ce20" office:value-type="float" office:value="22809" calcext:value-type="float">
                    <text:p>2280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alorifugeage</text:p>
                  </table:table-cell>
                  <table:table-cell table:style-name="ce20" office:value-type="float" office:value="22822" calcext:value-type="float">
                    <text:p>2282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nstruction navale</text:p>
                  </table:table-cell>
                  <table:table-cell table:style-name="ce20" office:value-type="float" office:value="22851" calcext:value-type="float">
                    <text:p>2285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coulage</text:p>
                  </table:table-cell>
                  <table:table-cell table:style-name="ce20" office:value-type="float" office:value="22855" calcext:value-type="float">
                    <text:p>2285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écoupe de matériaux</text:p>
                  </table:table-cell>
                  <table:table-cell table:style-name="ce20" office:value-type="float" office:value="22876" calcext:value-type="float">
                    <text:p>2287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démoulage</text:p>
                  </table:table-cell>
                  <table:table-cell table:style-name="ce20" office:value-type="float" office:value="22884" calcext:value-type="float">
                    <text:p>2288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lubrification</text:p>
                  </table:table-cell>
                  <table:table-cell table:style-name="ce20" office:value-type="float" office:value="22951" calcext:value-type="float">
                    <text:p>2295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einture à la brosse</text:p>
                  </table:table-cell>
                  <table:table-cell table:style-name="ce20" office:value-type="float" office:value="23025" calcext:value-type="float">
                    <text:p>2302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einture à la taloche</text:p>
                  </table:table-cell>
                  <table:table-cell table:style-name="ce20" office:value-type="float" office:value="23026" calcext:value-type="float">
                    <text:p>2302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liage</text:p>
                  </table:table-cell>
                  <table:table-cell table:style-name="ce20" office:value-type="float" office:value="23034" calcext:value-type="float">
                    <text:p>2303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de fermetures</text:p>
                  </table:table-cell>
                  <table:table-cell table:style-name="ce20" office:value-type="float" office:value="23043" calcext:value-type="float">
                    <text:p>2304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e de vitrages</text:p>
                  </table:table-cell>
                  <table:table-cell table:style-name="ce20" office:value-type="float" office:value="23047" calcext:value-type="float">
                    <text:p>2304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positionnement de renforts</text:p>
                  </table:table-cell>
                  <table:table-cell table:style-name="ce20" office:value-type="float" office:value="23052" calcext:value-type="float">
                    <text:p>2305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réglage d'une chaîne de façonnage</text:p>
                  </table:table-cell>
                  <table:table-cell table:style-name="ce20" office:value-type="float" office:value="23089" calcext:value-type="float">
                    <text:p>2308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réglage d'une chaîne de routage</text:p>
                  </table:table-cell>
                  <table:table-cell table:style-name="ce20" office:value-type="float" office:value="23090" calcext:value-type="float">
                    <text:p>2309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stratification</text:p>
                  </table:table-cell>
                  <table:table-cell table:style-name="ce20" office:value-type="float" office:value="23130" calcext:value-type="float">
                    <text:p>2313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e transformation des armes</text:p>
                  </table:table-cell>
                  <table:table-cell table:style-name="ce20" office:value-type="float" office:value="23158" calcext:value-type="float">
                    <text:p>2315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imprégnation des matériaux composites</text:p>
                  </table:table-cell>
                  <table:table-cell table:style-name="ce20" office:value-type="float" office:value="23222" calcext:value-type="float">
                    <text:p>2322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Techniques d'injection basse pression</text:p>
                  </table:table-cell>
                  <table:table-cell table:style-name="ce20" office:value-type="float" office:value="23226" calcext:value-type="float">
                    <text:p>2322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iques d'injection sous vide</text:p>
                  </table:table-cell>
                  <table:table-cell table:style-name="ce21" office:value-type="float" office:value="23228" calcext:value-type="float">
                    <text:p>23228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Verre, céramiqu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Découpe du verre</text:p>
                  </table:table-cell>
                  <table:table-cell table:style-name="ce19" office:value-type="float" office:value="20846" calcext:value-type="float">
                    <text:p>20846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élèvement à chaud</text:p>
                  </table:table-cell>
                  <table:table-cell table:style-name="ce20" office:value-type="float" office:value="21053" calcext:value-type="float">
                    <text:p>2105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fabrication du verre</text:p>
                  </table:table-cell>
                  <table:table-cell table:style-name="ce20" office:value-type="float" office:value="22344" calcext:value-type="float">
                    <text:p>2234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e fabrication en céramique</text:p>
                  </table:table-cell>
                  <table:table-cell table:style-name="ce20" office:value-type="float" office:value="22345" calcext:value-type="float">
                    <text:p>2234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és d'étirage du verre</text:p>
                  </table:table-cell>
                  <table:table-cell table:style-name="ce20" office:value-type="float" office:value="22368" calcext:value-type="float">
                    <text:p>2236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cuisson de la céramique</text:p>
                  </table:table-cell>
                  <table:table-cell table:style-name="ce20" office:value-type="float" office:value="24799" calcext:value-type="float">
                    <text:p>2479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Technologie verrière, process de fusion</text:p>
                  </table:table-cell>
                  <table:table-cell table:style-name="ce21" office:value-type="float" office:value="23265" calcext:value-type="float">
                    <text:p>23265</text:p>
                  </table:table-cell>
                  <table:table-cell table:style-name="ce21"/>
                  <table:table-cell table:number-columns-repeated="1017"/>
                </table:table-row>
              </table:table-row-group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Confection/textil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de confection textil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drage horizontal (positionnement tissu, tension...)</text:p>
                </table:table-cell>
                <table:table-cell table:style-name="ce19" office:value-type="float" office:value="20800" calcext:value-type="float">
                  <text:p>20800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drage vertical (positionnement tissu, tension...)</text:p>
                </table:table-cell>
                <table:table-cell table:style-name="ce20" office:value-type="float" office:value="20801" calcext:value-type="float">
                  <text:p>208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êtements enfant</text:p>
                </table:table-cell>
                <table:table-cell table:style-name="ce20" office:value-type="float" office:value="21669" calcext:value-type="float">
                  <text:p>216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êtements femme</text:p>
                </table:table-cell>
                <table:table-cell table:style-name="ce20" office:value-type="float" office:value="21670" calcext:value-type="float">
                  <text:p>216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êtements homme</text:p>
                </table:table-cell>
                <table:table-cell table:style-name="ce20" office:value-type="float" office:value="21671" calcext:value-type="float">
                  <text:p>216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oiles</text:p>
                </table:table-cell>
                <table:table-cell table:style-name="ce20" office:value-type="float" office:value="21674" calcext:value-type="float">
                  <text:p>216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louage, cloutage, rivetage</text:p>
                </table:table-cell>
                <table:table-cell table:style-name="ce20" office:value-type="float" office:value="20815" calcext:value-type="float">
                  <text:p>208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uture</text:p>
                </table:table-cell>
                <table:table-cell table:style-name="ce20" office:value-type="float" office:value="21760" calcext:value-type="float">
                  <text:p>217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uture flou</text:p>
                </table:table-cell>
                <table:table-cell table:style-name="ce20" office:value-type="float" office:value="20831" calcext:value-type="float">
                  <text:p>208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uture manuelle</text:p>
                </table:table-cell>
                <table:table-cell table:style-name="ce20" office:value-type="float" office:value="20832" calcext:value-type="float">
                  <text:p>208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écoupe de matière (cuir, latex, feutre, ...)</text:p>
                </table:table-cell>
                <table:table-cell table:style-name="ce20" office:value-type="float" office:value="20843" calcext:value-type="float">
                  <text:p>208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charnage manuel</text:p>
                </table:table-cell>
                <table:table-cell table:style-name="ce20" office:value-type="float" office:value="20864" calcext:value-type="float">
                  <text:p>208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argissement manuel de peaux</text:p>
                </table:table-cell>
                <table:table-cell table:style-name="ce20" office:value-type="float" office:value="20877" calcext:value-type="float">
                  <text:p>208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stylisme</text:p>
                </table:table-cell>
                <table:table-cell table:style-name="ce20" office:value-type="float" office:value="21924" calcext:value-type="float">
                  <text:p>219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xtirpage</text:p>
                </table:table-cell>
                <table:table-cell table:style-name="ce20" office:value-type="float" office:value="20898" calcext:value-type="float">
                  <text:p>2089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açonnage de mousse</text:p>
                </table:table-cell>
                <table:table-cell table:style-name="ce20" office:value-type="float" office:value="20899" calcext:value-type="float">
                  <text:p>208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rmules de mélanges de produits (tannage végétal, nourriture, ...)</text:p>
                </table:table-cell>
                <table:table-cell table:style-name="ce20" office:value-type="float" office:value="21966" calcext:value-type="float">
                  <text:p>219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uidage manuel de fil ou de ruban</text:p>
                </table:table-cell>
                <table:table-cell table:style-name="ce20" office:value-type="float" office:value="20910" calcext:value-type="float">
                  <text:p>209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rquage à la roulette (contours, droit fil, lignes de construction, pinces, ...)</text:p>
                </table:table-cell>
                <table:table-cell table:style-name="ce20" office:value-type="float" office:value="20991" calcext:value-type="float">
                  <text:p>209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ise à plat de toile</text:p>
                </table:table-cell>
                <table:table-cell table:style-name="ce20" office:value-type="float" office:value="20996" calcext:value-type="float">
                  <text:p>209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e et styles vestimentaires</text:p>
                </table:table-cell>
                <table:table-cell table:style-name="ce20" office:value-type="float" office:value="22187" calcext:value-type="float">
                  <text:p>221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ntage de toile</text:p>
                </table:table-cell>
                <table:table-cell table:style-name="ce20" office:value-type="float" office:value="21008" calcext:value-type="float">
                  <text:p>210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menclature de la chaussure</text:p>
                </table:table-cell>
                <table:table-cell table:style-name="ce20" office:value-type="float" office:value="22211" calcext:value-type="float">
                  <text:p>222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menclature de la maroquinerie</text:p>
                </table:table-cell>
                <table:table-cell table:style-name="ce20" office:value-type="float" office:value="22212" calcext:value-type="float">
                  <text:p>222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menclature du vêtement</text:p>
                </table:table-cell>
                <table:table-cell table:style-name="ce20" office:value-type="float" office:value="22215" calcext:value-type="float">
                  <text:p>222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ositionnement de motifs d'impression, de dentelle, ...</text:p>
                </table:table-cell>
                <table:table-cell table:style-name="ce20" office:value-type="float" office:value="21032" calcext:value-type="float">
                  <text:p>210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ositionnement et guidage de toile, feutre</text:p>
                </table:table-cell>
                <table:table-cell table:style-name="ce20" office:value-type="float" office:value="21033" calcext:value-type="float">
                  <text:p>210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éparation d'apprêt (amidon, ...)</text:p>
                </table:table-cell>
                <table:table-cell table:style-name="ce20" office:value-type="float" office:value="21055" calcext:value-type="float">
                  <text:p>210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se de mesures</text:p>
                </table:table-cell>
                <table:table-cell table:style-name="ce20" office:value-type="float" office:value="21061" calcext:value-type="float">
                  <text:p>210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fabrication fibres courtes</text:p>
                </table:table-cell>
                <table:table-cell table:style-name="ce20" office:value-type="float" office:value="22346" calcext:value-type="float">
                  <text:p>223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fabrication fibres longues</text:p>
                </table:table-cell>
                <table:table-cell table:style-name="ce20" office:value-type="float" office:value="22347" calcext:value-type="float">
                  <text:p>2234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tissage</text:p>
                </table:table-cell>
                <table:table-cell table:style-name="ce20" office:value-type="float" office:value="22362" calcext:value-type="float">
                  <text:p>223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traitement des matières</text:p>
                </table:table-cell>
                <table:table-cell table:style-name="ce20" office:value-type="float" office:value="22364" calcext:value-type="float">
                  <text:p>223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essayage</text:p>
                </table:table-cell>
                <table:table-cell table:style-name="ce20" office:value-type="float" office:value="22464" calcext:value-type="float">
                  <text:p>224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apiéçage</text:p>
                </table:table-cell>
                <table:table-cell table:style-name="ce20" office:value-type="float" office:value="21067" calcext:value-type="float">
                  <text:p>210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emaillage</text:p>
                </table:table-cell>
                <table:table-cell table:style-name="ce20" office:value-type="float" office:value="21081" calcext:value-type="float">
                  <text:p>210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emaillage de filets</text:p>
                </table:table-cell>
                <table:table-cell table:style-name="ce20" office:value-type="float" office:value="21082" calcext:value-type="float">
                  <text:p>210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toppage</text:p>
                </table:table-cell>
                <table:table-cell table:style-name="ce20" office:value-type="float" office:value="21106" calcext:value-type="float">
                  <text:p>211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 de tricotage à maille cueillie</text:p>
                </table:table-cell>
                <table:table-cell table:style-name="ce20" office:value-type="float" office:value="22751" calcext:value-type="float">
                  <text:p>227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pplication des apprêts, des teintes</text:p>
                </table:table-cell>
                <table:table-cell table:style-name="ce20" office:value-type="float" office:value="22782" calcext:value-type="float">
                  <text:p>227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ssemblage « rembordé »</text:p>
                </table:table-cell>
                <table:table-cell table:style-name="ce20" office:value-type="float" office:value="22791" calcext:value-type="float">
                  <text:p>227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ssemblage « sellier »</text:p>
                </table:table-cell>
                <table:table-cell table:style-name="ce20" office:value-type="float" office:value="22792" calcext:value-type="float">
                  <text:p>227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ssemblage des fourrures</text:p>
                </table:table-cell>
                <table:table-cell table:style-name="ce20" office:value-type="float" office:value="22794" calcext:value-type="float">
                  <text:p>227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ssemblage et de filetage du textile</text:p>
                </table:table-cell>
                <table:table-cell table:style-name="ce20" office:value-type="float" office:value="22795" calcext:value-type="float">
                  <text:p>227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ssemblage/montage en habillement/confection</text:p>
                </table:table-cell>
                <table:table-cell table:style-name="ce20" office:value-type="float" office:value="22803" calcext:value-type="float">
                  <text:p>228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bonneterie</text:p>
                </table:table-cell>
                <table:table-cell table:style-name="ce20" office:value-type="float" office:value="22813" calcext:value-type="float">
                  <text:p>228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broderie</text:p>
                </table:table-cell>
                <table:table-cell table:style-name="ce20" office:value-type="float" office:value="22817" calcext:value-type="float">
                  <text:p>228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broderie main</text:p>
                </table:table-cell>
                <table:table-cell table:style-name="ce20" office:value-type="float" office:value="22818" calcext:value-type="float">
                  <text:p>228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apitonnage</text:p>
                </table:table-cell>
                <table:table-cell table:style-name="ce20" office:value-type="float" office:value="22824" calcext:value-type="float">
                  <text:p>228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rroyage</text:p>
                </table:table-cell>
                <table:table-cell table:style-name="ce20" office:value-type="float" office:value="22854" calcext:value-type="float">
                  <text:p>228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upe de textile, cuir</text:p>
                </table:table-cell>
                <table:table-cell table:style-name="ce20" office:value-type="float" office:value="22858" calcext:value-type="float">
                  <text:p>228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upe des revêtements souples</text:p>
                </table:table-cell>
                <table:table-cell table:style-name="ce20" office:value-type="float" office:value="22859" calcext:value-type="float">
                  <text:p>228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usu norvégien</text:p>
                </table:table-cell>
                <table:table-cell table:style-name="ce20" office:value-type="float" office:value="22863" calcext:value-type="float">
                  <text:p>228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uture cuir</text:p>
                </table:table-cell>
                <table:table-cell table:style-name="ce20" office:value-type="float" office:value="22864" calcext:value-type="float">
                  <text:p>228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uture petit point</text:p>
                </table:table-cell>
                <table:table-cell table:style-name="ce20" office:value-type="float" office:value="22866" calcext:value-type="float">
                  <text:p>228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gainage</text:p>
                </table:table-cell>
                <table:table-cell table:style-name="ce20" office:value-type="float" office:value="22916" calcext:value-type="float">
                  <text:p>2291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garnissage</text:p>
                </table:table-cell>
                <table:table-cell table:style-name="ce20" office:value-type="float" office:value="22917" calcext:value-type="float">
                  <text:p>229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gradation</text:p>
                </table:table-cell>
                <table:table-cell table:style-name="ce20" office:value-type="float" office:value="22925" calcext:value-type="float">
                  <text:p>229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graduation chaussure</text:p>
                </table:table-cell>
                <table:table-cell table:style-name="ce20" office:value-type="float" office:value="22926" calcext:value-type="float">
                  <text:p>229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guindage de ressorts</text:p>
                </table:table-cell>
                <table:table-cell table:style-name="ce20" office:value-type="float" office:value="22937" calcext:value-type="float">
                  <text:p>229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la passementerie</text:p>
                </table:table-cell>
                <table:table-cell table:style-name="ce20" office:value-type="float" office:value="22941" calcext:value-type="float">
                  <text:p>229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atelassage</text:p>
                </table:table-cell>
                <table:table-cell table:style-name="ce20" office:value-type="float" office:value="22972" calcext:value-type="float">
                  <text:p>229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ontage blake</text:p>
                </table:table-cell>
                <table:table-cell table:style-name="ce20" office:value-type="float" office:value="22989" calcext:value-type="float">
                  <text:p>229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ontage de sellerie</text:p>
                </table:table-cell>
                <table:table-cell table:style-name="ce20" office:value-type="float" office:value="22990" calcext:value-type="float">
                  <text:p>229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ontage des costumes</text:p>
                </table:table-cell>
                <table:table-cell table:style-name="ce20" office:value-type="float" office:value="22991" calcext:value-type="float">
                  <text:p>229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ontage en chapellerie</text:p>
                </table:table-cell>
                <table:table-cell table:style-name="ce20" office:value-type="float" office:value="22994" calcext:value-type="float">
                  <text:p>229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montage en maroquinerie</text:p>
                </table:table-cell>
                <table:table-cell table:style-name="ce20" office:value-type="float" office:value="22995" calcext:value-type="float">
                  <text:p>229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nouage</text:p>
                </table:table-cell>
                <table:table-cell table:style-name="ce20" office:value-type="float" office:value="23014" calcext:value-type="float">
                  <text:p>230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atronage</text:p>
                </table:table-cell>
                <table:table-cell table:style-name="ce20" office:value-type="float" office:value="23022" calcext:value-type="float">
                  <text:p>230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iqûre machine</text:p>
                </table:table-cell>
                <table:table-cell table:style-name="ce20" office:value-type="float" office:value="23029" calcext:value-type="float">
                  <text:p>230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lacement (tête-bêche, escalier, ...)</text:p>
                </table:table-cell>
                <table:table-cell table:style-name="ce20" office:value-type="float" office:value="23032" calcext:value-type="float">
                  <text:p>230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lissage</text:p>
                </table:table-cell>
                <table:table-cell table:style-name="ce20" office:value-type="float" office:value="23036" calcext:value-type="float">
                  <text:p>230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ise de mesures (habillement)</text:p>
                </table:table-cell>
                <table:table-cell table:style-name="ce20" office:value-type="float" office:value="23059" calcext:value-type="float">
                  <text:p>230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attache</text:p>
                </table:table-cell>
                <table:table-cell table:style-name="ce20" office:value-type="float" office:value="23074" calcext:value-type="float">
                  <text:p>230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epassage</text:p>
                </table:table-cell>
                <table:table-cell table:style-name="ce20" office:value-type="float" office:value="23097" calcext:value-type="float">
                  <text:p>230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essemelage</text:p>
                </table:table-cell>
                <table:table-cell table:style-name="ce20" office:value-type="float" office:value="23101" calcext:value-type="float">
                  <text:p>231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etouche</text:p>
                </table:table-cell>
                <table:table-cell table:style-name="ce20" office:value-type="float" office:value="23106" calcext:value-type="float">
                  <text:p>231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annage</text:p>
                </table:table-cell>
                <table:table-cell table:style-name="ce20" office:value-type="float" office:value="23134" calcext:value-type="float">
                  <text:p>231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einture des tissus, des matières</text:p>
                </table:table-cell>
                <table:table-cell table:style-name="ce20" office:value-type="float" office:value="23137" calcext:value-type="float">
                  <text:p>231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einture végétale</text:p>
                </table:table-cell>
                <table:table-cell table:style-name="ce20" office:value-type="float" office:value="23138" calcext:value-type="float">
                  <text:p>231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issage main</text:p>
                </table:table-cell>
                <table:table-cell table:style-name="ce20" office:value-type="float" office:value="23142" calcext:value-type="float">
                  <text:p>231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ressage</text:p>
                </table:table-cell>
                <table:table-cell table:style-name="ce20" office:value-type="float" office:value="23165" calcext:value-type="float">
                  <text:p>231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ricotage à maille jetée</text:p>
                </table:table-cell>
                <table:table-cell table:style-name="ce20" office:value-type="float" office:value="23166" calcext:value-type="float">
                  <text:p>231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embossage</text:p>
                </table:table-cell>
                <table:table-cell table:style-name="ce20" office:value-type="float" office:value="23193" calcext:value-type="float">
                  <text:p>231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entoilage</text:p>
                </table:table-cell>
                <table:table-cell table:style-name="ce20" office:value-type="float" office:value="23197" calcext:value-type="float">
                  <text:p>231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u finissage</text:p>
                </table:table-cell>
                <table:table-cell table:style-name="ce20" office:value-type="float" office:value="23239" calcext:value-type="float">
                  <text:p>232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raitement d'ennoblissement</text:p>
                </table:table-cell>
                <table:table-cell table:style-name="ce20" office:value-type="float" office:value="23291" calcext:value-type="float">
                  <text:p>232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ravail de rivière (peaux)</text:p>
                </table:table-cell>
                <table:table-cell table:style-name="ce21" office:value-type="float" office:value="23301" calcext:value-type="float">
                  <text:p>23301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Techniques, procédés électriques et électroniqu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Techniques électriques et électron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ssemblage de composants électriques</text:p>
                </table:table-cell>
                <table:table-cell table:style-name="ce19" office:value-type="float" office:value="20789" calcext:value-type="float">
                  <text:p>20789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âblage</text:p>
                </table:table-cell>
                <table:table-cell table:style-name="ce20" office:value-type="float" office:value="20799" calcext:value-type="float">
                  <text:p>207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âblage filaire</text:p>
                </table:table-cell>
                <table:table-cell table:style-name="ce20" office:value-type="float" office:value="21537" calcext:value-type="float">
                  <text:p>215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épontage / repontage</text:p>
                </table:table-cell>
                <table:table-cell table:style-name="ce20" office:value-type="float" office:value="20853" calcext:value-type="float">
                  <text:p>208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s armoires à relais</text:p>
                </table:table-cell>
                <table:table-cell table:style-name="ce20" office:value-type="float" office:value="21956" calcext:value-type="float">
                  <text:p>219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chonnage</text:p>
                </table:table-cell>
                <table:table-cell table:style-name="ce20" office:value-type="float" office:value="20966" calcext:value-type="float">
                  <text:p>209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ntage de composant électrique</text:p>
                </table:table-cell>
                <table:table-cell table:style-name="ce20" office:value-type="float" office:value="21004" calcext:value-type="float">
                  <text:p>210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ntage de composant électronique</text:p>
                </table:table-cell>
                <table:table-cell table:style-name="ce20" office:value-type="float" office:value="21005" calcext:value-type="float">
                  <text:p>210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uvements horlogers électroniques</text:p>
                </table:table-cell>
                <table:table-cell table:style-name="ce20" office:value-type="float" office:value="22199" calcext:value-type="float">
                  <text:p>221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se de mesure de flèche de câble</text:p>
                </table:table-cell>
                <table:table-cell table:style-name="ce20" office:value-type="float" office:value="21060" calcext:value-type="float">
                  <text:p>210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és de gravure de couches</text:p>
                </table:table-cell>
                <table:table-cell table:style-name="ce20" office:value-type="float" office:value="22352" calcext:value-type="float">
                  <text:p>223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e montage électrique</text:p>
                </table:table-cell>
                <table:table-cell table:style-name="ce20" office:value-type="float" office:value="22614" calcext:value-type="float">
                  <text:p>226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âblage</text:p>
                </table:table-cell>
                <table:table-cell table:style-name="ce20" office:value-type="float" office:value="22820" calcext:value-type="float">
                  <text:p>228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essoudage</text:p>
                </table:table-cell>
                <table:table-cell table:style-name="ce20" office:value-type="float" office:value="22889" calcext:value-type="float">
                  <text:p>228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détection</text:p>
                </table:table-cell>
                <table:table-cell table:style-name="ce20" office:value-type="float" office:value="22890" calcext:value-type="float">
                  <text:p>228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implantation de réseaux enterrés</text:p>
                </table:table-cell>
                <table:table-cell table:style-name="ce20" office:value-type="float" office:value="23219" calcext:value-type="float">
                  <text:p>232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ologie des équipements électroniques</text:p>
                </table:table-cell>
                <table:table-cell table:style-name="ce20" office:value-type="float" office:value="23258" calcext:value-type="float">
                  <text:p>232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otal Productive Process -TPP-</text:p>
                </table:table-cell>
                <table:table-cell table:style-name="ce21" office:value-type="float" office:value="23287" calcext:value-type="float">
                  <text:p>23287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ourisme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liées au tourisme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aractéristiques des produits touristiques</text:p>
              </table:table-cell>
              <table:table-cell table:style-name="ce19" office:value-type="float" office:value="21649" calcext:value-type="float">
                <text:p>21649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nvironnement géographique et culturel (sites touristiques, ...)</text:p>
              </table:table-cell>
              <table:table-cell table:style-name="ce20" office:value-type="float" office:value="21933" calcext:value-type="float">
                <text:p>2193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et fonctionnement de l'industrie touristique</text:p>
              </table:table-cell>
              <table:table-cell table:style-name="ce20" office:value-type="float" office:value="22256" calcext:value-type="float">
                <text:p>2225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Procédures de réservation touristique</text:p>
              </table:table-cell>
              <table:table-cell table:style-name="ce21" office:value-type="float" office:value="22429" calcext:value-type="float">
                <text:p>22429</text:p>
              </table:table-cell>
              <table:table-cell table:style-name="ce21"/>
              <table:table-cell table:number-columns-repeated="1017"/>
            </table:table-row>
          </table:table-row-group>
        </table:table-row-group>
        <table:table-row table:style-name="ro5">
          <table:table-cell table:style-name="ce6" office:value-type="string" calcext:value-type="string" table:number-columns-spanned="6" table:number-rows-spanned="1">
            <text:p>Connaissance des domaines de l'entreprise privée / publique</text:p>
          </table:table-cell>
          <table:covered-table-cell table:number-columns-repeated="5" table:style-name="ce6"/>
          <table:table-cell table:style-name="ce6" office:value-type="string" calcext:value-type="string">
            <text:p>Connaissance des métiers des entreprises</text:p>
          </table:table-cell>
          <table:table-cell table:number-columns-repeated="1017"/>
        </table:table-row>
        <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Communication / Traitement de l'information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de communication et de traitement de l’information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Bibliométrie</text:p>
              </table:table-cell>
              <table:table-cell table:style-name="ce19" office:value-type="float" office:value="21525" calcext:value-type="float">
                <text:p>21525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sultation de ressources documentaires spécialisées (Bulletin officiel des douanes, cours de change, ...)</text:p>
              </table:table-cell>
              <table:table-cell table:style-name="ce20" office:value-type="float" office:value="20827" calcext:value-type="float">
                <text:p>208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aboration de grille de programmes</text:p>
              </table:table-cell>
              <table:table-cell table:style-name="ce20" office:value-type="float" office:value="20872" calcext:value-type="float">
                <text:p>2087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rché du livre</text:p>
              </table:table-cell>
              <table:table-cell table:style-name="ce20" office:value-type="float" office:value="22094" calcext:value-type="float">
                <text:p>2209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 classement et d'archivage</text:p>
              </table:table-cell>
              <table:table-cell table:style-name="ce20" office:value-type="float" office:value="22127" calcext:value-type="float">
                <text:p>221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ysage Audiovisuel Français</text:p>
              </table:table-cell>
              <table:table-cell table:style-name="ce20" office:value-type="float" office:value="22281" calcext:value-type="float">
                <text:p>222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ncipes de rédaction du plan média</text:p>
              </table:table-cell>
              <table:table-cell table:style-name="ce20" office:value-type="float" office:value="22327" calcext:value-type="float">
                <text:p>223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seaux stratégiques d'information</text:p>
              </table:table-cell>
              <table:table-cell table:style-name="ce20" office:value-type="float" office:value="22669" calcext:value-type="float">
                <text:p>2266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pécificités des médias</text:p>
              </table:table-cell>
              <table:table-cell table:style-name="ce20" office:value-type="float" office:value="22713" calcext:value-type="float">
                <text:p>227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onservation de documents</text:p>
              </table:table-cell>
              <table:table-cell table:style-name="ce20" office:value-type="float" office:value="22847" calcext:value-type="float">
                <text:p>228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gestion de l'information</text:p>
              </table:table-cell>
              <table:table-cell table:style-name="ce20" office:value-type="float" office:value="22921" calcext:value-type="float">
                <text:p>229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gestion de réseaux prépresse</text:p>
              </table:table-cell>
              <table:table-cell table:style-name="ce20" office:value-type="float" office:value="22923" calcext:value-type="float">
                <text:p>229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publicité (choix de médias, supports, ...)</text:p>
              </table:table-cell>
              <table:table-cell table:style-name="ce20" office:value-type="float" office:value="23071" calcext:value-type="float">
                <text:p>2307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enseignement</text:p>
              </table:table-cell>
              <table:table-cell table:style-name="ce20" office:value-type="float" office:value="23096" calcext:value-type="float">
                <text:p>2309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transmissions (guerre électronique, ...)</text:p>
              </table:table-cell>
              <table:table-cell table:style-name="ce20" office:value-type="float" office:value="23163" calcext:value-type="float">
                <text:p>2316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ocumentaires</text:p>
              </table:table-cell>
              <table:table-cell table:style-name="ce20" office:value-type="float" office:value="23235" calcext:value-type="float">
                <text:p>232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éditoriales</text:p>
              </table:table-cell>
              <table:table-cell table:style-name="ce20" office:value-type="float" office:value="23246" calcext:value-type="float">
                <text:p>2324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'outil de recherche iconographique</text:p>
              </table:table-cell>
              <table:table-cell table:style-name="ce20" office:value-type="float" office:value="21453" calcext:value-type="float">
                <text:p>2145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Veille documentaire</text:p>
              </table:table-cell>
              <table:table-cell table:style-name="ce20" office:value-type="float" office:value="21486" calcext:value-type="float">
                <text:p>2148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Veille juridique</text:p>
              </table:table-cell>
              <table:table-cell table:style-name="ce21" office:value-type="float" office:value="23365" calcext:value-type="float">
                <text:p>23365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Gestion, finance, comptabilité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Comptabilité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mptabilité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nalyse de documents comptables</text:p>
                </table:table-cell>
                <table:table-cell table:style-name="ce19" office:value-type="float" office:value="20752" calcext:value-type="float">
                  <text:p>20752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mptabilité analytique</text:p>
                </table:table-cell>
                <table:table-cell table:style-name="ce20" office:value-type="float" office:value="21737" calcext:value-type="float">
                  <text:p>217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mptabilité générale</text:p>
                </table:table-cell>
                <table:table-cell table:style-name="ce20" office:value-type="float" office:value="21738" calcext:value-type="float">
                  <text:p>217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mptabilité publique</text:p>
                </table:table-cell>
                <table:table-cell table:style-name="ce20" office:value-type="float" office:value="21739" calcext:value-type="float">
                  <text:p>217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criture comptable</text:p>
                </table:table-cell>
                <table:table-cell table:style-name="ce20" office:value-type="float" office:value="20867" calcext:value-type="float">
                  <text:p>208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comptabilité</text:p>
                </table:table-cell>
                <table:table-cell table:style-name="ce20" office:value-type="float" office:value="21845" calcext:value-type="float">
                  <text:p>218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gestion comptable et administrative</text:p>
                </table:table-cell>
                <table:table-cell table:style-name="ce20" office:value-type="float" office:value="21871" calcext:value-type="float">
                  <text:p>218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tablissement de comptes consolidés mensuels, annuels, ...</text:p>
                </table:table-cell>
                <table:table-cell table:style-name="ce20" office:value-type="float" office:value="20886" calcext:value-type="float">
                  <text:p>208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comptable et administrative</text:p>
                </table:table-cell>
                <table:table-cell table:style-name="ce20" office:value-type="float" office:value="21995" calcext:value-type="float">
                  <text:p>219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de trésorerie</text:p>
                </table:table-cell>
                <table:table-cell table:style-name="ce20" office:value-type="float" office:value="21999" calcext:value-type="float">
                  <text:p>219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Instruction et fonctionnement des régies d'avance et de recette</text:p>
                </table:table-cell>
                <table:table-cell table:style-name="ce20" office:value-type="float" office:value="22053" calcext:value-type="float">
                  <text:p>220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e budget</text:p>
                </table:table-cell>
                <table:table-cell table:style-name="ce20" office:value-type="float" office:value="22163" calcext:value-type="float">
                  <text:p>221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u reporting anglo-saxon</text:p>
                </table:table-cell>
                <table:table-cell table:style-name="ce20" office:value-type="float" office:value="22334" calcext:value-type="float">
                  <text:p>223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conciliation de comptes réciproques</text:p>
                </table:table-cell>
                <table:table-cell table:style-name="ce20" office:value-type="float" office:value="21072" calcext:value-type="float">
                  <text:p>210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vision légale des comptes</text:p>
                </table:table-cell>
                <table:table-cell table:style-name="ce20" office:value-type="float" office:value="21088" calcext:value-type="float">
                  <text:p>210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élaboration de budget</text:p>
                </table:table-cell>
                <table:table-cell table:style-name="ce20" office:value-type="float" office:value="23187" calcext:value-type="float">
                  <text:p>231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nue de livre de compte</text:p>
                </table:table-cell>
                <table:table-cell table:style-name="ce21" office:value-type="float" office:value="21112" calcext:value-type="float">
                  <text:p>21112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Financ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Analyses financières des entrepris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ffacturage</text:p>
                </table:table-cell>
                <table:table-cell table:style-name="ce19" office:value-type="float" office:value="21497" calcext:value-type="float">
                  <text:p>21497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Analyse comptable et financière</text:p>
                </table:table-cell>
                <table:table-cell table:style-name="ce20" office:value-type="float" office:value="21502" calcext:value-type="float">
                  <text:p>2150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Analyse de risques financiers</text:p>
                </table:table-cell>
                <table:table-cell table:style-name="ce20" office:value-type="float" office:value="20754" calcext:value-type="float">
                  <text:p>207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Analyse d'indicateurs financiers</text:p>
                </table:table-cell>
                <table:table-cell table:style-name="ce20" office:value-type="float" office:value="20756" calcext:value-type="float">
                  <text:p>207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Analyse financière</text:p>
                </table:table-cell>
                <table:table-cell table:style-name="ce20" office:value-type="float" office:value="21503" calcext:value-type="float">
                  <text:p>215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Audit financier</text:p>
                </table:table-cell>
                <table:table-cell table:style-name="ce20" office:value-type="float" office:value="21521" calcext:value-type="float">
                  <text:p>215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lcul de ratios financiers</text:p>
                </table:table-cell>
                <table:table-cell table:style-name="ce20" office:value-type="float" office:value="20806" calcext:value-type="float">
                  <text:p>208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lculs financiers</text:p>
                </table:table-cell>
                <table:table-cell table:style-name="ce20" office:value-type="float" office:value="20811" calcext:value-type="float">
                  <text:p>208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actifs financiers</text:p>
                </table:table-cell>
                <table:table-cell table:style-name="ce20" office:value-type="float" office:value="21553" calcext:value-type="float">
                  <text:p>215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duits d'assurances</text:p>
                </table:table-cell>
                <table:table-cell table:style-name="ce20" office:value-type="float" office:value="21641" calcext:value-type="float">
                  <text:p>216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duits financiers</text:p>
                </table:table-cell>
                <table:table-cell table:style-name="ce20" office:value-type="float" office:value="21645" calcext:value-type="float">
                  <text:p>216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urs des marchés de l'art</text:p>
                </table:table-cell>
                <table:table-cell table:style-name="ce20" office:value-type="float" office:value="21759" calcext:value-type="float">
                  <text:p>217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ispositifs de financement (films, spectacles, ...)</text:p>
                </table:table-cell>
                <table:table-cell table:style-name="ce20" office:value-type="float" office:value="21787" calcext:value-type="float">
                  <text:p>217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aboration de scénarios de sinistres (Sinistre Maximum Possible)</text:p>
                </table:table-cell>
                <table:table-cell table:style-name="ce20" office:value-type="float" office:value="20875" calcext:value-type="float">
                  <text:p>2087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inance</text:p>
                </table:table-cell>
                <table:table-cell table:style-name="ce20" office:value-type="float" office:value="21945" calcext:value-type="float">
                  <text:p>219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inances publiques</text:p>
                </table:table-cell>
                <table:table-cell table:style-name="ce20" office:value-type="float" office:value="21946" calcext:value-type="float">
                  <text:p>219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de portefeuille financier</text:p>
                </table:table-cell>
                <table:table-cell table:style-name="ce20" office:value-type="float" office:value="21997" calcext:value-type="float">
                  <text:p>219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financière</text:p>
                </table:table-cell>
                <table:table-cell table:style-name="ce20" office:value-type="float" office:value="22002" calcext:value-type="float">
                  <text:p>2200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hodes de gestion des risques</text:p>
                </table:table-cell>
                <table:table-cell table:style-name="ce20" office:value-type="float" office:value="22133" calcext:value-type="float">
                  <text:p>221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ntage de dossiers de crédit</text:p>
                </table:table-cell>
                <table:table-cell table:style-name="ce20" office:value-type="float" office:value="21007" calcext:value-type="float">
                  <text:p>210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'optimisation des coûts</text:p>
                </table:table-cell>
                <table:table-cell table:style-name="ce20" office:value-type="float" office:value="22333" calcext:value-type="float">
                  <text:p>223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essus de traitement bancaire</text:p>
                </table:table-cell>
                <table:table-cell table:style-name="ce20" office:value-type="float" office:value="22480" calcext:value-type="float">
                  <text:p>224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essus de traitement des opérations sur titres</text:p>
                </table:table-cell>
                <table:table-cell table:style-name="ce20" office:value-type="float" office:value="22481" calcext:value-type="float">
                  <text:p>224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duction en assurances</text:p>
                </table:table-cell>
                <table:table-cell table:style-name="ce20" office:value-type="float" office:value="22483" calcext:value-type="float">
                  <text:p>224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atios de contrôle</text:p>
                </table:table-cell>
                <table:table-cell table:style-name="ce20" office:value-type="float" office:value="22522" calcext:value-type="float">
                  <text:p>225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e conversion monétaire</text:p>
                </table:table-cell>
                <table:table-cell table:style-name="ce20" office:value-type="float" office:value="22605" calcext:value-type="float">
                  <text:p>226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ouscription en assurances</text:p>
                </table:table-cell>
                <table:table-cell table:style-name="ce20" office:value-type="float" office:value="22696" calcext:value-type="float">
                  <text:p>226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pécificités de l'assurance automobile</text:p>
                </table:table-cell>
                <table:table-cell table:style-name="ce20" office:value-type="float" office:value="22698" calcext:value-type="float">
                  <text:p>2269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pécificités de l'assurance habitation</text:p>
                </table:table-cell>
                <table:table-cell table:style-name="ce20" office:value-type="float" office:value="22699" calcext:value-type="float">
                  <text:p>226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pécificités de l'assurance IARD (Incendie, Accidents, Risques Divers)</text:p>
                </table:table-cell>
                <table:table-cell table:style-name="ce20" office:value-type="float" office:value="22700" calcext:value-type="float">
                  <text:p>227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analyse de patrimoine financier</text:p>
                </table:table-cell>
                <table:table-cell table:style-name="ce20" office:value-type="float" office:value="22765" calcext:value-type="float">
                  <text:p>227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contrôle de gestion et d'analyse financière</text:p>
                </table:table-cell>
                <table:table-cell table:style-name="ce20" office:value-type="float" office:value="22853" calcext:value-type="float">
                  <text:p>228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ologie des devises</text:p>
                </table:table-cell>
                <table:table-cell table:style-name="ce20" office:value-type="float" office:value="23349" calcext:value-type="float">
                  <text:p>233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ologie des dommages</text:p>
                </table:table-cell>
                <table:table-cell table:style-name="ce20" office:value-type="float" office:value="23350" calcext:value-type="float">
                  <text:p>233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ologie des facteurs de risques financiers</text:p>
                </table:table-cell>
                <table:table-cell table:style-name="ce20" office:value-type="float" office:value="23351" calcext:value-type="float">
                  <text:p>233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ologie des risques</text:p>
                </table:table-cell>
                <table:table-cell table:style-name="ce20" office:value-type="float" office:value="23355" calcext:value-type="float">
                  <text:p>233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ologie des sinistres</text:p>
                </table:table-cell>
                <table:table-cell table:style-name="ce20" office:value-type="float" office:value="23357" calcext:value-type="float">
                  <text:p>233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ypologie des systèmes de règlement</text:p>
                </table:table-cell>
                <table:table-cell table:style-name="ce21" office:value-type="float" office:value="23358" calcext:value-type="float">
                  <text:p>23358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Gestion (2)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Gestion de l’entrepris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Bibliothéconomie</text:p>
                </table:table-cell>
                <table:table-cell table:style-name="ce19" office:value-type="float" office:value="21526" calcext:value-type="float">
                  <text:p>21526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nduite de projet</text:p>
                </table:table-cell>
                <table:table-cell table:style-name="ce20" office:value-type="float" office:value="21746" calcext:value-type="float">
                  <text:p>217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ntrôle de gestion</text:p>
                </table:table-cell>
                <table:table-cell table:style-name="ce20" office:value-type="float" office:value="21754" calcext:value-type="float">
                  <text:p>217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ntrôle interne</text:p>
                </table:table-cell>
                <table:table-cell table:style-name="ce20" office:value-type="float" office:value="20829" calcext:value-type="float">
                  <text:p>208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actylographie</text:p>
                </table:table-cell>
                <table:table-cell table:style-name="ce20" office:value-type="float" office:value="21773" calcext:value-type="float">
                  <text:p>217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-procurement - Gestion électronique des achats</text:p>
                </table:table-cell>
                <table:table-cell table:style-name="ce20" office:value-type="float" office:value="38836" calcext:value-type="float">
                  <text:p>388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budgétaire</text:p>
                </table:table-cell>
                <table:table-cell table:style-name="ce20" office:value-type="float" office:value="21994" calcext:value-type="float">
                  <text:p>219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de logement social</text:p>
                </table:table-cell>
                <table:table-cell table:style-name="ce20" office:value-type="float" office:value="21996" calcext:value-type="float">
                  <text:p>219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des paiements dématérialisés</text:p>
                </table:table-cell>
                <table:table-cell table:style-name="ce20" office:value-type="float" office:value="20906" calcext:value-type="float">
                  <text:p>209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économique et financière</text:p>
                </table:table-cell>
                <table:table-cell table:style-name="ce20" office:value-type="float" office:value="22001" calcext:value-type="float">
                  <text:p>220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stion hôtelière</text:p>
                </table:table-cell>
                <table:table-cell table:style-name="ce20" office:value-type="float" office:value="22003" calcext:value-type="float">
                  <text:p>220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hodes d'approvisionnement</text:p>
                </table:table-cell>
                <table:table-cell table:style-name="ce20" office:value-type="float" office:value="22125" calcext:value-type="float">
                  <text:p>221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es de calcul et d'évolution des loyers</text:p>
                </table:table-cell>
                <table:table-cell table:style-name="ce20" office:value-type="float" office:value="22192" calcext:value-type="float">
                  <text:p>221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rganisation et planification d'une tournée</text:p>
                </table:table-cell>
                <table:table-cell table:style-name="ce20" office:value-type="float" office:value="22261" calcext:value-type="float">
                  <text:p>222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utils de planification et de suivi</text:p>
                </table:table-cell>
                <table:table-cell table:style-name="ce20" office:value-type="float" office:value="22268" calcext:value-type="float">
                  <text:p>222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lanning d'occupation des chambres</text:p>
                </table:table-cell>
                <table:table-cell table:style-name="ce20" office:value-type="float" office:value="22297" calcext:value-type="float">
                  <text:p>222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aisie avec dictaphone</text:p>
                </table:table-cell>
                <table:table-cell table:style-name="ce20" office:value-type="float" office:value="21090" calcext:value-type="float">
                  <text:p>210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ténographie</text:p>
                </table:table-cell>
                <table:table-cell table:style-name="ce20" office:value-type="float" office:value="22722" calcext:value-type="float">
                  <text:p>227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ableaux de bord</text:p>
                </table:table-cell>
                <table:table-cell table:style-name="ce20" office:value-type="float" office:value="22745" calcext:value-type="float">
                  <text:p>227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gestion administrative</text:p>
                </table:table-cell>
                <table:table-cell table:style-name="ce20" office:value-type="float" office:value="22918" calcext:value-type="float">
                  <text:p>229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gestion commerciale</text:p>
                </table:table-cell>
                <table:table-cell table:style-name="ce20" office:value-type="float" office:value="22919" calcext:value-type="float">
                  <text:p>229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lanification</text:p>
                </table:table-cell>
                <table:table-cell table:style-name="ce20" office:value-type="float" office:value="23033" calcext:value-type="float">
                  <text:p>230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secrétariat</text:p>
                </table:table-cell>
                <table:table-cell table:style-name="ce20" office:value-type="float" office:value="23115" calcext:value-type="float">
                  <text:p>231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yield management</text:p>
                </table:table-cell>
                <table:table-cell table:style-name="ce20" office:value-type="float" office:value="23173" calcext:value-type="float">
                  <text:p>231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'inventaire</text:p>
                </table:table-cell>
                <table:table-cell table:style-name="ce20" office:value-type="float" office:value="23233" calcext:value-type="float">
                  <text:p>232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Utilisation de cadencier</text:p>
                </table:table-cell>
                <table:table-cell table:style-name="ce21" office:value-type="float" office:value="21170" calcext:value-type="float">
                  <text:p>21170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Marketing / Strategie</text:p>
            </table:table-cell>
            <table:covered-table-cell table:number-columns-repeated="4" table:style-name="ce10"/>
            <table:table-cell table:style-name="ce10" office:value-type="string" calcext:value-type="string">
              <text:p>Marketing et stratégie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haîne de distribution d'un film</text:p>
              </table:table-cell>
              <table:table-cell table:style-name="ce19" office:value-type="float" office:value="21700" calcext:value-type="float">
                <text:p>21700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struction de grilles d'évaluation</text:p>
              </table:table-cell>
              <table:table-cell table:style-name="ce20" office:value-type="float" office:value="20826" calcext:value-type="float">
                <text:p>2082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marketing</text:p>
              </table:table-cell>
              <table:table-cell table:style-name="ce20" office:value-type="float" office:value="21880" calcext:value-type="float">
                <text:p>2188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éomercatique</text:p>
              </table:table-cell>
              <table:table-cell table:style-name="ce20" office:value-type="float" office:value="21977" calcext:value-type="float">
                <text:p>219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rketing</text:p>
              </table:table-cell>
              <table:table-cell table:style-name="ce20" office:value-type="float" office:value="22095" calcext:value-type="float">
                <text:p>2209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otions de stratégie internationale</text:p>
              </table:table-cell>
              <table:table-cell table:style-name="ce20" office:value-type="float" office:value="22237" calcext:value-type="float">
                <text:p>2223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tratégie commerciale</text:p>
              </table:table-cell>
              <table:table-cell table:style-name="ce20" office:value-type="float" office:value="22723" calcext:value-type="float">
                <text:p>227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tratégie tarifaire</text:p>
              </table:table-cell>
              <table:table-cell table:style-name="ce20" office:value-type="float" office:value="22725" calcext:value-type="float">
                <text:p>227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arketing</text:p>
              </table:table-cell>
              <table:table-cell table:style-name="ce20" office:value-type="float" office:value="22970" calcext:value-type="float">
                <text:p>2297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arketing téléphonique</text:p>
              </table:table-cell>
              <table:table-cell table:style-name="ce20" office:value-type="float" office:value="22971" calcext:value-type="float">
                <text:p>2297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esure d'audience</text:p>
              </table:table-cell>
              <table:table-cell table:style-name="ce20" office:value-type="float" office:value="22978" calcext:value-type="float">
                <text:p>2297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e prospection commerciale</text:p>
              </table:table-cell>
              <table:table-cell table:style-name="ce21" office:value-type="float" office:value="23069" calcext:value-type="float">
                <text:p>23069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Organisation de la production</text:p>
            </table:table-cell>
            <table:covered-table-cell table:number-columns-repeated="4" table:style-name="ce10"/>
            <table:table-cell table:style-name="ce10" office:value-type="string" calcext:value-type="string">
              <text:p>Organisation de la production industrielle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onduite d'opérations de gestion de crise</text:p>
              </table:table-cell>
              <table:table-cell table:style-name="ce19" office:value-type="float" office:value="38921" calcext:value-type="float">
                <text:p>38921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aboration de fiche de débit (quantité, ...)</text:p>
              </table:table-cell>
              <table:table-cell table:style-name="ce20" office:value-type="float" office:value="20869" calcext:value-type="float">
                <text:p>2086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Formalisation de processus de gestion</text:p>
              </table:table-cell>
              <table:table-cell table:style-name="ce20" office:value-type="float" office:value="20902" calcext:value-type="float">
                <text:p>209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analyse (systémique, fonctionnelle, de risques, ...)</text:p>
              </table:table-cell>
              <table:table-cell table:style-name="ce20" office:value-type="float" office:value="22117" calcext:value-type="float">
                <text:p>2211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analyse de la performance</text:p>
              </table:table-cell>
              <table:table-cell table:style-name="ce20" office:value-type="float" office:value="22111" calcext:value-type="float">
                <text:p>221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 gestion de production</text:p>
              </table:table-cell>
              <table:table-cell table:style-name="ce20" office:value-type="float" office:value="22131" calcext:value-type="float">
                <text:p>221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 Gestion des Moyens de Production</text:p>
              </table:table-cell>
              <table:table-cell table:style-name="ce20" office:value-type="float" office:value="22132" calcext:value-type="float">
                <text:p>2213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donnancement</text:p>
              </table:table-cell>
              <table:table-cell table:style-name="ce20" office:value-type="float" office:value="22247" calcext:value-type="float">
                <text:p>222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ilotage en salle de commande</text:p>
              </table:table-cell>
              <table:table-cell table:style-name="ce20" office:value-type="float" office:value="21024" calcext:value-type="float">
                <text:p>2102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la marche en avant</text:p>
              </table:table-cell>
              <table:table-cell table:style-name="ce20" office:value-type="float" office:value="22411" calcext:value-type="float">
                <text:p>224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ductique</text:p>
              </table:table-cell>
              <table:table-cell table:style-name="ce20" office:value-type="float" office:value="22484" calcext:value-type="float">
                <text:p>2248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tocoles de tests et d'essais</text:p>
              </table:table-cell>
              <table:table-cell table:style-name="ce20" office:value-type="float" office:value="22507" calcext:value-type="float">
                <text:p>2250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ulation et instrumentation</text:p>
              </table:table-cell>
              <table:table-cell table:style-name="ce20" office:value-type="float" office:value="22661" calcext:value-type="float">
                <text:p>226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gestion de production</text:p>
              </table:table-cell>
              <table:table-cell table:style-name="ce20" office:value-type="float" office:value="22922" calcext:value-type="float">
                <text:p>229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'outil de supervision</text:p>
              </table:table-cell>
              <table:table-cell table:style-name="ce20" office:value-type="float" office:value="21454" calcext:value-type="float">
                <text:p>2145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Utilisation d'outils de planification</text:p>
              </table:table-cell>
              <table:table-cell table:style-name="ce21" office:value-type="float" office:value="21471" calcext:value-type="float">
                <text:p>21471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Ressources Humaines</text:p>
            </table:table-cell>
            <table:covered-table-cell table:number-columns-repeated="4" table:style-name="ce10"/>
            <table:table-cell table:style-name="ce10" office:value-type="string" calcext:value-type="string">
              <text:p>Ressources humain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nalyse de poste de travail</text:p>
              </table:table-cell>
              <table:table-cell table:style-name="ce19" office:value-type="float" office:value="20753" calcext:value-type="float">
                <text:p>20753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gestion des Ressources Humaines</text:p>
              </table:table-cell>
              <table:table-cell table:style-name="ce20" office:value-type="float" office:value="21872" calcext:value-type="float">
                <text:p>2187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estion administrative du personnel</text:p>
              </table:table-cell>
              <table:table-cell table:style-name="ce20" office:value-type="float" office:value="21993" calcext:value-type="float">
                <text:p>219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estion des Ressources Humaines</text:p>
              </table:table-cell>
              <table:table-cell table:style-name="ce20" office:value-type="float" office:value="22000" calcext:value-type="float">
                <text:p>220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estion prévisionnelle des emplois et des compétences -GPEC-</text:p>
              </table:table-cell>
              <table:table-cell table:style-name="ce20" office:value-type="float" office:value="22004" calcext:value-type="float">
                <text:p>2200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'analyse des besoins de formation</text:p>
              </table:table-cell>
              <table:table-cell table:style-name="ce20" office:value-type="float" office:value="22121" calcext:value-type="float">
                <text:p>221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e recrutement</text:p>
              </table:table-cell>
              <table:table-cell table:style-name="ce21" office:value-type="float" office:value="23078" calcext:value-type="float">
                <text:p>23078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Transport/Logistique</text:p>
            </table:table-cell>
            <table:covered-table-cell table:number-columns-repeated="4" table:style-name="ce10"/>
            <table:table-cell table:style-name="ce10" office:value-type="string" calcext:value-type="string">
              <text:p>Transport logistique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aractéristiques des différents types de transport</text:p>
              </table:table-cell>
              <table:table-cell table:style-name="ce19" office:value-type="float" office:value="21571" calcext:value-type="float">
                <text:p>21571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ditions de stockage d'effluents</text:p>
              </table:table-cell>
              <table:table-cell table:style-name="ce20" office:value-type="float" office:value="21743" calcext:value-type="float">
                <text:p>2174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e fonctionnement d'une bourse de fret</text:p>
              </table:table-cell>
              <table:table-cell table:style-name="ce20" office:value-type="float" office:value="22167" calcext:value-type="float">
                <text:p>2216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e stockage</text:p>
              </table:table-cell>
              <table:table-cell table:style-name="ce20" office:value-type="float" office:value="22175" calcext:value-type="float">
                <text:p>221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es de calcul du chargement carburant</text:p>
              </table:table-cell>
              <table:table-cell table:style-name="ce20" office:value-type="float" office:value="22191" calcext:value-type="float">
                <text:p>2219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de la chaîne de transport national et international</text:p>
              </table:table-cell>
              <table:table-cell table:style-name="ce20" office:value-type="float" office:value="22248" calcext:value-type="float">
                <text:p>222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de la chaîne logistique</text:p>
              </table:table-cell>
              <table:table-cell table:style-name="ce20" office:value-type="float" office:value="22249" calcext:value-type="float">
                <text:p>222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du marché des transports (tarifs, tendances, ...)</text:p>
              </table:table-cell>
              <table:table-cell table:style-name="ce20" office:value-type="float" office:value="22250" calcext:value-type="float">
                <text:p>2225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d'un site d'entreposage (plan de circulation, ...)</text:p>
              </table:table-cell>
              <table:table-cell table:style-name="ce20" office:value-type="float" office:value="22253" calcext:value-type="float">
                <text:p>2225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et fonctionnement de la zone portuaire (plan de circulation, zones de stockage, ...)</text:p>
              </table:table-cell>
              <table:table-cell table:style-name="ce20" office:value-type="float" office:value="22255" calcext:value-type="float">
                <text:p>2225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et fonctionnement de site aéroportuaire</text:p>
              </table:table-cell>
              <table:table-cell table:style-name="ce20" office:value-type="float" office:value="22257" calcext:value-type="float">
                <text:p>2225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et fonctionnement des modes de transport</text:p>
              </table:table-cell>
              <table:table-cell table:style-name="ce20" office:value-type="float" office:value="22258" calcext:value-type="float">
                <text:p>2225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et fonctionnement du réseau ferré</text:p>
              </table:table-cell>
              <table:table-cell table:style-name="ce20" office:value-type="float" office:value="22259" calcext:value-type="float">
                <text:p>2225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et gestion d'un site d'entreposage</text:p>
              </table:table-cell>
              <table:table-cell table:style-name="ce20" office:value-type="float" office:value="22260" calcext:value-type="float">
                <text:p>2226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gestion de stocks</text:p>
              </table:table-cell>
              <table:table-cell table:style-name="ce20" office:value-type="float" office:value="22609" calcext:value-type="float">
                <text:p>2260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emplissage de bon de livraison</text:p>
              </table:table-cell>
              <table:table-cell table:style-name="ce20" office:value-type="float" office:value="21083" calcext:value-type="float">
                <text:p>2108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pécificités des matériels et équipements aéroportuaires</text:p>
              </table:table-cell>
              <table:table-cell table:style-name="ce20" office:value-type="float" office:value="22712" calcext:value-type="float">
                <text:p>2271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navigation</text:p>
              </table:table-cell>
              <table:table-cell table:style-name="ce20" office:value-type="float" office:value="23011" calcext:value-type="float">
                <text:p>230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élaboration de plan de chargement d'engins (devis de masse, de centrage, ...)</text:p>
              </table:table-cell>
              <table:table-cell table:style-name="ce20" office:value-type="float" office:value="23188" calcext:value-type="float">
                <text:p>2318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'import/export</text:p>
              </table:table-cell>
              <table:table-cell table:style-name="ce21" office:value-type="float" office:value="23220" calcext:value-type="float">
                <text:p>23220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Vente</text:p>
            </table:table-cell>
            <table:covered-table-cell table:number-columns-repeated="4" table:style-name="ce10"/>
            <table:table-cell table:style-name="ce10" office:value-type="string" calcext:value-type="string">
              <text:p>Techniques de vente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rgumentation commerciale</text:p>
              </table:table-cell>
              <table:table-cell table:style-name="ce19" office:value-type="float" office:value="20786" calcext:value-type="float">
                <text:p>20786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lcul de marges</text:p>
              </table:table-cell>
              <table:table-cell table:style-name="ce20" office:value-type="float" office:value="20802" calcext:value-type="float">
                <text:p>208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hiffrage/calcul de coût</text:p>
              </table:table-cell>
              <table:table-cell table:style-name="ce20" office:value-type="float" office:value="20813" calcext:value-type="float">
                <text:p>208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ircuits de commercialisation des produits touristiques</text:p>
              </table:table-cell>
              <table:table-cell table:style-name="ce20" office:value-type="float" office:value="21712" calcext:value-type="float">
                <text:p>2171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ircuits de distribution commerciale</text:p>
              </table:table-cell>
              <table:table-cell table:style-name="ce20" office:value-type="float" office:value="21713" calcext:value-type="float">
                <text:p>217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aboration de devis</text:p>
              </table:table-cell>
              <table:table-cell table:style-name="ce20" office:value-type="float" office:value="20868" calcext:value-type="float">
                <text:p>2086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rché de l'immobilier</text:p>
              </table:table-cell>
              <table:table-cell table:style-name="ce20" office:value-type="float" office:value="22093" calcext:value-type="float">
                <text:p>220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es de paiement</text:p>
              </table:table-cell>
              <table:table-cell table:style-name="ce20" office:value-type="float" office:value="22198" calcext:value-type="float">
                <text:p>2219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'encaissement</text:p>
              </table:table-cell>
              <table:table-cell table:style-name="ce20" office:value-type="float" office:value="22454" calcext:value-type="float">
                <text:p>2245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duits et services funéraires</text:p>
              </table:table-cell>
              <table:table-cell table:style-name="ce20" office:value-type="float" office:value="22485" calcext:value-type="float">
                <text:p>224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commerciales de Service Après Vente -SAV-</text:p>
              </table:table-cell>
              <table:table-cell table:style-name="ce20" office:value-type="float" office:value="22589" calcext:value-type="float">
                <text:p>2258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onstitution d'un assortiment de produits</text:p>
              </table:table-cell>
              <table:table-cell table:style-name="ce20" office:value-type="float" office:value="22602" calcext:value-type="float">
                <text:p>226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tenue de caisse</text:p>
              </table:table-cell>
              <table:table-cell table:style-name="ce20" office:value-type="float" office:value="22639" calcext:value-type="float">
                <text:p>2263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commerciales</text:p>
              </table:table-cell>
              <table:table-cell table:style-name="ce20" office:value-type="float" office:value="23012" calcext:value-type="float">
                <text:p>2301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hiffrage tarifaire</text:p>
              </table:table-cell>
              <table:table-cell table:style-name="ce20" office:value-type="float" office:value="22830" calcext:value-type="float">
                <text:p>2283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erchandising</text:p>
              </table:table-cell>
              <table:table-cell table:style-name="ce20" office:value-type="float" office:value="22977" calcext:value-type="float">
                <text:p>229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ise en rayon</text:p>
              </table:table-cell>
              <table:table-cell table:style-name="ce20" office:value-type="float" office:value="22985" calcext:value-type="float">
                <text:p>229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vente</text:p>
              </table:table-cell>
              <table:table-cell table:style-name="ce20" office:value-type="float" office:value="23168" calcext:value-type="float">
                <text:p>2316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nue d'une double caisse (jeux, tabac)</text:p>
              </table:table-cell>
              <table:table-cell table:style-name="ce21" office:value-type="float" office:value="21113" calcext:value-type="float">
                <text:p>21113</text:p>
              </table:table-cell>
              <table:table-cell table:style-name="ce21"/>
              <table:table-cell table:number-columns-repeated="1017"/>
            </table:table-row>
          </table:table-row-group>
        </table:table-row-group>
        <table:table-row table:style-name="ro5">
          <table:table-cell table:style-name="ce6" office:value-type="string" calcext:value-type="string" table:number-columns-spanned="6" table:number-rows-spanned="1">
            <text:p>Connaissances artistiques et littéraires</text:p>
          </table:table-cell>
          <table:covered-table-cell table:number-columns-repeated="5" table:style-name="ce6"/>
          <table:table-cell table:style-name="ce6" office:value-type="string" calcext:value-type="string">
            <text:p>Connaissances artistiques et littéraires</text:p>
          </table:table-cell>
          <table:table-cell table:number-columns-repeated="1017"/>
        </table:table-row>
        <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Artistique</text:p>
            </table:table-cell>
            <table:covered-table-cell table:number-columns-repeated="4" table:style-name="ce10"/>
            <table:table-cell table:style-name="ce10" office:value-type="string" calcext:value-type="string">
              <text:p>Connaissances artistiqu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daptation, composition d'oeuvres musicales</text:p>
              </table:table-cell>
              <table:table-cell table:style-name="ce19" office:value-type="float" office:value="20746" calcext:value-type="float">
                <text:p>20746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instruments de musique</text:p>
              </table:table-cell>
              <table:table-cell table:style-name="ce20" office:value-type="float" office:value="21600" calcext:value-type="float">
                <text:p>216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ulture artistique</text:p>
              </table:table-cell>
              <table:table-cell table:style-name="ce20" office:value-type="float" office:value="21768" calcext:value-type="float">
                <text:p>2176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ramaturgie</text:p>
              </table:table-cell>
              <table:table-cell table:style-name="ce20" office:value-type="float" office:value="21790" calcext:value-type="float">
                <text:p>2179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arts plastiques</text:p>
              </table:table-cell>
              <table:table-cell table:style-name="ce20" office:value-type="float" office:value="21840" calcext:value-type="float">
                <text:p>2184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estuelle de direction d'orchestre</text:p>
              </table:table-cell>
              <table:table-cell table:style-name="ce20" office:value-type="float" office:value="22006" calcext:value-type="float">
                <text:p>2200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abitat et architecture</text:p>
              </table:table-cell>
              <table:table-cell table:style-name="ce20" office:value-type="float" office:value="22017" calcext:value-type="float">
                <text:p>2201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armonisation des couleurs</text:p>
              </table:table-cell>
              <table:table-cell table:style-name="ce20" office:value-type="float" office:value="20911" calcext:value-type="float">
                <text:p>209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 la danse</text:p>
              </table:table-cell>
              <table:table-cell table:style-name="ce20" office:value-type="float" office:value="22018" calcext:value-type="float">
                <text:p>220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 la mode et des costumes</text:p>
              </table:table-cell>
              <table:table-cell table:style-name="ce20" office:value-type="float" office:value="22019" calcext:value-type="float">
                <text:p>2201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 la musique</text:p>
              </table:table-cell>
              <table:table-cell table:style-name="ce20" office:value-type="float" office:value="22020" calcext:value-type="float">
                <text:p>2202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 l'architecture</text:p>
              </table:table-cell>
              <table:table-cell table:style-name="ce20" office:value-type="float" office:value="22021" calcext:value-type="float">
                <text:p>220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 l'art du verre</text:p>
              </table:table-cell>
              <table:table-cell table:style-name="ce20" office:value-type="float" office:value="22022" calcext:value-type="float">
                <text:p>220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 l'art et des styles</text:p>
              </table:table-cell>
              <table:table-cell table:style-name="ce20" office:value-type="float" office:value="22023" calcext:value-type="float">
                <text:p>220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 l'horlogerie</text:p>
              </table:table-cell>
              <table:table-cell table:style-name="ce20" office:value-type="float" office:value="22024" calcext:value-type="float">
                <text:p>2202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s arts décoratifs</text:p>
              </table:table-cell>
              <table:table-cell table:style-name="ce20" office:value-type="float" office:value="22025" calcext:value-type="float">
                <text:p>220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s arts du cirque</text:p>
              </table:table-cell>
              <table:table-cell table:style-name="ce20" office:value-type="float" office:value="22026" calcext:value-type="float">
                <text:p>2202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es coiffures</text:p>
              </table:table-cell>
              <table:table-cell table:style-name="ce20" office:value-type="float" office:value="22027" calcext:value-type="float">
                <text:p>220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u cinéma</text:p>
              </table:table-cell>
              <table:table-cell table:style-name="ce20" office:value-type="float" office:value="22030" calcext:value-type="float">
                <text:p>2203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u livre</text:p>
              </table:table-cell>
              <table:table-cell table:style-name="ce20" office:value-type="float" office:value="22031" calcext:value-type="float">
                <text:p>220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istoire du théâtre</text:p>
              </table:table-cell>
              <table:table-cell table:style-name="ce20" office:value-type="float" office:value="22032" calcext:value-type="float">
                <text:p>2203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 de notation Benesh</text:p>
              </table:table-cell>
              <table:table-cell table:style-name="ce20" office:value-type="float" office:value="22112" calcext:value-type="float">
                <text:p>2211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 de notation Laban</text:p>
              </table:table-cell>
              <table:table-cell table:style-name="ce20" office:value-type="float" office:value="22113" calcext:value-type="float">
                <text:p>221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ologie</text:p>
              </table:table-cell>
              <table:table-cell table:style-name="ce20" office:value-type="float" office:value="22262" calcext:value-type="float">
                <text:p>2226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einture à main levée</text:p>
              </table:table-cell>
              <table:table-cell table:style-name="ce20" office:value-type="float" office:value="21016" calcext:value-type="float">
                <text:p>210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einture de filets</text:p>
              </table:table-cell>
              <table:table-cell table:style-name="ce20" office:value-type="float" office:value="21017" calcext:value-type="float">
                <text:p>2101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pertoire chorégraphique classique</text:p>
              </table:table-cell>
              <table:table-cell table:style-name="ce20" office:value-type="float" office:value="22663" calcext:value-type="float">
                <text:p>2266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pertoire chorégraphique contemporain</text:p>
              </table:table-cell>
              <table:table-cell table:style-name="ce20" office:value-type="float" office:value="22664" calcext:value-type="float">
                <text:p>2266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pertoire d'oeuvres classiques</text:p>
              </table:table-cell>
              <table:table-cell table:style-name="ce20" office:value-type="float" office:value="22665" calcext:value-type="float">
                <text:p>2266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pertoire d'oeuvres contemporaines</text:p>
              </table:table-cell>
              <table:table-cell table:style-name="ce20" office:value-type="float" office:value="22666" calcext:value-type="float">
                <text:p>2266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pertoires et genres théâtraux</text:p>
              </table:table-cell>
              <table:table-cell table:style-name="ce20" office:value-type="float" office:value="22667" calcext:value-type="float">
                <text:p>2266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ythmique</text:p>
              </table:table-cell>
              <table:table-cell table:style-name="ce20" office:value-type="float" office:value="22678" calcext:value-type="float">
                <text:p>2267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cénographie</text:p>
              </table:table-cell>
              <table:table-cell table:style-name="ce20" office:value-type="float" office:value="22679" calcext:value-type="float">
                <text:p>2267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olfège</text:p>
              </table:table-cell>
              <table:table-cell table:style-name="ce20" office:value-type="float" office:value="22691" calcext:value-type="float">
                <text:p>2269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tyles architecturaux</text:p>
              </table:table-cell>
              <table:table-cell table:style-name="ce20" office:value-type="float" office:value="22728" calcext:value-type="float">
                <text:p>2272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tyles de costumes (grotesque, contemporain, historique)</text:p>
              </table:table-cell>
              <table:table-cell table:style-name="ce20" office:value-type="float" office:value="22729" calcext:value-type="float">
                <text:p>2272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tyles de mobilier</text:p>
              </table:table-cell>
              <table:table-cell table:style-name="ce20" office:value-type="float" office:value="22730" calcext:value-type="float">
                <text:p>2273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tyles musicaux</text:p>
              </table:table-cell>
              <table:table-cell table:style-name="ce20" office:value-type="float" office:value="22731" calcext:value-type="float">
                <text:p>227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rminologie de la cage de scène</text:p>
              </table:table-cell>
              <table:table-cell table:style-name="ce20" office:value-type="float" office:value="23273" calcext:value-type="float">
                <text:p>232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rminologie du costume</text:p>
              </table:table-cell>
              <table:table-cell table:style-name="ce20" office:value-type="float" office:value="23276" calcext:value-type="float">
                <text:p>232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raçage à main levée</text:p>
              </table:table-cell>
              <table:table-cell table:style-name="ce20" office:value-type="float" office:value="21116" calcext:value-type="float">
                <text:p>211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ransposition de partition</text:p>
              </table:table-cell>
              <table:table-cell table:style-name="ce20" office:value-type="float" office:value="21119" calcext:value-type="float">
                <text:p>2111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ypes d'animation musicale</text:p>
              </table:table-cell>
              <table:table-cell table:style-name="ce20" office:value-type="float" office:value="23306" calcext:value-type="float">
                <text:p>2330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ypes d'opus (romain, incertum, reticulatum, ...)</text:p>
              </table:table-cell>
              <table:table-cell table:style-name="ce21" office:value-type="float" office:value="23346" calcext:value-type="float">
                <text:p>23346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Linguistique</text:p>
            </table:table-cell>
            <table:covered-table-cell table:number-columns-repeated="4" table:style-name="ce10"/>
            <table:table-cell table:style-name="ce10" office:value-type="string" calcext:value-type="string">
              <text:p>Connaissances linguistiqu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Braille</text:p>
              </table:table-cell>
              <table:table-cell table:style-name="ce19" office:value-type="float" office:value="21536" calcext:value-type="float">
                <text:p>21536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Français Langue Etrangère -FLE-</text:p>
              </table:table-cell>
              <table:table-cell table:style-name="ce20" office:value-type="float" office:value="21967" calcext:value-type="float">
                <text:p>2196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inguistique</text:p>
              </table:table-cell>
              <table:table-cell table:style-name="ce20" office:value-type="float" office:value="22087" calcext:value-type="float">
                <text:p>2208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atique de l'anglais technique</text:p>
              </table:table-cell>
              <table:table-cell table:style-name="ce20" office:value-type="float" office:value="21046" calcext:value-type="float">
                <text:p>2104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'orthographe et de grammaire</text:p>
              </table:table-cell>
              <table:table-cell table:style-name="ce20" office:value-type="float" office:value="22654" calcext:value-type="float">
                <text:p>2265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rminologie juridique</text:p>
              </table:table-cell>
              <table:table-cell table:style-name="ce20" office:value-type="float" office:value="23278" calcext:value-type="float">
                <text:p>2327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rminologie médicale</text:p>
              </table:table-cell>
              <table:table-cell table:style-name="ce21" office:value-type="float" office:value="23279" calcext:value-type="float">
                <text:p>23279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Littérature, philosophie</text:p>
            </table:table-cell>
            <table:covered-table-cell table:number-columns-repeated="4" table:style-name="ce10"/>
            <table:table-cell table:style-name="ce10" office:value-type="string" calcext:value-type="string">
              <text:p>Connaissances littérair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Langage des fleurs</text:p>
              </table:table-cell>
              <table:table-cell table:style-name="ce19" office:value-type="float" office:value="22064" calcext:value-type="float">
                <text:p>22064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Littérature</text:p>
              </table:table-cell>
              <table:table-cell table:style-name="ce20" office:value-type="float" office:value="22088" calcext:value-type="float">
                <text:p>2208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Vocabulaire de dégustation alimentaire</text:p>
              </table:table-cell>
              <table:table-cell table:style-name="ce21" office:value-type="float" office:value="23368" calcext:value-type="float">
                <text:p>23368</text:p>
              </table:table-cell>
              <table:table-cell table:style-name="ce21"/>
              <table:table-cell table:number-columns-repeated="1017"/>
            </table:table-row>
          </table:table-row-group>
        </table:table-row-group>
        <table:table-row table:style-name="ro5">
          <table:table-cell table:style-name="ce6" office:value-type="string" calcext:value-type="string" table:number-columns-spanned="6" table:number-rows-spanned="1">
            <text:p>Connaissances scientifiques</text:p>
          </table:table-cell>
          <table:covered-table-cell table:number-columns-repeated="5" table:style-name="ce6"/>
          <table:table-cell table:style-name="ce6" office:value-type="string" calcext:value-type="string">
            <text:p>Connaissances scientifiques</text:p>
          </table:table-cell>
          <table:table-cell table:number-columns-repeated="1017"/>
        </table:table-row>
        <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Economie</text:p>
            </table:table-cell>
            <table:covered-table-cell table:number-columns-repeated="4" table:style-name="ce10"/>
            <table:table-cell table:style-name="ce10" office:value-type="string" calcext:value-type="string">
              <text:p>Sciences économiqu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aractéristiques économiques du marché des entreprises</text:p>
              </table:table-cell>
              <table:table-cell table:style-name="ce19" office:value-type="float" office:value="21684" calcext:value-type="float">
                <text:p>21684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économiques du marché des particuliers</text:p>
              </table:table-cell>
              <table:table-cell table:style-name="ce20" office:value-type="float" office:value="21685" calcext:value-type="float">
                <text:p>216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conomie</text:p>
              </table:table-cell>
              <table:table-cell table:style-name="ce20" office:value-type="float" office:value="21821" calcext:value-type="float">
                <text:p>218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conomie de la construction</text:p>
              </table:table-cell>
              <table:table-cell table:style-name="ce20" office:value-type="float" office:value="21822" calcext:value-type="float">
                <text:p>218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conomie des marchés financiers</text:p>
              </table:table-cell>
              <table:table-cell table:style-name="ce20" office:value-type="float" office:value="21823" calcext:value-type="float">
                <text:p>218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conomie des pêches</text:p>
              </table:table-cell>
              <table:table-cell table:style-name="ce20" office:value-type="float" office:value="21824" calcext:value-type="float">
                <text:p>2182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tude prospective</text:p>
              </table:table-cell>
              <table:table-cell table:style-name="ce20" office:value-type="float" office:value="21940" calcext:value-type="float">
                <text:p>2194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croéconomie</text:p>
              </table:table-cell>
              <table:table-cell table:style-name="ce20" office:value-type="float" office:value="22090" calcext:value-type="float">
                <text:p>2209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rché de l'emploi</text:p>
              </table:table-cell>
              <table:table-cell table:style-name="ce20" office:value-type="float" office:value="22092" calcext:value-type="float">
                <text:p>2209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es de prospective</text:p>
              </table:table-cell>
              <table:table-cell table:style-name="ce20" office:value-type="float" office:value="22136" calcext:value-type="float">
                <text:p>2213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icroéconomie</text:p>
              </table:table-cell>
              <table:table-cell table:style-name="ce20" office:value-type="float" office:value="22155" calcext:value-type="float">
                <text:p>2215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élisation économique</text:p>
              </table:table-cell>
              <table:table-cell table:style-name="ce20" office:value-type="float" office:value="21001" calcext:value-type="float">
                <text:p>2100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Scénarios prédictifs</text:p>
              </table:table-cell>
              <table:table-cell table:style-name="ce21" office:value-type="float" office:value="38985" calcext:value-type="float">
                <text:p>38985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Electricité, électronique</text:p>
            </table:table-cell>
            <table:covered-table-cell table:number-columns-repeated="4" table:style-name="ce10"/>
            <table:table-cell table:style-name="ce10" office:value-type="string" calcext:value-type="string">
              <text:p>Compétences électroniques et électriqu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rchitecture des systèmes électroniques</text:p>
              </table:table-cell>
              <table:table-cell table:style-name="ce19" office:value-type="float" office:value="21513" calcext:value-type="float">
                <text:p>21513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sservissement/régulation</text:p>
              </table:table-cell>
              <table:table-cell table:style-name="ce20" office:value-type="float" office:value="21519" calcext:value-type="float">
                <text:p>2151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udiovisuel électronique</text:p>
              </table:table-cell>
              <table:table-cell table:style-name="ce20" office:value-type="float" office:value="21520" calcext:value-type="float">
                <text:p>2152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utomatisme</text:p>
              </table:table-cell>
              <table:table-cell table:style-name="ce20" office:value-type="float" office:value="21522" calcext:value-type="float">
                <text:p>215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composants électroniques</text:p>
              </table:table-cell>
              <table:table-cell table:style-name="ce20" office:value-type="float" office:value="21567" calcext:value-type="float">
                <text:p>2156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MOdulateurs DEModulateurs -MODEM-</text:p>
              </table:table-cell>
              <table:table-cell table:style-name="ce20" office:value-type="float" office:value="21621" calcext:value-type="float">
                <text:p>216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nexion électrique</text:p>
              </table:table-cell>
              <table:table-cell table:style-name="ce20" office:value-type="float" office:value="20825" calcext:value-type="float">
                <text:p>208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version d'énergie</text:p>
              </table:table-cell>
              <table:table-cell table:style-name="ce20" office:value-type="float" office:value="21755" calcext:value-type="float">
                <text:p>2175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omotique</text:p>
              </table:table-cell>
              <table:table-cell table:style-name="ce20" office:value-type="float" office:value="21788" calcext:value-type="float">
                <text:p>2178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icité</text:p>
              </table:table-cell>
              <table:table-cell table:style-name="ce20" office:value-type="float" office:value="21825" calcext:value-type="float">
                <text:p>218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icité basse tension</text:p>
              </table:table-cell>
              <table:table-cell table:style-name="ce20" office:value-type="float" office:value="21826" calcext:value-type="float">
                <text:p>2182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icité du domaine des VDI (Voix, Données, Images)</text:p>
              </table:table-cell>
              <table:table-cell table:style-name="ce20" office:value-type="float" office:value="21827" calcext:value-type="float">
                <text:p>218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icité haute tension</text:p>
              </table:table-cell>
              <table:table-cell table:style-name="ce20" office:value-type="float" office:value="21828" calcext:value-type="float">
                <text:p>2182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icité moyenne tension</text:p>
              </table:table-cell>
              <table:table-cell table:style-name="ce20" office:value-type="float" office:value="21829" calcext:value-type="float">
                <text:p>2182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oacoustique</text:p>
              </table:table-cell>
              <table:table-cell table:style-name="ce20" office:value-type="float" office:value="21830" calcext:value-type="float">
                <text:p>2183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omagnétisme</text:p>
              </table:table-cell>
              <table:table-cell table:style-name="ce20" office:value-type="float" office:value="21831" calcext:value-type="float">
                <text:p>218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omécanique</text:p>
              </table:table-cell>
              <table:table-cell table:style-name="ce20" office:value-type="float" office:value="21832" calcext:value-type="float">
                <text:p>2183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onique</text:p>
              </table:table-cell>
              <table:table-cell table:style-name="ce20" office:value-type="float" office:value="21833" calcext:value-type="float">
                <text:p>2183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ectrotechnique</text:p>
              </table:table-cell>
              <table:table-cell table:style-name="ce20" office:value-type="float" office:value="21834" calcext:value-type="float">
                <text:p>2183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automatisme</text:p>
              </table:table-cell>
              <table:table-cell table:style-name="ce20" office:value-type="float" office:value="21931" calcext:value-type="float">
                <text:p>219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électricité</text:p>
              </table:table-cell>
              <table:table-cell table:style-name="ce20" office:value-type="float" office:value="21859" calcext:value-type="float">
                <text:p>2185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électricité automobile</text:p>
              </table:table-cell>
              <table:table-cell table:style-name="ce20" office:value-type="float" office:value="21860" calcext:value-type="float">
                <text:p>2186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électricité industrielle</text:p>
              </table:table-cell>
              <table:table-cell table:style-name="ce20" office:value-type="float" office:value="21861" calcext:value-type="float">
                <text:p>218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électromécanique</text:p>
              </table:table-cell>
              <table:table-cell table:style-name="ce20" office:value-type="float" office:value="21862" calcext:value-type="float">
                <text:p>2186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électronique</text:p>
              </table:table-cell>
              <table:table-cell table:style-name="ce20" office:value-type="float" office:value="21863" calcext:value-type="float">
                <text:p>2186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électrotechnique</text:p>
              </table:table-cell>
              <table:table-cell table:style-name="ce20" office:value-type="float" office:value="21864" calcext:value-type="float">
                <text:p>2186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optronique</text:p>
              </table:table-cell>
              <table:table-cell table:style-name="ce20" office:value-type="float" office:value="21896" calcext:value-type="float">
                <text:p>2189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lligence artificielle</text:p>
              </table:table-cell>
              <table:table-cell table:style-name="ce20" office:value-type="float" office:value="22054" calcext:value-type="float">
                <text:p>2205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icroélectronique</text:p>
              </table:table-cell>
              <table:table-cell table:style-name="ce20" office:value-type="float" office:value="22156" calcext:value-type="float">
                <text:p>2215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ultiplexage</text:p>
              </table:table-cell>
              <table:table-cell table:style-name="ce20" office:value-type="float" office:value="22201" calcext:value-type="float">
                <text:p>2220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ptoélectronique</text:p>
              </table:table-cell>
              <table:table-cell table:style-name="ce20" office:value-type="float" office:value="22244" calcext:value-type="float">
                <text:p>2224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ptronique</text:p>
              </table:table-cell>
              <table:table-cell table:style-name="ce20" office:value-type="float" office:value="22246" calcext:value-type="float">
                <text:p>2224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ganisation d'une baie de brassage</text:p>
              </table:table-cell>
              <table:table-cell table:style-name="ce20" office:value-type="float" office:value="22254" calcext:value-type="float">
                <text:p>2225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obotique</text:p>
              </table:table-cell>
              <table:table-cell table:style-name="ce20" office:value-type="float" office:value="22676" calcext:value-type="float">
                <text:p>226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ymboles de représentation des éléments électriques</text:p>
              </table:table-cell>
              <table:table-cell table:style-name="ce20" office:value-type="float" office:value="22732" calcext:value-type="float">
                <text:p>2273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 aéronautique</text:p>
              </table:table-cell>
              <table:table-cell table:style-name="ce20" office:value-type="float" office:value="23256" calcext:value-type="float">
                <text:p>2325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 des équipements électriques (circuits, alternateur, ...)</text:p>
              </table:table-cell>
              <table:table-cell table:style-name="ce20" office:value-type="float" office:value="23257" calcext:value-type="float">
                <text:p>2325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 des fibres optiques</text:p>
              </table:table-cell>
              <table:table-cell table:style-name="ce20" office:value-type="float" office:value="23259" calcext:value-type="float">
                <text:p>2325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ologies analogiques</text:p>
              </table:table-cell>
              <table:table-cell table:style-name="ce20" office:value-type="float" office:value="23266" calcext:value-type="float">
                <text:p>2326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raitement du signal</text:p>
              </table:table-cell>
              <table:table-cell table:style-name="ce20" office:value-type="float" office:value="23292" calcext:value-type="float">
                <text:p>2329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ypes d'isolants électriques</text:p>
              </table:table-cell>
              <table:table-cell table:style-name="ce21" office:value-type="float" office:value="23344" calcext:value-type="float">
                <text:p>23344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Mathématiques/Statistiques</text:p>
            </table:table-cell>
            <table:covered-table-cell table:number-columns-repeated="4" table:style-name="ce10"/>
            <table:table-cell table:style-name="ce10" office:value-type="string" calcext:value-type="string">
              <text:p>Sciences mathématiqu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ccidentologie</text:p>
              </table:table-cell>
              <table:table-cell table:style-name="ce19" office:value-type="float" office:value="21490" calcext:value-type="float">
                <text:p>21490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lgorithmique</text:p>
              </table:table-cell>
              <table:table-cell table:style-name="ce20" office:value-type="float" office:value="21500" calcext:value-type="float">
                <text:p>215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nalyse statistique</text:p>
              </table:table-cell>
              <table:table-cell table:style-name="ce20" office:value-type="float" office:value="22721" calcext:value-type="float">
                <text:p>227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Big data analytics</text:p>
              </table:table-cell>
              <table:table-cell table:style-name="ce20" office:value-type="float" office:value="38984" calcext:value-type="float">
                <text:p>3898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lcul de métrage</text:p>
              </table:table-cell>
              <table:table-cell table:style-name="ce20" office:value-type="float" office:value="20803" calcext:value-type="float">
                <text:p>2080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lcul de quantité</text:p>
              </table:table-cell>
              <table:table-cell table:style-name="ce20" office:value-type="float" office:value="20805" calcext:value-type="float">
                <text:p>2080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version d'unités de mesure</text:p>
              </table:table-cell>
              <table:table-cell table:style-name="ce20" office:value-type="float" office:value="20830" calcext:value-type="float">
                <text:p>2083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conométrie</text:p>
              </table:table-cell>
              <table:table-cell table:style-name="ce20" office:value-type="float" office:value="21820" calcext:value-type="float">
                <text:p>2182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statistiques</text:p>
              </table:table-cell>
              <table:table-cell table:style-name="ce20" office:value-type="float" office:value="21923" calcext:value-type="float">
                <text:p>219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éométrie</text:p>
              </table:table-cell>
              <table:table-cell table:style-name="ce20" office:value-type="float" office:value="21986" calcext:value-type="float">
                <text:p>2198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thématiques</text:p>
              </table:table-cell>
              <table:table-cell table:style-name="ce20" office:value-type="float" office:value="22096" calcext:value-type="float">
                <text:p>2209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thématiques financières</text:p>
              </table:table-cell>
              <table:table-cell table:style-name="ce20" office:value-type="float" office:value="22097" calcext:value-type="float">
                <text:p>2209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rologie</text:p>
              </table:table-cell>
              <table:table-cell table:style-name="ce20" office:value-type="float" office:value="22153" calcext:value-type="float">
                <text:p>2215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élisation mathématique</text:p>
              </table:table-cell>
              <table:table-cell table:style-name="ce20" office:value-type="float" office:value="22190" calcext:value-type="float">
                <text:p>2219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alcul de surfaces</text:p>
              </table:table-cell>
              <table:table-cell table:style-name="ce20" office:value-type="float" office:value="22593" calcext:value-type="float">
                <text:p>225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onversion des unités de mesures</text:p>
              </table:table-cell>
              <table:table-cell table:style-name="ce20" office:value-type="float" office:value="22604" calcext:value-type="float">
                <text:p>2260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mesure de vitesse et d'altitude</text:p>
              </table:table-cell>
              <table:table-cell table:style-name="ce20" office:value-type="float" office:value="22612" calcext:value-type="float">
                <text:p>2261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pécificités des contrôles (Statistical Process Control -SPC-)</text:p>
              </table:table-cell>
              <table:table-cell table:style-name="ce20" office:value-type="float" office:value="22707" calcext:value-type="float">
                <text:p>2270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actuarielles</text:p>
              </table:table-cell>
              <table:table-cell table:style-name="ce20" office:value-type="float" office:value="22753" calcext:value-type="float">
                <text:p>2275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riangulation</text:p>
              </table:table-cell>
              <table:table-cell table:style-name="ce20" office:value-type="float" office:value="23302" calcext:value-type="float">
                <text:p>233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Utilisation d'abaques</text:p>
              </table:table-cell>
              <table:table-cell table:style-name="ce21" office:value-type="float" office:value="21124" calcext:value-type="float">
                <text:p>21124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Physique/Chimie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chimie (2)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ciences chim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Biochimie</text:p>
                </table:table-cell>
                <table:table-cell table:style-name="ce19" office:value-type="float" office:value="21527" calcext:value-type="float">
                  <text:p>21527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agents affinants (sulfate de sodium, de calcium, ...)</text:p>
                </table:table-cell>
                <table:table-cell table:style-name="ce20" office:value-type="float" office:value="21554" calcext:value-type="float">
                  <text:p>215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émulsions</text:p>
                </table:table-cell>
                <table:table-cell table:style-name="ce20" office:value-type="float" office:value="21573" calcext:value-type="float">
                  <text:p>215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oxydes</text:p>
                </table:table-cell>
                <table:table-cell table:style-name="ce20" office:value-type="float" office:value="21624" calcext:value-type="float">
                  <text:p>216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arfums</text:p>
                </table:table-cell>
                <table:table-cell table:style-name="ce20" office:value-type="float" office:value="21625" calcext:value-type="float">
                  <text:p>216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âtes à papier chimique</text:p>
                </table:table-cell>
                <table:table-cell table:style-name="ce20" office:value-type="float" office:value="21626" calcext:value-type="float">
                  <text:p>216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âtes à papier mécanique</text:p>
                </table:table-cell>
                <table:table-cell table:style-name="ce20" office:value-type="float" office:value="21627" calcext:value-type="float">
                  <text:p>2162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âtes à papier recyclé</text:p>
                </table:table-cell>
                <table:table-cell table:style-name="ce20" office:value-type="float" office:value="21628" calcext:value-type="float">
                  <text:p>2162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âtes à papier thermo-mécanique</text:p>
                </table:table-cell>
                <table:table-cell table:style-name="ce20" office:value-type="float" office:value="21629" calcext:value-type="float">
                  <text:p>216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igments et colorants</text:p>
                </table:table-cell>
                <table:table-cell table:style-name="ce20" office:value-type="float" office:value="21636" calcext:value-type="float">
                  <text:p>216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duits chimiques</text:p>
                </table:table-cell>
                <table:table-cell table:style-name="ce20" office:value-type="float" office:value="21640" calcext:value-type="float">
                  <text:p>216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duits de détachage</text:p>
                </table:table-cell>
                <table:table-cell table:style-name="ce20" office:value-type="float" office:value="21642" calcext:value-type="float">
                  <text:p>216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duits d'entretien textile</text:p>
                </table:table-cell>
                <table:table-cell table:style-name="ce20" office:value-type="float" office:value="21644" calcext:value-type="float">
                  <text:p>216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solvants</text:p>
                </table:table-cell>
                <table:table-cell table:style-name="ce20" office:value-type="float" office:value="21656" calcext:value-type="float">
                  <text:p>216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teintures</text:p>
                </table:table-cell>
                <table:table-cell table:style-name="ce20" office:value-type="float" office:value="21659" calcext:value-type="float">
                  <text:p>216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tographie des parfums</text:p>
                </table:table-cell>
                <table:table-cell table:style-name="ce20" office:value-type="float" office:value="21696" calcext:value-type="float">
                  <text:p>216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hamp des odeurs (musqué, boisé, ...)</text:p>
                </table:table-cell>
                <table:table-cell table:style-name="ce20" office:value-type="float" office:value="21703" calcext:value-type="float">
                  <text:p>217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himie</text:p>
                </table:table-cell>
                <table:table-cell table:style-name="ce20" office:value-type="float" office:value="21706" calcext:value-type="float">
                  <text:p>217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himie moléculaire</text:p>
                </table:table-cell>
                <table:table-cell table:style-name="ce20" office:value-type="float" office:value="21708" calcext:value-type="float">
                  <text:p>217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lorimétrie</text:p>
                </table:table-cell>
                <table:table-cell table:style-name="ce20" office:value-type="float" office:value="21734" calcext:value-type="float">
                  <text:p>217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étection et neutralisation d'explosif</text:p>
                </table:table-cell>
                <table:table-cell table:style-name="ce20" office:value-type="float" office:value="20854" calcext:value-type="float">
                  <text:p>208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chimie</text:p>
                </table:table-cell>
                <table:table-cell table:style-name="ce20" office:value-type="float" office:value="21844" calcext:value-type="float">
                  <text:p>218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génie chimique</text:p>
                </table:table-cell>
                <table:table-cell table:style-name="ce20" office:value-type="float" office:value="21868" calcext:value-type="float">
                  <text:p>218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ranulométrie</text:p>
                </table:table-cell>
                <table:table-cell table:style-name="ce20" office:value-type="float" office:value="22010" calcext:value-type="float">
                  <text:p>220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hodes d'assainissement radioactif, chimique et bactériologique</text:p>
                </table:table-cell>
                <table:table-cell table:style-name="ce20" office:value-type="float" office:value="22126" calcext:value-type="float">
                  <text:p>221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hodes de fabrication de molécules de synthèse</text:p>
                </table:table-cell>
                <table:table-cell table:style-name="ce20" office:value-type="float" office:value="22129" calcext:value-type="float">
                  <text:p>221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hodes de fabrication d'essences absolues</text:p>
                </table:table-cell>
                <table:table-cell table:style-name="ce20" office:value-type="float" office:value="22130" calcext:value-type="float">
                  <text:p>221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e chimie organique et minérale</text:p>
                </table:table-cell>
                <table:table-cell table:style-name="ce20" office:value-type="float" office:value="22311" calcext:value-type="float">
                  <text:p>223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e fermentation alcoolique</text:p>
                </table:table-cell>
                <table:table-cell table:style-name="ce20" office:value-type="float" office:value="22314" calcext:value-type="float">
                  <text:p>223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e réaction des couleurs</text:p>
                </table:table-cell>
                <table:table-cell table:style-name="ce20" office:value-type="float" office:value="22326" calcext:value-type="float">
                  <text:p>223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'interaction colorants/support</text:p>
                </table:table-cell>
                <table:table-cell table:style-name="ce20" office:value-type="float" office:value="22332" calcext:value-type="float">
                  <text:p>223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priétés des couleurs</text:p>
                </table:table-cell>
                <table:table-cell table:style-name="ce20" office:value-type="float" office:value="22491" calcext:value-type="float">
                  <text:p>224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priétés des produits phytosanitaires</text:p>
                </table:table-cell>
                <table:table-cell table:style-name="ce20" office:value-type="float" office:value="22495" calcext:value-type="float">
                  <text:p>224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ypes d'explosifs</text:p>
                </table:table-cell>
                <table:table-cell table:style-name="ce21" office:value-type="float" office:value="23343" calcext:value-type="float">
                  <text:p>23343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physique (2)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ciences phys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coustique</text:p>
                </table:table-cell>
                <table:table-cell table:style-name="ce19" office:value-type="float" office:value="21491" calcext:value-type="float">
                  <text:p>21491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Aérologie</text:p>
                </table:table-cell>
                <table:table-cell table:style-name="ce20" office:value-type="float" office:value="21496" calcext:value-type="float">
                  <text:p>214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ycles thermiques</text:p>
                </table:table-cell>
                <table:table-cell table:style-name="ce20" office:value-type="float" office:value="21772" calcext:value-type="float">
                  <text:p>217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acoustique</text:p>
                </table:table-cell>
                <table:table-cell table:style-name="ce20" office:value-type="float" office:value="21836" calcext:value-type="float">
                  <text:p>218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neutronique</text:p>
                </table:table-cell>
                <table:table-cell table:style-name="ce20" office:value-type="float" office:value="21890" calcext:value-type="float">
                  <text:p>218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optique</text:p>
                </table:table-cell>
                <table:table-cell table:style-name="ce20" office:value-type="float" office:value="21895" calcext:value-type="float">
                  <text:p>218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pyrométrie et réactions thermiques</text:p>
                </table:table-cell>
                <table:table-cell table:style-name="ce20" office:value-type="float" office:value="21912" calcext:value-type="float">
                  <text:p>219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sciences physiques</text:p>
                </table:table-cell>
                <table:table-cell table:style-name="ce20" office:value-type="float" office:value="21916" calcext:value-type="float">
                  <text:p>2191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son</text:p>
                </table:table-cell>
                <table:table-cell table:style-name="ce20" office:value-type="float" office:value="21921" calcext:value-type="float">
                  <text:p>219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thermodynamique</text:p>
                </table:table-cell>
                <table:table-cell table:style-name="ce20" office:value-type="float" office:value="21926" calcext:value-type="float">
                  <text:p>219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nie des procédés</text:p>
                </table:table-cell>
                <table:table-cell table:style-name="ce20" office:value-type="float" office:value="21974" calcext:value-type="float">
                  <text:p>219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Hydrodynamique</text:p>
                </table:table-cell>
                <table:table-cell table:style-name="ce20" office:value-type="float" office:value="22036" calcext:value-type="float">
                  <text:p>220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Imagerie, photogrammétrie</text:p>
                </table:table-cell>
                <table:table-cell table:style-name="ce20" office:value-type="float" office:value="22041" calcext:value-type="float">
                  <text:p>220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esures physiques</text:p>
                </table:table-cell>
                <table:table-cell table:style-name="ce20" office:value-type="float" office:value="22108" calcext:value-type="float">
                  <text:p>221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allographie</text:p>
                </table:table-cell>
                <table:table-cell table:style-name="ce20" office:value-type="float" office:value="22109" calcext:value-type="float">
                  <text:p>2210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iveaux de puissances acoustiques</text:p>
                </table:table-cell>
                <table:table-cell table:style-name="ce20" office:value-type="float" office:value="22209" calcext:value-type="float">
                  <text:p>2220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rmes des contraintes électromagnétiques</text:p>
                </table:table-cell>
                <table:table-cell table:style-name="ce20" office:value-type="float" office:value="22226" calcext:value-type="float">
                  <text:p>222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ptique</text:p>
                </table:table-cell>
                <table:table-cell table:style-name="ce20" office:value-type="float" office:value="22243" calcext:value-type="float">
                  <text:p>222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 d'inertie des masses d'équilibrage des charges</text:p>
                </table:table-cell>
                <table:table-cell table:style-name="ce20" office:value-type="float" office:value="22310" calcext:value-type="float">
                  <text:p>223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e fonctionnement d'un système de climatisation</text:p>
                </table:table-cell>
                <table:table-cell table:style-name="ce20" office:value-type="float" office:value="22320" calcext:value-type="float">
                  <text:p>223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e fusion des métaux</text:p>
                </table:table-cell>
                <table:table-cell table:style-name="ce20" office:value-type="float" office:value="22321" calcext:value-type="float">
                  <text:p>223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'équilibrage des charges</text:p>
                </table:table-cell>
                <table:table-cell table:style-name="ce20" office:value-type="float" office:value="22329" calcext:value-type="float">
                  <text:p>223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incipes d'implantation du matériel son</text:p>
                </table:table-cell>
                <table:table-cell table:style-name="ce20" office:value-type="float" office:value="22330" calcext:value-type="float">
                  <text:p>223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priétés des combustibles (fuel, gaz, ...)</text:p>
                </table:table-cell>
                <table:table-cell table:style-name="ce20" office:value-type="float" office:value="22490" calcext:value-type="float">
                  <text:p>224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sistance Des Matériaux -RDM-</text:p>
                </table:table-cell>
                <table:table-cell table:style-name="ce20" office:value-type="float" office:value="22670" calcext:value-type="float">
                  <text:p>226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régulation des installations thermiques</text:p>
                </table:table-cell>
                <table:table-cell table:style-name="ce20" office:value-type="float" office:value="23091" calcext:value-type="float">
                  <text:p>230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traitement des verres</text:p>
                </table:table-cell>
                <table:table-cell table:style-name="ce20" office:value-type="float" office:value="23152" calcext:value-type="float">
                  <text:p>231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rminologie de la lumière</text:p>
                </table:table-cell>
                <table:table-cell table:style-name="ce20" office:value-type="float" office:value="23275" calcext:value-type="float">
                  <text:p>2327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hermique</text:p>
                </table:table-cell>
                <table:table-cell table:style-name="ce21" office:value-type="float" office:value="23282" calcext:value-type="float">
                  <text:p>23282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Physique et chimi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ciences physico-chim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himie et physique du papier/carton</text:p>
                </table:table-cell>
                <table:table-cell table:style-name="ce19" office:value-type="float" office:value="21707" calcext:value-type="float">
                  <text:p>21707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hysicochimie</text:p>
                </table:table-cell>
                <table:table-cell table:style-name="ce20" office:value-type="float" office:value="22287" calcext:value-type="float">
                  <text:p>222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hysique</text:p>
                </table:table-cell>
                <table:table-cell table:style-name="ce20" office:value-type="float" office:value="22292" calcext:value-type="float">
                  <text:p>222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echniques d'analyse physico-chimique (chromatographie, spectrométrie, ...)</text:p>
                </table:table-cell>
                <table:table-cell table:style-name="ce21" office:value-type="float" office:value="22766" calcext:value-type="float">
                  <text:p>22766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Sciences de la vie et de la terre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Animal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ciences vétérinair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natomie animale</text:p>
                </table:table-cell>
                <table:table-cell table:style-name="ce19" office:value-type="float" office:value="21506" calcext:value-type="float">
                  <text:p>21506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Biologie animale</text:p>
                </table:table-cell>
                <table:table-cell table:style-name="ce20" office:value-type="float" office:value="21529" calcext:value-type="float">
                  <text:p>215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espèces animales contemporaines</text:p>
                </table:table-cell>
                <table:table-cell table:style-name="ce20" office:value-type="float" office:value="21583" calcext:value-type="float">
                  <text:p>215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espèces animales paléontologiques</text:p>
                </table:table-cell>
                <table:table-cell table:style-name="ce20" office:value-type="float" office:value="21584" calcext:value-type="float">
                  <text:p>2158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hirurgie vétérinaire</text:p>
                </table:table-cell>
                <table:table-cell table:style-name="ce20" office:value-type="float" office:value="21709" calcext:value-type="float">
                  <text:p>2170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lassification des espèces animales</text:p>
                </table:table-cell>
                <table:table-cell table:style-name="ce20" office:value-type="float" office:value="21717" calcext:value-type="float">
                  <text:p>217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iététique animale</text:p>
                </table:table-cell>
                <table:table-cell table:style-name="ce20" office:value-type="float" office:value="21782" calcext:value-type="float">
                  <text:p>217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biologie animale</text:p>
                </table:table-cell>
                <table:table-cell table:style-name="ce20" office:value-type="float" office:value="21842" calcext:value-type="float">
                  <text:p>218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génétique animale</text:p>
                </table:table-cell>
                <table:table-cell table:style-name="ce20" office:value-type="float" office:value="21867" calcext:value-type="float">
                  <text:p>218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pathologies animales</text:p>
                </table:table-cell>
                <table:table-cell table:style-name="ce20" office:value-type="float" office:value="21899" calcext:value-type="float">
                  <text:p>218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zoologie</text:p>
                </table:table-cell>
                <table:table-cell table:style-name="ce20" office:value-type="float" office:value="21930" calcext:value-type="float">
                  <text:p>219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thologie des animaux d'espèces sauvages</text:p>
                </table:table-cell>
                <table:table-cell table:style-name="ce20" office:value-type="float" office:value="21939" calcext:value-type="float">
                  <text:p>219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stéopathie équine</text:p>
                </table:table-cell>
                <table:table-cell table:style-name="ce20" office:value-type="float" office:value="22266" calcext:value-type="float">
                  <text:p>222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athologies animales</text:p>
                </table:table-cell>
                <table:table-cell table:style-name="ce20" office:value-type="float" office:value="22271" calcext:value-type="float">
                  <text:p>222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hysiologie animale</text:p>
                </table:table-cell>
                <table:table-cell table:style-name="ce20" office:value-type="float" office:value="22288" calcext:value-type="float">
                  <text:p>222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ostures animales</text:p>
                </table:table-cell>
                <table:table-cell table:style-name="ce20" office:value-type="float" office:value="22308" calcext:value-type="float">
                  <text:p>223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otentiel généalogique</text:p>
                </table:table-cell>
                <table:table-cell table:style-name="ce20" office:value-type="float" office:value="21034" calcext:value-type="float">
                  <text:p>210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Zoologie</text:p>
                </table:table-cell>
                <table:table-cell table:style-name="ce20" office:value-type="float" office:value="23372" calcext:value-type="float">
                  <text:p>233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Zootechnie</text:p>
                </table:table-cell>
                <table:table-cell table:style-name="ce21" office:value-type="float" office:value="23373" calcext:value-type="float">
                  <text:p>23373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Humain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ciences biolog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anatomiques du pied</text:p>
                </table:table-cell>
                <table:table-cell table:style-name="ce19" office:value-type="float" office:value="21544" calcext:value-type="float">
                  <text:p>21544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isages et des peaux</text:p>
                </table:table-cell>
                <table:table-cell table:style-name="ce20" office:value-type="float" office:value="21673" calcext:value-type="float">
                  <text:p>216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morphologiques de la tête</text:p>
                </table:table-cell>
                <table:table-cell table:style-name="ce20" office:value-type="float" office:value="21687" calcext:value-type="float">
                  <text:p>216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morphologiques de l'enfant</text:p>
                </table:table-cell>
                <table:table-cell table:style-name="ce20" office:value-type="float" office:value="21688" calcext:value-type="float">
                  <text:p>216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morphologiques du visage</text:p>
                </table:table-cell>
                <table:table-cell table:style-name="ce20" office:value-type="float" office:value="21689" calcext:value-type="float">
                  <text:p>216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morphologiques féminines</text:p>
                </table:table-cell>
                <table:table-cell table:style-name="ce20" office:value-type="float" office:value="21690" calcext:value-type="float">
                  <text:p>216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morphologiques masculines</text:p>
                </table:table-cell>
                <table:table-cell table:style-name="ce20" office:value-type="float" office:value="21691" calcext:value-type="float">
                  <text:p>216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ypes de morphologie</text:p>
                </table:table-cell>
                <table:table-cell table:style-name="ce21" office:value-type="float" office:value="23320" calcext:value-type="float">
                  <text:p>23320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Terrestr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ciences géolog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Bathymétrie</text:p>
                </table:table-cell>
                <table:table-cell table:style-name="ce19" office:value-type="float" office:value="21524" calcext:value-type="float">
                  <text:p>21524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erturbations tropicales</text:p>
                </table:table-cell>
                <table:table-cell table:style-name="ce20" office:value-type="float" office:value="21634" calcext:value-type="float">
                  <text:p>216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sols</text:p>
                </table:table-cell>
                <table:table-cell table:style-name="ce20" office:value-type="float" office:value="21655" calcext:value-type="float">
                  <text:p>216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tographie</text:p>
                </table:table-cell>
                <table:table-cell table:style-name="ce20" office:value-type="float" office:value="21695" calcext:value-type="float">
                  <text:p>216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tographie des zones de pêche</text:p>
                </table:table-cell>
                <table:table-cell table:style-name="ce20" office:value-type="float" office:value="21697" calcext:value-type="float">
                  <text:p>216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limatologie</text:p>
                </table:table-cell>
                <table:table-cell table:style-name="ce20" office:value-type="float" office:value="21724" calcext:value-type="float">
                  <text:p>217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iagraphie</text:p>
                </table:table-cell>
                <table:table-cell table:style-name="ce20" office:value-type="float" office:value="21780" calcext:value-type="float">
                  <text:p>217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gemmologie</text:p>
                </table:table-cell>
                <table:table-cell table:style-name="ce20" office:value-type="float" office:value="21866" calcext:value-type="float">
                  <text:p>218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géotechnique</text:p>
                </table:table-cell>
                <table:table-cell table:style-name="ce20" office:value-type="float" office:value="21869" calcext:value-type="float">
                  <text:p>218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hydrologie</text:p>
                </table:table-cell>
                <table:table-cell table:style-name="ce20" office:value-type="float" office:value="21876" calcext:value-type="float">
                  <text:p>218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hygrométrie</text:p>
                </table:table-cell>
                <table:table-cell table:style-name="ce20" office:value-type="float" office:value="21877" calcext:value-type="float">
                  <text:p>218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météorologie</text:p>
                </table:table-cell>
                <table:table-cell table:style-name="ce20" office:value-type="float" office:value="21887" calcext:value-type="float">
                  <text:p>218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emmologie</text:p>
                </table:table-cell>
                <table:table-cell table:style-name="ce20" office:value-type="float" office:value="21971" calcext:value-type="float">
                  <text:p>219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désie</text:p>
                </table:table-cell>
                <table:table-cell table:style-name="ce20" office:value-type="float" office:value="21978" calcext:value-type="float">
                  <text:p>219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graphie des fleuves, canaux et ouvrages sur voies d'eau</text:p>
                </table:table-cell>
                <table:table-cell table:style-name="ce20" office:value-type="float" office:value="21979" calcext:value-type="float">
                  <text:p>219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graphie des infrastructures portuaires</text:p>
                </table:table-cell>
                <table:table-cell table:style-name="ce20" office:value-type="float" office:value="21980" calcext:value-type="float">
                  <text:p>219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graphie des transports (réseau routier, lignes maritimes, aériennes, fluviales, ...)</text:p>
                </table:table-cell>
                <table:table-cell table:style-name="ce20" office:value-type="float" office:value="21981" calcext:value-type="float">
                  <text:p>219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graphie du tourisme</text:p>
                </table:table-cell>
                <table:table-cell table:style-name="ce20" office:value-type="float" office:value="21982" calcext:value-type="float">
                  <text:p>219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graphie liée aux services aéroportuaires (fuseaux horaires, aéroports, ...)</text:p>
                </table:table-cell>
                <table:table-cell table:style-name="ce20" office:value-type="float" office:value="21983" calcext:value-type="float">
                  <text:p>219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logie</text:p>
                </table:table-cell>
                <table:table-cell table:style-name="ce20" office:value-type="float" office:value="21984" calcext:value-type="float">
                  <text:p>2198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matique</text:p>
                </table:table-cell>
                <table:table-cell table:style-name="ce20" office:value-type="float" office:value="21985" calcext:value-type="float">
                  <text:p>2198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physique, géochimie</text:p>
                </table:table-cell>
                <table:table-cell table:style-name="ce20" office:value-type="float" office:value="21987" calcext:value-type="float">
                  <text:p>219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technique</text:p>
                </table:table-cell>
                <table:table-cell table:style-name="ce20" office:value-type="float" office:value="21988" calcext:value-type="float">
                  <text:p>219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éothermie</text:p>
                </table:table-cell>
                <table:table-cell table:style-name="ce20" office:value-type="float" office:value="21989" calcext:value-type="float">
                  <text:p>219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laciologie</text:p>
                </table:table-cell>
                <table:table-cell table:style-name="ce20" office:value-type="float" office:value="22007" calcext:value-type="float">
                  <text:p>220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Hydrographie</text:p>
                </table:table-cell>
                <table:table-cell table:style-name="ce20" office:value-type="float" office:value="22038" calcext:value-type="float">
                  <text:p>220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Hydrologie, hydrogéologie</text:p>
                </table:table-cell>
                <table:table-cell table:style-name="ce20" office:value-type="float" office:value="22039" calcext:value-type="float">
                  <text:p>220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ivologie</text:p>
                </table:table-cell>
                <table:table-cell table:style-name="ce20" office:value-type="float" office:value="22210" calcext:value-type="float">
                  <text:p>222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céanographie</text:p>
                </table:table-cell>
                <table:table-cell table:style-name="ce20" office:value-type="float" office:value="22239" calcext:value-type="float">
                  <text:p>222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céanologie</text:p>
                </table:table-cell>
                <table:table-cell table:style-name="ce20" office:value-type="float" office:value="22240" calcext:value-type="float">
                  <text:p>222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édologie</text:p>
                </table:table-cell>
                <table:table-cell table:style-name="ce20" office:value-type="float" office:value="22282" calcext:value-type="float">
                  <text:p>222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isques naturels</text:p>
                </table:table-cell>
                <table:table-cell table:style-name="ce20" office:value-type="float" office:value="22673" calcext:value-type="float">
                  <text:p>226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édimentologie</text:p>
                </table:table-cell>
                <table:table-cell table:style-name="ce20" office:value-type="float" office:value="22683" calcext:value-type="float">
                  <text:p>226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ismologie</text:p>
                </table:table-cell>
                <table:table-cell table:style-name="ce20" office:value-type="float" office:value="22688" calcext:value-type="float">
                  <text:p>226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tratigraphie</text:p>
                </table:table-cell>
                <table:table-cell table:style-name="ce20" office:value-type="float" office:value="22727" calcext:value-type="float">
                  <text:p>2272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élédétection</text:p>
                </table:table-cell>
                <table:table-cell table:style-name="ce20" office:value-type="float" office:value="23271" calcext:value-type="float">
                  <text:p>232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opographie</text:p>
                </table:table-cell>
                <table:table-cell table:style-name="ce20" office:value-type="float" office:value="23284" calcext:value-type="float">
                  <text:p>2328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opométrie</text:p>
                </table:table-cell>
                <table:table-cell table:style-name="ce20" office:value-type="float" office:value="23286" calcext:value-type="float">
                  <text:p>232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rajectographie</text:p>
                </table:table-cell>
                <table:table-cell table:style-name="ce20" office:value-type="float" office:value="23299" calcext:value-type="float">
                  <text:p>232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ologie des risques environnementaux et sanitaires</text:p>
                </table:table-cell>
                <table:table-cell table:style-name="ce20" office:value-type="float" office:value="23356" calcext:value-type="float">
                  <text:p>233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Volcanologie</text:p>
                </table:table-cell>
                <table:table-cell table:style-name="ce21" office:value-type="float" office:value="23369" calcext:value-type="float">
                  <text:p>23369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Végétal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ciences végétal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gronomie</text:p>
                </table:table-cell>
                <table:table-cell table:style-name="ce19" office:value-type="float" office:value="21499" calcext:value-type="float">
                  <text:p>21499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Biologie végétale</text:p>
                </table:table-cell>
                <table:table-cell table:style-name="ce20" office:value-type="float" office:value="21530" calcext:value-type="float">
                  <text:p>215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Botanique</text:p>
                </table:table-cell>
                <table:table-cell table:style-name="ce20" office:value-type="float" office:value="21535" calcext:value-type="float">
                  <text:p>215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égétaux</text:p>
                </table:table-cell>
                <table:table-cell table:style-name="ce20" office:value-type="float" office:value="21666" calcext:value-type="float">
                  <text:p>216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ins</text:p>
                </table:table-cell>
                <table:table-cell table:style-name="ce20" office:value-type="float" office:value="21672" calcext:value-type="float">
                  <text:p>216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agronomie</text:p>
                </table:table-cell>
                <table:table-cell table:style-name="ce20" office:value-type="float" office:value="38886" calcext:value-type="float">
                  <text:p>388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oenologie</text:p>
                </table:table-cell>
                <table:table-cell table:style-name="ce20" office:value-type="float" office:value="21893" calcext:value-type="float">
                  <text:p>218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Histoire des vignobles</text:p>
                </table:table-cell>
                <table:table-cell table:style-name="ce20" office:value-type="float" office:value="22029" calcext:value-type="float">
                  <text:p>220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enologie</text:p>
                </table:table-cell>
                <table:table-cell table:style-name="ce20" office:value-type="float" office:value="22241" calcext:value-type="float">
                  <text:p>222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smologie (science des odeurs)</text:p>
                </table:table-cell>
                <table:table-cell table:style-name="ce20" office:value-type="float" office:value="22264" calcext:value-type="float">
                  <text:p>222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athologies végétales</text:p>
                </table:table-cell>
                <table:table-cell table:style-name="ce20" office:value-type="float" office:value="22280" calcext:value-type="float">
                  <text:p>222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hysiologie végétale</text:p>
                </table:table-cell>
                <table:table-cell table:style-name="ce20" office:value-type="float" office:value="22289" calcext:value-type="float">
                  <text:p>222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essus de vinification</text:p>
                </table:table-cell>
                <table:table-cell table:style-name="ce20" office:value-type="float" office:value="22482" calcext:value-type="float">
                  <text:p>224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cépages (ampélographie)</text:p>
                </table:table-cell>
                <table:table-cell table:style-name="ce20" office:value-type="float" office:value="23310" calcext:value-type="float">
                  <text:p>233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igments naturels</text:p>
                </table:table-cell>
                <table:table-cell table:style-name="ce20" office:value-type="float" office:value="21351" calcext:value-type="float">
                  <text:p>213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Vignobles et appellations</text:p>
                </table:table-cell>
                <table:table-cell table:style-name="ce21" office:value-type="float" office:value="23367" calcext:value-type="float">
                  <text:p>23367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Vivant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Sciences du vivant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Bactériologie</text:p>
                </table:table-cell>
                <table:table-cell table:style-name="ce19" office:value-type="float" office:value="21523" calcext:value-type="float">
                  <text:p>21523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Biologie</text:p>
                </table:table-cell>
                <table:table-cell table:style-name="ce20" office:value-type="float" office:value="21528" calcext:value-type="float">
                  <text:p>2152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écosystèmes</text:p>
                </table:table-cell>
                <table:table-cell table:style-name="ce20" office:value-type="float" office:value="21572" calcext:value-type="float">
                  <text:p>215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biologie</text:p>
                </table:table-cell>
                <table:table-cell table:style-name="ce20" office:value-type="float" office:value="21841" calcext:value-type="float">
                  <text:p>218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parasitologie</text:p>
                </table:table-cell>
                <table:table-cell table:style-name="ce20" office:value-type="float" office:value="21898" calcext:value-type="float">
                  <text:p>2189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Hydrobiologie</text:p>
                </table:table-cell>
                <table:table-cell table:style-name="ce20" office:value-type="float" office:value="22037" calcext:value-type="float">
                  <text:p>220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icrobiologie</text:p>
                </table:table-cell>
                <table:table-cell table:style-name="ce20" office:value-type="float" office:value="22154" calcext:value-type="float">
                  <text:p>221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Spécificités des parasites animaux et végétaux</text:p>
                </table:table-cell>
                <table:table-cell table:style-name="ce21" office:value-type="float" office:value="22716" calcext:value-type="float">
                  <text:p>22716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Sciences humaines et sociales</text:p>
            </table:table-cell>
            <table:covered-table-cell table:number-columns-repeated="4" table:style-name="ce10"/>
            <table:table-cell table:style-name="ce10" office:value-type="string" calcext:value-type="string">
              <text:p>Sciences humaines et social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nalyse transactionnelle</text:p>
              </table:table-cell>
              <table:table-cell table:style-name="ce19" office:value-type="float" office:value="21505" calcext:value-type="float">
                <text:p>21505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rchéologie</text:p>
              </table:table-cell>
              <table:table-cell table:style-name="ce20" office:value-type="float" office:value="21511" calcext:value-type="float">
                <text:p>215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socioculturelles des publics</text:p>
              </table:table-cell>
              <table:table-cell table:style-name="ce20" office:value-type="float" office:value="21692" calcext:value-type="float">
                <text:p>2169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texte politique international</text:p>
              </table:table-cell>
              <table:table-cell table:style-name="ce20" office:value-type="float" office:value="21753" calcext:value-type="float">
                <text:p>2175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riminalistique</text:p>
              </table:table-cell>
              <table:table-cell table:style-name="ce20" office:value-type="float" office:value="21761" calcext:value-type="float">
                <text:p>217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riminologie</text:p>
              </table:table-cell>
              <table:table-cell table:style-name="ce20" office:value-type="float" office:value="21762" calcext:value-type="float">
                <text:p>2176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émographie</text:p>
              </table:table-cell>
              <table:table-cell table:style-name="ce20" office:value-type="float" office:value="21774" calcext:value-type="float">
                <text:p>2177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psychologie</text:p>
              </table:table-cell>
              <table:table-cell table:style-name="ce20" office:value-type="float" office:value="21908" calcext:value-type="float">
                <text:p>2190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psychologie de l'enfant</text:p>
              </table:table-cell>
              <table:table-cell table:style-name="ce20" office:value-type="float" office:value="21909" calcext:value-type="float">
                <text:p>2190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psychosociologie</text:p>
              </table:table-cell>
              <table:table-cell table:style-name="ce20" office:value-type="float" office:value="21911" calcext:value-type="float">
                <text:p>219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sociologie</text:p>
              </table:table-cell>
              <table:table-cell table:style-name="ce20" office:value-type="float" office:value="21918" calcext:value-type="float">
                <text:p>219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urbanisme</text:p>
              </table:table-cell>
              <table:table-cell table:style-name="ce20" office:value-type="float" office:value="21928" calcext:value-type="float">
                <text:p>2192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nvironnement culturel et touristique</text:p>
              </table:table-cell>
              <table:table-cell table:style-name="ce20" office:value-type="float" office:value="21932" calcext:value-type="float">
                <text:p>2193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rgonomie</text:p>
              </table:table-cell>
              <table:table-cell table:style-name="ce20" office:value-type="float" office:value="21935" calcext:value-type="float">
                <text:p>219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tapes du développement de l'enfant</text:p>
              </table:table-cell>
              <table:table-cell table:style-name="ce20" office:value-type="float" office:value="21938" calcext:value-type="float">
                <text:p>2193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estalt thérapie</text:p>
              </table:table-cell>
              <table:table-cell table:style-name="ce20" office:value-type="float" office:value="21990" calcext:value-type="float">
                <text:p>2199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nterprétation de production écrite (dessin, conte, ...)</text:p>
              </table:table-cell>
              <table:table-cell table:style-name="ce20" office:value-type="float" office:value="20920" calcext:value-type="float">
                <text:p>2092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ologie d'analyse et de diagnostic social</text:p>
              </table:table-cell>
              <table:table-cell table:style-name="ce20" office:value-type="float" office:value="22149" calcext:value-type="float">
                <text:p>221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ologie de recherche en sciences humaines</text:p>
              </table:table-cell>
              <table:table-cell table:style-name="ce20" office:value-type="float" office:value="22151" calcext:value-type="float">
                <text:p>2215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uséographie</text:p>
              </table:table-cell>
              <table:table-cell table:style-name="ce20" office:value-type="float" office:value="22202" calcext:value-type="float">
                <text:p>222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uséologie</text:p>
              </table:table-cell>
              <table:table-cell table:style-name="ce20" office:value-type="float" office:value="22203" calcext:value-type="float">
                <text:p>2220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usicothérapie</text:p>
              </table:table-cell>
              <table:table-cell table:style-name="ce20" office:value-type="float" office:value="22204" calcext:value-type="float">
                <text:p>2220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europsychologie</text:p>
              </table:table-cell>
              <table:table-cell table:style-name="ce20" office:value-type="float" office:value="22208" calcext:value-type="float">
                <text:p>2220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ffices cultuels et civils</text:p>
              </table:table-cell>
              <table:table-cell table:style-name="ce20" office:value-type="float" office:value="22242" calcext:value-type="float">
                <text:p>2224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sychologie</text:p>
              </table:table-cell>
              <table:table-cell table:style-name="ce20" office:value-type="float" office:value="22511" calcext:value-type="float">
                <text:p>225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sychologie animale</text:p>
              </table:table-cell>
              <table:table-cell table:style-name="ce20" office:value-type="float" office:value="22512" calcext:value-type="float">
                <text:p>2251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sychologie de l'enfant</text:p>
              </table:table-cell>
              <table:table-cell table:style-name="ce20" office:value-type="float" office:value="22513" calcext:value-type="float">
                <text:p>225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sychologie du développement</text:p>
              </table:table-cell>
              <table:table-cell table:style-name="ce20" office:value-type="float" office:value="22514" calcext:value-type="float">
                <text:p>2251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sychologie du travail</text:p>
              </table:table-cell>
              <table:table-cell table:style-name="ce20" office:value-type="float" office:value="22515" calcext:value-type="float">
                <text:p>2251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sychopathologie</text:p>
              </table:table-cell>
              <table:table-cell table:style-name="ce20" office:value-type="float" office:value="22516" calcext:value-type="float">
                <text:p>225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sychopédagogie</text:p>
              </table:table-cell>
              <table:table-cell table:style-name="ce20" office:value-type="float" office:value="22517" calcext:value-type="float">
                <text:p>2251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sychosociologie</text:p>
              </table:table-cell>
              <table:table-cell table:style-name="ce20" office:value-type="float" office:value="22518" calcext:value-type="float">
                <text:p>225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ciences économiques et sociales</text:p>
              </table:table-cell>
              <table:table-cell table:style-name="ce20" office:value-type="float" office:value="22680" calcext:value-type="float">
                <text:p>2268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ciences politiques</text:p>
              </table:table-cell>
              <table:table-cell table:style-name="ce20" office:value-type="float" office:value="22682" calcext:value-type="float">
                <text:p>2268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émiotique</text:p>
              </table:table-cell>
              <table:table-cell table:style-name="ce20" office:value-type="float" office:value="22684" calcext:value-type="float">
                <text:p>2268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ociologie</text:p>
              </table:table-cell>
              <table:table-cell table:style-name="ce20" office:value-type="float" office:value="22689" calcext:value-type="float">
                <text:p>2268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ociologie des organisations</text:p>
              </table:table-cell>
              <table:table-cell table:style-name="ce20" office:value-type="float" office:value="22690" calcext:value-type="float">
                <text:p>2269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pécificités culturelles de la clientèle</text:p>
              </table:table-cell>
              <table:table-cell table:style-name="ce20" office:value-type="float" office:value="22697" calcext:value-type="float">
                <text:p>2269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sondage d'opinions</text:p>
              </table:table-cell>
              <table:table-cell table:style-name="ce20" office:value-type="float" office:value="23127" calcext:value-type="float">
                <text:p>231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'hypnose</text:p>
              </table:table-cell>
              <table:table-cell table:style-name="ce20" office:value-type="float" office:value="23218" calcext:value-type="float">
                <text:p>232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héories psychanalytiques</text:p>
              </table:table-cell>
              <table:table-cell table:style-name="ce20" office:value-type="float" office:value="23281" calcext:value-type="float">
                <text:p>232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hérapies comportementales et cognitives</text:p>
              </table:table-cell>
              <table:table-cell table:style-name="ce20" office:value-type="float" office:value="38702" calcext:value-type="float">
                <text:p>3870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ypologie de la clientèle de voyageurs</text:p>
              </table:table-cell>
              <table:table-cell table:style-name="ce20" office:value-type="float" office:value="23347" calcext:value-type="float">
                <text:p>233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ypologie des clients/consommateurs</text:p>
              </table:table-cell>
              <table:table-cell table:style-name="ce20" office:value-type="float" office:value="23348" calcext:value-type="float">
                <text:p>233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rbanisme</text:p>
              </table:table-cell>
              <table:table-cell table:style-name="ce20" office:value-type="float" office:value="23359" calcext:value-type="float">
                <text:p>2335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Victimologie</text:p>
              </table:table-cell>
              <table:table-cell table:style-name="ce21" office:value-type="float" office:value="23366" calcext:value-type="float">
                <text:p>23366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Sciences médicales</text:p>
            </table:table-cell>
            <table:covered-table-cell table:number-columns-repeated="4" table:style-name="ce10"/>
            <table:table-cell table:style-name="ce10" office:value-type="string" calcext:value-type="string">
              <text:p>Sciences médical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ddictologie</text:p>
              </table:table-cell>
              <table:table-cell table:style-name="ce19" office:value-type="float" office:value="21492" calcext:value-type="float">
                <text:p>21492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llergologie</text:p>
              </table:table-cell>
              <table:table-cell table:style-name="ce20" office:value-type="float" office:value="21501" calcext:value-type="float">
                <text:p>2150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natomie humaine</text:p>
              </table:table-cell>
              <table:table-cell table:style-name="ce20" office:value-type="float" office:value="21507" calcext:value-type="float">
                <text:p>2150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Produits Sanguins Labiles</text:p>
              </table:table-cell>
              <table:table-cell table:style-name="ce20" office:value-type="float" office:value="21648" calcext:value-type="float">
                <text:p>216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lassification Commune des Actes Médicaux</text:p>
              </table:table-cell>
              <table:table-cell table:style-name="ce20" office:value-type="float" office:value="21716" calcext:value-type="float">
                <text:p>217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lassification des handicaps</text:p>
              </table:table-cell>
              <table:table-cell table:style-name="ce20" office:value-type="float" office:value="21718" calcext:value-type="float">
                <text:p>217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lassification des maladies professionnelles</text:p>
              </table:table-cell>
              <table:table-cell table:style-name="ce20" office:value-type="float" office:value="21719" calcext:value-type="float">
                <text:p>2171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lassification des médicaments</text:p>
              </table:table-cell>
              <table:table-cell table:style-name="ce20" office:value-type="float" office:value="21720" calcext:value-type="float">
                <text:p>2172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lassification internationale des déficiences</text:p>
              </table:table-cell>
              <table:table-cell table:style-name="ce20" office:value-type="float" office:value="21722" calcext:value-type="float">
                <text:p>217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lassification Internationale des Maladies</text:p>
              </table:table-cell>
              <table:table-cell table:style-name="ce20" office:value-type="float" office:value="21723" calcext:value-type="float">
                <text:p>217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tactologie</text:p>
              </table:table-cell>
              <table:table-cell table:style-name="ce20" office:value-type="float" office:value="21752" calcext:value-type="float">
                <text:p>217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Diététique</text:p>
              </table:table-cell>
              <table:table-cell table:style-name="ce20" office:value-type="float" office:value="21781" calcext:value-type="float">
                <text:p>217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de podologie</text:p>
              </table:table-cell>
              <table:table-cell table:style-name="ce20" office:value-type="float" office:value="21835" calcext:value-type="float">
                <text:p>218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anatomie/physiologie</text:p>
              </table:table-cell>
              <table:table-cell table:style-name="ce20" office:value-type="float" office:value="21837" calcext:value-type="float">
                <text:p>2183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dermatologie</text:p>
              </table:table-cell>
              <table:table-cell table:style-name="ce20" office:value-type="float" office:value="21847" calcext:value-type="float">
                <text:p>218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diabétologie</text:p>
              </table:table-cell>
              <table:table-cell table:style-name="ce20" office:value-type="float" office:value="21848" calcext:value-type="float">
                <text:p>218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diététique</text:p>
              </table:table-cell>
              <table:table-cell table:style-name="ce20" office:value-type="float" office:value="21849" calcext:value-type="float">
                <text:p>218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gérontologie</text:p>
              </table:table-cell>
              <table:table-cell table:style-name="ce20" office:value-type="float" office:value="21870" calcext:value-type="float">
                <text:p>2187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histologie</text:p>
              </table:table-cell>
              <table:table-cell table:style-name="ce20" office:value-type="float" office:value="21874" calcext:value-type="float">
                <text:p>2187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médecine légale</text:p>
              </table:table-cell>
              <table:table-cell table:style-name="ce20" office:value-type="float" office:value="21884" calcext:value-type="float">
                <text:p>2188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neurosciences du sport</text:p>
              </table:table-cell>
              <table:table-cell table:style-name="ce20" office:value-type="float" office:value="21889" calcext:value-type="float">
                <text:p>2188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obstétrique</text:p>
              </table:table-cell>
              <table:table-cell table:style-name="ce20" office:value-type="float" office:value="21892" calcext:value-type="float">
                <text:p>2189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orthodontie</text:p>
              </table:table-cell>
              <table:table-cell table:style-name="ce20" office:value-type="float" office:value="21897" calcext:value-type="float">
                <text:p>2189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pédiatrie</text:p>
              </table:table-cell>
              <table:table-cell table:style-name="ce20" office:value-type="float" office:value="21901" calcext:value-type="float">
                <text:p>2190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phytothérapie</text:p>
              </table:table-cell>
              <table:table-cell table:style-name="ce20" office:value-type="float" office:value="21903" calcext:value-type="float">
                <text:p>2190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psychomotricité</text:p>
              </table:table-cell>
              <table:table-cell table:style-name="ce20" office:value-type="float" office:value="21910" calcext:value-type="float">
                <text:p>2191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rhumatologie</text:p>
              </table:table-cell>
              <table:table-cell table:style-name="ce20" office:value-type="float" office:value="21914" calcext:value-type="float">
                <text:p>2191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techniques chirurgicales</text:p>
              </table:table-cell>
              <table:table-cell table:style-name="ce20" office:value-type="float" office:value="21925" calcext:value-type="float">
                <text:p>219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pidémiologie</text:p>
              </table:table-cell>
              <table:table-cell table:style-name="ce20" office:value-type="float" office:value="21934" calcext:value-type="float">
                <text:p>2193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Formes galéniques (pour pharmacie)</text:p>
              </table:table-cell>
              <table:table-cell table:style-name="ce20" office:value-type="float" office:value="21965" calcext:value-type="float">
                <text:p>2196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oméopathie</text:p>
              </table:table-cell>
              <table:table-cell table:style-name="ce20" office:value-type="float" office:value="22033" calcext:value-type="float">
                <text:p>2203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dentification de signes d'addiction</text:p>
              </table:table-cell>
              <table:table-cell table:style-name="ce20" office:value-type="float" office:value="20913" calcext:value-type="float">
                <text:p>209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Identification des symptomatologies (fonctionnelles, mécaniques, tissulaires, circulatoires, ...)</text:p>
              </table:table-cell>
              <table:table-cell table:style-name="ce20" office:value-type="float" office:value="20917" calcext:value-type="float">
                <text:p>2091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decine légale</text:p>
              </table:table-cell>
              <table:table-cell table:style-name="ce20" office:value-type="float" office:value="22104" calcext:value-type="float">
                <text:p>2210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thodologie de recherche</text:p>
              </table:table-cell>
              <table:table-cell table:style-name="ce20" office:value-type="float" office:value="22150" calcext:value-type="float">
                <text:p>2215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yologie de la face</text:p>
              </table:table-cell>
              <table:table-cell table:style-name="ce20" office:value-type="float" office:value="22205" calcext:value-type="float">
                <text:p>2220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europhysiologie</text:p>
              </table:table-cell>
              <table:table-cell table:style-name="ce20" office:value-type="float" office:value="22207" calcext:value-type="float">
                <text:p>2220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ormes d'équilibre orthostatique</text:p>
              </table:table-cell>
              <table:table-cell table:style-name="ce20" office:value-type="float" office:value="22225" calcext:value-type="float">
                <text:p>222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ptométrie</text:p>
              </table:table-cell>
              <table:table-cell table:style-name="ce20" office:value-type="float" office:value="22245" calcext:value-type="float">
                <text:p>2224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rthodontie</text:p>
              </table:table-cell>
              <table:table-cell table:style-name="ce20" office:value-type="float" office:value="22263" calcext:value-type="float">
                <text:p>2226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Ostéopathie du sport</text:p>
              </table:table-cell>
              <table:table-cell table:style-name="ce20" office:value-type="float" office:value="22265" calcext:value-type="float">
                <text:p>2226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thologies auditives</text:p>
              </table:table-cell>
              <table:table-cell table:style-name="ce20" office:value-type="float" office:value="22272" calcext:value-type="float">
                <text:p>2227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thologies cancéreuses</text:p>
              </table:table-cell>
              <table:table-cell table:style-name="ce20" office:value-type="float" office:value="22273" calcext:value-type="float">
                <text:p>222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thologies de l'enfant</text:p>
              </table:table-cell>
              <table:table-cell table:style-name="ce20" office:value-type="float" office:value="22274" calcext:value-type="float">
                <text:p>2227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thologies dégénératives</text:p>
              </table:table-cell>
              <table:table-cell table:style-name="ce20" office:value-type="float" office:value="22275" calcext:value-type="float">
                <text:p>222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thologies du vieillissement</text:p>
              </table:table-cell>
              <table:table-cell table:style-name="ce20" office:value-type="float" office:value="22277" calcext:value-type="float">
                <text:p>222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thologies fonctionnelles</text:p>
              </table:table-cell>
              <table:table-cell table:style-name="ce20" office:value-type="float" office:value="22278" calcext:value-type="float">
                <text:p>2227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athologies psychiatriques</text:p>
              </table:table-cell>
              <table:table-cell table:style-name="ce20" office:value-type="float" office:value="22279" calcext:value-type="float">
                <text:p>2227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honiatrie (troubles de la voix)</text:p>
              </table:table-cell>
              <table:table-cell table:style-name="ce20" office:value-type="float" office:value="22285" calcext:value-type="float">
                <text:p>222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hysiopathologie du comportement alimentaire (conduites alimentaires, ...)</text:p>
              </table:table-cell>
              <table:table-cell table:style-name="ce20" office:value-type="float" office:value="22290" calcext:value-type="float">
                <text:p>2229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hysiothérapie</text:p>
              </table:table-cell>
              <table:table-cell table:style-name="ce20" office:value-type="float" office:value="22291" calcext:value-type="float">
                <text:p>2229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hytothérapie</text:p>
              </table:table-cell>
              <table:table-cell table:style-name="ce20" office:value-type="float" office:value="22293" calcext:value-type="float">
                <text:p>222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osturologie</text:p>
              </table:table-cell>
              <table:table-cell table:style-name="ce20" office:value-type="float" office:value="22309" calcext:value-type="float">
                <text:p>2230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ncipes de dosimétrie clinique</text:p>
              </table:table-cell>
              <table:table-cell table:style-name="ce20" office:value-type="float" office:value="22313" calcext:value-type="float">
                <text:p>223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humatologie</text:p>
              </table:table-cell>
              <table:table-cell table:style-name="ce20" office:value-type="float" office:value="22671" calcext:value-type="float">
                <text:p>2267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exologie</text:p>
              </table:table-cell>
              <table:table-cell table:style-name="ce20" office:value-type="float" office:value="22686" calcext:value-type="float">
                <text:p>2268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 de déglutition</text:p>
              </table:table-cell>
              <table:table-cell table:style-name="ce20" office:value-type="float" office:value="22747" calcext:value-type="float">
                <text:p>227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curiethérapie</text:p>
              </table:table-cell>
              <table:table-cell table:style-name="ce20" office:value-type="float" office:value="22868" calcext:value-type="float">
                <text:p>2286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adiothérapie</text:p>
              </table:table-cell>
              <table:table-cell table:style-name="ce20" office:value-type="float" office:value="23073" calcext:value-type="float">
                <text:p>230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éanimation</text:p>
              </table:table-cell>
              <table:table-cell table:style-name="ce20" office:value-type="float" office:value="23076" calcext:value-type="float">
                <text:p>230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soins dentaires</text:p>
              </table:table-cell>
              <table:table-cell table:style-name="ce20" office:value-type="float" office:value="23122" calcext:value-type="float">
                <text:p>231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oxicologie</text:p>
              </table:table-cell>
              <table:table-cell table:style-name="ce20" office:value-type="float" office:value="23288" calcext:value-type="float">
                <text:p>2328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raumatologie</text:p>
              </table:table-cell>
              <table:table-cell table:style-name="ce20" office:value-type="float" office:value="23300" calcext:value-type="float">
                <text:p>233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ypes de régimes alimentaires</text:p>
              </table:table-cell>
              <table:table-cell table:style-name="ce21" office:value-type="float" office:value="23332" calcext:value-type="float">
                <text:p>23332</text:p>
              </table:table-cell>
              <table:table-cell table:style-name="ce21"/>
              <table:table-cell table:number-columns-repeated="1017"/>
            </table:table-row>
            <table:table-row-group table:display="false">
              <table:table-row table:style-name="ro5" table:visibility="collapse">
                <table:table-cell table:style-name="ce5" table:number-columns-repeated="2"/>
                <table:table-cell table:style-name="ce15" office:value-type="string" calcext:value-type="string" table:number-columns-spanned="4" table:number-rows-spanned="1">
                  <text:p>Humaines (2)</text:p>
                </table:table-cell>
                <table:covered-table-cell table:number-columns-repeated="3" table:style-name="ce15"/>
                <table:table-cell table:style-name="ce15"/>
                <table:table-cell table:number-columns-repeated="1017"/>
              </table:table-row>
            </table:table-row-group>
            <table:table-row table:style-name="ro5" table:visibility="collapse">
              <table:table-cell table:style-name="ce5"/>
              <table:table-cell table:style-name="ce10" office:value-type="string" calcext:value-type="string" table:number-columns-spanned="5" table:number-rows-spanned="1">
                <text:p>Mécanique générale</text:p>
              </table:table-cell>
              <table:covered-table-cell table:number-columns-repeated="4" table:style-name="ce10"/>
              <table:table-cell table:style-name="ce1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éraulique</text:p>
              </table:table-cell>
              <table:table-cell table:style-name="ce19" office:value-type="float" office:value="21494" calcext:value-type="float">
                <text:p>21494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Aérodynamisme</text:p>
              </table:table-cell>
              <table:table-cell table:style-name="ce20" office:value-type="float" office:value="21495" calcext:value-type="float">
                <text:p>2149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Biomécanique</text:p>
              </table:table-cell>
              <table:table-cell table:style-name="ce20" office:value-type="float" office:value="21531" calcext:value-type="float">
                <text:p>215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systèmes de propulsion à vapeur (chaufferie, turbines, ...)</text:p>
              </table:table-cell>
              <table:table-cell table:style-name="ce20" office:value-type="float" office:value="21657" calcext:value-type="float">
                <text:p>2165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systèmes de propulsion nucléaire</text:p>
              </table:table-cell>
              <table:table-cell table:style-name="ce20" office:value-type="float" office:value="21658" calcext:value-type="float">
                <text:p>2165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techniques des aéronefs</text:p>
              </table:table-cell>
              <table:table-cell table:style-name="ce20" office:value-type="float" office:value="21693" calcext:value-type="float">
                <text:p>216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inématique des mouvements</text:p>
              </table:table-cell>
              <table:table-cell table:style-name="ce20" office:value-type="float" office:value="21710" calcext:value-type="float">
                <text:p>2171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ircuits hydrauliques</text:p>
              </table:table-cell>
              <table:table-cell table:style-name="ce20" office:value-type="float" office:value="21715" calcext:value-type="float">
                <text:p>2171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biomécanique</text:p>
              </table:table-cell>
              <table:table-cell table:style-name="ce20" office:value-type="float" office:value="21843" calcext:value-type="float">
                <text:p>2184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hydraulique</text:p>
              </table:table-cell>
              <table:table-cell table:style-name="ce20" office:value-type="float" office:value="21875" calcext:value-type="float">
                <text:p>218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mécanique générale</text:p>
              </table:table-cell>
              <table:table-cell table:style-name="ce20" office:value-type="float" office:value="21882" calcext:value-type="float">
                <text:p>2188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Eléments de base en pneumatique</text:p>
              </table:table-cell>
              <table:table-cell table:style-name="ce20" office:value-type="float" office:value="21905" calcext:value-type="float">
                <text:p>2190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Hydraulique</text:p>
              </table:table-cell>
              <table:table-cell table:style-name="ce20" office:value-type="float" office:value="22035" calcext:value-type="float">
                <text:p>220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canique</text:p>
              </table:table-cell>
              <table:table-cell table:style-name="ce20" office:value-type="float" office:value="22098" calcext:value-type="float">
                <text:p>2209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canique des fluides</text:p>
              </table:table-cell>
              <table:table-cell table:style-name="ce20" office:value-type="float" office:value="22101" calcext:value-type="float">
                <text:p>2210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écanique productique</text:p>
              </table:table-cell>
              <table:table-cell table:style-name="ce20" office:value-type="float" office:value="22103" calcext:value-type="float">
                <text:p>2210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icromécanique</text:p>
              </table:table-cell>
              <table:table-cell table:style-name="ce20" office:value-type="float" office:value="22158" calcext:value-type="float">
                <text:p>2215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e traitement mécanique</text:p>
              </table:table-cell>
              <table:table-cell table:style-name="ce20" office:value-type="float" office:value="22181" calcext:value-type="float">
                <text:p>221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uvements horlogers mécaniques</text:p>
              </table:table-cell>
              <table:table-cell table:style-name="ce20" office:value-type="float" office:value="22200" calcext:value-type="float">
                <text:p>222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neumatique</text:p>
              </table:table-cell>
              <table:table-cell table:style-name="ce20" office:value-type="float" office:value="22304" calcext:value-type="float">
                <text:p>2230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ncipes de fonctionnement de machines à bobiner</text:p>
              </table:table-cell>
              <table:table-cell table:style-name="ce20" office:value-type="float" office:value="22315" calcext:value-type="float">
                <text:p>2231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ncipes de fonctionnement d'un moteur à gaz</text:p>
              </table:table-cell>
              <table:table-cell table:style-name="ce20" office:value-type="float" office:value="22317" calcext:value-type="float">
                <text:p>2231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incipes mécaniques du vol et de la navigation aérienne</text:p>
              </table:table-cell>
              <table:table-cell table:style-name="ce20" office:value-type="float" office:value="22337" calcext:value-type="float">
                <text:p>2233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és de traitement mécanique</text:p>
              </table:table-cell>
              <table:table-cell table:style-name="ce20" office:value-type="float" office:value="22366" calcext:value-type="float">
                <text:p>2236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montage mécanique</text:p>
              </table:table-cell>
              <table:table-cell table:style-name="ce20" office:value-type="float" office:value="22615" calcext:value-type="float">
                <text:p>2261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pécificités des fluides frigorigènes</text:p>
              </table:table-cell>
              <table:table-cell table:style-name="ce20" office:value-type="float" office:value="22710" calcext:value-type="float">
                <text:p>2271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pécificités des moteurs à pistons</text:p>
              </table:table-cell>
              <table:table-cell table:style-name="ce20" office:value-type="float" office:value="22714" calcext:value-type="float">
                <text:p>2271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pécificités des moteurs à turbine</text:p>
              </table:table-cell>
              <table:table-cell table:style-name="ce20" office:value-type="float" office:value="22715" calcext:value-type="float">
                <text:p>2271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chniques de maintenance de remontées mécaniques</text:p>
              </table:table-cell>
              <table:table-cell table:style-name="ce21" office:value-type="float" office:value="22954" calcext:value-type="float">
                <text:p>22954</text:p>
              </table:table-cell>
              <table:table-cell table:style-name="ce21"/>
              <table:table-cell table:number-columns-repeated="1017"/>
            </table:table-row>
          </table:table-row-group>
        </table:table-row-group>
        <table:table-row table:style-name="ro5">
          <table:table-cell table:style-name="ce6" office:value-type="string" calcext:value-type="string" table:number-columns-spanned="6" table:number-rows-spanned="1">
            <text:p>Outils, matériaux, machines, véhicules utilisés</text:p>
          </table:table-cell>
          <table:covered-table-cell table:number-columns-repeated="5" table:style-name="ce6"/>
          <table:table-cell table:style-name="ce6" office:value-type="string" calcext:value-type="string">
            <text:p>Connaissance des matériaux, des produits, des machines, des instruments et des véhicules</text:p>
          </table:table-cell>
          <table:table-cell table:number-columns-repeated="1017"/>
        </table:table-row>
        <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Matériel/Equipements/Outils/Instruments</text:p>
            </table:table-cell>
            <table:covered-table-cell table:number-columns-repeated="4" table:style-name="ce10"/>
            <table:table-cell table:style-name="ce10" office:value-type="string" calcext:value-type="string">
              <text:p>Utilisation de machines ou d’instruments</text:p>
            </table:table-cell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Machines/outils/appareil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Utilisation de machines, d’outils ou d’appareil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Aiguisage des couteaux</text:p>
                </table:table-cell>
                <table:table-cell table:style-name="ce19" office:value-type="float" office:value="20748" calcext:value-type="float">
                  <text:p>20748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étiers à grandes largeurs</text:p>
                </table:table-cell>
                <table:table-cell table:style-name="ce20" office:value-type="float" office:value="21618" calcext:value-type="float">
                  <text:p>216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étiers à petites largeurs</text:p>
                </table:table-cell>
                <table:table-cell table:style-name="ce20" office:value-type="float" office:value="21619" calcext:value-type="float">
                  <text:p>216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 centrifugeuse</text:p>
                </table:table-cell>
                <table:table-cell table:style-name="ce20" office:value-type="float" office:value="21951" calcext:value-type="float">
                  <text:p>219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 pupitre de commande</text:p>
                </table:table-cell>
                <table:table-cell table:style-name="ce20" office:value-type="float" office:value="21955" calcext:value-type="float">
                  <text:p>219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s équipements de production (machines de teintures, machine d'impression, ...)</text:p>
                </table:table-cell>
                <table:table-cell table:style-name="ce20" office:value-type="float" office:value="21957" calcext:value-type="float">
                  <text:p>219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s machines de développement automatisé</text:p>
                </table:table-cell>
                <table:table-cell table:style-name="ce20" office:value-type="float" office:value="21960" calcext:value-type="float">
                  <text:p>219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ement d'arme</text:p>
                </table:table-cell>
                <table:table-cell table:style-name="ce20" office:value-type="float" office:value="20967" calcext:value-type="float">
                  <text:p>209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ement de crochet</text:p>
                </table:table-cell>
                <table:table-cell table:style-name="ce20" office:value-type="float" office:value="20968" calcext:value-type="float">
                  <text:p>209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'équipement (lit médicalisé, lève malade, ...)</text:p>
                </table:table-cell>
                <table:table-cell table:style-name="ce20" office:value-type="float" office:value="20978" calcext:value-type="float">
                  <text:p>209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'outil tranchant (ciseaux de coupe, cranteur, ...)</text:p>
                </table:table-cell>
                <table:table-cell table:style-name="ce20" office:value-type="float" office:value="20983" calcext:value-type="float">
                  <text:p>209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aramétrage de machine à découper automatisée</text:p>
                </table:table-cell>
                <table:table-cell table:style-name="ce20" office:value-type="float" office:value="21014" calcext:value-type="float">
                  <text:p>210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grammation de machine à commandes numériques</text:p>
                </table:table-cell>
                <table:table-cell table:style-name="ce20" office:value-type="float" office:value="22486" calcext:value-type="float">
                  <text:p>22486</text:p>
                </table:table-cell>
                <table:table-cell table:style-name="ce20"/>
                <table:table-cell table:number-columns-repeated="1017"/>
              </table:table-row>
              <table:table-row table:style-name="ro6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ologie des machines de filature, outillage et périphériques associés (bobines, guides fils, broches, rouleaux étireurs, ...)</text:p>
                </table:table-cell>
                <table:table-cell table:style-name="ce20" office:value-type="float" office:value="23260" calcext:value-type="float">
                  <text:p>232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érographe</text:p>
                </table:table-cell>
                <table:table-cell table:style-name="ce20" office:value-type="float" office:value="21125" calcext:value-type="float">
                  <text:p>211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à dessouder</text:p>
                </table:table-cell>
                <table:table-cell table:style-name="ce20" office:value-type="float" office:value="21134" calcext:value-type="float">
                  <text:p>211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de réanimation</text:p>
                </table:table-cell>
                <table:table-cell table:style-name="ce20" office:value-type="float" office:value="21141" calcext:value-type="float">
                  <text:p>211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d'entretien (fer à repasser, machine à laver, sèche-linge, ...)</text:p>
                </table:table-cell>
                <table:table-cell table:style-name="ce20" office:value-type="float" office:value="21144" calcext:value-type="float">
                  <text:p>211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électroménager</text:p>
                </table:table-cell>
                <table:table-cell table:style-name="ce20" office:value-type="float" office:value="21146" calcext:value-type="float">
                  <text:p>211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haute pression</text:p>
                </table:table-cell>
                <table:table-cell table:style-name="ce20" office:value-type="float" office:value="21149" calcext:value-type="float">
                  <text:p>211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contrôle qualité</text:p>
                </table:table-cell>
                <table:table-cell table:style-name="ce20" office:value-type="float" office:value="21138" calcext:value-type="float">
                  <text:p>211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distillation (alambic)</text:p>
                </table:table-cell>
                <table:table-cell table:style-name="ce20" office:value-type="float" office:value="21154" calcext:value-type="float">
                  <text:p>211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stérilisation</text:p>
                </table:table-cell>
                <table:table-cell table:style-name="ce20" office:value-type="float" office:value="21161" calcext:value-type="float">
                  <text:p>211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'emballage/conditionnement</text:p>
                </table:table-cell>
                <table:table-cell table:style-name="ce20" office:value-type="float" office:value="21163" calcext:value-type="float">
                  <text:p>211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utomate de couture</text:p>
                </table:table-cell>
                <table:table-cell table:style-name="ce20" office:value-type="float" office:value="21164" calcext:value-type="float">
                  <text:p>211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utomate Programmable Industriel -API-</text:p>
                </table:table-cell>
                <table:table-cell table:style-name="ce20" office:value-type="float" office:value="21165" calcext:value-type="float">
                  <text:p>211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banc de coulage</text:p>
                </table:table-cell>
                <table:table-cell table:style-name="ce20" office:value-type="float" office:value="21167" calcext:value-type="float">
                  <text:p>211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bobineuse</text:p>
                </table:table-cell>
                <table:table-cell table:style-name="ce20" office:value-type="float" office:value="21168" calcext:value-type="float">
                  <text:p>211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brodeuse</text:p>
                </table:table-cell>
                <table:table-cell table:style-name="ce20" office:value-type="float" office:value="21169" calcext:value-type="float">
                  <text:p>211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ellule de refroidissement</text:p>
                </table:table-cell>
                <table:table-cell table:style-name="ce20" office:value-type="float" office:value="21175" calcext:value-type="float">
                  <text:p>2117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entre d'usinage</text:p>
                </table:table-cell>
                <table:table-cell table:style-name="ce20" office:value-type="float" office:value="21176" calcext:value-type="float">
                  <text:p>211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entre d'usinage/prototypage rapide</text:p>
                </table:table-cell>
                <table:table-cell table:style-name="ce20" office:value-type="float" office:value="21177" calcext:value-type="float">
                  <text:p>211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hantourneuse</text:p>
                </table:table-cell>
                <table:table-cell table:style-name="ce20" office:value-type="float" office:value="21178" calcext:value-type="float">
                  <text:p>211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iseaux électriques</text:p>
                </table:table-cell>
                <table:table-cell table:style-name="ce20" office:value-type="float" office:value="21182" calcext:value-type="float">
                  <text:p>211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iseaux manuels</text:p>
                </table:table-cell>
                <table:table-cell table:style-name="ce20" office:value-type="float" office:value="21183" calcext:value-type="float">
                  <text:p>211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mmande d'aiguillage électromécanique automatisée</text:p>
                </table:table-cell>
                <table:table-cell table:style-name="ce20" office:value-type="float" office:value="21184" calcext:value-type="float">
                  <text:p>2118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mpas d'épaisseur</text:p>
                </table:table-cell>
                <table:table-cell table:style-name="ce20" office:value-type="float" office:value="21185" calcext:value-type="float">
                  <text:p>2118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nformateur</text:p>
                </table:table-cell>
                <table:table-cell table:style-name="ce20" office:value-type="float" office:value="21188" calcext:value-type="float">
                  <text:p>211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nsole vapeur</text:p>
                </table:table-cell>
                <table:table-cell table:style-name="ce20" office:value-type="float" office:value="21193" calcext:value-type="float">
                  <text:p>211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ranteuse</text:p>
                </table:table-cell>
                <table:table-cell table:style-name="ce20" office:value-type="float" office:value="21195" calcext:value-type="float">
                  <text:p>211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uisine automatique</text:p>
                </table:table-cell>
                <table:table-cell table:style-name="ce20" office:value-type="float" office:value="21196" calcext:value-type="float">
                  <text:p>211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uves de fermentation</text:p>
                </table:table-cell>
                <table:table-cell table:style-name="ce20" office:value-type="float" office:value="21197" calcext:value-type="float">
                  <text:p>211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dégauchisseuse</text:p>
                </table:table-cell>
                <table:table-cell table:style-name="ce20" office:value-type="float" office:value="21199" calcext:value-type="float">
                  <text:p>211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dérayeuse</text:p>
                </table:table-cell>
                <table:table-cell table:style-name="ce20" office:value-type="float" office:value="21200" calcext:value-type="float">
                  <text:p>212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dermographe</text:p>
                </table:table-cell>
                <table:table-cell table:style-name="ce20" office:value-type="float" office:value="21201" calcext:value-type="float">
                  <text:p>212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er à dorer</text:p>
                </table:table-cell>
                <table:table-cell table:style-name="ce20" office:value-type="float" office:value="21204" calcext:value-type="float">
                  <text:p>212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er à fileter</text:p>
                </table:table-cell>
                <table:table-cell table:style-name="ce20" office:value-type="float" office:value="21205" calcext:value-type="float">
                  <text:p>212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er à repasser professionnel</text:p>
                </table:table-cell>
                <table:table-cell table:style-name="ce20" office:value-type="float" office:value="21206" calcext:value-type="float">
                  <text:p>212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er/table aspirante</text:p>
                </table:table-cell>
                <table:table-cell table:style-name="ce20" office:value-type="float" office:value="21207" calcext:value-type="float">
                  <text:p>212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leuron et empreinte</text:p>
                </table:table-cell>
                <table:table-cell table:style-name="ce20" office:value-type="float" office:value="21208" calcext:value-type="float">
                  <text:p>212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orme à pédale</text:p>
                </table:table-cell>
                <table:table-cell table:style-name="ce20" office:value-type="float" office:value="21209" calcext:value-type="float">
                  <text:p>2120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orme à repasser (main chaude, ...)</text:p>
                </table:table-cell>
                <table:table-cell table:style-name="ce20" office:value-type="float" office:value="21210" calcext:value-type="float">
                  <text:p>212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orme chauffante (coquille à vapeur, ...)</text:p>
                </table:table-cell>
                <table:table-cell table:style-name="ce20" office:value-type="float" office:value="21211" calcext:value-type="float">
                  <text:p>212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our (à chaleur tournante, à air pulsé, ...)</text:p>
                </table:table-cell>
                <table:table-cell table:style-name="ce20" office:value-type="float" office:value="21212" calcext:value-type="float">
                  <text:p>212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our à bois</text:p>
                </table:table-cell>
                <table:table-cell table:style-name="ce20" office:value-type="float" office:value="21213" calcext:value-type="float">
                  <text:p>212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our à commandes numériques</text:p>
                </table:table-cell>
                <table:table-cell table:style-name="ce20" office:value-type="float" office:value="21214" calcext:value-type="float">
                  <text:p>212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ours/d'étuves</text:p>
                </table:table-cell>
                <table:table-cell table:style-name="ce20" office:value-type="float" office:value="21215" calcext:value-type="float">
                  <text:p>212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fraise mécanique</text:p>
                </table:table-cell>
                <table:table-cell table:style-name="ce20" office:value-type="float" office:value="21216" calcext:value-type="float">
                  <text:p>2121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griffe</text:p>
                </table:table-cell>
                <table:table-cell table:style-name="ce20" office:value-type="float" office:value="21220" calcext:value-type="float">
                  <text:p>212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affranchir</text:p>
                </table:table-cell>
                <table:table-cell table:style-name="ce20" office:value-type="float" office:value="21274" calcext:value-type="float">
                  <text:p>212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broder</text:p>
                </table:table-cell>
                <table:table-cell table:style-name="ce20" office:value-type="float" office:value="21275" calcext:value-type="float">
                  <text:p>2127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cercler</text:p>
                </table:table-cell>
                <table:table-cell table:style-name="ce20" office:value-type="float" office:value="21276" calcext:value-type="float">
                  <text:p>212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claquer</text:p>
                </table:table-cell>
                <table:table-cell table:style-name="ce20" office:value-type="float" office:value="21277" calcext:value-type="float">
                  <text:p>212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coudre</text:p>
                </table:table-cell>
                <table:table-cell table:style-name="ce20" office:value-type="float" office:value="21278" calcext:value-type="float">
                  <text:p>212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coudre à bras</text:p>
                </table:table-cell>
                <table:table-cell table:style-name="ce20" office:value-type="float" office:value="21279" calcext:value-type="float">
                  <text:p>212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coudre à canon</text:p>
                </table:table-cell>
                <table:table-cell table:style-name="ce20" office:value-type="float" office:value="21280" calcext:value-type="float">
                  <text:p>212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coudre le cuir</text:p>
                </table:table-cell>
                <table:table-cell table:style-name="ce20" office:value-type="float" office:value="21281" calcext:value-type="float">
                  <text:p>212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coudre pilier</text:p>
                </table:table-cell>
                <table:table-cell table:style-name="ce20" office:value-type="float" office:value="21282" calcext:value-type="float">
                  <text:p>212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coupe laser</text:p>
                </table:table-cell>
                <table:table-cell table:style-name="ce20" office:value-type="float" office:value="21283" calcext:value-type="float">
                  <text:p>212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désosser</text:p>
                </table:table-cell>
                <table:table-cell table:style-name="ce20" office:value-type="float" office:value="21284" calcext:value-type="float">
                  <text:p>2128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double entraînement</text:p>
                </table:table-cell>
                <table:table-cell table:style-name="ce20" office:value-type="float" office:value="21285" calcext:value-type="float">
                  <text:p>2128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parer</text:p>
                </table:table-cell>
                <table:table-cell table:style-name="ce20" office:value-type="float" office:value="21286" calcext:value-type="float">
                  <text:p>212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poser les boutons</text:p>
                </table:table-cell>
                <table:table-cell table:style-name="ce20" office:value-type="float" office:value="21287" calcext:value-type="float">
                  <text:p>212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refendre</text:p>
                </table:table-cell>
                <table:table-cell table:style-name="ce20" office:value-type="float" office:value="21288" calcext:value-type="float">
                  <text:p>212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sérigraphie</text:p>
                </table:table-cell>
                <table:table-cell table:style-name="ce20" office:value-type="float" office:value="21289" calcext:value-type="float">
                  <text:p>212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à triple entraînement</text:p>
                </table:table-cell>
                <table:table-cell table:style-name="ce20" office:value-type="float" office:value="21313" calcext:value-type="float">
                  <text:p>213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chrome jet</text:p>
                </table:table-cell>
                <table:table-cell table:style-name="ce20" office:value-type="float" office:value="21290" calcext:value-type="float">
                  <text:p>212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de confection</text:p>
                </table:table-cell>
                <table:table-cell table:style-name="ce20" office:value-type="float" office:value="21292" calcext:value-type="float">
                  <text:p>212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de coupe à jet d'eau</text:p>
                </table:table-cell>
                <table:table-cell table:style-name="ce20" office:value-type="float" office:value="21293" calcext:value-type="float">
                  <text:p>212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de découpage automatique</text:p>
                </table:table-cell>
                <table:table-cell table:style-name="ce20" office:value-type="float" office:value="21294" calcext:value-type="float">
                  <text:p>212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de découpe de viande</text:p>
                </table:table-cell>
                <table:table-cell table:style-name="ce20" office:value-type="float" office:value="21295" calcext:value-type="float">
                  <text:p>212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de ouatinage</text:p>
                </table:table-cell>
                <table:table-cell table:style-name="ce20" office:value-type="float" office:value="21296" calcext:value-type="float">
                  <text:p>212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de plonge automatisée</text:p>
                </table:table-cell>
                <table:table-cell table:style-name="ce20" office:value-type="float" office:value="21297" calcext:value-type="float">
                  <text:p>212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de transfert de fluides frigorigènes</text:p>
                </table:table-cell>
                <table:table-cell table:style-name="ce20" office:value-type="float" office:value="21298" calcext:value-type="float">
                  <text:p>2129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d'insertion/pose semi-automatique de composant électronique</text:p>
                </table:table-cell>
                <table:table-cell table:style-name="ce20" office:value-type="float" office:value="21299" calcext:value-type="float">
                  <text:p>212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outil à axes multiples</text:p>
                </table:table-cell>
                <table:table-cell table:style-name="ce20" office:value-type="float" office:value="21300" calcext:value-type="float">
                  <text:p>213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outil tripode, hexapode</text:p>
                </table:table-cell>
                <table:table-cell table:style-name="ce20" office:value-type="float" office:value="21301" calcext:value-type="float">
                  <text:p>213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plate</text:p>
                </table:table-cell>
                <table:table-cell table:style-name="ce20" office:value-type="float" office:value="21302" calcext:value-type="float">
                  <text:p>2130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 transfert</text:p>
                </table:table-cell>
                <table:table-cell table:style-name="ce20" office:value-type="float" office:value="21303" calcext:value-type="float">
                  <text:p>213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-outil</text:p>
                </table:table-cell>
                <table:table-cell table:style-name="ce20" office:value-type="float" office:value="21304" calcext:value-type="float">
                  <text:p>213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s à bois</text:p>
                </table:table-cell>
                <table:table-cell table:style-name="ce20" office:value-type="float" office:value="21307" calcext:value-type="float">
                  <text:p>213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s à cadrer</text:p>
                </table:table-cell>
                <table:table-cell table:style-name="ce20" office:value-type="float" office:value="21308" calcext:value-type="float">
                  <text:p>213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s à commandes numériques</text:p>
                </table:table-cell>
                <table:table-cell table:style-name="ce20" office:value-type="float" office:value="21309" calcext:value-type="float">
                  <text:p>2130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s à dorer/à brunir</text:p>
                </table:table-cell>
                <table:table-cell table:style-name="ce20" office:value-type="float" office:value="21310" calcext:value-type="float">
                  <text:p>213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s à façonner les clés</text:p>
                </table:table-cell>
                <table:table-cell table:style-name="ce20" office:value-type="float" office:value="21311" calcext:value-type="float">
                  <text:p>213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chines à projeter</text:p>
                </table:table-cell>
                <table:table-cell table:style-name="ce20" office:value-type="float" office:value="21312" calcext:value-type="float">
                  <text:p>213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nnequin de repassage</text:p>
                </table:table-cell>
                <table:table-cell table:style-name="ce20" office:value-type="float" office:value="21314" calcext:value-type="float">
                  <text:p>213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rotte</text:p>
                </table:table-cell>
                <table:table-cell table:style-name="ce20" office:value-type="float" office:value="21315" calcext:value-type="float">
                  <text:p>213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ssicot</text:p>
                </table:table-cell>
                <table:table-cell table:style-name="ce20" office:value-type="float" office:value="21317" calcext:value-type="float">
                  <text:p>213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bar (machine à café, pompe à bière, ...)</text:p>
                </table:table-cell>
                <table:table-cell table:style-name="ce20" office:value-type="float" office:value="21319" calcext:value-type="float">
                  <text:p>213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contention</text:p>
                </table:table-cell>
                <table:table-cell table:style-name="ce20" office:value-type="float" office:value="21321" calcext:value-type="float">
                  <text:p>213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détection de corps étranger (éléments métalliques, ...)</text:p>
                </table:table-cell>
                <table:table-cell table:style-name="ce20" office:value-type="float" office:value="21325" calcext:value-type="float">
                  <text:p>213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pompage</text:p>
                </table:table-cell>
                <table:table-cell table:style-name="ce20" office:value-type="float" office:value="21331" calcext:value-type="float">
                  <text:p>213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pulvérisation (jet de sable)</text:p>
                </table:table-cell>
                <table:table-cell table:style-name="ce20" office:value-type="float" office:value="21333" calcext:value-type="float">
                  <text:p>213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s vinicoles (pressoir, fouloir, égrappoir, ...)</text:p>
                </table:table-cell>
                <table:table-cell table:style-name="ce20" office:value-type="float" office:value="21342" calcext:value-type="float">
                  <text:p>213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onobrosse</text:p>
                </table:table-cell>
                <table:table-cell table:style-name="ce20" office:value-type="float" office:value="21345" calcext:value-type="float">
                  <text:p>213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elle à pizza</text:p>
                </table:table-cell>
                <table:table-cell table:style-name="ce20" office:value-type="float" office:value="21349" calcext:value-type="float">
                  <text:p>213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étrin mécanique</text:p>
                </table:table-cell>
                <table:table-cell table:style-name="ce20" office:value-type="float" office:value="21350" calcext:value-type="float">
                  <text:p>213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istolet de projection</text:p>
                </table:table-cell>
                <table:table-cell table:style-name="ce20" office:value-type="float" office:value="21352" calcext:value-type="float">
                  <text:p>213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istolet hydraulique</text:p>
                </table:table-cell>
                <table:table-cell table:style-name="ce20" office:value-type="float" office:value="21353" calcext:value-type="float">
                  <text:p>213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lanche à trousser</text:p>
                </table:table-cell>
                <table:table-cell table:style-name="ce20" office:value-type="float" office:value="21354" calcext:value-type="float">
                  <text:p>213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laques de cuisson</text:p>
                </table:table-cell>
                <table:table-cell table:style-name="ce20" office:value-type="float" office:value="21355" calcext:value-type="float">
                  <text:p>213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lieuse</text:p>
                </table:table-cell>
                <table:table-cell table:style-name="ce20" office:value-type="float" office:value="21357" calcext:value-type="float">
                  <text:p>213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ointeuse</text:p>
                </table:table-cell>
                <table:table-cell table:style-name="ce20" office:value-type="float" office:value="21358" calcext:value-type="float">
                  <text:p>213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olisseuse mécanique</text:p>
                </table:table-cell>
                <table:table-cell table:style-name="ce20" office:value-type="float" office:value="21359" calcext:value-type="float">
                  <text:p>213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ompe à vide</text:p>
                </table:table-cell>
                <table:table-cell table:style-name="ce20" office:value-type="float" office:value="21360" calcext:value-type="float">
                  <text:p>213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resse (à bras, à chariot, à pont, ...)</text:p>
                </table:table-cell>
                <table:table-cell table:style-name="ce20" office:value-type="float" office:value="21363" calcext:value-type="float">
                  <text:p>213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resse à découper/emboutir</text:p>
                </table:table-cell>
                <table:table-cell table:style-name="ce20" office:value-type="float" office:value="21364" calcext:value-type="float">
                  <text:p>213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resse à gaufrer</text:p>
                </table:table-cell>
                <table:table-cell table:style-name="ce20" office:value-type="float" office:value="21365" calcext:value-type="float">
                  <text:p>213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resse à repasser</text:p>
                </table:table-cell>
                <table:table-cell table:style-name="ce20" office:value-type="float" office:value="21366" calcext:value-type="float">
                  <text:p>213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resse hydraulique</text:p>
                </table:table-cell>
                <table:table-cell table:style-name="ce20" office:value-type="float" office:value="21367" calcext:value-type="float">
                  <text:p>213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remmailleuse</text:p>
                </table:table-cell>
                <table:table-cell table:style-name="ce20" office:value-type="float" office:value="21374" calcext:value-type="float">
                  <text:p>213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cie à chantourner</text:p>
                </table:table-cell>
                <table:table-cell table:style-name="ce20" office:value-type="float" office:value="21375" calcext:value-type="float">
                  <text:p>2137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cie à ruban</text:p>
                </table:table-cell>
                <table:table-cell table:style-name="ce20" office:value-type="float" office:value="21376" calcext:value-type="float">
                  <text:p>213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cie circulaire</text:p>
                </table:table-cell>
                <table:table-cell table:style-name="ce20" office:value-type="float" office:value="21377" calcext:value-type="float">
                  <text:p>213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cie stationnaire</text:p>
                </table:table-cell>
                <table:table-cell table:style-name="ce20" office:value-type="float" office:value="21378" calcext:value-type="float">
                  <text:p>213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orbetière</text:p>
                </table:table-cell>
                <table:table-cell table:style-name="ce20" office:value-type="float" office:value="21380" calcext:value-type="float">
                  <text:p>213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oudeuse à fibres optiques</text:p>
                </table:table-cell>
                <table:table-cell table:style-name="ce20" office:value-type="float" office:value="38700" calcext:value-type="float">
                  <text:p>387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oudeuse haute fréquence</text:p>
                </table:table-cell>
                <table:table-cell table:style-name="ce20" office:value-type="float" office:value="21381" calcext:value-type="float">
                  <text:p>213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urjeteuse</text:p>
                </table:table-cell>
                <table:table-cell table:style-name="ce20" office:value-type="float" office:value="21385" calcext:value-type="float">
                  <text:p>2138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able de jaugeage</text:p>
                </table:table-cell>
                <table:table-cell table:style-name="ce20" office:value-type="float" office:value="21392" calcext:value-type="float">
                  <text:p>213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able de visite lumineuse</text:p>
                </table:table-cell>
                <table:table-cell table:style-name="ce20" office:value-type="float" office:value="21394" calcext:value-type="float">
                  <text:p>213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hermocolleuse</text:p>
                </table:table-cell>
                <table:table-cell table:style-name="ce20" office:value-type="float" office:value="21397" calcext:value-type="float">
                  <text:p>213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oupie</text:p>
                </table:table-cell>
                <table:table-cell table:style-name="ce20" office:value-type="float" office:value="21398" calcext:value-type="float">
                  <text:p>2139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our</text:p>
                </table:table-cell>
                <table:table-cell table:style-name="ce20" office:value-type="float" office:value="21399" calcext:value-type="float">
                  <text:p>213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our à bobiner</text:p>
                </table:table-cell>
                <table:table-cell table:style-name="ce20" office:value-type="float" office:value="21400" calcext:value-type="float">
                  <text:p>214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ranchet, couteau demi-lune</text:p>
                </table:table-cell>
                <table:table-cell table:style-name="ce20" office:value-type="float" office:value="21401" calcext:value-type="float">
                  <text:p>214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rancheuse</text:p>
                </table:table-cell>
                <table:table-cell table:style-name="ce20" office:value-type="float" office:value="21402" calcext:value-type="float">
                  <text:p>2140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rempeuse (chocolat)</text:p>
                </table:table-cell>
                <table:table-cell table:style-name="ce20" office:value-type="float" office:value="21403" calcext:value-type="float">
                  <text:p>214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visiteuse enrouleuse</text:p>
                </table:table-cell>
                <table:table-cell table:style-name="ce20" office:value-type="float" office:value="21405" calcext:value-type="float">
                  <text:p>214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visiteuse plieuse</text:p>
                </table:table-cell>
                <table:table-cell table:style-name="ce20" office:value-type="float" office:value="21406" calcext:value-type="float">
                  <text:p>214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charneuse hydraulique</text:p>
                </table:table-cell>
                <table:table-cell table:style-name="ce20" office:value-type="float" office:value="21407" calcext:value-type="float">
                  <text:p>214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lastiqueuse</text:p>
                </table:table-cell>
                <table:table-cell table:style-name="ce20" office:value-type="float" office:value="21408" calcext:value-type="float">
                  <text:p>214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emballeuse, filmeuse</text:p>
                </table:table-cell>
                <table:table-cell table:style-name="ce20" office:value-type="float" office:value="21409" calcext:value-type="float">
                  <text:p>2140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emporte-pièce</text:p>
                </table:table-cell>
                <table:table-cell table:style-name="ce20" office:value-type="float" office:value="21410" calcext:value-type="float">
                  <text:p>214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libreuse de roue</text:p>
                </table:table-cell>
                <table:table-cell table:style-name="ce20" office:value-type="float" office:value="21417" calcext:value-type="float">
                  <text:p>214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automatique (cuisine, ...)</text:p>
                </table:table-cell>
                <table:table-cell table:style-name="ce20" office:value-type="float" office:value="21418" calcext:value-type="float">
                  <text:p>214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manuel (mixeur, malaxeur, agitateur, ...)</text:p>
                </table:table-cell>
                <table:table-cell table:style-name="ce20" office:value-type="float" office:value="21428" calcext:value-type="float">
                  <text:p>2142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rdissoir</text:p>
                </table:table-cell>
                <table:table-cell table:style-name="ce20" office:value-type="float" office:value="21446" calcext:value-type="float">
                  <text:p>214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rleuse</text:p>
                </table:table-cell>
                <table:table-cell table:style-name="ce20" office:value-type="float" office:value="21447" calcext:value-type="float">
                  <text:p>2144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 et de machine de coupe (carrelette, tronçonneuse, ...)</text:p>
                </table:table-cell>
                <table:table-cell table:style-name="ce20" office:value-type="float" office:value="21455" calcext:value-type="float">
                  <text:p>214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lage mécanique</text:p>
                </table:table-cell>
                <table:table-cell table:style-name="ce20" office:value-type="float" office:value="21462" calcext:value-type="float">
                  <text:p>214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lage sous-marin (pneumatique, hydraulique, ...)</text:p>
                </table:table-cell>
                <table:table-cell table:style-name="ce20" office:value-type="float" office:value="21463" calcext:value-type="float">
                  <text:p>214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lages électroportatifs (scie électrique, ponceuse, ...)</text:p>
                </table:table-cell>
                <table:table-cell table:style-name="ce20" office:value-type="float" office:value="21464" calcext:value-type="float">
                  <text:p>214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lages manuels (clé, pince, scie, ...)</text:p>
                </table:table-cell>
                <table:table-cell table:style-name="ce20" office:value-type="float" office:value="21465" calcext:value-type="float">
                  <text:p>214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(clé dynamométrique, pistolet pneumatique, ...)</text:p>
                </table:table-cell>
                <table:table-cell table:style-name="ce20" office:value-type="float" office:value="21448" calcext:value-type="float">
                  <text:p>214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à bois manuels</text:p>
                </table:table-cell>
                <table:table-cell table:style-name="ce20" office:value-type="float" office:value="21466" calcext:value-type="float">
                  <text:p>214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de contrôle (détecteur de métaux, ...)</text:p>
                </table:table-cell>
                <table:table-cell table:style-name="ce20" office:value-type="float" office:value="21449" calcext:value-type="float">
                  <text:p>214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de découpe</text:p>
                </table:table-cell>
                <table:table-cell table:style-name="ce20" office:value-type="float" office:value="21468" calcext:value-type="float">
                  <text:p>214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de taille (sécateur, tronçonneuse, ...)</text:p>
                </table:table-cell>
                <table:table-cell table:style-name="ce20" office:value-type="float" office:value="21473" calcext:value-type="float">
                  <text:p>214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(ébauchoir, estèque, mirette, ...)</text:p>
                </table:table-cell>
                <table:table-cell table:style-name="ce20" office:value-type="float" office:value="21457" calcext:value-type="float">
                  <text:p>214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(limes, scie, rabot, ciseaux à bois, ...)</text:p>
                </table:table-cell>
                <table:table-cell table:style-name="ce20" office:value-type="float" office:value="21477" calcext:value-type="float">
                  <text:p>214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(pince coupante, massicot, ciseaux, ...)</text:p>
                </table:table-cell>
                <table:table-cell table:style-name="ce20" office:value-type="float" office:value="21458" calcext:value-type="float">
                  <text:p>214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(râpe, rogne, pied, brochoir, boutoir, triçoire, repoussoir, ...)</text:p>
                </table:table-cell>
                <table:table-cell table:style-name="ce20" office:value-type="float" office:value="21459" calcext:value-type="float">
                  <text:p>214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(truelle, taloche, pelle ...)</text:p>
                </table:table-cell>
                <table:table-cell table:style-name="ce20" office:value-type="float" office:value="21478" calcext:value-type="float">
                  <text:p>214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à couper (pince à cranter, emporte-pièce, paire de ciseaux, ...)</text:p>
                </table:table-cell>
                <table:table-cell table:style-name="ce20" office:value-type="float" office:value="21460" calcext:value-type="float">
                  <text:p>214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à tracer (compas, perroquet, règle chinoise, équerre, ...)</text:p>
                </table:table-cell>
                <table:table-cell table:style-name="ce20" office:value-type="float" office:value="21461" calcext:value-type="float">
                  <text:p>214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agricoles</text:p>
                </table:table-cell>
                <table:table-cell table:style-name="ce20" office:value-type="float" office:value="21479" calcext:value-type="float">
                  <text:p>214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manuels de terrassement</text:p>
                </table:table-cell>
                <table:table-cell table:style-name="ce20" office:value-type="float" office:value="21480" calcext:value-type="float">
                  <text:p>214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tranchants (couteaux, hachoirs, ...)</text:p>
                </table:table-cell>
                <table:table-cell table:style-name="ce20" office:value-type="float" office:value="21481" calcext:value-type="float">
                  <text:p>214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un compacteur de déchets</text:p>
                </table:table-cell>
                <table:table-cell table:style-name="ce20" office:value-type="float" office:value="38545" calcext:value-type="float">
                  <text:p>385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Utilisation d'ustensiles à cocktail</text:p>
                </table:table-cell>
                <table:table-cell table:style-name="ce21" office:value-type="float" office:value="21484" calcext:value-type="float">
                  <text:p>21484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Instrument de mesure/précision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Utilisation d’instruments de mesur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Manipulation d'outil de contrôle (Ph-mètre, densimètre, microscope ...)</text:p>
                </table:table-cell>
                <table:table-cell table:style-name="ce19" office:value-type="float" office:value="20981" calcext:value-type="float">
                  <text:p>20981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'outil de mesure (comparateur, nuancier, balance ...)</text:p>
                </table:table-cell>
                <table:table-cell table:style-name="ce20" office:value-type="float" office:value="20982" calcext:value-type="float">
                  <text:p>209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érophonoscope, de métronome, de dictaphone, ...</text:p>
                </table:table-cell>
                <table:table-cell table:style-name="ce20" office:value-type="float" office:value="21126" calcext:value-type="float">
                  <text:p>211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lcoomètre</text:p>
                </table:table-cell>
                <table:table-cell table:style-name="ce20" office:value-type="float" office:value="21127" calcext:value-type="float">
                  <text:p>2112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nalyseur biologique</text:p>
                </table:table-cell>
                <table:table-cell table:style-name="ce20" office:value-type="float" office:value="21128" calcext:value-type="float">
                  <text:p>2112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nalyseur de gaz d'échappement</text:p>
                </table:table-cell>
                <table:table-cell table:style-name="ce20" office:value-type="float" office:value="21129" calcext:value-type="float">
                  <text:p>211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nalyseur de niveau sonore</text:p>
                </table:table-cell>
                <table:table-cell table:style-name="ce20" office:value-type="float" office:value="21130" calcext:value-type="float">
                  <text:p>211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némomètre</text:p>
                </table:table-cell>
                <table:table-cell table:style-name="ce20" office:value-type="float" office:value="21133" calcext:value-type="float">
                  <text:p>211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d'analyse</text:p>
                </table:table-cell>
                <table:table-cell table:style-name="ce20" office:value-type="float" office:value="21135" calcext:value-type="float">
                  <text:p>211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de mesure optique</text:p>
                </table:table-cell>
                <table:table-cell table:style-name="ce20" office:value-type="float" office:value="21140" calcext:value-type="float">
                  <text:p>211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de réglage d'optique (régloscope, ...)</text:p>
                </table:table-cell>
                <table:table-cell table:style-name="ce20" office:value-type="float" office:value="21142" calcext:value-type="float">
                  <text:p>211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de tests (pressions, débit, vibrations, ...)</text:p>
                </table:table-cell>
                <table:table-cell table:style-name="ce20" office:value-type="float" office:value="21143" calcext:value-type="float">
                  <text:p>211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d'otoscope, d'audiophone, d'audiomètre, ...</text:p>
                </table:table-cell>
                <table:table-cell table:style-name="ce20" office:value-type="float" office:value="21145" calcext:value-type="float">
                  <text:p>211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optique</text:p>
                </table:table-cell>
                <table:table-cell table:style-name="ce20" office:value-type="float" office:value="21150" calcext:value-type="float">
                  <text:p>211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contrôle (vibrographe, contrôleur électronique, ...)</text:p>
                </table:table-cell>
                <table:table-cell table:style-name="ce20" office:value-type="float" office:value="21152" calcext:value-type="float">
                  <text:p>211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contrôle de programmation (PC, console, ...)</text:p>
                </table:table-cell>
                <table:table-cell table:style-name="ce20" office:value-type="float" office:value="21153" calcext:value-type="float">
                  <text:p>211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contrôle et de mesure (analyseur de gaz, pyromètre optique, voltmètre, ...)</text:p>
                </table:table-cell>
                <table:table-cell table:style-name="ce20" office:value-type="float" office:value="21136" calcext:value-type="float">
                  <text:p>211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contrôle et de mesure (micromètre, analyseur de gaz, pyromètre ...)</text:p>
                </table:table-cell>
                <table:table-cell table:style-name="ce20" office:value-type="float" office:value="21137" calcext:value-type="float">
                  <text:p>211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mesure de température</text:p>
                </table:table-cell>
                <table:table-cell table:style-name="ce20" office:value-type="float" office:value="21139" calcext:value-type="float">
                  <text:p>211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mesure électrique (multimètre, ...)</text:p>
                </table:table-cell>
                <table:table-cell table:style-name="ce20" office:value-type="float" office:value="21156" calcext:value-type="float">
                  <text:p>211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mesure optique (réflectomètre, wattmètre optique, ...)</text:p>
                </table:table-cell>
                <table:table-cell table:style-name="ce20" office:value-type="float" office:value="38701" calcext:value-type="float">
                  <text:p>387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mesure spécifique (Manifold, vacuomètre, ...)</text:p>
                </table:table-cell>
                <table:table-cell table:style-name="ce20" office:value-type="float" office:value="21157" calcext:value-type="float">
                  <text:p>211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mesure topographique</text:p>
                </table:table-cell>
                <table:table-cell table:style-name="ce20" office:value-type="float" office:value="21158" calcext:value-type="float">
                  <text:p>211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mesures météorologiques (pluviomètre, anémomètre, ...)</text:p>
                </table:table-cell>
                <table:table-cell table:style-name="ce20" office:value-type="float" office:value="21159" calcext:value-type="float">
                  <text:p>211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métrologie</text:p>
                </table:table-cell>
                <table:table-cell table:style-name="ce20" office:value-type="float" office:value="21160" calcext:value-type="float">
                  <text:p>211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test aéronautique</text:p>
                </table:table-cell>
                <table:table-cell table:style-name="ce20" office:value-type="float" office:value="21162" calcext:value-type="float">
                  <text:p>211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et outils de contrôle et/ou de mesure (loupe binoculaire, balance, règle...)</text:p>
                </table:table-cell>
                <table:table-cell table:style-name="ce20" office:value-type="float" office:value="21148" calcext:value-type="float">
                  <text:p>211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banc de contrôle</text:p>
                </table:table-cell>
                <table:table-cell table:style-name="ce20" office:value-type="float" office:value="21166" calcext:value-type="float">
                  <text:p>2116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hronotachygraphe</text:p>
                </table:table-cell>
                <table:table-cell table:style-name="ce20" office:value-type="float" office:value="21181" calcext:value-type="float">
                  <text:p>211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dosimètre</text:p>
                </table:table-cell>
                <table:table-cell table:style-name="ce20" office:value-type="float" office:value="21202" calcext:value-type="float">
                  <text:p>2120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gabarit</text:p>
                </table:table-cell>
                <table:table-cell table:style-name="ce20" office:value-type="float" office:value="21218" calcext:value-type="float">
                  <text:p>212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gamma caméra</text:p>
                </table:table-cell>
                <table:table-cell table:style-name="ce20" office:value-type="float" office:value="21219" calcext:value-type="float">
                  <text:p>212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contrôle et mesure</text:p>
                </table:table-cell>
                <table:table-cell table:style-name="ce20" office:value-type="float" office:value="21322" calcext:value-type="float">
                  <text:p>213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cubage</text:p>
                </table:table-cell>
                <table:table-cell table:style-name="ce20" office:value-type="float" office:value="21323" calcext:value-type="float">
                  <text:p>2132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montage optique</text:p>
                </table:table-cell>
                <table:table-cell table:style-name="ce20" office:value-type="float" office:value="21328" calcext:value-type="float">
                  <text:p>2132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radiologie</text:p>
                </table:table-cell>
                <table:table-cell table:style-name="ce20" office:value-type="float" office:value="21485" calcext:value-type="float">
                  <text:p>2148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late-forme de stabilométrie</text:p>
                </table:table-cell>
                <table:table-cell table:style-name="ce20" office:value-type="float" office:value="21356" calcext:value-type="float">
                  <text:p>213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osemètre</text:p>
                </table:table-cell>
                <table:table-cell table:style-name="ce20" office:value-type="float" office:value="21362" calcext:value-type="float">
                  <text:p>213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onomètre, dosimètre, ...</text:p>
                </table:table-cell>
                <table:table-cell table:style-name="ce20" office:value-type="float" office:value="21379" calcext:value-type="float">
                  <text:p>213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et d'appareil de mesure</text:p>
                </table:table-cell>
                <table:table-cell table:style-name="ce20" office:value-type="float" office:value="21426" calcext:value-type="float">
                  <text:p>214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 de mesure</text:p>
                </table:table-cell>
                <table:table-cell table:style-name="ce20" office:value-type="float" office:value="21436" calcext:value-type="float">
                  <text:p>214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 de prélèvement (sonde, éprouvette, ...)</text:p>
                </table:table-cell>
                <table:table-cell table:style-name="ce20" office:value-type="float" office:value="21439" calcext:value-type="float">
                  <text:p>214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 et de logiciel de détermination de teinte (colorimètre, nuancier, ...)</text:p>
                </table:table-cell>
                <table:table-cell table:style-name="ce20" office:value-type="float" office:value="21440" calcext:value-type="float">
                  <text:p>214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'alignement</text:p>
                </table:table-cell>
                <table:table-cell table:style-name="ce20" office:value-type="float" office:value="21433" calcext:value-type="float">
                  <text:p>214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e contrôle et d'appareils de mesure (tensiomètre, viscosimètre, capteurs, ...)</text:p>
                </table:table-cell>
                <table:table-cell table:style-name="ce20" office:value-type="float" office:value="21434" calcext:value-type="float">
                  <text:p>214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e contrôle et de mesure (bascule, viscosimètre, ...)</text:p>
                </table:table-cell>
                <table:table-cell table:style-name="ce20" office:value-type="float" office:value="21435" calcext:value-type="float">
                  <text:p>214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e mesure (gabarit, balance, ...)</text:p>
                </table:table-cell>
                <table:table-cell table:style-name="ce20" office:value-type="float" office:value="21441" calcext:value-type="float">
                  <text:p>214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e mesure (hygromètre, PH-mètre, ...)</text:p>
                </table:table-cell>
                <table:table-cell table:style-name="ce20" office:value-type="float" office:value="21442" calcext:value-type="float">
                  <text:p>214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e mesure (mètre, réfractomètre, ...)</text:p>
                </table:table-cell>
                <table:table-cell table:style-name="ce20" office:value-type="float" office:value="21437" calcext:value-type="float">
                  <text:p>214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e mesure (pige, balance, règle, ...)</text:p>
                </table:table-cell>
                <table:table-cell table:style-name="ce20" office:value-type="float" office:value="21438" calcext:value-type="float">
                  <text:p>214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e mesure (spectromètre, radioscope, ...)</text:p>
                </table:table-cell>
                <table:table-cell table:style-name="ce20" office:value-type="float" office:value="21443" calcext:value-type="float">
                  <text:p>214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instruments de mesure tridimensionnelle</text:p>
                </table:table-cell>
                <table:table-cell table:style-name="ce20" office:value-type="float" office:value="21444" calcext:value-type="float">
                  <text:p>214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lfactomètre</text:p>
                </table:table-cell>
                <table:table-cell table:style-name="ce20" office:value-type="float" office:value="21445" calcext:value-type="float">
                  <text:p>2144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 de mesure (balances, spectromètre, colorimètre, PH mètre, ...)</text:p>
                </table:table-cell>
                <table:table-cell table:style-name="ce20" office:value-type="float" office:value="21451" calcext:value-type="float">
                  <text:p>214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de contrôle de maintenance (capteur, détecteur, ...)</text:p>
                </table:table-cell>
                <table:table-cell table:style-name="ce20" office:value-type="float" office:value="21450" calcext:value-type="float">
                  <text:p>214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de mesure dimensionnelle</text:p>
                </table:table-cell>
                <table:table-cell table:style-name="ce20" office:value-type="float" office:value="21452" calcext:value-type="float">
                  <text:p>214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de pesage/dosage (balance, verre doseur, ...)</text:p>
                </table:table-cell>
                <table:table-cell table:style-name="ce20" office:value-type="float" office:value="21470" calcext:value-type="float">
                  <text:p>214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une « roue des odeurs » (correspondance odeur/molécule)</text:p>
                </table:table-cell>
                <table:table-cell table:style-name="ce20" office:value-type="float" office:value="21482" calcext:value-type="float">
                  <text:p>214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Utilisation d'une binoculaire</text:p>
                </table:table-cell>
                <table:table-cell table:style-name="ce21" office:value-type="float" office:value="21483" calcext:value-type="float">
                  <text:p>21483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Instruments de communication/multimédia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Utilisation d’instruments de communication multimédia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s matériels de prise de vues</text:p>
                </table:table-cell>
                <table:table-cell table:style-name="ce19" office:value-type="float" office:value="21611" calcext:value-type="float">
                  <text:p>21611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els son</text:p>
                </table:table-cell>
                <table:table-cell table:style-name="ce20" office:value-type="float" office:value="21613" calcext:value-type="float">
                  <text:p>216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u matériel de projection</text:p>
                </table:table-cell>
                <table:table-cell table:style-name="ce20" office:value-type="float" office:value="21678" calcext:value-type="float">
                  <text:p>216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 magnétophone analogique</text:p>
                </table:table-cell>
                <table:table-cell table:style-name="ce20" office:value-type="float" office:value="21953" calcext:value-type="float">
                  <text:p>219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 magnétophone numérique</text:p>
                </table:table-cell>
                <table:table-cell table:style-name="ce20" office:value-type="float" office:value="21954" calcext:value-type="float">
                  <text:p>219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Indicateurs de créneaux horaires</text:p>
                </table:table-cell>
                <table:table-cell table:style-name="ce20" office:value-type="float" office:value="22043" calcext:value-type="float">
                  <text:p>220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e tableau de contrôle (aiguillages, mouvement des trains, ...)</text:p>
                </table:table-cell>
                <table:table-cell table:style-name="ce20" office:value-type="float" office:value="20976" calcext:value-type="float">
                  <text:p>209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Outils de la formation à distance</text:p>
                </table:table-cell>
                <table:table-cell table:style-name="ce20" office:value-type="float" office:value="22267" calcext:value-type="float">
                  <text:p>222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consoles (analogique, numérique)</text:p>
                </table:table-cell>
                <table:table-cell table:style-name="ce20" office:value-type="float" office:value="23340" calcext:value-type="float">
                  <text:p>233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matériel de djing (platine, séquenceur, ...)</text:p>
                </table:table-cell>
                <table:table-cell table:style-name="ce20" office:value-type="float" office:value="23318" calcext:value-type="float">
                  <text:p>233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matériel de sonorisation (haut-parleur, micros, ...)</text:p>
                </table:table-cell>
                <table:table-cell table:style-name="ce20" office:value-type="float" office:value="23319" calcext:value-type="float">
                  <text:p>233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produits audiovisuels/cinématographiques (film, reportage, ...)</text:p>
                </table:table-cell>
                <table:table-cell table:style-name="ce20" office:value-type="float" office:value="23327" calcext:value-type="float">
                  <text:p>2332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projecteurs</text:p>
                </table:table-cell>
                <table:table-cell table:style-name="ce20" office:value-type="float" office:value="23331" calcext:value-type="float">
                  <text:p>233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supports audio</text:p>
                </table:table-cell>
                <table:table-cell table:style-name="ce20" office:value-type="float" office:value="23335" calcext:value-type="float">
                  <text:p>233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supports de films</text:p>
                </table:table-cell>
                <table:table-cell table:style-name="ce20" office:value-type="float" office:value="23336" calcext:value-type="float">
                  <text:p>233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tables de mixage</text:p>
                </table:table-cell>
                <table:table-cell table:style-name="ce20" office:value-type="float" office:value="23337" calcext:value-type="float">
                  <text:p>233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nalyseur de protocole de réseaux</text:p>
                </table:table-cell>
                <table:table-cell table:style-name="ce20" office:value-type="float" office:value="21131" calcext:value-type="float">
                  <text:p>211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nalyseur de protocole de télécommunication</text:p>
                </table:table-cell>
                <table:table-cell table:style-name="ce20" office:value-type="float" office:value="21132" calcext:value-type="float">
                  <text:p>211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 photographique</text:p>
                </table:table-cell>
                <table:table-cell table:style-name="ce20" office:value-type="float" office:value="21151" calcext:value-type="float">
                  <text:p>211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améra</text:p>
                </table:table-cell>
                <table:table-cell table:style-name="ce20" office:value-type="float" office:value="21174" calcext:value-type="float">
                  <text:p>211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nsole de contrôle</text:p>
                </table:table-cell>
                <table:table-cell table:style-name="ce20" office:value-type="float" office:value="21189" calcext:value-type="float">
                  <text:p>211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nsole de visualisation et de régulation</text:p>
                </table:table-cell>
                <table:table-cell table:style-name="ce20" office:value-type="float" office:value="21190" calcext:value-type="float">
                  <text:p>211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nsole de visualisation et de régulation de trafic</text:p>
                </table:table-cell>
                <table:table-cell table:style-name="ce20" office:value-type="float" office:value="21191" calcext:value-type="float">
                  <text:p>211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nsole d'étalonnage cinématographique</text:p>
                </table:table-cell>
                <table:table-cell table:style-name="ce20" office:value-type="float" office:value="21192" calcext:value-type="float">
                  <text:p>211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s audio (écouteurs, casque, micro, ...)</text:p>
                </table:table-cell>
                <table:table-cell table:style-name="ce20" office:value-type="float" office:value="21341" calcext:value-type="float">
                  <text:p>213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élangeur vidéo</text:p>
                </table:table-cell>
                <table:table-cell table:style-name="ce20" office:value-type="float" office:value="21343" calcext:value-type="float">
                  <text:p>213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icro</text:p>
                </table:table-cell>
                <table:table-cell table:style-name="ce20" office:value-type="float" office:value="21344" calcext:value-type="float">
                  <text:p>213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onteuse de diapositives</text:p>
                </table:table-cell>
                <table:table-cell table:style-name="ce20" office:value-type="float" office:value="21346" calcext:value-type="float">
                  <text:p>213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palette graphique</text:p>
                </table:table-cell>
                <table:table-cell table:style-name="ce20" office:value-type="float" office:value="21348" calcext:value-type="float">
                  <text:p>213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tandard téléphonique</text:p>
                </table:table-cell>
                <table:table-cell table:style-name="ce20" office:value-type="float" office:value="21382" calcext:value-type="float">
                  <text:p>213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ténotype</text:p>
                </table:table-cell>
                <table:table-cell table:style-name="ce20" office:value-type="float" office:value="21383" calcext:value-type="float">
                  <text:p>213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système informatique (embarqué ou fixe)</text:p>
                </table:table-cell>
                <table:table-cell table:style-name="ce20" office:value-type="float" office:value="21390" calcext:value-type="float">
                  <text:p>213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able de montage</text:p>
                </table:table-cell>
                <table:table-cell table:style-name="ce20" office:value-type="float" office:value="21393" calcext:value-type="float">
                  <text:p>213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table et de station de montage cinématographique traditionnelle</text:p>
                </table:table-cell>
                <table:table-cell table:style-name="ce20" office:value-type="float" office:value="21395" calcext:value-type="float">
                  <text:p>213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outils de radiocommunication</text:p>
                </table:table-cell>
                <table:table-cell table:style-name="ce20" office:value-type="float" office:value="21472" calcext:value-type="float">
                  <text:p>214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Utilisation d'outils et supports audiovisuel</text:p>
                </table:table-cell>
                <table:table-cell table:style-name="ce21" office:value-type="float" office:value="21475" calcext:value-type="float">
                  <text:p>21475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Materiel et équipement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Utilisation d’équipements techn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Bridage et équilibrage d'outillage</text:p>
                </table:table-cell>
                <table:table-cell table:style-name="ce19" office:value-type="float" office:value="20798" calcext:value-type="float">
                  <text:p>20798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 la machinerie de théâtre</text:p>
                </table:table-cell>
                <table:table-cell table:style-name="ce20" office:value-type="float" office:value="21549" calcext:value-type="float">
                  <text:p>215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cordages</text:p>
                </table:table-cell>
                <table:table-cell table:style-name="ce20" office:value-type="float" office:value="21568" calcext:value-type="float">
                  <text:p>215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équipements de brancardage (lit, fauteuil roulant, ...)</text:p>
                </table:table-cell>
                <table:table-cell table:style-name="ce20" office:value-type="float" office:value="21578" calcext:value-type="float">
                  <text:p>2157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équipements de jeux</text:p>
                </table:table-cell>
                <table:table-cell table:style-name="ce20" office:value-type="float" office:value="21579" calcext:value-type="float">
                  <text:p>215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équipements de protection</text:p>
                </table:table-cell>
                <table:table-cell table:style-name="ce20" office:value-type="float" office:value="21580" calcext:value-type="float">
                  <text:p>215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équipements portuaires (portiques, grues, ...)</text:p>
                </table:table-cell>
                <table:table-cell table:style-name="ce20" office:value-type="float" office:value="21581" calcext:value-type="float">
                  <text:p>215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équipements sportifs</text:p>
                </table:table-cell>
                <table:table-cell table:style-name="ce20" office:value-type="float" office:value="21582" calcext:value-type="float">
                  <text:p>215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els de grande illusion</text:p>
                </table:table-cell>
                <table:table-cell table:style-name="ce20" office:value-type="float" office:value="21610" calcext:value-type="float">
                  <text:p>216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els d'éclairage</text:p>
                </table:table-cell>
                <table:table-cell table:style-name="ce20" office:value-type="float" office:value="21612" calcext:value-type="float">
                  <text:p>216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techniques des moules</text:p>
                </table:table-cell>
                <table:table-cell table:style-name="ce20" office:value-type="float" office:value="21694" calcext:value-type="float">
                  <text:p>216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alités des équipements et matériels militaires</text:p>
                </table:table-cell>
                <table:table-cell table:style-name="ce20" office:value-type="float" office:value="21949" calcext:value-type="float">
                  <text:p>219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alités des équipements et systèmes de sécurité (alarmes, détecteurs, ...)</text:p>
                </table:table-cell>
                <table:table-cell table:style-name="ce20" office:value-type="float" office:value="21950" calcext:value-type="float">
                  <text:p>219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s installations (réfractaires, bouillonneurs, ventilateurs, brûleurs, ...)</text:p>
                </table:table-cell>
                <table:table-cell table:style-name="ce20" office:value-type="float" office:value="21958" calcext:value-type="float">
                  <text:p>219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s installations (turbine, réacteur, incinérateur, alternateur, pompe, ...)</text:p>
                </table:table-cell>
                <table:table-cell table:style-name="ce20" office:value-type="float" office:value="21959" calcext:value-type="float">
                  <text:p>219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onctionnement des matériels de reprographie</text:p>
                </table:table-cell>
                <table:table-cell table:style-name="ce20" office:value-type="float" office:value="21961" calcext:value-type="float">
                  <text:p>219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'appareil de type spécifique (collimateur, boîte à lumière calibrée, ...)</text:p>
                </table:table-cell>
                <table:table-cell table:style-name="ce20" office:value-type="float" office:value="20969" calcext:value-type="float">
                  <text:p>209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e bobine</text:p>
                </table:table-cell>
                <table:table-cell table:style-name="ce20" office:value-type="float" office:value="20970" calcext:value-type="float">
                  <text:p>209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e matériel de contention animale (muselière, collier, ...)</text:p>
                </table:table-cell>
                <table:table-cell table:style-name="ce20" office:value-type="float" office:value="20973" calcext:value-type="float">
                  <text:p>209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e réglage</text:p>
                </table:table-cell>
                <table:table-cell table:style-name="ce20" office:value-type="float" office:value="22173" calcext:value-type="float">
                  <text:p>221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'essai sur équipements pilotes</text:p>
                </table:table-cell>
                <table:table-cell table:style-name="ce20" office:value-type="float" office:value="22185" calcext:value-type="float">
                  <text:p>2218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pécificités des abrasifs</text:p>
                </table:table-cell>
                <table:table-cell table:style-name="ce20" office:value-type="float" office:value="22702" calcext:value-type="float">
                  <text:p>2270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câbles</text:p>
                </table:table-cell>
                <table:table-cell table:style-name="ce20" office:value-type="float" office:value="23309" calcext:value-type="float">
                  <text:p>2330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support de câbles</text:p>
                </table:table-cell>
                <table:table-cell table:style-name="ce20" office:value-type="float" office:value="23334" calcext:value-type="float">
                  <text:p>233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appareils de lecture optique de codes-barres (pistolet, flasheur, ...)</text:p>
                </table:table-cell>
                <table:table-cell table:style-name="ce20" office:value-type="float" office:value="21155" calcext:value-type="float">
                  <text:p>211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aisse enregistreuse</text:p>
                </table:table-cell>
                <table:table-cell table:style-name="ce20" office:value-type="float" office:value="21171" calcext:value-type="float">
                  <text:p>211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aisse informatisée</text:p>
                </table:table-cell>
                <table:table-cell table:style-name="ce20" office:value-type="float" office:value="21172" calcext:value-type="float">
                  <text:p>211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aisson hyperbare</text:p>
                </table:table-cell>
                <table:table-cell table:style-name="ce20" office:value-type="float" office:value="21173" calcext:value-type="float">
                  <text:p>2117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cordeau détonant</text:p>
                </table:table-cell>
                <table:table-cell table:style-name="ce20" office:value-type="float" office:value="21194" calcext:value-type="float">
                  <text:p>211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capture (seringue hypodermique, ...)</text:p>
                </table:table-cell>
                <table:table-cell table:style-name="ce20" office:value-type="float" office:value="21320" calcext:value-type="float">
                  <text:p>213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décontamination</text:p>
                </table:table-cell>
                <table:table-cell table:style-name="ce20" office:value-type="float" office:value="21324" calcext:value-type="float">
                  <text:p>213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forge</text:p>
                </table:table-cell>
                <table:table-cell table:style-name="ce20" office:value-type="float" office:value="21326" calcext:value-type="float">
                  <text:p>213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navigation (GPS, VHF, radar, ...)</text:p>
                </table:table-cell>
                <table:table-cell table:style-name="ce20" office:value-type="float" office:value="21329" calcext:value-type="float">
                  <text:p>213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protection d'objets</text:p>
                </table:table-cell>
                <table:table-cell table:style-name="ce20" office:value-type="float" office:value="21332" calcext:value-type="float">
                  <text:p>213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soin</text:p>
                </table:table-cell>
                <table:table-cell table:style-name="ce20" office:value-type="float" office:value="21335" calcext:value-type="float">
                  <text:p>213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toilettage</text:p>
                </table:table-cell>
                <table:table-cell table:style-name="ce20" office:value-type="float" office:value="21336" calcext:value-type="float">
                  <text:p>213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tonte d'animaux</text:p>
                </table:table-cell>
                <table:table-cell table:style-name="ce20" office:value-type="float" office:value="21337" calcext:value-type="float">
                  <text:p>213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de traite</text:p>
                </table:table-cell>
                <table:table-cell table:style-name="ce20" office:value-type="float" office:value="21338" calcext:value-type="float">
                  <text:p>213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 médical d'urgence</text:p>
                </table:table-cell>
                <table:table-cell table:style-name="ce20" office:value-type="float" office:value="21339" calcext:value-type="float">
                  <text:p>213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e matériel/équipement d'éclairage</text:p>
                </table:table-cell>
                <table:table-cell table:style-name="ce20" office:value-type="float" office:value="21340" calcext:value-type="float">
                  <text:p>213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engin et matériel incendie</text:p>
                </table:table-cell>
                <table:table-cell table:style-name="ce20" office:value-type="float" office:value="21412" calcext:value-type="float">
                  <text:p>214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conventionnel, semi automatique</text:p>
                </table:table-cell>
                <table:table-cell table:style-name="ce20" office:value-type="float" office:value="21419" calcext:value-type="float">
                  <text:p>214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de commande (régulateur, variateur électronique, ...)</text:p>
                </table:table-cell>
                <table:table-cell table:style-name="ce20" office:value-type="float" office:value="21420" calcext:value-type="float">
                  <text:p>214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de crémation</text:p>
                </table:table-cell>
                <table:table-cell table:style-name="ce20" office:value-type="float" office:value="21421" calcext:value-type="float">
                  <text:p>2142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de pompage</text:p>
                </table:table-cell>
                <table:table-cell table:style-name="ce20" office:value-type="float" office:value="21422" calcext:value-type="float">
                  <text:p>214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de protection et de sécurité</text:p>
                </table:table-cell>
                <table:table-cell table:style-name="ce20" office:value-type="float" office:value="21423" calcext:value-type="float">
                  <text:p>2142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de redressage de carrosserie</text:p>
                </table:table-cell>
                <table:table-cell table:style-name="ce20" office:value-type="float" office:value="21424" calcext:value-type="float">
                  <text:p>214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de secours et de sauvetage</text:p>
                </table:table-cell>
                <table:table-cell table:style-name="ce20" office:value-type="float" office:value="21425" calcext:value-type="float">
                  <text:p>214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 et matériel de combat</text:p>
                </table:table-cell>
                <table:table-cell table:style-name="ce20" office:value-type="float" office:value="21427" calcext:value-type="float">
                  <text:p>2142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Utilisation d'équipements de contrôle de géométrie (marbre, pont de mesure, ...)</text:p>
                </table:table-cell>
                <table:table-cell table:style-name="ce20" office:value-type="float" office:value="21429" calcext:value-type="float">
                  <text:p>2142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Utilisation d'équipements de pose de bande publicitaire</text:p>
                </table:table-cell>
                <table:table-cell table:style-name="ce21" office:value-type="float" office:value="21430" calcext:value-type="float">
                  <text:p>21430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Matériaux</text:p>
            </table:table-cell>
            <table:covered-table-cell table:number-columns-repeated="4" table:style-name="ce10"/>
            <table:table-cell table:style-name="ce10" office:value-type="string" calcext:value-type="string">
              <text:p>Connaissances des matériaux</text:p>
            </table:table-cell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Bois (2)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u boi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s bois et dérivés du bois</text:p>
                </table:table-cell>
                <table:table-cell table:style-name="ce19" office:value-type="float" office:value="21560" calcext:value-type="float">
                  <text:p>21560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bois exotiques (essence, densité, ...)</text:p>
                </table:table-cell>
                <table:table-cell table:style-name="ce20" office:value-type="float" office:value="21561" calcext:value-type="float">
                  <text:p>215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filés</text:p>
                </table:table-cell>
                <table:table-cell table:style-name="ce20" office:value-type="float" office:value="21650" calcext:value-type="float">
                  <text:p>216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euille de débit</text:p>
                </table:table-cell>
                <table:table-cell table:style-name="ce20" office:value-type="float" office:value="21943" calcext:value-type="float">
                  <text:p>219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ammes de produits bois</text:p>
                </table:table-cell>
                <table:table-cell table:style-name="ce20" office:value-type="float" office:value="21970" calcext:value-type="float">
                  <text:p>219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Spécificités des matériaux anciens</text:p>
                </table:table-cell>
                <table:table-cell table:style-name="ce21" office:value-type="float" office:value="22711" calcext:value-type="float">
                  <text:p>22711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Cuir, peau, tissu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u textil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s cuirs et peaux</text:p>
                </table:table-cell>
                <table:table-cell table:style-name="ce19" office:value-type="float" office:value="21569" calcext:value-type="float">
                  <text:p>21569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cuirs exotiques (crocodile, autruche, ...)</text:p>
                </table:table-cell>
                <table:table-cell table:style-name="ce20" office:value-type="float" office:value="21570" calcext:value-type="float">
                  <text:p>215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bres (poids, coloris, solidité, ...)</text:p>
                </table:table-cell>
                <table:table-cell table:style-name="ce20" office:value-type="float" office:value="21588" calcext:value-type="float">
                  <text:p>215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ourrures</text:p>
                </table:table-cell>
                <table:table-cell table:style-name="ce20" office:value-type="float" office:value="21597" calcext:value-type="float">
                  <text:p>215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aux souples</text:p>
                </table:table-cell>
                <table:table-cell table:style-name="ce20" office:value-type="float" office:value="21609" calcext:value-type="float">
                  <text:p>2160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textiles chaîne et trame</text:p>
                </table:table-cell>
                <table:table-cell table:style-name="ce20" office:value-type="float" office:value="21660" calcext:value-type="float">
                  <text:p>216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textiles enduits</text:p>
                </table:table-cell>
                <table:table-cell table:style-name="ce20" office:value-type="float" office:value="21661" calcext:value-type="float">
                  <text:p>216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textiles extensibles</text:p>
                </table:table-cell>
                <table:table-cell table:style-name="ce20" office:value-type="float" office:value="21662" calcext:value-type="float">
                  <text:p>216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textiles maille</text:p>
                </table:table-cell>
                <table:table-cell table:style-name="ce20" office:value-type="float" office:value="21663" calcext:value-type="float">
                  <text:p>216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tissus et matières textiles</text:p>
                </table:table-cell>
                <table:table-cell table:style-name="ce20" office:value-type="float" office:value="21665" calcext:value-type="float">
                  <text:p>216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Propriétés des fibres textiles (pouvoir absorbant, allongement, ...)</text:p>
                </table:table-cell>
                <table:table-cell table:style-name="ce21" office:value-type="float" office:value="22492" calcext:value-type="float">
                  <text:p>22492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Matériaux de la construction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es matériaux de construction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s armatures</text:p>
                </table:table-cell>
                <table:table-cell table:style-name="ce19" office:value-type="float" office:value="21557" calcext:value-type="float">
                  <text:p>21557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enrobés</text:p>
                </table:table-cell>
                <table:table-cell table:style-name="ce20" office:value-type="float" office:value="21577" calcext:value-type="float">
                  <text:p>215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aux de construction</text:p>
                </table:table-cell>
                <table:table-cell table:style-name="ce20" office:value-type="float" office:value="21606" calcext:value-type="float">
                  <text:p>216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aux isolants</text:p>
                </table:table-cell>
                <table:table-cell table:style-name="ce20" office:value-type="float" office:value="21608" calcext:value-type="float">
                  <text:p>216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ières (sable, calcin, ...)</text:p>
                </table:table-cell>
                <table:table-cell table:style-name="ce20" office:value-type="float" office:value="21614" calcext:value-type="float">
                  <text:p>216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lâtres de moulage</text:p>
                </table:table-cell>
                <table:table-cell table:style-name="ce20" office:value-type="float" office:value="21638" calcext:value-type="float">
                  <text:p>216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u placoplâtre</text:p>
                </table:table-cell>
                <table:table-cell table:style-name="ce20" office:value-type="float" office:value="21681" calcext:value-type="float">
                  <text:p>216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priétés du béton</text:p>
                </table:table-cell>
                <table:table-cell table:style-name="ce20" office:value-type="float" office:value="22497" calcext:value-type="float">
                  <text:p>224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priétés du plâtre (isolation, porosité, dureté, ...)</text:p>
                </table:table-cell>
                <table:table-cell table:style-name="ce20" office:value-type="float" office:value="22498" calcext:value-type="float">
                  <text:p>2249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ypes d'isolation thermique</text:p>
                </table:table-cell>
                <table:table-cell table:style-name="ce21" office:value-type="float" office:value="23345" calcext:value-type="float">
                  <text:p>23345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Matières naturell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es matières naturell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 matières d'origine animale (corail, nacre, écaille, perle, ...)</text:p>
                </table:table-cell>
                <table:table-cell table:style-name="ce19" office:value-type="float" office:value="21551" calcext:value-type="float">
                  <text:p>21551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 matières d'origine végétale (ambre, jais)</text:p>
                </table:table-cell>
                <table:table-cell table:style-name="ce20" office:value-type="float" office:value="21552" calcext:value-type="float">
                  <text:p>215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boues</text:p>
                </table:table-cell>
                <table:table-cell table:style-name="ce20" office:value-type="float" office:value="21562" calcext:value-type="float">
                  <text:p>215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brins végétaux</text:p>
                </table:table-cell>
                <table:table-cell table:style-name="ce20" office:value-type="float" office:value="21563" calcext:value-type="float">
                  <text:p>215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caoutchoucs</text:p>
                </table:table-cell>
                <table:table-cell table:style-name="ce20" office:value-type="float" office:value="21564" calcext:value-type="float">
                  <text:p>2156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bres animales</text:p>
                </table:table-cell>
                <table:table-cell table:style-name="ce20" office:value-type="float" office:value="21589" calcext:value-type="float">
                  <text:p>215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bres minérales</text:p>
                </table:table-cell>
                <table:table-cell table:style-name="ce20" office:value-type="float" office:value="21590" calcext:value-type="float">
                  <text:p>215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bres naturelles</text:p>
                </table:table-cell>
                <table:table-cell table:style-name="ce20" office:value-type="float" office:value="21591" calcext:value-type="float">
                  <text:p>215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bres végétales</text:p>
                </table:table-cell>
                <table:table-cell table:style-name="ce20" office:value-type="float" office:value="21593" calcext:value-type="float">
                  <text:p>215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ls</text:p>
                </table:table-cell>
                <table:table-cell table:style-name="ce20" office:value-type="float" office:value="21595" calcext:value-type="float">
                  <text:p>215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lianes végétales (rotin, clématite...)</text:p>
                </table:table-cell>
                <table:table-cell table:style-name="ce20" office:value-type="float" office:value="21601" calcext:value-type="float">
                  <text:p>216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aux de garnissage (laine, crin, mousse, ...)</text:p>
                </table:table-cell>
                <table:table-cell table:style-name="ce20" office:value-type="float" office:value="21607" calcext:value-type="float">
                  <text:p>216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ières premières aromatiques</text:p>
                </table:table-cell>
                <table:table-cell table:style-name="ce20" office:value-type="float" office:value="21615" calcext:value-type="float">
                  <text:p>216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inéraux</text:p>
                </table:table-cell>
                <table:table-cell table:style-name="ce20" office:value-type="float" office:value="21620" calcext:value-type="float">
                  <text:p>2162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ierres (porosité, ...)</text:p>
                </table:table-cell>
                <table:table-cell table:style-name="ce20" office:value-type="float" office:value="21635" calcext:value-type="float">
                  <text:p>2163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roches et minerais</text:p>
                </table:table-cell>
                <table:table-cell table:style-name="ce20" office:value-type="float" office:value="21653" calcext:value-type="float">
                  <text:p>216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pécificités des colorants</text:p>
                </table:table-cell>
                <table:table-cell table:style-name="ce20" office:value-type="float" office:value="22705" calcext:value-type="float">
                  <text:p>227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Spécificités des supports d'impression</text:p>
                </table:table-cell>
                <table:table-cell table:style-name="ce21" office:value-type="float" office:value="22718" calcext:value-type="float">
                  <text:p>22718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Matières plastiques, de synthès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es matières synthét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s colles</text:p>
                </table:table-cell>
                <table:table-cell table:style-name="ce19" office:value-type="float" office:value="21566" calcext:value-type="float">
                  <text:p>21566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enduits</text:p>
                </table:table-cell>
                <table:table-cell table:style-name="ce20" office:value-type="float" office:value="21574" calcext:value-type="float">
                  <text:p>215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bres synthétiques</text:p>
                </table:table-cell>
                <table:table-cell table:style-name="ce20" office:value-type="float" office:value="21592" calcext:value-type="float">
                  <text:p>215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bres, résines, colles</text:p>
                </table:table-cell>
                <table:table-cell table:style-name="ce20" office:value-type="float" office:value="21594" calcext:value-type="float">
                  <text:p>215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aux à usage dentaire (résine, métaux, céramique, ...)</text:p>
                </table:table-cell>
                <table:table-cell table:style-name="ce20" office:value-type="float" office:value="21604" calcext:value-type="float">
                  <text:p>216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atériaux composites</text:p>
                </table:table-cell>
                <table:table-cell table:style-name="ce20" office:value-type="float" office:value="21605" calcext:value-type="float">
                  <text:p>216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eintures</text:p>
                </table:table-cell>
                <table:table-cell table:style-name="ce20" office:value-type="float" office:value="21632" calcext:value-type="float">
                  <text:p>216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lastiques</text:p>
                </table:table-cell>
                <table:table-cell table:style-name="ce20" office:value-type="float" office:value="21637" calcext:value-type="float">
                  <text:p>216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revêtements souples</text:p>
                </table:table-cell>
                <table:table-cell table:style-name="ce20" office:value-type="float" office:value="21652" calcext:value-type="float">
                  <text:p>2165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Spécificités des solvants, diluants</text:p>
                </table:table-cell>
                <table:table-cell table:style-name="ce21" office:value-type="float" office:value="22717" calcext:value-type="float">
                  <text:p>22717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Tôles, métaux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es métaux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 coulée des alliages</text:p>
                </table:table-cell>
                <table:table-cell table:style-name="ce19" office:value-type="float" office:value="21546" calcext:value-type="float">
                  <text:p>21546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alliages de métaux</text:p>
                </table:table-cell>
                <table:table-cell table:style-name="ce20" office:value-type="float" office:value="21555" calcext:value-type="float">
                  <text:p>2155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alliages de métaux précieux</text:p>
                </table:table-cell>
                <table:table-cell table:style-name="ce20" office:value-type="float" office:value="21556" calcext:value-type="float">
                  <text:p>2155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ers (étampures, tournures, ...)</text:p>
                </table:table-cell>
                <table:table-cell table:style-name="ce20" office:value-type="float" office:value="21587" calcext:value-type="float">
                  <text:p>215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ils métalliques</text:p>
                </table:table-cell>
                <table:table-cell table:style-name="ce20" office:value-type="float" office:value="21596" calcext:value-type="float">
                  <text:p>215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étaux ferreux (aciers, fonte, ...)</text:p>
                </table:table-cell>
                <table:table-cell table:style-name="ce20" office:value-type="float" office:value="21616" calcext:value-type="float">
                  <text:p>2161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métaux non ferreux (aluminium, cuivre, ...)</text:p>
                </table:table-cell>
                <table:table-cell table:style-name="ce20" office:value-type="float" office:value="21617" calcext:value-type="float">
                  <text:p>216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priétés des métaux</text:p>
                </table:table-cell>
                <table:table-cell table:style-name="ce20" office:value-type="float" office:value="22493" calcext:value-type="float">
                  <text:p>224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Propriétés des métaux précieux</text:p>
                </table:table-cell>
                <table:table-cell table:style-name="ce21" office:value-type="float" office:value="22494" calcext:value-type="float">
                  <text:p>22494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Verre, céramique (2)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u verre et de la céramiqu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 la céramique</text:p>
                </table:table-cell>
                <table:table-cell table:style-name="ce19" office:value-type="float" office:value="21547" calcext:value-type="float">
                  <text:p>21547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 la faïence</text:p>
                </table:table-cell>
                <table:table-cell table:style-name="ce20" office:value-type="float" office:value="21548" calcext:value-type="float">
                  <text:p>215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 la porcelaine</text:p>
                </table:table-cell>
                <table:table-cell table:style-name="ce20" office:value-type="float" office:value="21550" calcext:value-type="float">
                  <text:p>215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céramiques réfractaires</text:p>
                </table:table-cell>
                <table:table-cell table:style-name="ce20" office:value-type="float" office:value="21565" calcext:value-type="float">
                  <text:p>215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âtes céramiques (transformation, réaction, temps de prise, ...)</text:p>
                </table:table-cell>
                <table:table-cell table:style-name="ce20" office:value-type="float" office:value="21630" calcext:value-type="float">
                  <text:p>216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erres et polycarbonates</text:p>
                </table:table-cell>
                <table:table-cell table:style-name="ce20" office:value-type="float" office:value="21667" calcext:value-type="float">
                  <text:p>216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verres optiques</text:p>
                </table:table-cell>
                <table:table-cell table:style-name="ce20" office:value-type="float" office:value="21668" calcext:value-type="float">
                  <text:p>2166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u grès</text:p>
                </table:table-cell>
                <table:table-cell table:style-name="ce20" office:value-type="float" office:value="21676" calcext:value-type="float">
                  <text:p>216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Caractéristiques et propriétés du verre</text:p>
                </table:table-cell>
                <table:table-cell table:style-name="ce21" office:value-type="float" office:value="21686" calcext:value-type="float">
                  <text:p>21686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Produit</text:p>
            </table:table-cell>
            <table:covered-table-cell table:number-columns-repeated="4" table:style-name="ce10"/>
            <table:table-cell table:style-name="ce10" office:value-type="string" calcext:value-type="string">
              <text:p>Connaissance des produits</text:p>
            </table:table-cell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Alimentair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es produits alimentair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s farines</text:p>
                </table:table-cell>
                <table:table-cell table:style-name="ce19" office:value-type="float" office:value="21586" calcext:value-type="float">
                  <text:p>21586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fromages</text:p>
                </table:table-cell>
                <table:table-cell table:style-name="ce20" office:value-type="float" office:value="21598" calcext:value-type="float">
                  <text:p>2159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âtes de pâtisserie</text:p>
                </table:table-cell>
                <table:table-cell table:style-name="ce20" office:value-type="float" office:value="21631" calcext:value-type="float">
                  <text:p>216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u sirop de sucre (nappe, petit filé, ...)</text:p>
                </table:table-cell>
                <table:table-cell table:style-name="ce20" office:value-type="float" office:value="21682" calcext:value-type="float">
                  <text:p>216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ammes de produits alimentaires</text:p>
                </table:table-cell>
                <table:table-cell table:style-name="ce20" office:value-type="float" office:value="21969" calcext:value-type="float">
                  <text:p>219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Spécificités de stockage des vins</text:p>
                </table:table-cell>
                <table:table-cell table:style-name="ce20" office:value-type="float" office:value="22701" calcext:value-type="float">
                  <text:p>227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'alcools</text:p>
                </table:table-cell>
                <table:table-cell table:style-name="ce20" office:value-type="float" office:value="23304" calcext:value-type="float">
                  <text:p>233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cocktails</text:p>
                </table:table-cell>
                <table:table-cell table:style-name="ce20" office:value-type="float" office:value="23311" calcext:value-type="float">
                  <text:p>233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lait (chèvre, brebis, vache)</text:p>
                </table:table-cell>
                <table:table-cell table:style-name="ce20" office:value-type="float" office:value="23316" calcext:value-type="float">
                  <text:p>2331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pâtes à crêpe</text:p>
                </table:table-cell>
                <table:table-cell table:style-name="ce20" office:value-type="float" office:value="23322" calcext:value-type="float">
                  <text:p>233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pâtes à pizza</text:p>
                </table:table-cell>
                <table:table-cell table:style-name="ce20" office:value-type="float" office:value="23323" calcext:value-type="float">
                  <text:p>2332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pétrissage de la pâte</text:p>
                </table:table-cell>
                <table:table-cell table:style-name="ce20" office:value-type="float" office:value="23324" calcext:value-type="float">
                  <text:p>233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ologie des pièces de viande</text:p>
                </table:table-cell>
                <table:table-cell table:style-name="ce20" office:value-type="float" office:value="23353" calcext:value-type="float">
                  <text:p>233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Variétés de coquillages</text:p>
                </table:table-cell>
                <table:table-cell table:style-name="ce20" office:value-type="float" office:value="23360" calcext:value-type="float">
                  <text:p>233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Variétés de crustacés</text:p>
                </table:table-cell>
                <table:table-cell table:style-name="ce20" office:value-type="float" office:value="23361" calcext:value-type="float">
                  <text:p>233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Variétés de fruits et légumes</text:p>
                </table:table-cell>
                <table:table-cell table:style-name="ce20" office:value-type="float" office:value="23362" calcext:value-type="float">
                  <text:p>233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Variétés de poissons</text:p>
                </table:table-cell>
                <table:table-cell table:style-name="ce20" office:value-type="float" office:value="23363" calcext:value-type="float">
                  <text:p>2336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Variétés de viandes</text:p>
                </table:table-cell>
                <table:table-cell table:style-name="ce21" office:value-type="float" office:value="23364" calcext:value-type="float">
                  <text:p>23364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Autres (2)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Connaissances des produits chim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aractéristiques des articles de lunetterie</text:p>
                </table:table-cell>
                <table:table-cell table:style-name="ce19" office:value-type="float" office:value="21558" calcext:value-type="float">
                  <text:p>21558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duits Auxiliaires de Traitements Textiles (teinture, apprêt, impression, ...)</text:p>
                </table:table-cell>
                <table:table-cell table:style-name="ce20" office:value-type="float" office:value="21639" calcext:value-type="float">
                  <text:p>216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duits de nettoyage</text:p>
                </table:table-cell>
                <table:table-cell table:style-name="ce20" office:value-type="float" office:value="21643" calcext:value-type="float">
                  <text:p>216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produits pyrotechniques</text:p>
                </table:table-cell>
                <table:table-cell table:style-name="ce20" office:value-type="float" office:value="21647" calcext:value-type="float">
                  <text:p>2164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rejets</text:p>
                </table:table-cell>
                <table:table-cell table:style-name="ce20" office:value-type="float" office:value="21651" calcext:value-type="float">
                  <text:p>2165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aractéristiques des sièges</text:p>
                </table:table-cell>
                <table:table-cell table:style-name="ce20" office:value-type="float" office:value="21654" calcext:value-type="float">
                  <text:p>2165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e cartouches, de poudre</text:p>
                </table:table-cell>
                <table:table-cell table:style-name="ce20" office:value-type="float" office:value="20971" calcext:value-type="float">
                  <text:p>2097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e charges explosives</text:p>
                </table:table-cell>
                <table:table-cell table:style-name="ce20" office:value-type="float" office:value="20972" calcext:value-type="float">
                  <text:p>2097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e produits chimiques (acides, soude, solvant, ...)</text:p>
                </table:table-cell>
                <table:table-cell table:style-name="ce20" office:value-type="float" office:value="20974" calcext:value-type="float">
                  <text:p>209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anipulation d'objets de jeux (jetons, cartes, ...)</text:p>
                </table:table-cell>
                <table:table-cell table:style-name="ce20" office:value-type="float" office:value="20980" calcext:value-type="float">
                  <text:p>209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priétés des produits vétérinaires</text:p>
                </table:table-cell>
                <table:table-cell table:style-name="ce20" office:value-type="float" office:value="22496" calcext:value-type="float">
                  <text:p>224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'armes à feu</text:p>
                </table:table-cell>
                <table:table-cell table:style-name="ce20" office:value-type="float" office:value="23307" calcext:value-type="float">
                  <text:p>233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'armes blanches</text:p>
                </table:table-cell>
                <table:table-cell table:style-name="ce20" office:value-type="float" office:value="23308" calcext:value-type="float">
                  <text:p>233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déchets</text:p>
                </table:table-cell>
                <table:table-cell table:style-name="ce20" office:value-type="float" office:value="23315" calcext:value-type="float">
                  <text:p>233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produits d'entretien des plantes</text:p>
                </table:table-cell>
                <table:table-cell table:style-name="ce20" office:value-type="float" office:value="23330" calcext:value-type="float">
                  <text:p>233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Utilisation de produits et matériaux chimiques (peinture, résine, ...)</text:p>
                </table:table-cell>
                <table:table-cell table:style-name="ce21" office:value-type="float" office:value="21368" calcext:value-type="float">
                  <text:p>21368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Engins/véhicules</text:p>
            </table:table-cell>
            <table:covered-table-cell table:number-columns-repeated="4" table:style-name="ce10"/>
            <table:table-cell table:style-name="ce10" office:value-type="string" calcext:value-type="string">
              <text:p>Utilisation d’engins ou de véhicul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aractéristiques des engins de chantier</text:p>
              </table:table-cell>
              <table:table-cell table:style-name="ce19" office:value-type="float" office:value="21575" calcext:value-type="float">
                <text:p>21575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engins de levage</text:p>
              </table:table-cell>
              <table:table-cell table:style-name="ce20" office:value-type="float" office:value="21576" calcext:value-type="float">
                <text:p>215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wagons</text:p>
              </table:table-cell>
              <table:table-cell table:style-name="ce20" office:value-type="float" office:value="21675" calcext:value-type="float">
                <text:p>2167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u matériel de forage</text:p>
              </table:table-cell>
              <table:table-cell table:style-name="ce20" office:value-type="float" office:value="21677" calcext:value-type="float">
                <text:p>216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duite d'extrudeuse</text:p>
              </table:table-cell>
              <table:table-cell table:style-name="ce20" office:value-type="float" office:value="20823" calcext:value-type="float">
                <text:p>208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duite d'un véhicule deux roues motorisé</text:p>
              </table:table-cell>
              <table:table-cell table:style-name="ce20" office:value-type="float" office:value="20824" calcext:value-type="float">
                <text:p>2082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nipulation d'embarcation et radeau de sauvetage et de matériel de manoeuvre</text:p>
              </table:table-cell>
              <table:table-cell table:style-name="ce20" office:value-type="float" office:value="20977" calcext:value-type="float">
                <text:p>2097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noeuvre de godet de pelle</text:p>
              </table:table-cell>
              <table:table-cell table:style-name="ce20" office:value-type="float" office:value="20984" calcext:value-type="float">
                <text:p>2098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noeuvre de véhicule à conduite à droite</text:p>
              </table:table-cell>
              <table:table-cell table:style-name="ce20" office:value-type="float" office:value="20985" calcext:value-type="float">
                <text:p>209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noeuvre de wagons</text:p>
              </table:table-cell>
              <table:table-cell table:style-name="ce20" office:value-type="float" office:value="20986" calcext:value-type="float">
                <text:p>2098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anoeuvre du skiff</text:p>
              </table:table-cell>
              <table:table-cell table:style-name="ce20" office:value-type="float" office:value="20987" calcext:value-type="float">
                <text:p>2098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manoeuvre et de conduite de bateau fluvial</text:p>
              </table:table-cell>
              <table:table-cell table:style-name="ce20" office:value-type="float" office:value="22959" calcext:value-type="float">
                <text:p>2295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remorquage</text:p>
              </table:table-cell>
              <table:table-cell table:style-name="ce20" office:value-type="float" office:value="23095" calcext:value-type="float">
                <text:p>2309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ypologie des navires</text:p>
              </table:table-cell>
              <table:table-cell table:style-name="ce20" office:value-type="float" office:value="23352" calcext:value-type="float">
                <text:p>233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chariot de travelling</text:p>
              </table:table-cell>
              <table:table-cell table:style-name="ce20" office:value-type="float" office:value="21179" calcext:value-type="float">
                <text:p>2117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chariot élévateur</text:p>
              </table:table-cell>
              <table:table-cell table:style-name="ce20" office:value-type="float" office:value="21180" calcext:value-type="float">
                <text:p>2118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débusqueur</text:p>
              </table:table-cell>
              <table:table-cell table:style-name="ce20" office:value-type="float" office:value="21198" calcext:value-type="float">
                <text:p>2119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drague</text:p>
              </table:table-cell>
              <table:table-cell table:style-name="ce20" office:value-type="float" office:value="21203" calcext:value-type="float">
                <text:p>2120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grue à bras</text:p>
              </table:table-cell>
              <table:table-cell table:style-name="ce20" office:value-type="float" office:value="21221" calcext:value-type="float">
                <text:p>212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machines de polissage (hélicoptère, ...)</text:p>
              </table:table-cell>
              <table:table-cell table:style-name="ce20" office:value-type="float" office:value="38544" calcext:value-type="float">
                <text:p>3854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marteau-piqueur</text:p>
              </table:table-cell>
              <table:table-cell table:style-name="ce20" office:value-type="float" office:value="21316" calcext:value-type="float">
                <text:p>213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matériel de levage</text:p>
              </table:table-cell>
              <table:table-cell table:style-name="ce20" office:value-type="float" office:value="21327" calcext:value-type="float">
                <text:p>213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porteuse, de perche motorisée</text:p>
              </table:table-cell>
              <table:table-cell table:style-name="ce20" office:value-type="float" office:value="21361" calcext:value-type="float">
                <text:p>213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tunnelier</text:p>
              </table:table-cell>
              <table:table-cell table:style-name="ce20" office:value-type="float" office:value="21404" calcext:value-type="float">
                <text:p>2140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'engin de terrassement mécanisé</text:p>
              </table:table-cell>
              <table:table-cell table:style-name="ce20" office:value-type="float" office:value="21411" calcext:value-type="float">
                <text:p>214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'engins agricoles</text:p>
              </table:table-cell>
              <table:table-cell table:style-name="ce20" office:value-type="float" office:value="21413" calcext:value-type="float">
                <text:p>2141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'engins de manutention non motorisés (transpalette, diable, ...)</text:p>
              </table:table-cell>
              <table:table-cell table:style-name="ce20" office:value-type="float" office:value="21414" calcext:value-type="float">
                <text:p>2141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'engins de tonte (autotracté/autoporté)</text:p>
              </table:table-cell>
              <table:table-cell table:style-name="ce20" office:value-type="float" office:value="21415" calcext:value-type="float">
                <text:p>2141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Utilisation d'engins forestiers</text:p>
              </table:table-cell>
              <table:table-cell table:style-name="ce21" office:value-type="float" office:value="21416" calcext:value-type="float">
                <text:p>21416</text:p>
              </table:table-cell>
              <table:table-cell table:style-name="ce21"/>
              <table:table-cell table:number-columns-repeated="1017"/>
            </table:table-row>
          </table:table-row-group>
        </table:table-row-group>
        <table:table-row table:style-name="ro5">
          <table:table-cell table:style-name="ce6" office:value-type="string" calcext:value-type="string" table:number-columns-spanned="6" table:number-rows-spanned="1">
            <text:p>Réglementations, normes, codes</text:p>
          </table:table-cell>
          <table:covered-table-cell table:number-columns-repeated="5" table:style-name="ce6"/>
          <table:table-cell table:style-name="ce6" office:value-type="string" calcext:value-type="string">
            <text:p>Connaissance des réglementations, des procédures et des normes</text:p>
          </table:table-cell>
          <table:table-cell table:number-columns-repeated="1017"/>
        </table:table-row>
        <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Conduite, circulation, transport</text:p>
            </table:table-cell>
            <table:covered-table-cell table:number-columns-repeated="4" table:style-name="ce10"/>
            <table:table-cell table:style-name="ce10" office:value-type="string" calcext:value-type="string">
              <text:p>Réglementations des transport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Anglais maritime</text:p>
              </table:table-cell>
              <table:table-cell table:style-name="ce19" office:value-type="float" office:value="21508" calcext:value-type="float">
                <text:p>21508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es infrastructures aéroportuaires (pistes d'atterrissage, ...)</text:p>
              </table:table-cell>
              <table:table-cell table:style-name="ce20" office:value-type="float" office:value="21599" calcext:value-type="float">
                <text:p>2159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aractéristiques du trafic maritime (lignes, cabotage, ...)</text:p>
              </table:table-cell>
              <table:table-cell table:style-name="ce20" office:value-type="float" office:value="21683" calcext:value-type="float">
                <text:p>2168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de de circulation ferroviaire</text:p>
              </table:table-cell>
              <table:table-cell table:style-name="ce20" office:value-type="float" office:value="21725" calcext:value-type="float">
                <text:p>217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de de l'aviation civile</text:p>
              </table:table-cell>
              <table:table-cell table:style-name="ce20" office:value-type="float" office:value="21726" calcext:value-type="float">
                <text:p>2172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signes de navigabilité</text:p>
              </table:table-cell>
              <table:table-cell table:style-name="ce20" office:value-type="float" office:value="21748" calcext:value-type="float">
                <text:p>2174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signes générales de sécurité en vol</text:p>
              </table:table-cell>
              <table:table-cell table:style-name="ce20" office:value-type="float" office:value="21750" calcext:value-type="float">
                <text:p>2175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ritères de contrôle réglementaire de véhicules</text:p>
              </table:table-cell>
              <table:table-cell table:style-name="ce20" office:value-type="float" office:value="21765" calcext:value-type="float">
                <text:p>2176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Fonctionnement et caractéristiques des aéroports (nationaux et internationaux)</text:p>
              </table:table-cell>
              <table:table-cell table:style-name="ce20" office:value-type="float" office:value="21962" calcext:value-type="float">
                <text:p>2196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estuelle de communication avec le personnel de piste</text:p>
              </table:table-cell>
              <table:table-cell table:style-name="ce20" office:value-type="float" office:value="22005" calcext:value-type="float">
                <text:p>2200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e transport d'animaux</text:p>
              </table:table-cell>
              <table:table-cell table:style-name="ce20" office:value-type="float" office:value="22182" calcext:value-type="float">
                <text:p>2218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'embarquement/débarquement des passagers</text:p>
              </table:table-cell>
              <table:table-cell table:style-name="ce20" office:value-type="float" office:value="22183" calcext:value-type="float">
                <text:p>2218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branchement/débranchement de matériel ferroviaire</text:p>
              </table:table-cell>
              <table:table-cell table:style-name="ce20" office:value-type="float" office:value="22385" calcext:value-type="float">
                <text:p>223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contrôle d'équipements fluviaux</text:p>
              </table:table-cell>
              <table:table-cell table:style-name="ce20" office:value-type="float" office:value="22393" calcext:value-type="float">
                <text:p>2239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contrôle des matériels et équipements</text:p>
              </table:table-cell>
              <table:table-cell table:style-name="ce20" office:value-type="float" office:value="22395" calcext:value-type="float">
                <text:p>2239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fonctionnement des installations de sécurité d'un réseau ferré</text:p>
              </table:table-cell>
              <table:table-cell table:style-name="ce20" office:value-type="float" office:value="22408" calcext:value-type="float">
                <text:p>2240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techniques de conduite sur réseau ferré</text:p>
              </table:table-cell>
              <table:table-cell table:style-name="ce20" office:value-type="float" office:value="22473" calcext:value-type="float">
                <text:p>224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Association Internationale du Travail Aérien -IATA- et matières dangereuses</text:p>
              </table:table-cell>
              <table:table-cell table:style-name="ce20" office:value-type="float" office:value="22528" calcext:value-type="float">
                <text:p>2252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e la navigation fluviale</text:p>
              </table:table-cell>
              <table:table-cell table:style-name="ce20" office:value-type="float" office:value="22533" calcext:value-type="float">
                <text:p>2253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u transport</text:p>
              </table:table-cell>
              <table:table-cell table:style-name="ce20" office:value-type="float" office:value="22561" calcext:value-type="float">
                <text:p>2256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u transport aérien</text:p>
              </table:table-cell>
              <table:table-cell table:style-name="ce20" office:value-type="float" office:value="22562" calcext:value-type="float">
                <text:p>2256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u transport de marchandises</text:p>
              </table:table-cell>
              <table:table-cell table:style-name="ce20" office:value-type="float" office:value="22563" calcext:value-type="float">
                <text:p>2256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u transport de matières et produits dangereux</text:p>
              </table:table-cell>
              <table:table-cell table:style-name="ce20" office:value-type="float" office:value="22564" calcext:value-type="float">
                <text:p>2256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u transport de personnes</text:p>
              </table:table-cell>
              <table:table-cell table:style-name="ce20" office:value-type="float" office:value="22565" calcext:value-type="float">
                <text:p>2256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u transport en convoi exceptionnel</text:p>
              </table:table-cell>
              <table:table-cell table:style-name="ce20" office:value-type="float" office:value="22566" calcext:value-type="float">
                <text:p>2256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liée à la conduite d'engins de manutention</text:p>
              </table:table-cell>
              <table:table-cell table:style-name="ce20" office:value-type="float" office:value="22571" calcext:value-type="float">
                <text:p>2257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liée au déménagement</text:p>
              </table:table-cell>
              <table:table-cell table:style-name="ce20" office:value-type="float" office:value="22572" calcext:value-type="float">
                <text:p>2257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liée aux véhicules</text:p>
              </table:table-cell>
              <table:table-cell table:style-name="ce20" office:value-type="float" office:value="22573" calcext:value-type="float">
                <text:p>2257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portuaire</text:p>
              </table:table-cell>
              <table:table-cell table:style-name="ce20" office:value-type="float" office:value="22576" calcext:value-type="float">
                <text:p>2257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sécurité routière</text:p>
              </table:table-cell>
              <table:table-cell table:style-name="ce20" office:value-type="float" office:value="22581" calcext:value-type="float">
                <text:p>2258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sur la conduite d'engins de manutention motorisés</text:p>
              </table:table-cell>
              <table:table-cell table:style-name="ce20" office:value-type="float" office:value="22582" calcext:value-type="float">
                <text:p>2258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barre</text:p>
              </table:table-cell>
              <table:table-cell table:style-name="ce20" office:value-type="float" office:value="22591" calcext:value-type="float">
                <text:p>2259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branchement/débranchement des équipements</text:p>
              </table:table-cell>
              <table:table-cell table:style-name="ce20" office:value-type="float" office:value="22592" calcext:value-type="float">
                <text:p>2259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irculation et de stationnement en agglomération</text:p>
              </table:table-cell>
              <table:table-cell table:style-name="ce20" office:value-type="float" office:value="22596" calcext:value-type="float">
                <text:p>2259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irculation sur piste aéroportuaire</text:p>
              </table:table-cell>
              <table:table-cell table:style-name="ce20" office:value-type="float" office:value="22598" calcext:value-type="float">
                <text:p>2259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ommunication radio aéronautique</text:p>
              </table:table-cell>
              <table:table-cell table:style-name="ce20" office:value-type="float" office:value="22599" calcext:value-type="float">
                <text:p>2259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onduite et de sécurité routière</text:p>
              </table:table-cell>
              <table:table-cell table:style-name="ce20" office:value-type="float" office:value="22601" calcext:value-type="float">
                <text:p>2260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contrôle aérien (d'approche, en route, au sol)</text:p>
              </table:table-cell>
              <table:table-cell table:style-name="ce20" office:value-type="float" office:value="22603" calcext:value-type="float">
                <text:p>2260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fonctionnement d'une installation de remontées mécaniques</text:p>
              </table:table-cell>
              <table:table-cell table:style-name="ce20" office:value-type="float" office:value="22608" calcext:value-type="float">
                <text:p>2260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gestion d'un centre du réseau ferré (gare, station, ...)</text:p>
              </table:table-cell>
              <table:table-cell table:style-name="ce20" office:value-type="float" office:value="22610" calcext:value-type="float">
                <text:p>2261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navigation à vue</text:p>
              </table:table-cell>
              <table:table-cell table:style-name="ce20" office:value-type="float" office:value="22616" calcext:value-type="float">
                <text:p>226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à bord des navires (personnes et marchandises)</text:p>
              </table:table-cell>
              <table:table-cell table:style-name="ce20" office:value-type="float" office:value="22622" calcext:value-type="float">
                <text:p>226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ferroviaire</text:p>
              </table:table-cell>
              <table:table-cell table:style-name="ce20" office:value-type="float" office:value="22631" calcext:value-type="float">
                <text:p>226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fluviale</text:p>
              </table:table-cell>
              <table:table-cell table:style-name="ce20" office:value-type="float" office:value="22632" calcext:value-type="float">
                <text:p>2263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maritime</text:p>
              </table:table-cell>
              <table:table-cell table:style-name="ce20" office:value-type="float" office:value="22635" calcext:value-type="float">
                <text:p>226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portuaire</text:p>
              </table:table-cell>
              <table:table-cell table:style-name="ce20" office:value-type="float" office:value="22636" calcext:value-type="float">
                <text:p>2263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routière</text:p>
              </table:table-cell>
              <table:table-cell table:style-name="ce20" office:value-type="float" office:value="22637" calcext:value-type="float">
                <text:p>2263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ûreté aéroportuaire</text:p>
              </table:table-cell>
              <table:table-cell table:style-name="ce20" office:value-type="float" office:value="22638" calcext:value-type="float">
                <text:p>2263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tenue de quart</text:p>
              </table:table-cell>
              <table:table-cell table:style-name="ce20" office:value-type="float" office:value="22640" calcext:value-type="float">
                <text:p>2264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validation des plans de vol</text:p>
              </table:table-cell>
              <table:table-cell table:style-name="ce20" office:value-type="float" office:value="22641" calcext:value-type="float">
                <text:p>2264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isques de circulation sur voie publique</text:p>
              </table:table-cell>
              <table:table-cell table:style-name="ce20" office:value-type="float" office:value="22672" calcext:value-type="float">
                <text:p>2267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Terminologie aéronautique (IATA, alphabet aéronautique, ...)</text:p>
              </table:table-cell>
              <table:table-cell table:style-name="ce21" office:value-type="float" office:value="23272" calcext:value-type="float">
                <text:p>23272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Hygiène, Sécurité alimentaire et sanitaire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Sécurité alimentair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Réglementations de sécurité alimentair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haîne du froid</text:p>
                </table:table-cell>
                <table:table-cell table:style-name="ce19" office:value-type="float" office:value="21701" calcext:value-type="float">
                  <text:p>21701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nditions de stockage de produits alimentaires</text:p>
                </table:table-cell>
                <table:table-cell table:style-name="ce20" office:value-type="float" office:value="21742" calcext:value-type="float">
                  <text:p>217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onditions de surgélation</text:p>
                </table:table-cell>
                <table:table-cell table:style-name="ce20" office:value-type="float" office:value="21744" calcext:value-type="float">
                  <text:p>217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Durée de vie des produits (DLC, DLUO, ...)</text:p>
                </table:table-cell>
                <table:table-cell table:style-name="ce20" office:value-type="float" office:value="21818" calcext:value-type="float">
                  <text:p>218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Législation alimentaire</text:p>
                </table:table-cell>
                <table:table-cell table:style-name="ce20" office:value-type="float" office:value="22079" calcext:value-type="float">
                  <text:p>220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es de conditionnement des aliments</text:p>
                </table:table-cell>
                <table:table-cell table:style-name="ce20" office:value-type="float" office:value="22193" calcext:value-type="float">
                  <text:p>2219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es de congélation des produits de glacerie</text:p>
                </table:table-cell>
                <table:table-cell table:style-name="ce20" office:value-type="float" office:value="22194" calcext:value-type="float">
                  <text:p>221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es de conservation des produits alimentaires</text:p>
                </table:table-cell>
                <table:table-cell table:style-name="ce20" office:value-type="float" office:value="22195" calcext:value-type="float">
                  <text:p>2219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e rotation des produits alimentaires</text:p>
                </table:table-cell>
                <table:table-cell table:style-name="ce20" office:value-type="float" office:value="22618" calcext:value-type="float">
                  <text:p>226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'hygiène et de sécurité alimentaire</text:p>
                </table:table-cell>
                <table:table-cell table:style-name="ce20" office:value-type="float" office:value="22649" calcext:value-type="float">
                  <text:p>226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Règles d'hygiène et de sécurité alimentaire Hazard Analysis Critical Control Point -HACCP-</text:p>
                </table:table-cell>
                <table:table-cell table:style-name="ce21" office:value-type="float" office:value="22650" calcext:value-type="float">
                  <text:p>22650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Sécurité sanitaire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Réglementations de sécurité sanitair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Bonnes Pratiques de Laboratoire -BPL-</text:p>
                </table:table-cell>
                <table:table-cell table:style-name="ce19" office:value-type="float" office:value="21532" calcext:value-type="float">
                  <text:p>21532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Bonnes Pratiques de Pharmacie Hospitalière -B.P.P.H-</text:p>
                </table:table-cell>
                <table:table-cell table:style-name="ce20" office:value-type="float" office:value="21533" calcext:value-type="float">
                  <text:p>2153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Bonnes Pratiques Transfusionnelles -BPT-</text:p>
                </table:table-cell>
                <table:table-cell table:style-name="ce20" office:value-type="float" office:value="21534" calcext:value-type="float">
                  <text:p>215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Circuit des vigilances</text:p>
                </table:table-cell>
                <table:table-cell table:style-name="ce20" office:value-type="float" office:value="21711" calcext:value-type="float">
                  <text:p>2171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uide de Bonne Exécution des Analyses Médicales -GBEA-</text:p>
                </table:table-cell>
                <table:table-cell table:style-name="ce20" office:value-type="float" office:value="22013" calcext:value-type="float">
                  <text:p>220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uide des Bonnes Pratiques de Préparation Officinale -G.B.P.O-</text:p>
                </table:table-cell>
                <table:table-cell table:style-name="ce20" office:value-type="float" office:value="22015" calcext:value-type="float">
                  <text:p>2201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Hygiène industrielle</text:p>
                </table:table-cell>
                <table:table-cell table:style-name="ce20" office:value-type="float" office:value="22040" calcext:value-type="float">
                  <text:p>2204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harmacovigilance</text:p>
                </table:table-cell>
                <table:table-cell table:style-name="ce20" office:value-type="float" office:value="22283" calcext:value-type="float">
                  <text:p>222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bio nettoyage</text:p>
                </table:table-cell>
                <table:table-cell table:style-name="ce20" office:value-type="float" office:value="22384" calcext:value-type="float">
                  <text:p>2238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trôle de site d'anesthésie</text:p>
                </table:table-cell>
                <table:table-cell table:style-name="ce20" office:value-type="float" office:value="22391" calcext:value-type="float">
                  <text:p>2239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trôle du site opératoire</text:p>
                </table:table-cell>
                <table:table-cell table:style-name="ce20" office:value-type="float" office:value="22397" calcext:value-type="float">
                  <text:p>223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décontamination</text:p>
                </table:table-cell>
                <table:table-cell table:style-name="ce20" office:value-type="float" office:value="22400" calcext:value-type="float">
                  <text:p>2240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désinfection/stérilisation de matériel médicochirurgical</text:p>
                </table:table-cell>
                <table:table-cell table:style-name="ce20" office:value-type="float" office:value="22403" calcext:value-type="float">
                  <text:p>224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nettoyage et de désinfection</text:p>
                </table:table-cell>
                <table:table-cell table:style-name="ce20" office:value-type="float" office:value="22418" calcext:value-type="float">
                  <text:p>2241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prévention des risques sanitaires</text:p>
                </table:table-cell>
                <table:table-cell table:style-name="ce20" office:value-type="float" office:value="22422" calcext:value-type="float">
                  <text:p>2242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traitement de linge hospitalier</text:p>
                </table:table-cell>
                <table:table-cell table:style-name="ce20" office:value-type="float" office:value="22442" calcext:value-type="float">
                  <text:p>224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preté nucléaire</text:p>
                </table:table-cell>
                <table:table-cell table:style-name="ce20" office:value-type="float" office:value="22489" calcext:value-type="float">
                  <text:p>2248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tocoles de lutte contre les infections nosocomiales</text:p>
                </table:table-cell>
                <table:table-cell table:style-name="ce20" office:value-type="float" office:value="22501" calcext:value-type="float">
                  <text:p>2250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tocoles de prise en charge de la douleur</text:p>
                </table:table-cell>
                <table:table-cell table:style-name="ce20" office:value-type="float" office:value="22502" calcext:value-type="float">
                  <text:p>2250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tocoles de prise en charge d'un enfant en néo-natalogie</text:p>
                </table:table-cell>
                <table:table-cell table:style-name="ce20" office:value-type="float" office:value="22503" calcext:value-type="float">
                  <text:p>2250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tocoles de soins d'urgence</text:p>
                </table:table-cell>
                <table:table-cell table:style-name="ce20" office:value-type="float" office:value="22504" calcext:value-type="float">
                  <text:p>2250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tocoles de soins pré et post-opératoires</text:p>
                </table:table-cell>
                <table:table-cell table:style-name="ce20" office:value-type="float" office:value="22505" calcext:value-type="float">
                  <text:p>2250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tocoles de surveillance du nouveau-né</text:p>
                </table:table-cell>
                <table:table-cell table:style-name="ce20" office:value-type="float" office:value="22506" calcext:value-type="float">
                  <text:p>225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tocoles d'hygiène d'environnement sensible (alimentaire, chimie, ...)</text:p>
                </table:table-cell>
                <table:table-cell table:style-name="ce20" office:value-type="float" office:value="22508" calcext:value-type="float">
                  <text:p>2250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de l'aide médicale d'urgence</text:p>
                </table:table-cell>
                <table:table-cell table:style-name="ce20" office:value-type="float" office:value="22537" calcext:value-type="float">
                  <text:p>225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des médicaments à statut particulier (stupéfiants, substances toxiques, ...)</text:p>
                </table:table-cell>
                <table:table-cell table:style-name="ce20" office:value-type="float" office:value="22546" calcext:value-type="float">
                  <text:p>225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du marché du médicament</text:p>
                </table:table-cell>
                <table:table-cell table:style-name="ce20" office:value-type="float" office:value="22557" calcext:value-type="float">
                  <text:p>225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en Hygiène, Sécurité, Environnement -HSE-</text:p>
                </table:table-cell>
                <table:table-cell table:style-name="ce20" office:value-type="float" office:value="22567" calcext:value-type="float">
                  <text:p>225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phytosanitaire</text:p>
                </table:table-cell>
                <table:table-cell table:style-name="ce20" office:value-type="float" office:value="22575" calcext:value-type="float">
                  <text:p>2257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sanitaire</text:p>
                </table:table-cell>
                <table:table-cell table:style-name="ce20" office:value-type="float" office:value="22579" calcext:value-type="float">
                  <text:p>225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e délivrance des médicaments vétérinaires</text:p>
                </table:table-cell>
                <table:table-cell table:style-name="ce20" office:value-type="float" office:value="22606" calcext:value-type="float">
                  <text:p>2260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e salubrité et d'hygiène publique</text:p>
                </table:table-cell>
                <table:table-cell table:style-name="ce20" office:value-type="float" office:value="22619" calcext:value-type="float">
                  <text:p>226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e sécurité et d'hygiène des établissements de soins</text:p>
                </table:table-cell>
                <table:table-cell table:style-name="ce20" office:value-type="float" office:value="22630" calcext:value-type="float">
                  <text:p>226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'hygiène et d'asepsie</text:p>
                </table:table-cell>
                <table:table-cell table:style-name="ce20" office:value-type="float" office:value="22646" calcext:value-type="float">
                  <text:p>226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'hygiène et de propreté</text:p>
                </table:table-cell>
                <table:table-cell table:style-name="ce20" office:value-type="float" office:value="22647" calcext:value-type="float">
                  <text:p>2264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'hygiène et de sécurité</text:p>
                </table:table-cell>
                <table:table-cell table:style-name="ce20" office:value-type="float" office:value="22648" calcext:value-type="float">
                  <text:p>2264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isques Nucléaire, Radiologique, Bactériologique et Chimique -NRBC-</text:p>
                </table:table-cell>
                <table:table-cell table:style-name="ce20" office:value-type="float" office:value="22674" calcext:value-type="float">
                  <text:p>226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raçabilité des produits</text:p>
                </table:table-cell>
                <table:table-cell table:style-name="ce21" office:value-type="float" office:value="23289" calcext:value-type="float">
                  <text:p>23289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Juridique, Fiscal et Légal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Environnement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Réglementations environnemental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ritères de tri sélectif</text:p>
                </table:table-cell>
                <table:table-cell table:style-name="ce19" office:value-type="float" office:value="21767" calcext:value-type="float">
                  <text:p>21767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co conception</text:p>
                </table:table-cell>
                <table:table-cell table:style-name="ce20" office:value-type="float" office:value="21819" calcext:value-type="float">
                  <text:p>2181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rmes environnementales</text:p>
                </table:table-cell>
                <table:table-cell table:style-name="ce20" office:value-type="float" office:value="22230" calcext:value-type="float">
                  <text:p>222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de la chasse</text:p>
                </table:table-cell>
                <table:table-cell table:style-name="ce20" office:value-type="float" office:value="22530" calcext:value-type="float">
                  <text:p>225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de la pêche</text:p>
                </table:table-cell>
                <table:table-cell table:style-name="ce20" office:value-type="float" office:value="22534" calcext:value-type="float">
                  <text:p>2253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des espaces et espèces protégés</text:p>
                </table:table-cell>
                <table:table-cell table:style-name="ce20" office:value-type="float" office:value="22542" calcext:value-type="float">
                  <text:p>225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des Installations Classées pour la Protection de l'Environnement</text:p>
                </table:table-cell>
                <table:table-cell table:style-name="ce20" office:value-type="float" office:value="22543" calcext:value-type="float">
                  <text:p>225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echniques de protection et de prévention des pollutions</text:p>
                </table:table-cell>
                <table:table-cell table:style-name="ce20" office:value-type="float" office:value="23070" calcext:value-type="float">
                  <text:p>230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Utilisation des produits phytosanitaires</text:p>
                </table:table-cell>
                <table:table-cell table:style-name="ce21" office:value-type="float" office:value="21432" calcext:value-type="float">
                  <text:p>21432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Fiscal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Réglementations fiscal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Eléments de base en droit fiscal</text:p>
                </table:table-cell>
                <table:table-cell table:style-name="ce19" office:value-type="float" office:value="21854" calcext:value-type="float">
                  <text:p>21854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éments de base en fiscalité</text:p>
                </table:table-cell>
                <table:table-cell table:style-name="ce20" office:value-type="float" office:value="21865" calcext:value-type="float">
                  <text:p>218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Fiscalité</text:p>
                </table:table-cell>
                <table:table-cell table:style-name="ce20" office:value-type="float" office:value="21947" calcext:value-type="float">
                  <text:p>2194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u contrôle fiscal</text:p>
                </table:table-cell>
                <table:table-cell table:style-name="ce20" office:value-type="float" office:value="22469" calcext:value-type="float">
                  <text:p>2246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Réglementation fiscale immobilière</text:p>
                </table:table-cell>
                <table:table-cell table:style-name="ce21" office:value-type="float" office:value="22569" calcext:value-type="float">
                  <text:p>22569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Légal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Réglementations légales</text:p>
              </table:table-cell>
              <table:table-cell table:number-columns-repeated="1017"/>
            </table:table-row>
            <table:table-row-group table:display="false"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Droit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Charte des droits du patient</text:p>
                  </table:table-cell>
                  <table:table-cell table:style-name="ce19" office:value-type="float" office:value="21704" calcext:value-type="float">
                    <text:p>21704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ode de procédure pénale</text:p>
                  </table:table-cell>
                  <table:table-cell table:style-name="ce20" office:value-type="float" office:value="21727" calcext:value-type="float">
                    <text:p>2172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administratif</text:p>
                  </table:table-cell>
                  <table:table-cell table:style-name="ce20" office:value-type="float" office:value="21791" calcext:value-type="float">
                    <text:p>2179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cambiaire</text:p>
                  </table:table-cell>
                  <table:table-cell table:style-name="ce20" office:value-type="float" office:value="21792" calcext:value-type="float">
                    <text:p>2179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civil</text:p>
                  </table:table-cell>
                  <table:table-cell table:style-name="ce20" office:value-type="float" office:value="21793" calcext:value-type="float">
                    <text:p>2179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commercial</text:p>
                  </table:table-cell>
                  <table:table-cell table:style-name="ce20" office:value-type="float" office:value="21794" calcext:value-type="float">
                    <text:p>2179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constitutionnel</text:p>
                  </table:table-cell>
                  <table:table-cell table:style-name="ce20" office:value-type="float" office:value="21795" calcext:value-type="float">
                    <text:p>2179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 la presse et de l'image</text:p>
                  </table:table-cell>
                  <table:table-cell table:style-name="ce20" office:value-type="float" office:value="21796" calcext:value-type="float">
                    <text:p>2179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 la propriété intellectuelle</text:p>
                  </table:table-cell>
                  <table:table-cell table:style-name="ce20" office:value-type="float" office:value="21797" calcext:value-type="float">
                    <text:p>2179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 la sécurité sociale</text:p>
                  </table:table-cell>
                  <table:table-cell table:style-name="ce20" office:value-type="float" office:value="21798" calcext:value-type="float">
                    <text:p>2179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 l'enfant et protection des mineurs</text:p>
                  </table:table-cell>
                  <table:table-cell table:style-name="ce20" office:value-type="float" office:value="21799" calcext:value-type="float">
                    <text:p>2179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 l'information</text:p>
                  </table:table-cell>
                  <table:table-cell table:style-name="ce20" office:value-type="float" office:value="21800" calcext:value-type="float">
                    <text:p>2180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 l'urbanisme et de la construction</text:p>
                  </table:table-cell>
                  <table:table-cell table:style-name="ce20" office:value-type="float" office:value="21801" calcext:value-type="float">
                    <text:p>2180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s affaires</text:p>
                  </table:table-cell>
                  <table:table-cell table:style-name="ce20" office:value-type="float" office:value="21802" calcext:value-type="float">
                    <text:p>218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s assurances</text:p>
                  </table:table-cell>
                  <table:table-cell table:style-name="ce20" office:value-type="float" office:value="21803" calcext:value-type="float">
                    <text:p>2180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es sociétés</text:p>
                  </table:table-cell>
                  <table:table-cell table:style-name="ce20" office:value-type="float" office:value="21804" calcext:value-type="float">
                    <text:p>2180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u commerce international</text:p>
                  </table:table-cell>
                  <table:table-cell table:style-name="ce20" office:value-type="float" office:value="21805" calcext:value-type="float">
                    <text:p>2180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u Numérique</text:p>
                  </table:table-cell>
                  <table:table-cell table:style-name="ce20" office:value-type="float" office:value="38402" calcext:value-type="float">
                    <text:p>3840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u patrimoine professionnel</text:p>
                  </table:table-cell>
                  <table:table-cell table:style-name="ce20" office:value-type="float" office:value="21806" calcext:value-type="float">
                    <text:p>2180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du travail</text:p>
                  </table:table-cell>
                  <table:table-cell table:style-name="ce20" office:value-type="float" office:value="21807" calcext:value-type="float">
                    <text:p>2180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économique</text:p>
                  </table:table-cell>
                  <table:table-cell table:style-name="ce20" office:value-type="float" office:value="21808" calcext:value-type="float">
                    <text:p>2180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européen</text:p>
                  </table:table-cell>
                  <table:table-cell table:style-name="ce20" office:value-type="float" office:value="21809" calcext:value-type="float">
                    <text:p>2180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fiscal</text:p>
                  </table:table-cell>
                  <table:table-cell table:style-name="ce20" office:value-type="float" office:value="38401" calcext:value-type="float">
                    <text:p>3840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forestier</text:p>
                  </table:table-cell>
                  <table:table-cell table:style-name="ce20" office:value-type="float" office:value="21810" calcext:value-type="float">
                    <text:p>2181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immobilier</text:p>
                  </table:table-cell>
                  <table:table-cell table:style-name="ce20" office:value-type="float" office:value="21811" calcext:value-type="float">
                    <text:p>2181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maritime</text:p>
                  </table:table-cell>
                  <table:table-cell table:style-name="ce20" office:value-type="float" office:value="21812" calcext:value-type="float">
                    <text:p>2181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notarial</text:p>
                  </table:table-cell>
                  <table:table-cell table:style-name="ce20" office:value-type="float" office:value="21813" calcext:value-type="float">
                    <text:p>2181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pénal</text:p>
                  </table:table-cell>
                  <table:table-cell table:style-name="ce20" office:value-type="float" office:value="21814" calcext:value-type="float">
                    <text:p>2181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privé</text:p>
                  </table:table-cell>
                  <table:table-cell table:style-name="ce20" office:value-type="float" office:value="21815" calcext:value-type="float">
                    <text:p>2181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public</text:p>
                  </table:table-cell>
                  <table:table-cell table:style-name="ce20" office:value-type="float" office:value="21816" calcext:value-type="float">
                    <text:p>2181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roit rural</text:p>
                  </table:table-cell>
                  <table:table-cell table:style-name="ce20" office:value-type="float" office:value="21817" calcext:value-type="float">
                    <text:p>2181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droit</text:p>
                  </table:table-cell>
                  <table:table-cell table:style-name="ce20" office:value-type="float" office:value="38623" calcext:value-type="float">
                    <text:p>3862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droit commercial</text:p>
                  </table:table-cell>
                  <table:table-cell table:style-name="ce20" office:value-type="float" office:value="21850" calcext:value-type="float">
                    <text:p>2185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droit de la consommation</text:p>
                  </table:table-cell>
                  <table:table-cell table:style-name="ce20" office:value-type="float" office:value="21851" calcext:value-type="float">
                    <text:p>2185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droit de la propriété intellectuelle</text:p>
                  </table:table-cell>
                  <table:table-cell table:style-name="ce20" office:value-type="float" office:value="21852" calcext:value-type="float">
                    <text:p>2185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droit du travail</text:p>
                  </table:table-cell>
                  <table:table-cell table:style-name="ce20" office:value-type="float" office:value="21853" calcext:value-type="float">
                    <text:p>2185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droit pénal</text:p>
                  </table:table-cell>
                  <table:table-cell table:style-name="ce20" office:value-type="float" office:value="21855" calcext:value-type="float">
                    <text:p>2185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droit privé</text:p>
                  </table:table-cell>
                  <table:table-cell table:style-name="ce20" office:value-type="float" office:value="21856" calcext:value-type="float">
                    <text:p>2185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Eléments de base en droit public</text:p>
                  </table:table-cell>
                  <table:table-cell table:style-name="ce20" office:value-type="float" office:value="21857" calcext:value-type="float">
                    <text:p>2185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égislation de la formation continue</text:p>
                  </table:table-cell>
                  <table:table-cell table:style-name="ce20" office:value-type="float" office:value="22080" calcext:value-type="float">
                    <text:p>2208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égislation de la formation initiale</text:p>
                  </table:table-cell>
                  <table:table-cell table:style-name="ce20" office:value-type="float" office:value="22081" calcext:value-type="float">
                    <text:p>2208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égislation de revente d'objets d'occasion</text:p>
                  </table:table-cell>
                  <table:table-cell table:style-name="ce20" office:value-type="float" office:value="22082" calcext:value-type="float">
                    <text:p>2208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égislation des vins et spiritueux</text:p>
                  </table:table-cell>
                  <table:table-cell table:style-name="ce20" office:value-type="float" office:value="22083" calcext:value-type="float">
                    <text:p>2208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égislation funéraire</text:p>
                  </table:table-cell>
                  <table:table-cell table:style-name="ce20" office:value-type="float" office:value="22084" calcext:value-type="float">
                    <text:p>2208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égislation sociale</text:p>
                  </table:table-cell>
                  <table:table-cell table:style-name="ce20" office:value-type="float" office:value="22086" calcext:value-type="float">
                    <text:p>2208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Loi de sécurité financière</text:p>
                  </table:table-cell>
                  <table:table-cell table:style-name="ce20" office:value-type="float" office:value="22089" calcext:value-type="float">
                    <text:p>2208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Spécificités juridiques des professions libérales</text:p>
                  </table:table-cell>
                  <table:table-cell table:style-name="ce21" office:value-type="float" office:value="22720" calcext:value-type="float">
                    <text:p>22720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Procédure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Cahier des Clauses Administratives Particulières -CCAP-</text:p>
                  </table:table-cell>
                  <table:table-cell table:style-name="ce19" office:value-type="float" office:value="21538" calcext:value-type="float">
                    <text:p>21538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ahier des Clauses Techniques Particulières -CCTP-</text:p>
                  </table:table-cell>
                  <table:table-cell table:style-name="ce20" office:value-type="float" office:value="21539" calcext:value-type="float">
                    <text:p>2153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onduite de l'information judiciaire</text:p>
                  </table:table-cell>
                  <table:table-cell table:style-name="ce20" office:value-type="float" office:value="20822" calcext:value-type="float">
                    <text:p>2082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Dossier d'Intervention Ultérieure sur l'Ouvrage -DIUO-</text:p>
                  </table:table-cell>
                  <table:table-cell table:style-name="ce20" office:value-type="float" office:value="21789" calcext:value-type="float">
                    <text:p>2178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Formalités douanières</text:p>
                  </table:table-cell>
                  <table:table-cell table:style-name="ce20" office:value-type="float" office:value="21963" calcext:value-type="float">
                    <text:p>2196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incipes du système électoral français</text:p>
                  </table:table-cell>
                  <table:table-cell table:style-name="ce20" office:value-type="float" office:value="22335" calcext:value-type="float">
                    <text:p>2233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 de saisine d'une juridiction</text:p>
                  </table:table-cell>
                  <table:table-cell table:style-name="ce20" office:value-type="float" office:value="22375" calcext:value-type="float">
                    <text:p>2237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 pénale</text:p>
                  </table:table-cell>
                  <table:table-cell table:style-name="ce20" office:value-type="float" office:value="22378" calcext:value-type="float">
                    <text:p>2237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contrôle des équipements de jeux</text:p>
                  </table:table-cell>
                  <table:table-cell table:style-name="ce20" office:value-type="float" office:value="22394" calcext:value-type="float">
                    <text:p>2239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délégation de services publics</text:p>
                  </table:table-cell>
                  <table:table-cell table:style-name="ce20" office:value-type="float" office:value="22401" calcext:value-type="float">
                    <text:p>2240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gestion de contentieux</text:p>
                  </table:table-cell>
                  <table:table-cell table:style-name="ce20" office:value-type="float" office:value="22409" calcext:value-type="float">
                    <text:p>2240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précontentieux lié au surendettement</text:p>
                  </table:table-cell>
                  <table:table-cell table:style-name="ce20" office:value-type="float" office:value="22421" calcext:value-type="float">
                    <text:p>2242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prise en charge des enfants mineurs</text:p>
                  </table:table-cell>
                  <table:table-cell table:style-name="ce20" office:value-type="float" office:value="22423" calcext:value-type="float">
                    <text:p>2242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rédaction d'actes juridiques</text:p>
                  </table:table-cell>
                  <table:table-cell table:style-name="ce20" office:value-type="float" office:value="22427" calcext:value-type="float">
                    <text:p>2242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transfert de devises</text:p>
                  </table:table-cell>
                  <table:table-cell table:style-name="ce20" office:value-type="float" office:value="22445" calcext:value-type="float">
                    <text:p>2244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 vérification d'identité</text:p>
                  </table:table-cell>
                  <table:table-cell table:style-name="ce20" office:value-type="float" office:value="22448" calcext:value-type="float">
                    <text:p>2244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des délais de paiement</text:p>
                  </table:table-cell>
                  <table:table-cell table:style-name="ce20" office:value-type="float" office:value="22463" calcext:value-type="float">
                    <text:p>2246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judiciaires</text:p>
                  </table:table-cell>
                  <table:table-cell table:style-name="ce20" office:value-type="float" office:value="22471" calcext:value-type="float">
                    <text:p>2247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cédures relatives aux licences et garanties</text:p>
                  </table:table-cell>
                  <table:table-cell table:style-name="ce20" office:value-type="float" office:value="22472" calcext:value-type="float">
                    <text:p>2247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Relations juridiques de crédit, de travail et de contentieux</text:p>
                  </table:table-cell>
                  <table:table-cell table:style-name="ce21" office:value-type="float" office:value="22662" calcext:value-type="float">
                    <text:p>22662</text:p>
                  </table:table-cell>
                  <table:table-cell table:style-name="ce21"/>
                  <table:table-cell table:number-columns-repeated="1017"/>
                </table:table-row>
              </table:table-row-group>
              <table:table-row table:style-name="ro5" table:visibility="collapse">
                <table:table-cell table:style-name="ce5" table:number-columns-repeated="2"/>
                <table:table-cell table:style-name="ce13"/>
                <table:table-cell table:style-name="ce17" office:value-type="string" calcext:value-type="string" table:number-columns-spanned="3" table:number-rows-spanned="1">
                  <text:p>Réglementation</text:p>
                </table:table-cell>
                <table:covered-table-cell table:number-columns-repeated="2" table:style-name="ce17"/>
                <table:table-cell table:style-name="ce17"/>
                <table:table-cell table:number-columns-repeated="1017"/>
              </table:table-row>
              <table:table-row-group table:display="false"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19" office:value-type="string" calcext:value-type="string">
                    <text:p>Annexes Convention de Washington (CITES)</text:p>
                  </table:table-cell>
                  <table:table-cell table:style-name="ce19" office:value-type="float" office:value="21509" calcext:value-type="float">
                    <text:p>21509</text:p>
                  </table:table-cell>
                  <table:table-cell table:style-name="ce19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Code de santé publique</text:p>
                  </table:table-cell>
                  <table:table-cell table:style-name="ce20" office:value-type="float" office:value="21728" calcext:value-type="float">
                    <text:p>2172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Normes de la construction</text:p>
                  </table:table-cell>
                  <table:table-cell table:style-name="ce20" office:value-type="float" office:value="22220" calcext:value-type="float">
                    <text:p>2222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Normes d'isolation phonique</text:p>
                  </table:table-cell>
                  <table:table-cell table:style-name="ce20" office:value-type="float" office:value="22229" calcext:value-type="float">
                    <text:p>2222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Organisation du système sanitaire et social</text:p>
                  </table:table-cell>
                  <table:table-cell table:style-name="ce20" office:value-type="float" office:value="22251" calcext:value-type="float">
                    <text:p>2225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Programme de l'Education Nationale</text:p>
                  </table:table-cell>
                  <table:table-cell table:style-name="ce20" office:value-type="float" office:value="22487" calcext:value-type="float">
                    <text:p>2248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bancaire</text:p>
                  </table:table-cell>
                  <table:table-cell table:style-name="ce20" office:value-type="float" office:value="22529" calcext:value-type="float">
                    <text:p>2252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 la copropriété</text:p>
                  </table:table-cell>
                  <table:table-cell table:style-name="ce20" office:value-type="float" office:value="22531" calcext:value-type="float">
                    <text:p>2253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 la location</text:p>
                  </table:table-cell>
                  <table:table-cell table:style-name="ce20" office:value-type="float" office:value="22532" calcext:value-type="float">
                    <text:p>22532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 la publicité foncière</text:p>
                  </table:table-cell>
                  <table:table-cell table:style-name="ce20" office:value-type="float" office:value="22535" calcext:value-type="float">
                    <text:p>2253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 la réassurance</text:p>
                  </table:table-cell>
                  <table:table-cell table:style-name="ce20" office:value-type="float" office:value="22536" calcext:value-type="float">
                    <text:p>2253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 l'AOC (Appellation d'Origine Contrôlée)</text:p>
                  </table:table-cell>
                  <table:table-cell table:style-name="ce20" office:value-type="float" office:value="22538" calcext:value-type="float">
                    <text:p>2253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s amendes et des condamnations pécuniaires</text:p>
                  </table:table-cell>
                  <table:table-cell table:style-name="ce20" office:value-type="float" office:value="22539" calcext:value-type="float">
                    <text:p>22539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s diplômes et certifications</text:p>
                  </table:table-cell>
                  <table:table-cell table:style-name="ce20" office:value-type="float" office:value="22540" calcext:value-type="float">
                    <text:p>2254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s douanes</text:p>
                  </table:table-cell>
                  <table:table-cell table:style-name="ce20" office:value-type="float" office:value="22541" calcext:value-type="float">
                    <text:p>2254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s jeux et loteries</text:p>
                  </table:table-cell>
                  <table:table-cell table:style-name="ce20" office:value-type="float" office:value="22544" calcext:value-type="float">
                    <text:p>2254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s marchés financiers</text:p>
                  </table:table-cell>
                  <table:table-cell table:style-name="ce20" office:value-type="float" office:value="22545" calcext:value-type="float">
                    <text:p>2254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s niveaux sonores</text:p>
                  </table:table-cell>
                  <table:table-cell table:style-name="ce20" office:value-type="float" office:value="22548" calcext:value-type="float">
                    <text:p>2254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s procédures de recouvrement et des voies civiles d'exécution et de recours</text:p>
                  </table:table-cell>
                  <table:table-cell table:style-name="ce20" office:value-type="float" office:value="22550" calcext:value-type="float">
                    <text:p>2255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es produits d'assurances</text:p>
                  </table:table-cell>
                  <table:table-cell table:style-name="ce20" office:value-type="float" office:value="22551" calcext:value-type="float">
                    <text:p>22551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u commerce de l'art</text:p>
                  </table:table-cell>
                  <table:table-cell table:style-name="ce20" office:value-type="float" office:value="22553" calcext:value-type="float">
                    <text:p>2255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u commerce électronique</text:p>
                  </table:table-cell>
                  <table:table-cell table:style-name="ce20" office:value-type="float" office:value="22554" calcext:value-type="float">
                    <text:p>2255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u commerce international (Incoterms, ...)</text:p>
                  </table:table-cell>
                  <table:table-cell table:style-name="ce20" office:value-type="float" office:value="22555" calcext:value-type="float">
                    <text:p>22555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u contentieux</text:p>
                  </table:table-cell>
                  <table:table-cell table:style-name="ce20" office:value-type="float" office:value="22556" calcext:value-type="float">
                    <text:p>2255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u sport de haut niveau</text:p>
                  </table:table-cell>
                  <table:table-cell table:style-name="ce20" office:value-type="float" office:value="22558" calcext:value-type="float">
                    <text:p>2255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du tourisme</text:p>
                  </table:table-cell>
                  <table:table-cell table:style-name="ce20" office:value-type="float" office:value="22560" calcext:value-type="float">
                    <text:p>2256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Générale des Industries Extractives -RGIE-</text:p>
                  </table:table-cell>
                  <table:table-cell table:style-name="ce20" office:value-type="float" office:value="22570" calcext:value-type="float">
                    <text:p>2257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publicitaire sur le tabac</text:p>
                  </table:table-cell>
                  <table:table-cell table:style-name="ce20" office:value-type="float" office:value="22577" calcext:value-type="float">
                    <text:p>22577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relative à la vente de tabac</text:p>
                  </table:table-cell>
                  <table:table-cell table:style-name="ce20" office:value-type="float" office:value="22578" calcext:value-type="float">
                    <text:p>22578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sur la production cidricole</text:p>
                  </table:table-cell>
                  <table:table-cell table:style-name="ce20" office:value-type="float" office:value="22583" calcext:value-type="float">
                    <text:p>22583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sur la production vinicole</text:p>
                  </table:table-cell>
                  <table:table-cell table:style-name="ce20" office:value-type="float" office:value="22584" calcext:value-type="float">
                    <text:p>22584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sur la protection des données à caractère personnel</text:p>
                  </table:table-cell>
                  <table:table-cell table:style-name="ce20" office:value-type="float" office:value="38920" calcext:value-type="float">
                    <text:p>38920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0" office:value-type="string" calcext:value-type="string">
                    <text:p>Réglementation sur les armes</text:p>
                  </table:table-cell>
                  <table:table-cell table:style-name="ce20" office:value-type="float" office:value="22586" calcext:value-type="float">
                    <text:p>22586</text:p>
                  </table:table-cell>
                  <table:table-cell table:style-name="ce20"/>
                  <table:table-cell table:number-columns-repeated="1017"/>
                </table:table-row>
                <table:table-row table:style-name="ro3" table:visibility="collapse">
                  <table:table-cell table:style-name="ce5" table:number-columns-repeated="2"/>
                  <table:table-cell table:style-name="ce13"/>
                  <table:table-cell table:style-name="ce2"/>
                  <table:table-cell table:style-name="ce21" office:value-type="string" calcext:value-type="string">
                    <text:p>Règlementations des fonctions d'expert-comptable et de commissaire aux comptes</text:p>
                  </table:table-cell>
                  <table:table-cell table:style-name="ce21" office:value-type="float" office:value="22587" calcext:value-type="float">
                    <text:p>22587</text:p>
                  </table:table-cell>
                  <table:table-cell table:style-name="ce21"/>
                  <table:table-cell table:number-columns-repeated="1017"/>
                </table:table-row>
              </table:table-row-group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Procédures</text:p>
            </table:table-cell>
            <table:covered-table-cell table:number-columns-repeated="4" table:style-name="ce10"/>
            <table:table-cell table:style-name="ce10"/>
            <table:table-cell table:number-columns-repeated="1017"/>
          </table:table-row>
          <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Autres procédures</text:p>
              </table:table-cell>
              <table:covered-table-cell table:number-columns-repeated="3" table:style-name="ce14"/>
              <table:table-cell table:style-name="ce14" office:value-type="string" calcext:value-type="string">
                <text:p>Procédures industrielles techniques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ritères de contrôle de l'équipement piloté (Check List)</text:p>
                </table:table-cell>
                <table:table-cell table:style-name="ce19" office:value-type="float" office:value="21764" calcext:value-type="float">
                  <text:p>21764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laboration de fiche de nomenclature</text:p>
                </table:table-cell>
                <table:table-cell table:style-name="ce20" office:value-type="float" office:value="20870" calcext:value-type="float">
                  <text:p>2087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xpertise de biens</text:p>
                </table:table-cell>
                <table:table-cell table:style-name="ce20" office:value-type="float" office:value="20897" calcext:value-type="float">
                  <text:p>2089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éthodes d'analyse scientifique</text:p>
                </table:table-cell>
                <table:table-cell table:style-name="ce20" office:value-type="float" office:value="22123" calcext:value-type="float">
                  <text:p>2212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alités d'adduction d'eau</text:p>
                </table:table-cell>
                <table:table-cell table:style-name="ce20" office:value-type="float" office:value="22162" calcext:value-type="float">
                  <text:p>221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 de test mécanique dynamique (ouverture de fermoir)</text:p>
                </table:table-cell>
                <table:table-cell table:style-name="ce20" office:value-type="float" office:value="22376" calcext:value-type="float">
                  <text:p>2237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 de test mécanique statique (résistance de couture, ...)</text:p>
                </table:table-cell>
                <table:table-cell table:style-name="ce20" office:value-type="float" office:value="22377" calcext:value-type="float">
                  <text:p>2237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accueil des animaux</text:p>
                </table:table-cell>
                <table:table-cell table:style-name="ce20" office:value-type="float" office:value="22379" calcext:value-type="float">
                  <text:p>2237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arbitrage sportif</text:p>
                </table:table-cell>
                <table:table-cell table:style-name="ce20" office:value-type="float" office:value="22382" calcext:value-type="float">
                  <text:p>2238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avitaillement carburant</text:p>
                </table:table-cell>
                <table:table-cell table:style-name="ce20" office:value-type="float" office:value="22383" calcext:value-type="float">
                  <text:p>2238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trôle dimensionnel (rectitude, épaisseur, ...)</text:p>
                </table:table-cell>
                <table:table-cell table:style-name="ce20" office:value-type="float" office:value="22396" calcext:value-type="float">
                  <text:p>2239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trôle mécanique (résistance, porosité, solidité, ...)</text:p>
                </table:table-cell>
                <table:table-cell table:style-name="ce20" office:value-type="float" office:value="22398" calcext:value-type="float">
                  <text:p>2239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uisson sous vide</text:p>
                </table:table-cell>
                <table:table-cell table:style-name="ce20" office:value-type="float" office:value="22399" calcext:value-type="float">
                  <text:p>2239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fermetures de moule</text:p>
                </table:table-cell>
                <table:table-cell table:style-name="ce20" office:value-type="float" office:value="22407" calcext:value-type="float">
                  <text:p>2240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radiocommunication</text:p>
                </table:table-cell>
                <table:table-cell table:style-name="ce20" office:value-type="float" office:value="22424" calcext:value-type="float">
                  <text:p>2242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séchage (température, durée, ...)</text:p>
                </table:table-cell>
                <table:table-cell table:style-name="ce20" office:value-type="float" office:value="22432" calcext:value-type="float">
                  <text:p>224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test chimique, thermique</text:p>
                </table:table-cell>
                <table:table-cell table:style-name="ce20" office:value-type="float" office:value="22437" calcext:value-type="float">
                  <text:p>2243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test physico-chimique (humidité, granulométrie)</text:p>
                </table:table-cell>
                <table:table-cell table:style-name="ce20" office:value-type="float" office:value="22438" calcext:value-type="float">
                  <text:p>224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tests</text:p>
                </table:table-cell>
                <table:table-cell table:style-name="ce20" office:value-type="float" office:value="22439" calcext:value-type="float">
                  <text:p>2243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traite</text:p>
                </table:table-cell>
                <table:table-cell table:style-name="ce20" office:value-type="float" office:value="22441" calcext:value-type="float">
                  <text:p>2244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validation biologique</text:p>
                </table:table-cell>
                <table:table-cell table:style-name="ce20" office:value-type="float" office:value="22446" calcext:value-type="float">
                  <text:p>2244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tocoles IP</text:p>
                </table:table-cell>
                <table:table-cell table:style-name="ce20" office:value-type="float" office:value="22510" calcext:value-type="float">
                  <text:p>225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Types de Contrôles Destructifs</text:p>
                </table:table-cell>
                <table:table-cell table:style-name="ce20" office:value-type="float" office:value="23313" calcext:value-type="float">
                  <text:p>233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Types de Contrôles Non Destructifs</text:p>
                </table:table-cell>
                <table:table-cell table:style-name="ce21" office:value-type="float" office:value="23314" calcext:value-type="float">
                  <text:p>23314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Procédure de conditionnement, stockage</text:p>
              </table:table-cell>
              <table:covered-table-cell table:number-columns-repeated="3" table:style-name="ce14"/>
              <table:table-cell table:style-name="ce23" office:value-type="string" calcext:value-type="string">
                <text:p>Procédures de conditionnement et de stockage</text:p>
              </table:table-cell>
              <table:table-cell table:number-columns-repeated="1017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Modalités de stockage des produits pharmaceutiques</text:p>
                </table:table-cell>
                <table:table-cell table:style-name="ce19" office:value-type="float" office:value="22176" calcext:value-type="float">
                  <text:p>22176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ditionnement de matériel médicochirurgical</text:p>
                </table:table-cell>
                <table:table-cell table:style-name="ce20" office:value-type="float" office:value="22386" calcext:value-type="float">
                  <text:p>223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re-conditionnement</text:p>
                </table:table-cell>
                <table:table-cell table:style-name="ce20" office:value-type="float" office:value="22425" calcext:value-type="float">
                  <text:p>2242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retraitement des déchets</text:p>
                </table:table-cell>
                <table:table-cell table:style-name="ce20" office:value-type="float" office:value="22430" calcext:value-type="float">
                  <text:p>2243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stockage des produits sanguins labiles</text:p>
                </table:table-cell>
                <table:table-cell table:style-name="ce20" office:value-type="float" office:value="22436" calcext:value-type="float">
                  <text:p>2243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vérification du chargement</text:p>
                </table:table-cell>
                <table:table-cell table:style-name="ce20" office:value-type="float" office:value="22449" calcext:value-type="float">
                  <text:p>224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échantillonnage</text:p>
                </table:table-cell>
                <table:table-cell table:style-name="ce20" office:value-type="float" office:value="22450" calcext:value-type="float">
                  <text:p>2245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emballage</text:p>
                </table:table-cell>
                <table:table-cell table:style-name="ce20" office:value-type="float" office:value="22453" calcext:value-type="float">
                  <text:p>2245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évacuation des déchets</text:p>
                </table:table-cell>
                <table:table-cell table:style-name="ce20" office:value-type="float" office:value="22465" calcext:value-type="float">
                  <text:p>2246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et plan de stockage</text:p>
                </table:table-cell>
                <table:table-cell table:style-name="ce20" office:value-type="float" office:value="22470" calcext:value-type="float">
                  <text:p>22470</text:p>
                </table:table-cell>
                <table:table-cell table:style-name="ce20"/>
                <table:table-cell table:number-columns-repeated="1017"/>
              </table:table-row>
              <table:table-row table:style-name="ro6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sur le stockage de produits spécifiques (dangereux, sous température dirigée, phyto-sanitaire, ...)</text:p>
                </table:table-cell>
                <table:table-cell table:style-name="ce20" office:value-type="float" office:value="22585" calcext:value-type="float">
                  <text:p>22585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sur les déchets des équipements électriques et électroniques - DEEE</text:p>
                </table:table-cell>
                <table:table-cell table:style-name="ce20" office:value-type="float" office:value="38838" calcext:value-type="float">
                  <text:p>3883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e chargement des matières dangereuses</text:p>
                </table:table-cell>
                <table:table-cell table:style-name="ce20" office:value-type="float" office:value="22594" calcext:value-type="float">
                  <text:p>2259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Règles et procédures de préparation de commandes</text:p>
                </table:table-cell>
                <table:table-cell table:style-name="ce21" office:value-type="float" office:value="22659" calcext:value-type="float">
                  <text:p>22659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Procédures administratives</text:p>
              </table:table-cell>
              <table:covered-table-cell table:number-columns-repeated="3" table:style-name="ce14"/>
              <table:table-cell table:style-name="ce14" office:value-type="string" calcext:value-type="string" table:number-columns-spanned="4" table:number-rows-spanned="1">
                <text:p>Procédures administratives</text:p>
              </table:table-cell>
              <table:covered-table-cell table:number-columns-repeated="3"/>
              <table:table-cell table:number-columns-repeated="1014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Code des marchés publics</text:p>
                </table:table-cell>
                <table:table-cell table:style-name="ce19" office:value-type="float" office:value="21729" calcext:value-type="float">
                  <text:p>21729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Etablissement de procès-verbaux</text:p>
                </table:table-cell>
                <table:table-cell table:style-name="ce20" office:value-type="float" office:value="20887" calcext:value-type="float">
                  <text:p>208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Grille de codification Sécurité Sociale</text:p>
                </table:table-cell>
                <table:table-cell table:style-name="ce20" office:value-type="float" office:value="22012" calcext:value-type="float">
                  <text:p>220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Indicateurs de couverture de risques</text:p>
                </table:table-cell>
                <table:table-cell table:style-name="ce20" office:value-type="float" office:value="22042" calcext:value-type="float">
                  <text:p>2204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Mode de prise en charge des actes médicaux</text:p>
                </table:table-cell>
                <table:table-cell table:style-name="ce20" office:value-type="float" office:value="22186" calcext:value-type="float">
                  <text:p>2218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menclature des actes de biologie médicale</text:p>
                </table:table-cell>
                <table:table-cell table:style-name="ce20" office:value-type="float" office:value="22213" calcext:value-type="float">
                  <text:p>222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menclature des actes médicaux</text:p>
                </table:table-cell>
                <table:table-cell table:style-name="ce20" office:value-type="float" office:value="22214" calcext:value-type="float">
                  <text:p>222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administration de compte bancaire</text:p>
                </table:table-cell>
                <table:table-cell table:style-name="ce20" office:value-type="float" office:value="22380" calcext:value-type="float">
                  <text:p>2238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appel d'offres</text:p>
                </table:table-cell>
                <table:table-cell table:style-name="ce20" office:value-type="float" office:value="22381" calcext:value-type="float">
                  <text:p>2238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trôle de titres de transport</text:p>
                </table:table-cell>
                <table:table-cell table:style-name="ce20" office:value-type="float" office:value="22392" calcext:value-type="float">
                  <text:p>2239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gestion de sinistre</text:p>
                </table:table-cell>
                <table:table-cell table:style-name="ce20" office:value-type="float" office:value="22410" calcext:value-type="float">
                  <text:p>2241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recouvrement de créances</text:p>
                </table:table-cell>
                <table:table-cell table:style-name="ce20" office:value-type="float" office:value="22426" calcext:value-type="float">
                  <text:p>2242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routage</text:p>
                </table:table-cell>
                <table:table-cell table:style-name="ce20" office:value-type="float" office:value="22431" calcext:value-type="float">
                  <text:p>2243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traitement de Service Après Vente -SAV-</text:p>
                </table:table-cell>
                <table:table-cell table:style-name="ce20" office:value-type="float" office:value="22443" calcext:value-type="float">
                  <text:p>2244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transaction immobilière</text:p>
                </table:table-cell>
                <table:table-cell table:style-name="ce20" office:value-type="float" office:value="22444" calcext:value-type="float">
                  <text:p>2244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vente aux enchères</text:p>
                </table:table-cell>
                <table:table-cell table:style-name="ce20" office:value-type="float" office:value="22447" calcext:value-type="float">
                  <text:p>2244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indemnisation des sinistres</text:p>
                </table:table-cell>
                <table:table-cell table:style-name="ce20" office:value-type="float" office:value="22467" calcext:value-type="float">
                  <text:p>2246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églementation des plis spécifiques</text:p>
                </table:table-cell>
                <table:table-cell table:style-name="ce20" office:value-type="float" office:value="22549" calcext:value-type="float">
                  <text:p>2254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'affranchissement du courrier</text:p>
                </table:table-cell>
                <table:table-cell table:style-name="ce20" office:value-type="float" office:value="22590" calcext:value-type="float">
                  <text:p>225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Règles de rédaction de contrats d'assurances</text:p>
                </table:table-cell>
                <table:table-cell table:style-name="ce20" office:value-type="float" office:value="22617" calcext:value-type="float">
                  <text:p>226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Règles d'élaboration d'un cahier des charges</text:p>
                </table:table-cell>
                <table:table-cell table:style-name="ce21" office:value-type="float" office:value="22643" calcext:value-type="float">
                  <text:p>22643</text:p>
                </table:table-cell>
                <table:table-cell table:style-name="ce21"/>
                <table:table-cell table:number-columns-repeated="1017"/>
              </table:table-row>
            </table:table-row-group>
            <table:table-row table:style-name="ro5">
              <table:table-cell table:style-name="ce5" table:number-columns-repeated="2"/>
              <table:table-cell table:style-name="ce14" office:value-type="string" calcext:value-type="string" table:number-columns-spanned="4" table:number-rows-spanned="1">
                <text:p>Procédures de montage, réglage, entretien</text:p>
              </table:table-cell>
              <table:covered-table-cell table:number-columns-repeated="3" table:style-name="ce14"/>
              <table:table-cell table:style-name="ce14" office:value-type="string" calcext:value-type="string" table:number-columns-spanned="4" table:number-rows-spanned="1">
                <text:p>Procédures de montage, de réglage et d’entretien</text:p>
              </table:table-cell>
              <table:covered-table-cell table:number-columns-repeated="3"/>
              <table:table-cell table:number-columns-repeated="1014"/>
            </table:table-row>
            <table:table-row-group table:display="false"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19" office:value-type="string" calcext:value-type="string">
                  <text:p>Modalités de maintenance</text:p>
                </table:table-cell>
                <table:table-cell table:style-name="ce19" office:value-type="float" office:value="22168" calcext:value-type="float">
                  <text:p>22168</text:p>
                </table:table-cell>
                <table:table-cell table:style-name="ce19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Normes et techniques d'installation et d'exploitation d'équipements sportifs et de loisirs</text:p>
                </table:table-cell>
                <table:table-cell table:style-name="ce20" office:value-type="float" office:value="22232" calcext:value-type="float">
                  <text:p>2223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 de réglage des machines</text:p>
                </table:table-cell>
                <table:table-cell table:style-name="ce20" office:value-type="float" office:value="22374" calcext:value-type="float">
                  <text:p>2237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duite d'installation en mode automatique</text:p>
                </table:table-cell>
                <table:table-cell table:style-name="ce20" office:value-type="float" office:value="22387" calcext:value-type="float">
                  <text:p>2238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duite d'installation en mode manuel</text:p>
                </table:table-cell>
                <table:table-cell table:style-name="ce20" office:value-type="float" office:value="22388" calcext:value-type="float">
                  <text:p>2238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contrôle de matériel et d'équipements médico-techniques</text:p>
                </table:table-cell>
                <table:table-cell table:style-name="ce20" office:value-type="float" office:value="22390" calcext:value-type="float">
                  <text:p>2239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lignage</text:p>
                </table:table-cell>
                <table:table-cell table:style-name="ce20" office:value-type="float" office:value="22412" calcext:value-type="float">
                  <text:p>2241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maintenance</text:p>
                </table:table-cell>
                <table:table-cell table:style-name="ce20" office:value-type="float" office:value="22413" calcext:value-type="float">
                  <text:p>22413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maintenance des équipements et du patrimoine bâti</text:p>
                </table:table-cell>
                <table:table-cell table:style-name="ce20" office:value-type="float" office:value="22414" calcext:value-type="float">
                  <text:p>22414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montage de matériel de prise de vues</text:p>
                </table:table-cell>
                <table:table-cell table:style-name="ce20" office:value-type="float" office:value="22416" calcext:value-type="float">
                  <text:p>22416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montage des projecteurs</text:p>
                </table:table-cell>
                <table:table-cell table:style-name="ce20" office:value-type="float" office:value="22417" calcext:value-type="float">
                  <text:p>2241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e réglage des outils (tension des lames, ...)</text:p>
                </table:table-cell>
                <table:table-cell table:style-name="ce20" office:value-type="float" office:value="22428" calcext:value-type="float">
                  <text:p>2242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entretien de matériel de reprographie</text:p>
                </table:table-cell>
                <table:table-cell table:style-name="ce20" office:value-type="float" office:value="22457" calcext:value-type="float">
                  <text:p>22457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entretien de premier niveau des équipements et matériels</text:p>
                </table:table-cell>
                <table:table-cell table:style-name="ce20" office:value-type="float" office:value="22458" calcext:value-type="float">
                  <text:p>22458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entretien d'engins de manutention</text:p>
                </table:table-cell>
                <table:table-cell table:style-name="ce20" office:value-type="float" office:value="22459" calcext:value-type="float">
                  <text:p>22459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entretien d'équipements d'attraction</text:p>
                </table:table-cell>
                <table:table-cell table:style-name="ce20" office:value-type="float" office:value="22460" calcext:value-type="float">
                  <text:p>22460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entretien et de contrôle d'installation de remontées mécaniques</text:p>
                </table:table-cell>
                <table:table-cell table:style-name="ce20" office:value-type="float" office:value="22461" calcext:value-type="float">
                  <text:p>22461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0" office:value-type="string" calcext:value-type="string">
                  <text:p>Procédures d'entretien et de maintenance des équipements de production</text:p>
                </table:table-cell>
                <table:table-cell table:style-name="ce20" office:value-type="float" office:value="22462" calcext:value-type="float">
                  <text:p>22462</text:p>
                </table:table-cell>
                <table:table-cell table:style-name="ce20"/>
                <table:table-cell table:number-columns-repeated="1017"/>
              </table:table-row>
              <table:table-row table:style-name="ro3" table:visibility="collapse">
                <table:table-cell table:style-name="ce5" table:number-columns-repeated="2"/>
                <table:table-cell table:style-name="ce13"/>
                <table:table-cell table:style-name="ce2"/>
                <table:table-cell table:style-name="ce21" office:value-type="string" calcext:value-type="string">
                  <text:p>Règles et modalités d'installation du matériel son</text:p>
                </table:table-cell>
                <table:table-cell table:style-name="ce21" office:value-type="float" office:value="22658" calcext:value-type="float">
                  <text:p>22658</text:p>
                </table:table-cell>
                <table:table-cell table:style-name="ce21"/>
                <table:table-cell table:number-columns-repeated="1017"/>
              </table:table-row>
            </table:table-row-group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Sécurité, Protection des biens et des personnes</text:p>
            </table:table-cell>
            <table:covered-table-cell table:number-columns-repeated="4" table:style-name="ce10"/>
            <table:table-cell table:style-name="ce10" office:value-type="string" calcext:value-type="string">
              <text:p>Normes de sécurité et de protection des biens et des personn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19" office:value-type="string" calcext:value-type="string">
                <text:p>Certification artificier C4-T2</text:p>
              </table:table-cell>
              <table:table-cell table:style-name="ce19" office:value-type="float" office:value="21699" calcext:value-type="float">
                <text:p>21699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ertification artificier K3</text:p>
              </table:table-cell>
              <table:table-cell table:style-name="ce20" office:value-type="float" office:value="21698" calcext:value-type="float">
                <text:p>2169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ircuits d'hébergement d'urgence</text:p>
              </table:table-cell>
              <table:table-cell table:style-name="ce20" office:value-type="float" office:value="21714" calcext:value-type="float">
                <text:p>2171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lassification des risques d'avalanches</text:p>
              </table:table-cell>
              <table:table-cell table:style-name="ce20" office:value-type="float" office:value="21721" calcext:value-type="float">
                <text:p>217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Consignes de sécurité en cas d'urgence</text:p>
              </table:table-cell>
              <table:table-cell table:style-name="ce20" office:value-type="float" office:value="21749" calcext:value-type="float">
                <text:p>217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Évaluation de risques sécurité Informatique et Télécoms</text:p>
              </table:table-cell>
              <table:table-cell table:style-name="ce20" office:value-type="float" office:value="20894" calcext:value-type="float">
                <text:p>2089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Guide des Bonnes Pratiques d'Inspection -GBPI-</text:p>
              </table:table-cell>
              <table:table-cell table:style-name="ce20" office:value-type="float" office:value="22016" calcext:value-type="float">
                <text:p>220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e mise en sécurité du puits</text:p>
              </table:table-cell>
              <table:table-cell table:style-name="ce20" office:value-type="float" office:value="22169" calcext:value-type="float">
                <text:p>2216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Modalités de prévention des risques</text:p>
              </table:table-cell>
              <table:table-cell table:style-name="ce20" office:value-type="float" office:value="22171" calcext:value-type="float">
                <text:p>2217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ormes de désamiantage</text:p>
              </table:table-cell>
              <table:table-cell table:style-name="ce20" office:value-type="float" office:value="22219" calcext:value-type="float">
                <text:p>2221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ormes de sécurité</text:p>
              </table:table-cell>
              <table:table-cell table:style-name="ce20" office:value-type="float" office:value="22221" calcext:value-type="float">
                <text:p>222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ormes de sécurité des espaces et des établissements recevant du public</text:p>
              </table:table-cell>
              <table:table-cell table:style-name="ce20" office:value-type="float" office:value="22222" calcext:value-type="float">
                <text:p>2222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ormes de sécurité électrique</text:p>
              </table:table-cell>
              <table:table-cell table:style-name="ce20" office:value-type="float" office:value="22223" calcext:value-type="float">
                <text:p>222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Normes de sécurité liées au gaz</text:p>
              </table:table-cell>
              <table:table-cell table:style-name="ce20" office:value-type="float" office:value="22224" calcext:value-type="float">
                <text:p>2222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lan Particulier de Sécurité et de Protection de la Santé -PPSPS-</text:p>
              </table:table-cell>
              <table:table-cell table:style-name="ce20" office:value-type="float" office:value="22295" calcext:value-type="float">
                <text:p>2229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contrôle d'attractions</text:p>
              </table:table-cell>
              <table:table-cell table:style-name="ce20" office:value-type="float" office:value="22389" calcext:value-type="float">
                <text:p>2238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secours</text:p>
              </table:table-cell>
              <table:table-cell table:style-name="ce20" office:value-type="float" office:value="22433" calcext:value-type="float">
                <text:p>2243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sécurisation de site</text:p>
              </table:table-cell>
              <table:table-cell table:style-name="ce20" office:value-type="float" office:value="22434" calcext:value-type="float">
                <text:p>2243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e sécurité sur chantier</text:p>
              </table:table-cell>
              <table:table-cell table:style-name="ce20" office:value-type="float" office:value="22435" calcext:value-type="float">
                <text:p>224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Procédures d'évacuation des personnes</text:p>
              </table:table-cell>
              <table:table-cell table:style-name="ce20" office:value-type="float" office:value="22466" calcext:value-type="float">
                <text:p>2246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adioprotection</text:p>
              </table:table-cell>
              <table:table-cell table:style-name="ce20" office:value-type="float" office:value="22519" calcext:value-type="float">
                <text:p>2251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es musées</text:p>
              </table:table-cell>
              <table:table-cell table:style-name="ce20" office:value-type="float" office:value="22547" calcext:value-type="float">
                <text:p>2254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es produits inflammables</text:p>
              </table:table-cell>
              <table:table-cell table:style-name="ce20" office:value-type="float" office:value="22552" calcext:value-type="float">
                <text:p>225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du sport et des activités sportives</text:p>
              </table:table-cell>
              <table:table-cell table:style-name="ce20" office:value-type="float" office:value="22559" calcext:value-type="float">
                <text:p>2255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en pyrotechnie</text:p>
              </table:table-cell>
              <table:table-cell table:style-name="ce20" office:value-type="float" office:value="22568" calcext:value-type="float">
                <text:p>2256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pénitentiaire</text:p>
              </table:table-cell>
              <table:table-cell table:style-name="ce20" office:value-type="float" office:value="22574" calcext:value-type="float">
                <text:p>2257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églementation sécurité incendie</text:p>
              </table:table-cell>
              <table:table-cell table:style-name="ce20" office:value-type="float" office:value="22580" calcext:value-type="float">
                <text:p>2258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manipulation de produits toxiques</text:p>
              </table:table-cell>
              <table:table-cell table:style-name="ce20" office:value-type="float" office:value="22611" calcext:value-type="float">
                <text:p>2261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sation de fichiers informatiques</text:p>
              </table:table-cell>
              <table:table-cell table:style-name="ce20" office:value-type="float" office:value="22620" calcext:value-type="float">
                <text:p>2262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</text:p>
              </table:table-cell>
              <table:table-cell table:style-name="ce20" office:value-type="float" office:value="22621" calcext:value-type="float">
                <text:p>2262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des biens et des personnes</text:p>
              </table:table-cell>
              <table:table-cell table:style-name="ce20" office:value-type="float" office:value="22623" calcext:value-type="float">
                <text:p>2262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domestique</text:p>
              </table:table-cell>
              <table:table-cell table:style-name="ce20" office:value-type="float" office:value="22624" calcext:value-type="float">
                <text:p>2262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du travail sous tension</text:p>
              </table:table-cell>
              <table:table-cell table:style-name="ce20" office:value-type="float" office:value="22625" calcext:value-type="float">
                <text:p>2262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en milieu carcéral</text:p>
              </table:table-cell>
              <table:table-cell table:style-name="ce20" office:value-type="float" office:value="22626" calcext:value-type="float">
                <text:p>2262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en montagne</text:p>
              </table:table-cell>
              <table:table-cell table:style-name="ce20" office:value-type="float" office:value="22627" calcext:value-type="float">
                <text:p>226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et de plongée</text:p>
              </table:table-cell>
              <table:table-cell table:style-name="ce20" office:value-type="float" office:value="22629" calcext:value-type="float">
                <text:p>2262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Informatique et Télécoms</text:p>
              </table:table-cell>
              <table:table-cell table:style-name="ce20" office:value-type="float" office:value="22633" calcext:value-type="float">
                <text:p>2263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e sécurité liées aux produits dangereux</text:p>
              </table:table-cell>
              <table:table-cell table:style-name="ce20" office:value-type="float" office:value="22628" calcext:value-type="float">
                <text:p>2262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'hygiène et de sécurité liées à la salle blanche (Clean Concept)</text:p>
              </table:table-cell>
              <table:table-cell table:style-name="ce20" office:value-type="float" office:value="22651" calcext:value-type="float">
                <text:p>2265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d'intervention sur réseaux de distribution (gaz, électricité, ...)</text:p>
              </table:table-cell>
              <table:table-cell table:style-name="ce20" office:value-type="float" office:value="22653" calcext:value-type="float">
                <text:p>2265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et consignes de sécurité</text:p>
              </table:table-cell>
              <table:table-cell table:style-name="ce20" office:value-type="float" office:value="22656" calcext:value-type="float">
                <text:p>2265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Règles et consignes de sécurité liées à l'électricité</text:p>
              </table:table-cell>
              <table:table-cell table:style-name="ce20" office:value-type="float" office:value="22657" calcext:value-type="float">
                <text:p>2265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Signalétique de balisage des pistes de ski</text:p>
              </table:table-cell>
              <table:table-cell table:style-name="ce20" office:value-type="float" office:value="22687" calcext:value-type="float">
                <text:p>2268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ables de plongées et procédures de décompression</text:p>
              </table:table-cell>
              <table:table-cell table:style-name="ce20" office:value-type="float" office:value="22746" calcext:value-type="float">
                <text:p>2274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 de prévention des avalanches</text:p>
              </table:table-cell>
              <table:table-cell table:style-name="ce20" office:value-type="float" office:value="22749" calcext:value-type="float">
                <text:p>2274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anti-intrusion</text:p>
              </table:table-cell>
              <table:table-cell table:style-name="ce20" office:value-type="float" office:value="22755" calcext:value-type="float">
                <text:p>2275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lutte incendie</text:p>
              </table:table-cell>
              <table:table-cell table:style-name="ce20" office:value-type="float" office:value="22952" calcext:value-type="float">
                <text:p>22952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echniques de surveillance/télésurveillance</text:p>
              </table:table-cell>
              <table:table-cell table:style-name="ce20" office:value-type="float" office:value="23131" calcext:value-type="float">
                <text:p>23131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Télémanipulation de radioélément</text:p>
              </table:table-cell>
              <table:table-cell table:style-name="ce20" office:value-type="float" office:value="21110" calcext:value-type="float">
                <text:p>2111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0" office:value-type="string" calcext:value-type="string">
                <text:p>Utilisation de matériel de signalisation et de sécurité (balise, panneaux, ...)</text:p>
              </table:table-cell>
              <table:table-cell table:style-name="ce20" office:value-type="float" office:value="21334" calcext:value-type="float">
                <text:p>2133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 table:style-name="ce2"/>
              <table:table-cell table:style-name="ce21" office:value-type="string" calcext:value-type="string">
                <text:p>Utilisation d'équipements de télésurveillance</text:p>
              </table:table-cell>
              <table:table-cell table:style-name="ce21" office:value-type="float" office:value="21431" calcext:value-type="float">
                <text:p>21431</text:p>
              </table:table-cell>
              <table:table-cell table:style-name="ce21"/>
              <table:table-cell table:number-columns-repeated="1017"/>
            </table:table-row>
          </table:table-row-group>
          <table:table-row table:style-name="ro5">
            <table:table-cell table:style-name="ce5"/>
            <table:table-cell table:style-name="ce10" office:value-type="string" calcext:value-type="string" table:number-columns-spanned="5" table:number-rows-spanned="1">
              <text:p>Normes</text:p>
            </table:table-cell>
            <table:covered-table-cell table:number-columns-repeated="4" table:style-name="ce10"/>
            <table:table-cell table:style-name="ce10" office:value-type="string" calcext:value-type="string">
              <text:p>Normes techniques et commerciales</text:p>
            </table:table-cell>
            <table:table-cell table:number-columns-repeated="1017"/>
          </table:table-row>
          <table:table-row-group table:display="false"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19" office:value-type="string" calcext:value-type="string">
                <text:p>Codes et symboles d'entretien des textiles</text:p>
              </table:table-cell>
              <table:table-cell table:style-name="ce19" office:value-type="float" office:value="21730" calcext:value-type="float">
                <text:p>21730</text:p>
              </table:table-cell>
              <table:table-cell table:style-name="ce19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Dispositifs d'agréments et certification</text:p>
              </table:table-cell>
              <table:table-cell table:style-name="ce20" office:value-type="float" office:value="21784" calcext:value-type="float">
                <text:p>2178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Dispositifs d'assurance-qualité</text:p>
              </table:table-cell>
              <table:table-cell table:style-name="ce20" office:value-type="float" office:value="21785" calcext:value-type="float">
                <text:p>2178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Normalisation de système des tailles (tableau d'évolution, de mesures, ...)</text:p>
              </table:table-cell>
              <table:table-cell table:style-name="ce20" office:value-type="float" office:value="22216" calcext:value-type="float">
                <text:p>2221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Normes comptables International Financial Reports Standards -IFRS-</text:p>
              </table:table-cell>
              <table:table-cell table:style-name="ce20" office:value-type="float" office:value="22217" calcext:value-type="float">
                <text:p>2221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Normes d'adressage</text:p>
              </table:table-cell>
              <table:table-cell table:style-name="ce20" office:value-type="float" office:value="22218" calcext:value-type="float">
                <text:p>2221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Normes d'exploitation hôtelière</text:p>
              </table:table-cell>
              <table:table-cell table:style-name="ce20" office:value-type="float" office:value="22227" calcext:value-type="float">
                <text:p>2222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Normes d'hébergement touristique</text:p>
              </table:table-cell>
              <table:table-cell table:style-name="ce20" office:value-type="float" office:value="22228" calcext:value-type="float">
                <text:p>2222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Normes qualité</text:p>
              </table:table-cell>
              <table:table-cell table:style-name="ce20" office:value-type="float" office:value="22233" calcext:value-type="float">
                <text:p>22233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Normes qualité informatique et/ou télécoms</text:p>
              </table:table-cell>
              <table:table-cell table:style-name="ce20" office:value-type="float" office:value="22234" calcext:value-type="float">
                <text:p>2223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Normes rédactionnelles</text:p>
              </table:table-cell>
              <table:table-cell table:style-name="ce20" office:value-type="float" office:value="22235" calcext:value-type="float">
                <text:p>2223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Points de contrôle de la dentelle (picot, ...)</text:p>
              </table:table-cell>
              <table:table-cell table:style-name="ce20" office:value-type="float" office:value="22305" calcext:value-type="float">
                <text:p>2230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Points de contrôle des cuirs</text:p>
              </table:table-cell>
              <table:table-cell table:style-name="ce20" office:value-type="float" office:value="22306" calcext:value-type="float">
                <text:p>22306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Points de contrôle des peaux</text:p>
              </table:table-cell>
              <table:table-cell table:style-name="ce20" office:value-type="float" office:value="22307" calcext:value-type="float">
                <text:p>2230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Principes déontologiques liés aux débats et échanges</text:p>
              </table:table-cell>
              <table:table-cell table:style-name="ce20" office:value-type="float" office:value="22328" calcext:value-type="float">
                <text:p>2232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Protocoles d'analyses sensorielles</text:p>
              </table:table-cell>
              <table:table-cell table:style-name="ce20" office:value-type="float" office:value="22500" calcext:value-type="float">
                <text:p>22500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Protocoles et normes télécoms</text:p>
              </table:table-cell>
              <table:table-cell table:style-name="ce20" office:value-type="float" office:value="22509" calcext:value-type="float">
                <text:p>22509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Règles Bonnes Pratiques de Fabrication -BPF-</text:p>
              </table:table-cell>
              <table:table-cell table:style-name="ce20" office:value-type="float" office:value="22588" calcext:value-type="float">
                <text:p>22588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Règles de diffusion et de communication de l'information</text:p>
              </table:table-cell>
              <table:table-cell table:style-name="ce20" office:value-type="float" office:value="22607" calcext:value-type="float">
                <text:p>22607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Règles d'élaboration d'une Charte Graphique</text:p>
              </table:table-cell>
              <table:table-cell table:style-name="ce20" office:value-type="float" office:value="22644" calcext:value-type="float">
                <text:p>22644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Règles déontologiques de l'inspection interministérielle</text:p>
              </table:table-cell>
              <table:table-cell table:style-name="ce20" office:value-type="float" office:value="22645" calcext:value-type="float">
                <text:p>2264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Règles du protocole</text:p>
              </table:table-cell>
              <table:table-cell table:style-name="ce20" office:value-type="float" office:value="22655" calcext:value-type="float">
                <text:p>22655</text:p>
              </table:table-cell>
              <table:table-cell table:style-name="ce20"/>
              <table:table-cell table:number-columns-repeated="1017"/>
            </table:table-row>
            <table:table-row table:style-name="ro3" table:visibility="collapse">
              <table:table-cell table:style-name="ce5" table:number-columns-repeated="2"/>
              <table:table-cell table:style-name="ce13"/>
              <table:table-cell/>
              <table:table-cell table:style-name="ce20" office:value-type="string" calcext:value-type="string">
                <text:p>Règles typographiques</text:p>
              </table:table-cell>
              <table:table-cell table:style-name="ce20" office:value-type="float" office:value="22660" calcext:value-type="float">
                <text:p>22660</text:p>
              </table:table-cell>
              <table:table-cell table:style-name="ce20"/>
              <table:table-cell table:number-columns-repeated="1017"/>
            </table:table-row>
          </table:table-row-group>
        </table:table-row-group>
        <table:table-row table:style-name="ro7" table:number-rows-repeated="104587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Repertoire" table:base-cell-address="$Définition.$A$1" table:expression="#REF!procédure!#REF!"/>
        <table:named-expression table:name="Version" table:base-cell-address="$Définition.$A$1" table:expression="#REF!procédure!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loext:scale-to-Y="6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22:02:10.483668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finition" style:display-name="PageStyle_Défin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o_20_Comptétences_20_ROMEJuin_20_2016" style:display-name="PageStyle_Arbo Comptétences ROMEJuin 20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9:41:03</meta:creation-date>
    <meta:initial-creator>POUPARD Arielle</meta:initial-creator>
    <dc:language>fr-FR</dc:language>
    <dc:date>2016-10-16T22:28:38.492400504</dc:date>
    <meta:editing-cycles>26</meta:editing-cycles>
    <meta:editing-duration>PT5H6M45S</meta:editing-duration>
    <meta:generator>LibreOffice/5.1.4.2$Linux_X86_64 LibreOffice_project/10m0$Build-2</meta:generator>
    <meta:document-statistic meta:table-count="2" meta:cell-count="5363" meta:object-count="0"/>
    <meta:user-defined meta:name="AppVersion">14.0300</meta:user-defined>
    <meta:user-defined meta:name="Company">Pôle Emplo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